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6.35mm"/>
    </style:style>
    <style:style style:name="co3" style:family="table-column">
      <style:table-column-properties fo:break-before="auto" style:column-width="67.96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66.48mm"/>
    </style:style>
    <style:style style:name="co8" style:family="table-column">
      <style:table-column-properties fo:break-before="auto" style:column-width="34.41mm"/>
    </style:style>
    <style:style style:name="co9" style:family="table-column">
      <style:table-column-properties fo:break-before="auto" style:column-width="30.06mm"/>
    </style:style>
    <style:style style:name="co10" style:family="table-column">
      <style:table-column-properties fo:break-before="auto" style:column-width="53.8mm"/>
    </style:style>
    <style:style style:name="co11" style:family="table-column">
      <style:table-column-properties fo:break-before="auto" style:column-width="25.91mm"/>
    </style:style>
    <style:style style:name="co12" style:family="table-column">
      <style:table-column-properties fo:break-before="auto" style:column-width="41.52mm"/>
    </style:style>
    <style:style style:name="co13" style:family="table-column">
      <style:table-column-properties fo:break-before="auto" style:column-width="27.57mm"/>
    </style:style>
    <style:style style:name="co14" style:family="table-column">
      <style:table-column-properties fo:break-before="auto" style:column-width="46.39mm"/>
    </style:style>
    <style:style style:name="co15" style:family="table-column">
      <style:table-column-properties fo:break-before="auto" style:column-width="25.49mm"/>
    </style:style>
    <style:style style:name="co16" style:family="table-column">
      <style:table-column-properties fo:break-before="auto" style:column-width="23.35mm"/>
    </style:style>
    <style:style style:name="co17" style:family="table-column">
      <style:table-column-properties fo:break-before="auto" style:column-width="29.58mm"/>
    </style:style>
    <style:style style:name="co18" style:family="table-column">
      <style:table-column-properties fo:break-before="auto" style:column-width="34.63mm"/>
    </style:style>
    <style:style style:name="co19" style:family="table-column">
      <style:table-column-properties fo:break-before="auto" style:column-width="25.38mm"/>
    </style:style>
    <style:style style:name="co20" style:family="table-column">
      <style:table-column-properties fo:break-before="auto" style:column-width="47.24mm"/>
    </style:style>
    <style:style style:name="co21" style:family="table-column">
      <style:table-column-properties fo:break-before="auto" style:column-width="25.05mm"/>
    </style:style>
    <style:style style:name="co22" style:family="table-column">
      <style:table-column-properties fo:break-before="auto" style:column-width="26.72mm"/>
    </style:style>
    <style:style style:name="co23" style:family="table-column">
      <style:table-column-properties fo:break-before="auto" style:column-width="37.25mm"/>
    </style:style>
    <style:style style:name="co24" style:family="table-column">
      <style:table-column-properties fo:break-before="auto" style:column-width="2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4.64mm" fo:break-before="auto" style:use-optimal-row-height="false"/>
    </style:style>
    <style:style style:name="ro4" style:family="table-row">
      <style:table-row-properties style:row-height="4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olver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number-columns-repeated="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/>
          <table:table-cell table:style-name="ce2"/>
          <table:table-cell/>
          <table:table-cell office:value-type="string" calcext:value-type="string">
            <text:p>increment r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l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5.28" calcext:value-type="float">
            <text:p>5,28</text:p>
          </table:table-cell>
          <table:table-cell office:value-type="float" office:value="4.51" calcext:value-type="float">
            <text:p>4,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25.29" calcext:value-type="float">
            <text:p>25,29</text:p>
          </table:table-cell>
          <table:table-cell office:value-type="float" office:value="4.63" calcext:value-type="float">
            <text:p>4,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92" calcext:value-type="float">
            <text:p>0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2"/>
          <table:table-cell office:value-type="float" office:value="-0.3452948346" calcext:value-type="float">
            <text:p>-0,345295</text:p>
          </table:table-cell>
          <table:table-cell office:value-type="float" office:value="-0.34515529" calcext:value-type="float">
            <text:p>-0,345155</text:p>
          </table:table-cell>
          <table:table-cell office:value-type="float" office:value="-0.9385456" calcext:value-type="float">
            <text:p>-0,938546</text:p>
          </table:table-cell>
          <table:table-cell office:value-type="float" office:value="-0.9384942" calcext:value-type="float">
            <text:p>-0,9384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table:style-name="Default" office:value-type="float" office:value="6.72" calcext:value-type="float">
            <text:p>6,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2885" calcext:value-type="float">
            <text:p>0,000113</text:p>
          </table:table-cell>
          <table:table-cell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table:style-name="Default" office:value-type="float" office:value="6.67" calcext:value-type="float">
            <text:p>6,67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table:style-name="Default" office:value-type="float" office:value="6.71" calcext:value-type="float">
            <text:p>6,71</text:p>
          </table:table-cell>
          <table:table-cell/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316" calcext:value-type="float">
            <text:p>-0,938532</text:p>
          </table:table-cell>
          <table:table-cell office:value-type="float" office:value="-0.93849266" calcext:value-type="float">
            <text:p>-0,9384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7028" calcext:value-type="float">
            <text:p>0,000107</text:p>
          </table:table-cell>
          <table:table-cell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/>
          <table:table-cell office:value-type="float" office:value="-0.3452872836" calcext:value-type="float">
            <text:p>-0,345287</text:p>
          </table:table-cell>
          <table:table-cell office:value-type="float" office:value="-0.34523111" calcext:value-type="float">
            <text:p>-0,345231</text:p>
          </table:table-cell>
          <table:table-cell office:value-type="float" office:value="-0.9385177" calcext:value-type="float">
            <text:p>-0,938518</text:p>
          </table:table-cell>
          <table:table-cell office:value-type="float" office:value="-0.938497" calcext:value-type="float">
            <text:p>-0,9384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/>
          <table:table-cell office:value-type="float" office:value="-0.3452803" calcext:value-type="float">
            <text:p>-0,345280</text:p>
          </table:table-cell>
          <table:table-cell office:value-type="float" office:value="-0.345239" calcext:value-type="float">
            <text:p>-0,345239</text:p>
          </table:table-cell>
          <table:table-cell office:value-type="float" office:value="-0.93851479" calcext:value-type="float">
            <text:p>-0,938515</text:p>
          </table:table-cell>
          <table:table-cell office:value-type="float" office:value="0.93851491" calcext:value-type="float">
            <text:p>0,9385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6076" calcext:value-type="float">
            <text:p>0,000106</text:p>
          </table:table-cell>
          <table:table-cell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0103938" calcext:value-type="float">
            <text:p>0,000104</text:p>
          </table:table-cell>
          <table:table-cell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2"/>
          <table:table-cell office:value-type="float" office:value="-0.345279454" calcext:value-type="float">
            <text:p>-0,345279</text:p>
          </table:table-cell>
          <table:table-cell office:value-type="float" office:value="-0.3452386" calcext:value-type="float">
            <text:p>-0,345239</text:p>
          </table:table-cell>
          <table:table-cell office:value-type="float" office:value="-0.938514948" calcext:value-type="float">
            <text:p>-0,938515</text:p>
          </table:table-cell>
          <table:table-cell office:value-type="float" office:value="-0.93849991" calcext:value-type="float">
            <text:p>-0,938500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67" calcext:value-type="float">
            <text:p>0,262767</text:p>
          </table:table-cell>
          <table:table-cell table:style-name="ce2"/>
          <table:table-cell/>
          <table:table-cell table:style-name="Default" office:value-type="float" office:value="58.63" calcext:value-type="float">
            <text:p>58,63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752" calcext:value-type="float">
            <text:p>0,262752</text:p>
          </table:table-cell>
          <table:table-cell table:style-name="ce2"/>
          <table:table-cell/>
          <table:table-cell table:style-name="Default" office:value-type="float" office:value="68.59" calcext:value-type="float">
            <text:p>68,59</text:p>
          </table:table-cell>
          <table:table-cell/>
          <table:table-cell office:value-type="float" office:value="0.59398161" calcext:value-type="float">
            <text:p>0,593982</text:p>
          </table:table-cell>
          <table:table-cell office:value-type="float" office:value="0.6579864061" calcext:value-type="float">
            <text:p>0,657986</text:p>
          </table:table-cell>
          <table:table-cell office:value-type="float" office:value="0.913502719" calcext:value-type="float">
            <text:p>0,913503</text:p>
          </table:table-cell>
          <table:table-cell office:value-type="float" office:value="0.9415429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" calcext:value-type="float">
            <text:p>0,657985</text:p>
          </table:table-cell>
          <table:table-cell office:value-type="float" office:value="0.913560544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" calcext:value-type="float">
            <text:p>0,657985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" calcext:value-type="float">
            <text:p>0,9415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/>
          <table:table-cell office:value-type="float" office:value="0.59398181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2604" calcext:value-type="float">
            <text:p>0,262604</text:p>
          </table:table-cell>
          <table:table-cell table:style-name="ce2"/>
          <table:table-cell/>
          <table:table-cell table:style-name="Default" office:value-type="float" office:value="46.83" calcext:value-type="float">
            <text:p>46,83</text:p>
          </table:table-cell>
          <table:table-cell/>
          <table:table-cell office:value-type="float" office:value="0.5939816158" calcext:value-type="float">
            <text:p>0,593982</text:p>
          </table:table-cell>
          <table:table-cell office:value-type="float" office:value="0.6579864" calcext:value-type="float">
            <text:p>0,657986</text:p>
          </table:table-cell>
          <table:table-cell office:value-type="float" office:value="0.9135268" calcext:value-type="float">
            <text:p>0,913527</text:p>
          </table:table-cell>
          <table:table-cell office:value-type="float" office:value="0.941542569936" calcext:value-type="float">
            <text:p>0,9415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/>
          <table:table-cell office:value-type="float" office:value="0.59398181057" calcext:value-type="float">
            <text:p>0,593982</text:p>
          </table:table-cell>
          <table:table-cell office:value-type="float" office:value="0.65798456627" calcext:value-type="float">
            <text:p>0,657985</text:p>
          </table:table-cell>
          <table:table-cell office:value-type="float" office:value="0.9135605" calcext:value-type="float">
            <text:p>0,913561</text:p>
          </table:table-cell>
          <table:table-cell office:value-type="float" office:value="0.941522159" calcext:value-type="float">
            <text:p>0,941522</text:p>
          </table:table-cell>
          <table:table-cell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2"/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table:style-name="Default" office:value-type="float" office:value="2.48" calcext:value-type="float">
            <text:p>2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316219" calcext:value-type="float">
            <text:p>0,316219</text:p>
          </table:table-cell>
          <table:table-cell table:style-name="ce2" table:number-columns-repeated="2"/>
          <table:table-cell table:style-name="Default" office:value-type="float" office:value="6.13" calcext:value-type="float">
            <text:p>6,13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/>
          <table:table-cell office:value-type="float" office:value="0.18392572" calcext:value-type="float">
            <text:p>0,183926</text:p>
          </table:table-cell>
          <table:table-cell office:value-type="float" office:value="0.367906784" calcext:value-type="float">
            <text:p>0,3679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242" calcext:value-type="float">
            <text:p>0,316242</text:p>
          </table:table-cell>
          <table:table-cell table:style-name="ce2"/>
          <table:table-cell/>
          <table:table-cell table:style-name="Default" office:value-type="float" office:value="4.15" calcext:value-type="float">
            <text:p>4,15</text:p>
          </table:table-cell>
          <table:table-cell/>
          <table:table-cell office:value-type="float" office:value="0.18391754308" calcext:value-type="float">
            <text:p>0,183918</text:p>
          </table:table-cell>
          <table:table-cell office:value-type="float" office:value="0.36791135" calcext:value-type="float">
            <text:p>0,3679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0.1839288" calcext:value-type="float">
            <text:p>0,183929</text:p>
          </table:table-cell>
          <table:table-cell office:value-type="float" office:value="0.367901268" calcext:value-type="float">
            <text:p>0,36790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Basic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+Picsl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table:style-name="Default" office:value-type="float" office:value="32.64" calcext:value-type="float">
            <text:p>32,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6616" calcext:value-type="float">
            <text:p>0,005066</text:p>
          </table:table-cell>
          <table:table-cell table:style-name="ce1"/>
          <table:table-cell/>
          <table:table-cell table:style-name="Default" office:value-type="float" office:value="18.69" calcext:value-type="float">
            <text:p>18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217" calcext:value-type="float">
            <text:p>0,005002</text:p>
          </table:table-cell>
          <table:table-cell table:style-name="ce1"/>
          <table:table-cell/>
          <table:table-cell table:style-name="Default" office:value-type="float" office:value="26.75" calcext:value-type="float">
            <text:p>26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199" calcext:value-type="float">
            <text:p>0,005802</text:p>
          </table:table-cell>
          <table:table-cell table:style-name="ce1"/>
          <table:table-cell/>
          <table:table-cell table:style-name="Default" office:value-type="float" office:value="36.39" calcext:value-type="float">
            <text:p>36,3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table:style-name="Default" office:value-type="float" office:value="10.18" calcext:value-type="float">
            <text:p>10,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table:style-name="Default" office:value-type="float" office:value="9.34" calcext:value-type="float">
            <text:p>9,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3179" calcext:value-type="float">
            <text:p>0,693179</text:p>
          </table:table-cell>
          <table:table-cell table:style-name="ce1"/>
          <table:table-cell/>
          <table:table-cell table:style-name="Default" office:value-type="float" office:value="8.24" calcext:value-type="float">
            <text:p>8,24</text:p>
          </table:table-cell>
          <table:table-cell/>
          <table:table-cell office:value-type="float" office:value="0.066666" calcext:value-type="float">
            <text:p>0,066666</text:p>
          </table:table-cell>
          <table:table-cell office:value-type="float" office:value="0.133336" calcext:value-type="float">
            <text:p>0,133336</text:p>
          </table:table-cell>
          <table:table-cell table:number-columns-repeated="3"/>
        </table:table-row>
        <table:table-row table:style-name="ro1" table:number-rows-repeated="5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6"/>
          <table:table-cell table:style-name="ce1"/>
          <table:table-cell table:style-name="ce2"/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Basic+Picsl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2"/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/>
          <table:table-cell office:value-type="float" office:value="5.2339191" calcext:value-type="float">
            <text:p>5,233919</text:p>
          </table:table-cell>
          <table:table-cell office:value-type="float" office:value="5.785699778" calcext:value-type="float">
            <text:p>5,785700</text:p>
          </table:table-cell>
          <table:table-cell office:value-type="float" office:value="-5.60300439" calcext:value-type="float">
            <text:p>-5,603004</text:p>
          </table:table-cell>
          <table:table-cell office:value-type="float" office:value="-5.0502872" calcext:value-type="float">
            <text:p>-5,05028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table:style-name="Default" office:value-type="float" office:value="27.63" calcext:value-type="float">
            <text:p>27,63</text:p>
          </table:table-cell>
          <table:table-cell/>
          <table:table-cell office:value-type="float" office:value="5.23392253" calcext:value-type="float">
            <text:p>5,233923</text:p>
          </table:table-cell>
          <table:table-cell office:value-type="float" office:value="5.7856996" calcext:value-type="float">
            <text:p>5,785700</text:p>
          </table:table-cell>
          <table:table-cell office:value-type="float" office:value="-5.60300432" calcext:value-type="float">
            <text:p>-5,603004</text:p>
          </table:table-cell>
          <table:table-cell office:value-type="float" office:value="-5.0502897404" calcext:value-type="float">
            <text:p>-5,0502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scl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table:style-name="Default" office:value-type="float" office:value="75.3" calcext:value-type="float">
            <text:p>75,3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/>
          <table:table-cell office:value-type="float" office:value="5.23736753" calcext:value-type="float">
            <text:p>5,237368</text:p>
          </table:table-cell>
          <table:table-cell office:value-type="float" office:value="5.78226676" calcext:value-type="float">
            <text:p>5,782267</text:p>
          </table:table-cell>
          <table:table-cell office:value-type="float" office:value="-5.5991631" calcext:value-type="float">
            <text:p>-5,599163</text:p>
          </table:table-cell>
          <table:table-cell office:value-type="float" office:value="-5.0541473640622" calcext:value-type="float">
            <text:p>-5,054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8.88" calcext:value-type="float">
            <text:p>18,88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32.63" calcext:value-type="float">
            <text:p>132,63</text:p>
          </table:table-cell>
          <table:table-cell office:value-type="float" office:value="38.13" calcext:value-type="float">
            <text:p>38,13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office:value-type="float" office:value="0.688661" calcext:value-type="float">
            <text:p>0,688661</text:p>
          </table:table-cell>
          <table:table-cell table:style-name="ce1"/>
          <table:table-cell table:style-name="ce2" office:value-type="float" office:value="149.7" calcext:value-type="float">
            <text:p>149,70</text:p>
          </table:table-cell>
          <table:table-cell office:value-type="float" office:value="53.22" calcext:value-type="float">
            <text:p>53,22</text:p>
          </table:table-cell>
          <table:table-cell/>
          <table:table-cell office:value-type="float" office:value="5.2374228" calcext:value-type="float">
            <text:p>5,237423</text:p>
          </table:table-cell>
          <table:table-cell office:value-type="float" office:value="5.7822117" calcext:value-type="float">
            <text:p>5,782212</text:p>
          </table:table-cell>
          <table:table-cell office:value-type="float" office:value="-5.599084" calcext:value-type="float">
            <text:p>-5,599084</text:p>
          </table:table-cell>
          <table:table-cell office:value-type="float" office:value="-5.054226" calcext:value-type="float">
            <text:p>-5,054226</text:p>
          </table:table-cell>
          <table:table-cell/>
        </table:table-row>
        <table:table-row table:style-name="ro1" table:number-rows-repeated="2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58.821" calcext:value-type="float">
            <text:p>158,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1678" calcext:value-type="float">
            <text:p>0,001117</text:p>
          </table:table-cell>
          <table:table-cell table:style-name="ce1"/>
          <table:table-cell table:style-name="ce2"/>
          <table:table-cell office:value-type="float" office:value="169.79" calcext:value-type="float">
            <text:p>169,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606" calcext:value-type="float">
            <text:p>0,001061</text:p>
          </table:table-cell>
          <table:table-cell table:style-name="ce1"/>
          <table:table-cell table:style-name="ce2"/>
          <table:table-cell office:value-type="float" office:value="198.08" calcext:value-type="float">
            <text:p>198,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108896" calcext:value-type="float">
            <text:p>0,001089</text:p>
          </table:table-cell>
          <table:table-cell table:style-name="ce1"/>
          <table:table-cell table:style-name="ce2"/>
          <table:table-cell office:value-type="float" office:value="209.24" calcext:value-type="float">
            <text:p>209,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172704" calcext:value-type="float">
            <text:p>0,001727</text:p>
          </table:table-cell>
          <table:table-cell table:style-name="ce1"/>
          <table:table-cell table:style-name="ce2"/>
          <table:table-cell office:value-type="float" office:value="345.2" calcext:value-type="float">
            <text:p>345,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Picsl+3BCtcD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0925662" calcext:value-type="float">
            <text:p>0,000926</text:p>
          </table:table-cell>
          <table:table-cell table:style-name="ce1"/>
          <table:table-cell table:style-name="ce2"/>
          <table:table-cell office:value-type="float" office:value="225.25" calcext:value-type="float">
            <text:p>225,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115244" calcext:value-type="float">
            <text:p>0,001152</text:p>
          </table:table-cell>
          <table:table-cell table:style-name="ce1"/>
          <table:table-cell table:style-name="ce2"/>
          <table:table-cell office:value-type="float" office:value="430.05" calcext:value-type="float">
            <text:p>430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9</text:p>
          </table:table-cell>
          <table:table-cell office:value-type="float" office:value="0.00155733" calcext:value-type="float">
            <text:p>0,001557</text:p>
          </table:table-cell>
          <table:table-cell table:style-name="ce1" office:value-type="string" calcext:value-type="string">
            <text:p>1sol parasite</text:p>
          </table:table-cell>
          <table:table-cell table:style-name="ce2"/>
          <table:table-cell office:value-type="float" office:value="820.65" calcext:value-type="float">
            <text:p>820,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7</text:p>
          </table:table-cell>
          <table:table-cell office:value-type="float" office:value="0.00143096" calcext:value-type="float">
            <text:p>0,001431</text:p>
          </table:table-cell>
          <table:table-cell table:style-name="ce1"/>
          <table:table-cell table:style-name="ce2"/>
          <table:table-cell office:value-type="float" office:value="946.92" calcext:value-type="float">
            <text:p>946,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office:value-type="float" office:value="0.000889581" calcext:value-type="float">
            <text:p>0,000890</text:p>
          </table:table-cell>
          <table:table-cell table:style-name="ce1"/>
          <table:table-cell table:style-name="ce2"/>
          <table:table-cell office:value-type="float" office:value="428.95" calcext:value-type="float">
            <text:p>428,95</text:p>
          </table:table-cell>
          <table:table-cell/>
          <table:table-cell office:value-type="float" office:value="1.99986131" calcext:value-type="float">
            <text:p>1,999861</text:p>
          </table:table-cell>
          <table:table-cell office:value-type="float" office:value="2.0001265" calcext:value-type="float">
            <text:p>2,000127</text:p>
          </table:table-cell>
          <table:table-cell office:value-type="float" office:value="-0.0001439083" calcext:value-type="float">
            <text:p>-0,000144</text:p>
          </table:table-cell>
          <table:table-cell office:value-type="float" office:value="0.00013424" calcext:value-type="float">
            <text:p>0,0001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2866" calcext:value-type="float">
            <text:p>0,001129</text:p>
          </table:table-cell>
          <table:table-cell table:style-name="ce1"/>
          <table:table-cell table:style-name="ce2"/>
          <table:table-cell office:value-type="float" office:value="292.46" calcext:value-type="float">
            <text:p>292,46</text:p>
          </table:table-cell>
          <table:table-cell/>
          <table:table-cell office:value-type="float" office:value="1.99982101453" calcext:value-type="float">
            <text:p>1,999821</text:p>
          </table:table-cell>
          <table:table-cell office:value-type="float" office:value="2.0001446" calcext:value-type="float">
            <text:p>2,000145</text:p>
          </table:table-cell>
          <table:table-cell office:value-type="float" office:value="-0.0002633256" calcext:value-type="float">
            <text:p>-0,000263</text:p>
          </table:table-cell>
          <table:table-cell office:value-type="float" office:value="0.00025058" calcext:value-type="float">
            <text:p>0,0002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0149153" calcext:value-type="float">
            <text:p>0,001492</text:p>
          </table:table-cell>
          <table:table-cell table:style-name="ce1"/>
          <table:table-cell table:style-name="ce2"/>
          <table:table-cell office:value-type="float" office:value="240.57" calcext:value-type="float">
            <text:p>240,57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18155" calcext:value-type="float">
            <text:p>0,001182</text:p>
          </table:table-cell>
          <table:table-cell table:style-name="ce1"/>
          <table:table-cell table:style-name="ce2"/>
          <table:table-cell office:value-type="float" office:value="205.06" calcext:value-type="float">
            <text:p>205,06</text:p>
          </table:table-cell>
          <table:table-cell/>
          <table:table-cell office:value-type="float" office:value="1.9998703" calcext:value-type="float">
            <text:p>1,999870</text:p>
          </table:table-cell>
          <table:table-cell office:value-type="float" office:value="2.0001708" calcext:value-type="float">
            <text:p>2,000171</text:p>
          </table:table-cell>
          <table:table-cell office:value-type="float" office:value="-0.000246585" calcext:value-type="float">
            <text:p>-0,000247</text:p>
          </table:table-cell>
          <table:table-cell office:value-type="float" office:value="0.0003095878" calcext:value-type="float">
            <text:p>0,0003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101635" calcext:value-type="float">
            <text:p>0,001016</text:p>
          </table:table-cell>
          <table:table-cell table:style-name="ce1"/>
          <table:table-cell table:style-name="ce2"/>
          <table:table-cell office:value-type="float" office:value="223.86" calcext:value-type="float">
            <text:p>223,86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955255" calcext:value-type="float">
            <text:p>0,000955</text:p>
          </table:table-cell>
          <table:table-cell table:style-name="ce1"/>
          <table:table-cell table:style-name="ce2"/>
          <table:table-cell office:value-type="float" office:value="234.15" calcext:value-type="float">
            <text:p>234,15</text:p>
          </table:table-cell>
          <table:table-cell/>
          <table:table-cell office:value-type="float" office:value="1.9998653" calcext:value-type="float">
            <text:p>1,999865</text:p>
          </table:table-cell>
          <table:table-cell office:value-type="float" office:value="2.000191" calcext:value-type="float">
            <text:p>2,000191</text:p>
          </table:table-cell>
          <table:table-cell office:value-type="float" office:value="-0.0000919655733814337" calcext:value-type="float">
            <text:p>-0,000092</text:p>
          </table:table-cell>
          <table:table-cell office:value-type="float" office:value="0.000216398" calcext:value-type="float">
            <text:p>0,0002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00807817" calcext:value-type="float">
            <text:p>0,000808</text:p>
          </table:table-cell>
          <table:table-cell table:style-name="ce1"/>
          <table:table-cell table:style-name="ce2"/>
          <table:table-cell office:value-type="float" office:value="294.12" calcext:value-type="float">
            <text:p>294,12</text:p>
          </table:table-cell>
          <table:table-cell/>
          <table:table-cell office:value-type="float" office:value="1.999791938" calcext:value-type="float">
            <text:p>1,999792</text:p>
          </table:table-cell>
          <table:table-cell office:value-type="float" office:value="2.0003005" calcext:value-type="float">
            <text:p>2,000301</text:p>
          </table:table-cell>
          <table:table-cell office:value-type="float" office:value="-0.000328783" calcext:value-type="float">
            <text:p>-0,000329</text:p>
          </table:table-cell>
          <table:table-cell office:value-type="float" office:value="0.0002117454" calcext:value-type="float">
            <text:p>0,0002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1</text:p>
          </table:table-cell>
          <table:table-cell office:value-type="float" office:value="0.001078" calcext:value-type="float">
            <text:p>0,001078</text:p>
          </table:table-cell>
          <table:table-cell table:style-name="ce1"/>
          <table:table-cell table:style-name="ce2"/>
          <table:table-cell office:value-type="float" office:value="9872.67" calcext:value-type="float">
            <text:p>9872,67</text:p>
          </table:table-cell>
          <table:table-cell/>
          <table:table-cell office:value-type="float" office:value="1.99980964" calcext:value-type="float">
            <text:p>1,999810</text:p>
          </table:table-cell>
          <table:table-cell office:value-type="float" office:value="2.00021414" calcext:value-type="float">
            <text:p>2,000214</text:p>
          </table:table-cell>
          <table:table-cell office:value-type="float" office:value="-0.000190032" calcext:value-type="float">
            <text:p>-0,000190</text:p>
          </table:table-cell>
          <table:table-cell office:value-type="float" office:value="0.000228163" calcext:value-type="float">
            <text:p>0,000228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/>
          <table:table-cell office:value-type="float" office:value="1.999809" calcext:value-type="float">
            <text:p>1,999809</text:p>
          </table:table-cell>
          <table:table-cell office:value-type="float" office:value="2.0001663" calcext:value-type="float">
            <text:p>2,000166</text:p>
          </table:table-cell>
          <table:table-cell office:value-type="float" office:value="-0.00014276" calcext:value-type="float">
            <text:p>-0,000143</text:p>
          </table:table-cell>
          <table:table-cell office:value-type="float" office:value="0.000136722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/>
          <table:table-cell office:value-type="float" office:value="1.99987505" calcext:value-type="float">
            <text:p>1,999875</text:p>
          </table:table-cell>
          <table:table-cell office:value-type="float" office:value="2.00013266" calcext:value-type="float">
            <text:p>2,000133</text:p>
          </table:table-cell>
          <table:table-cell office:value-type="float" office:value="-0.0001479" calcext:value-type="float">
            <text:p>-0,000148</text:p>
          </table:table-cell>
          <table:table-cell office:value-type="float" office:value="0.0001234817" calcext:value-type="float">
            <text:p>0,0001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/>
          <table:table-cell office:value-type="float" office:value="1.9998554" calcext:value-type="float">
            <text:p>1,999855</text:p>
          </table:table-cell>
          <table:table-cell office:value-type="float" office:value="2.00013937" calcext:value-type="float">
            <text:p>2,000139</text:p>
          </table:table-cell>
          <table:table-cell office:value-type="float" office:value="-0.000128523" calcext:value-type="float">
            <text:p>-0,000129</text:p>
          </table:table-cell>
          <table:table-cell office:value-type="float" office:value="0.0001497" calcext:value-type="float">
            <text:p>0,000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/>
          <table:table-cell office:value-type="float" office:value="1.999919646" calcext:value-type="float">
            <text:p>1,999920</text:p>
          </table:table-cell>
          <table:table-cell office:value-type="float" office:value="2.000087097" calcext:value-type="float">
            <text:p>2,000087</text:p>
          </table:table-cell>
          <table:table-cell office:value-type="float" office:value="-0.0000651618" calcext:value-type="float">
            <text:p>-0,000065</text:p>
          </table:table-cell>
          <table:table-cell office:value-type="float" office:value="0.000054252031" calcext:value-type="float">
            <text:p>0,0000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/>
          <table:table-cell office:value-type="float" office:value="1.9998358" calcext:value-type="float">
            <text:p>1,999836</text:p>
          </table:table-cell>
          <table:table-cell office:value-type="float" office:value="2.00015746" calcext:value-type="float">
            <text:p>2,000157</text:p>
          </table:table-cell>
          <table:table-cell office:value-type="float" office:value="-0.0001127" calcext:value-type="float">
            <text:p>-0,000113</text:p>
          </table:table-cell>
          <table:table-cell office:value-type="float" office:value="0.000153983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/>
          <table:table-cell office:value-type="float" office:value="1.999864667" calcext:value-type="float">
            <text:p>1,999865</text:p>
          </table:table-cell>
          <table:table-cell office:value-type="float" office:value="2.000141931" calcext:value-type="float">
            <text:p>2,000142</text:p>
          </table:table-cell>
          <table:table-cell office:value-type="float" office:value="-0.00016004417" calcext:value-type="float">
            <text:p>-0,000160</text:p>
          </table:table-cell>
          <table:table-cell office:value-type="float" office:value="0.00013674718" calcext:value-type="float">
            <text:p>0,000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/>
          <table:table-cell office:value-type="float" office:value="1.999913348" calcext:value-type="float">
            <text:p>1,999913</text:p>
          </table:table-cell>
          <table:table-cell office:value-type="float" office:value="2.000085236316" calcext:value-type="float">
            <text:p>2,000085</text:p>
          </table:table-cell>
          <table:table-cell office:value-type="float" office:value="-0.000100225" calcext:value-type="float">
            <text:p>-0,000100</text:p>
          </table:table-cell>
          <table:table-cell office:value-type="float" office:value="0.000099" calcext:value-type="float">
            <text:p>0,0000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/>
          <table:table-cell office:value-type="float" office:value="1.99988194" calcext:value-type="float">
            <text:p>1,999882</text:p>
          </table:table-cell>
          <table:table-cell office:value-type="float" office:value="2.0001136916" calcext:value-type="float">
            <text:p>2,000114</text:p>
          </table:table-cell>
          <table:table-cell office:value-type="float" office:value="-0.00011" calcext:value-type="float">
            <text:p>-0,000110</text:p>
          </table:table-cell>
          <table:table-cell office:value-type="float" office:value="0.000101161" calcext:value-type="float">
            <text:p>0,00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/>
          <table:table-cell office:value-type="float" office:value="1.999854" calcext:value-type="float">
            <text:p>1,999854</text:p>
          </table:table-cell>
          <table:table-cell office:value-type="float" office:value="2.000153" calcext:value-type="float">
            <text:p>2,000153</text:p>
          </table:table-cell>
          <table:table-cell office:value-type="float" office:value="-0.000164" calcext:value-type="float">
            <text:p>-0,000164</text:p>
          </table:table-cell>
          <table:table-cell office:value-type="float" office:value="0.00015394" calcext:value-type="float">
            <text:p>0,0001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/>
          <table:table-cell office:value-type="float" office:value="1.99983851" calcext:value-type="float">
            <text:p>1,999839</text:p>
          </table:table-cell>
          <table:table-cell office:value-type="float" office:value="2.0001652" calcext:value-type="float">
            <text:p>2,000165</text:p>
          </table:table-cell>
          <table:table-cell office:value-type="float" office:value="-0.0001433" calcext:value-type="float">
            <text:p>-0,000143</text:p>
          </table:table-cell>
          <table:table-cell office:value-type="float" office:value="0.000138" calcext:value-type="float">
            <text:p>0,0001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/>
          <table:table-cell office:value-type="float" office:value="1.9998839" calcext:value-type="float">
            <text:p>1,999884</text:p>
          </table:table-cell>
          <table:table-cell office:value-type="float" office:value="2.0001181" calcext:value-type="float">
            <text:p>2,000118</text:p>
          </table:table-cell>
          <table:table-cell office:value-type="float" office:value="-0.000108421" calcext:value-type="float">
            <text:p>-0,000108</text:p>
          </table:table-cell>
          <table:table-cell office:value-type="float" office:value="0.000091" calcext:value-type="float">
            <text:p>0,00009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/>
          <table:table-cell office:value-type="float" office:value="1.9999118" calcext:value-type="float">
            <text:p>1,999912</text:p>
          </table:table-cell>
          <table:table-cell office:value-type="float" office:value="2.000086" calcext:value-type="float">
            <text:p>2,000086</text:p>
          </table:table-cell>
          <table:table-cell office:value-type="float" office:value="-0.000073" calcext:value-type="float">
            <text:p>-0,000073</text:p>
          </table:table-cell>
          <table:table-cell office:value-type="float" office:value="0.000081" calcext:value-type="float">
            <text:p>0,00008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 office:value-type="float" office:value="0.999184" calcext:value-type="float">
            <text:p>0,999184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572" calcext:value-type="float">
            <text:p>0,005496</text:p>
          </table:table-cell>
          <table:table-cell table:style-name="ce1"/>
          <table:table-cell office:value-type="float" office:value="581.73" calcext:value-type="float">
            <text:p>581,73</text:p>
          </table:table-cell>
          <table:table-cell/>
          <table:table-cell table:style-name="ce1"/>
          <table:table-cell office:value-type="float" office:value="0.999509447245" calcext:value-type="float">
            <text:p>0,999509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6</text:p>
          </table:table-cell>
          <table:table-cell office:value-type="float" office:value="0.00499793" calcext:value-type="float">
            <text:p>0,004998</text:p>
          </table:table-cell>
          <table:table-cell table:style-name="ce1"/>
          <table:table-cell office:value-type="float" office:value="826.51" calcext:value-type="float">
            <text:p>826,51</text:p>
          </table:table-cell>
          <table:table-cell/>
          <table:table-cell table:style-name="ce1"/>
          <table:table-cell office:value-type="float" office:value="0.99950114835" calcext:value-type="float">
            <text:p>0,999501</text:p>
          </table:table-cell>
          <table:table-cell office:value-type="float" office:value="1.00059902" calcext:value-type="float">
            <text:p>1,000599</text:p>
          </table:table-cell>
          <table:table-cell office:value-type="float" office:value="-0.0003798" calcext:value-type="float">
            <text:p>-0,000380</text:p>
          </table:table-cell>
          <table:table-cell office:value-type="float" office:value="0.0004116323581" calcext:value-type="float">
            <text:p>0,0004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507045" calcext:value-type="float">
            <text:p>0,005070</text:p>
          </table:table-cell>
          <table:table-cell table:style-name="ce1"/>
          <table:table-cell office:value-type="float" office:value="1206.21" calcext:value-type="float">
            <text:p>1206,21</text:p>
          </table:table-cell>
          <table:table-cell/>
          <table:table-cell table:style-name="ce1"/>
          <table:table-cell office:value-type="float" office:value="0.9995947" calcext:value-type="float">
            <text:p>0,999595</text:p>
          </table:table-cell>
          <table:table-cell office:value-type="float" office:value="1.00058507208" calcext:value-type="float">
            <text:p>1,000585</text:p>
          </table:table-cell>
          <table:table-cell office:value-type="float" office:value="-0.0003928231" calcext:value-type="float">
            <text:p>-0,000393</text:p>
          </table:table-cell>
          <table:table-cell office:value-type="float" office:value="0.000381995" calcext:value-type="float">
            <text:p>0,0003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 office:value-type="float" office:value="0.99918438" calcext:value-type="float">
            <text:p>0,999184</text:p>
          </table:table-cell>
          <table:table-cell office:value-type="float" office:value="1.000538774" calcext:value-type="float">
            <text:p>1,000539</text:p>
          </table:table-cell>
          <table:table-cell office:value-type="float" office:value="-0.0007281337" calcext:value-type="float">
            <text:p>-0,000728</text:p>
          </table:table-cell>
          <table:table-cell office:value-type="float" office:value="0.000569070221" calcext:value-type="float">
            <text:p>0,0005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0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730.9" calcext:value-type="float">
            <text:p>730,90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485339" calcext:value-type="float">
            <text:p>0,004853</text:p>
          </table:table-cell>
          <table:table-cell table:style-name="ce1"/>
          <table:table-cell table:style-name="ce2" office:value-type="float" office:value="674.57" calcext:value-type="float">
            <text:p>674,57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 office:value-type="string" calcext:value-type="string">
            <text:p>?? pas repro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biss-n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558217" calcext:value-type="float">
            <text:p>0,005582</text:p>
          </table:table-cell>
          <table:table-cell table:style-name="ce1"/>
          <table:table-cell table:style-name="ce2" office:value-type="float" office:value="1415.71" calcext:value-type="float">
            <text:p>1415,71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82563" calcext:value-type="float">
            <text:p>0,005826</text:p>
          </table:table-cell>
          <table:table-cell table:style-name="ce1"/>
          <table:table-cell table:style-name="ce2" office:value-type="float" office:value="837.55" calcext:value-type="float">
            <text:p>837,55</text:p>
          </table:table-cell>
          <table:table-cell/>
          <table:table-cell table:style-name="ce1"/>
          <table:table-cell office:value-type="float" office:value="0.99970172448" calcext:value-type="float">
            <text:p>0,999702</text:p>
          </table:table-cell>
          <table:table-cell office:value-type="float" office:value="1.0004195839" calcext:value-type="float">
            <text:p>1,000420</text:p>
          </table:table-cell>
          <table:table-cell office:value-type="float" office:value="-0.000518826" calcext:value-type="float">
            <text:p>-0,000519</text:p>
          </table:table-cell>
          <table:table-cell office:value-type="float" office:value="0.0006575498106" calcext:value-type="float">
            <text:p>0,00065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4</text:p>
          </table:table-cell>
          <table:table-cell office:value-type="float" office:value="0.005561" calcext:value-type="float">
            <text:p>0,005561</text:p>
          </table:table-cell>
          <table:table-cell table:style-name="ce1"/>
          <table:table-cell table:style-name="ce2" office:value-type="float" office:value="822.48" calcext:value-type="float">
            <text:p>822,48</text:p>
          </table:table-cell>
          <table:table-cell/>
          <table:table-cell table:style-name="ce1"/>
          <table:table-cell office:value-type="float" office:value="0.99951841" calcext:value-type="float">
            <text:p>0,999518</text:p>
          </table:table-cell>
          <table:table-cell office:value-type="float" office:value="1.0009618" calcext:value-type="float">
            <text:p>1,000962</text:p>
          </table:table-cell>
          <table:table-cell office:value-type="float" office:value="-0.0003449583" calcext:value-type="float">
            <text:p>-0,000345</text:p>
          </table:table-cell>
          <table:table-cell office:value-type="float" office:value="0.00040861" calcext:value-type="float">
            <text:p>0,0004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office:value-type="float" office:value="0.00670541" calcext:value-type="float">
            <text:p>0,006705</text:p>
          </table:table-cell>
          <table:table-cell table:style-name="ce1"/>
          <table:table-cell table:style-name="ce2" office:value-type="float" office:value="1387.21" calcext:value-type="float">
            <text:p>1387,21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biss-inc+3BCtc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6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103702" calcext:value-type="float">
            <text:p>0,010370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2447.35" calcext:value-type="float">
            <text:p>2447,35</text:p>
          </table:table-cell>
          <table:table-cell/>
          <table:table-cell table:style-name="ce1"/>
          <table:table-cell office:value-type="float" office:value="0.99878809" calcext:value-type="float">
            <text:p>0,998788</text:p>
          </table:table-cell>
          <table:table-cell office:value-type="float" office:value="1.00180139" calcext:value-type="float">
            <text:p>1,001801</text:p>
          </table:table-cell>
          <table:table-cell office:value-type="float" office:value="-0.0011603" calcext:value-type="float">
            <text:p>-0,001160</text:p>
          </table:table-cell>
          <table:table-cell office:value-type="float" office:value="0.00100124095" calcext:value-type="float">
            <text:p>0,001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 office:value-type="string" calcext:value-type="string">
            <text:p>&gt; 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48</text:p>
          </table:table-cell>
          <table:table-cell office:value-type="float" office:value="0.00326172" calcext:value-type="float">
            <text:p>0,003262</text:p>
          </table:table-cell>
          <table:table-cell table:style-name="ce1"/>
          <table:table-cell table:style-name="ce2" office:value-type="float" office:value="1535.05" calcext:value-type="float">
            <text:p>1535,05</text:p>
          </table:table-cell>
          <table:table-cell table:number-columns-repeated="2"/>
          <table:table-cell office:value-type="float" office:value="0.9990464" calcext:value-type="float">
            <text:p>0,999046</text:p>
          </table:table-cell>
          <table:table-cell office:value-type="float" office:value="1.0004036" calcext:value-type="float">
            <text:p>1,000404</text:p>
          </table:table-cell>
          <table:table-cell office:value-type="float" office:value="-0.000765" calcext:value-type="float">
            <text:p>-0,000765</text:p>
          </table:table-cell>
          <table:table-cell office:value-type="float" office:value="0.00033993074" calcext:value-type="float">
            <text:p>0,0003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2</text:p>
          </table:table-cell>
          <table:table-cell office:value-type="float" office:value="0.00542201" calcext:value-type="float">
            <text:p>0,005422</text:p>
          </table:table-cell>
          <table:table-cell/>
          <table:table-cell office:value-type="float" office:value="776.47" calcext:value-type="float">
            <text:p>776,47</text:p>
          </table:table-cell>
          <table:table-cell table:style-name="Default"/>
          <table:table-cell table:style-name="ce1"/>
          <table:table-cell office:value-type="float" office:value="0.99935670632" calcext:value-type="float">
            <text:p>0,999357</text:p>
          </table:table-cell>
          <table:table-cell office:value-type="float" office:value="1.000440417" calcext:value-type="float">
            <text:p>1,000440</text:p>
          </table:table-cell>
          <table:table-cell office:value-type="float" office:value="-0.000599" calcext:value-type="float">
            <text:p>-0,000599</text:p>
          </table:table-cell>
          <table:table-cell office:value-type="float" office:value="0.00043135397" calcext:value-type="float">
            <text:p>0,000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4</text:p>
          </table:table-cell>
          <table:table-cell office:value-type="float" office:value="0.0054973" calcext:value-type="float">
            <text:p>0,005497</text:p>
          </table:table-cell>
          <table:table-cell table:style-name="ce1"/>
          <table:table-cell office:value-type="float" office:value="796.89" calcext:value-type="float">
            <text:p>796,89</text:p>
          </table:table-cell>
          <table:table-cell/>
          <table:table-cell table:style-name="ce1"/>
          <table:table-cell office:value-type="float" office:value="0.9991849" calcext:value-type="float">
            <text:p>0,999185</text:p>
          </table:table-cell>
          <table:table-cell office:value-type="float" office:value="1.00046376" calcext:value-type="float">
            <text:p>1,000464</text:p>
          </table:table-cell>
          <table:table-cell office:value-type="float" office:value="-0.000305826" calcext:value-type="float">
            <text:p>-0,000306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office:value-type="float" office:value="0.00444576" calcext:value-type="float">
            <text:p>0,004446</text:p>
          </table:table-cell>
          <table:table-cell table:style-name="ce1"/>
          <table:table-cell office:value-type="float" office:value="742.25" calcext:value-type="float">
            <text:p>742,25</text:p>
          </table:table-cell>
          <table:table-cell/>
          <table:table-cell table:style-name="ce1"/>
          <table:table-cell office:value-type="float" office:value="0.99966533" calcext:value-type="float">
            <text:p>0,999665</text:p>
          </table:table-cell>
          <table:table-cell office:value-type="float" office:value="1.00065716" calcext:value-type="float">
            <text:p>1,000657</text:p>
          </table:table-cell>
          <table:table-cell office:value-type="float" office:value="-0.00059870425" calcext:value-type="float">
            <text:p>-0,000599</text:p>
          </table:table-cell>
          <table:table-cell office:value-type="float" office:value="0.0006163746" calcext:value-type="float">
            <text:p>0,000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table:number-columns-repeated="2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 table:style-name="Default"/>
          <table:table-cell table:style-name="ce1"/>
          <table:table-cell office:value-type="float" office:value="0.999717074" calcext:value-type="float">
            <text:p>0,999717</text:p>
          </table:table-cell>
          <table:table-cell office:value-type="float" office:value="1.0002849" calcext:value-type="float">
            <text:p>1,000285</text:p>
          </table:table-cell>
          <table:table-cell office:value-type="float" office:value="-0.000226466" calcext:value-type="float">
            <text:p>-0,000226</text:p>
          </table:table-cell>
          <table:table-cell office:value-type="float" office:value="0.00031842" calcext:value-type="float">
            <text:p>0,00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 office:value-type="float" office:value="0.9996993" calcext:value-type="float">
            <text:p>0,999699</text:p>
          </table:table-cell>
          <table:table-cell office:value-type="float" office:value="1.0003195" calcext:value-type="float">
            <text:p>1,000320</text:p>
          </table:table-cell>
          <table:table-cell office:value-type="float" office:value="-0.00029821" calcext:value-type="float">
            <text:p>-0,000298</text:p>
          </table:table-cell>
          <table:table-cell office:value-type="float" office:value="0.000302478916" calcext:value-type="float">
            <text:p>0,0003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 office:value-type="float" office:value="0.9996661115" calcext:value-type="float">
            <text:p>0,999666</text:p>
          </table:table-cell>
          <table:table-cell office:value-type="float" office:value="1.00032503" calcext:value-type="float">
            <text:p>1,000325</text:p>
          </table:table-cell>
          <table:table-cell office:value-type="float" office:value="-0.000341817" calcext:value-type="float">
            <text:p>-0,000342</text:p>
          </table:table-cell>
          <table:table-cell office:value-type="float" office:value="0.000304591951" calcext:value-type="float">
            <text:p>0,000305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 table:style-name="Default"/>
          <table:table-cell table:style-name="ce1"/>
          <table:table-cell office:value-type="float" office:value="0.9996767" calcext:value-type="float">
            <text:p>0,999677</text:p>
          </table:table-cell>
          <table:table-cell office:value-type="float" office:value="1.0003703" calcext:value-type="float">
            <text:p>1,000370</text:p>
          </table:table-cell>
          <table:table-cell office:value-type="float" office:value="-0.0004112277" calcext:value-type="float">
            <text:p>-0,000411</text:p>
          </table:table-cell>
          <table:table-cell office:value-type="float" office:value="0.00026602" calcext:value-type="float">
            <text:p>0,00026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 office:value-type="float" office:value="0.999688757" calcext:value-type="float">
            <text:p>0,999689</text:p>
          </table:table-cell>
          <table:table-cell office:value-type="float" office:value="1.0003385171" calcext:value-type="float">
            <text:p>1,000339</text:p>
          </table:table-cell>
          <table:table-cell office:value-type="float" office:value="-0.000429906582" calcext:value-type="float">
            <text:p>-0,000430</text:p>
          </table:table-cell>
          <table:table-cell office:value-type="float" office:value="0.0004546364" calcext:value-type="float">
            <text:p>0,0004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 office:value-type="float" office:value="0.9996308" calcext:value-type="float">
            <text:p>0,999631</text:p>
          </table:table-cell>
          <table:table-cell office:value-type="float" office:value="1.00037096" calcext:value-type="float">
            <text:p>1,000371</text:p>
          </table:table-cell>
          <table:table-cell office:value-type="float" office:value="-0.0004757552833" calcext:value-type="float">
            <text:p>-0,000476</text:p>
          </table:table-cell>
          <table:table-cell office:value-type="float" office:value="0.00054221641" calcext:value-type="float">
            <text:p>0,00054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 table:style-name="Default"/>
          <table:table-cell table:style-name="ce1"/>
          <table:table-cell office:value-type="float" office:value="0.9996251159" calcext:value-type="float">
            <text:p>0,999625</text:p>
          </table:table-cell>
          <table:table-cell office:value-type="float" office:value="1.0003385029" calcext:value-type="float">
            <text:p>1,000339</text:p>
          </table:table-cell>
          <table:table-cell office:value-type="float" office:value="-0.0003792087" calcext:value-type="float">
            <text:p>-0,000379</text:p>
          </table:table-cell>
          <table:table-cell office:value-type="float" office:value="0.000448053" calcext:value-type="float">
            <text:p>0,0004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 office:value-type="float" office:value="0.9996022" calcext:value-type="float">
            <text:p>0,999602</text:p>
          </table:table-cell>
          <table:table-cell office:value-type="float" office:value="1.0003486461" calcext:value-type="float">
            <text:p>1,000349</text:p>
          </table:table-cell>
          <table:table-cell office:value-type="float" office:value="-0.00044512364" calcext:value-type="float">
            <text:p>-0,000445</text:p>
          </table:table-cell>
          <table:table-cell office:value-type="float" office:value="0.000431606677" calcext:value-type="float">
            <text:p>0,0004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 office:value-type="float" office:value="0.99962698" calcext:value-type="float">
            <text:p>0,999627</text:p>
          </table:table-cell>
          <table:table-cell office:value-type="float" office:value="1.00035624" calcext:value-type="float">
            <text:p>1,000356</text:p>
          </table:table-cell>
          <table:table-cell office:value-type="float" office:value="-0.00034672265" calcext:value-type="float">
            <text:p>-0,000347</text:p>
          </table:table-cell>
          <table:table-cell office:value-type="float" office:value="0.000376228" calcext:value-type="float">
            <text:p>0,000376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 table:style-name="Default"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21" calcext:value-type="float">
            <text:p>0,0004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 office:value-type="float" office:value="0.999704623" calcext:value-type="float">
            <text:p>0,999705</text:p>
          </table:table-cell>
          <table:table-cell office:value-type="float" office:value="1.0003133" calcext:value-type="float">
            <text:p>1,000313</text:p>
          </table:table-cell>
          <table:table-cell office:value-type="float" office:value="-0.00024675" calcext:value-type="float">
            <text:p>-0,000247</text:p>
          </table:table-cell>
          <table:table-cell office:value-type="float" office:value="0.00023975" calcext:value-type="float">
            <text:p>0,0002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Deriv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 office:value-type="float" office:value="0.99963369" calcext:value-type="float">
            <text:p>0,999634</text:p>
          </table:table-cell>
          <table:table-cell office:value-type="float" office:value="1.00035686" calcext:value-type="float">
            <text:p>1,000357</text:p>
          </table:table-cell>
          <table:table-cell office:value-type="float" office:value="-0.0003741" calcext:value-type="float">
            <text:p>-0,000374</text:p>
          </table:table-cell>
          <table:table-cell office:value-type="float" office:value="0.0004105139" calcext:value-type="float">
            <text:p>0,00041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 table:style-name="Default"/>
          <table:table-cell table:style-name="ce1"/>
          <table:table-cell office:value-type="float" office:value="0.9996886" calcext:value-type="float">
            <text:p>0,999689</text:p>
          </table:table-cell>
          <table:table-cell office:value-type="float" office:value="1.0002893" calcext:value-type="float">
            <text:p>1,000289</text:p>
          </table:table-cell>
          <table:table-cell office:value-type="float" office:value="-0.0004673565" calcext:value-type="float">
            <text:p>-0,000467</text:p>
          </table:table-cell>
          <table:table-cell office:value-type="float" office:value="0.0004904595894" calcext:value-type="float">
            <text:p>0,0004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 office:value-type="float" office:value="0.9996673144" calcext:value-type="float">
            <text:p>0,999667</text:p>
          </table:table-cell>
          <table:table-cell office:value-type="float" office:value="1.00032627" calcext:value-type="float">
            <text:p>1,000326</text:p>
          </table:table-cell>
          <table:table-cell office:value-type="float" office:value="-0.000380537" calcext:value-type="float">
            <text:p>-0,000381</text:p>
          </table:table-cell>
          <table:table-cell office:value-type="float" office:value="0.00039458269" calcext:value-type="float">
            <text:p>0,0003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 office:value-type="float" office:value="0.9995586876" calcext:value-type="float">
            <text:p>0,999559</text:p>
          </table:table-cell>
          <table:table-cell office:value-type="float" office:value="1.000403" calcext:value-type="float">
            <text:p>1,000403</text:p>
          </table:table-cell>
          <table:table-cell office:value-type="float" office:value="-0.000458037" calcext:value-type="float">
            <text:p>-0,000458</text:p>
          </table:table-cell>
          <table:table-cell office:value-type="float" office:value="0.000465369146" calcext:value-type="float">
            <text:p>0,00046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72583" calcext:value-type="float">
            <text:p>0,017258</text:p>
          </table:table-cell>
          <table:table-cell/>
          <table:table-cell table:style-name="ce2"/>
          <table:table-cell office:value-type="float" office:value="107.62" calcext:value-type="float">
            <text:p>107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number-columns-repeated="2"/>
          <table:table-cell table:style-name="ce2"/>
          <table:table-cell office:value-type="string" calcext:value-type="string">
            <text:p>&gt;1h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office:value-type="float" office:value="0.0147416" calcext:value-type="float">
            <text:p>0,014742</text:p>
          </table:table-cell>
          <table:table-cell/>
          <table:table-cell table:style-name="ce2"/>
          <table:table-cell office:value-type="float" office:value="92.49" calcext:value-type="float">
            <text:p>92,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048533" calcext:value-type="float">
            <text:p>0,004853</text:p>
          </table:table-cell>
          <table:table-cell table:number-columns-repeated="2"/>
          <table:table-cell office:value-type="float" office:value="368.59" calcext:value-type="float">
            <text:p>368,59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<text:s/>18</text:p>
          </table:table-cell>
          <table:table-cell office:value-type="float" office:value="0.00666252" calcext:value-type="float">
            <text:p>0,006663</text:p>
          </table:table-cell>
          <table:table-cell table:style-name="ce1"/>
          <table:table-cell table:style-name="ce2"/>
          <table:table-cell office:value-type="float" office:value="182.69" calcext:value-type="float">
            <text:p>182,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25" calcext:value-type="float">
            <text:p>0,025000</text:p>
          </table:table-cell>
          <table:table-cell table:style-name="ce1" office:value-type="string" calcext:value-type="string">
            <text:p>4sol.</text:p>
          </table:table-cell>
          <table:table-cell table:style-name="ce2" office:value-type="float" office:value="52.89" calcext:value-type="float">
            <text:p>52,89</text:p>
          </table:table-cell>
          <table:table-cell office:value-type="float" office:value="63.81" calcext:value-type="float">
            <text:p>63,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968309" calcext:value-type="float">
            <text:p>0,009683</text:p>
          </table:table-cell>
          <table:table-cell table:style-name="ce1"/>
          <table:table-cell table:style-name="ce2"/>
          <table:table-cell office:value-type="float" office:value="80.76" calcext:value-type="float">
            <text:p>80,76</text:p>
          </table:table-cell>
          <table:table-cell/>
          <table:table-cell office:value-type="float" office:value="-0.034025365" calcext:value-type="float">
            <text:p>-0,034025</text:p>
          </table:table-cell>
          <table:table-cell office:value-type="float" office:value="-0.0335425" calcext:value-type="float">
            <text:p>-0,033543</text:p>
          </table:table-cell>
          <table:table-cell office:value-type="float" office:value="-5.0459903" calcext:value-type="float">
            <text:p>-5,045990</text:p>
          </table:table-cell>
          <table:table-cell office:value-type="float" office:value="-5.01649504" calcext:value-type="float">
            <text:p>-5,0164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6/8</text:p>
          </table:table-cell>
          <table:table-cell office:value-type="float" office:value="0.008248" calcext:value-type="float">
            <text:p>0,008248</text:p>
          </table:table-cell>
          <table:table-cell table:style-name="ce1" office:value-type="float" office:value="0.00705367" calcext:value-type="float">
            <text:p>0,007054</text:p>
          </table:table-cell>
          <table:table-cell table:style-name="ce2" office:value-type="float" office:value="40.55" calcext:value-type="float">
            <text:p>40,55</text:p>
          </table:table-cell>
          <table:table-cell office:value-type="float" office:value="53.04" calcext:value-type="float">
            <text:p>53,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rr0tf</text:p>
          </table:table-cell>
          <table:table-cell office:value-type="string" calcext:value-type="string">
            <text:p>Level 0</text:p>
          </table:table-cell>
          <table:table-cell office:value-type="float" office:value="0.00278208" calcext:value-type="float">
            <text:p>0,002782</text:p>
          </table:table-cell>
          <table:table-cell table:style-name="ce1"/>
          <table:table-cell table:style-name="ce2"/>
          <table:table-cell office:value-type="float" office:value="161.26" calcext:value-type="float">
            <text:p>161,26</text:p>
          </table:table-cell>
          <table:table-cell/>
          <table:table-cell office:value-type="float" office:value="-0.0340291" calcext:value-type="float">
            <text:p>-0,034029</text:p>
          </table:table-cell>
          <table:table-cell office:value-type="float" office:value="-0.033789152" calcext:value-type="float">
            <text:p>-0,033789</text:p>
          </table:table-cell>
          <table:table-cell office:value-type="float" office:value="-5.035992" calcext:value-type="float">
            <text:p>-5,035992</text:p>
          </table:table-cell>
          <table:table-cell office:value-type="float" office:value="-5.0291277" calcext:value-type="float">
            <text:p>-5,0291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38.01" calcext:value-type="float">
            <text:p>38,01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29174" calcext:value-type="float">
            <text:p>0,005292</text:p>
          </table:table-cell>
          <table:table-cell table:style-name="ce1"/>
          <table:table-cell table:style-name="ce2" office:value-type="float" office:value="172.51" calcext:value-type="float">
            <text:p>172,51</text:p>
          </table:table-cell>
          <table:table-cell office:value-type="float" office:value="34.78" calcext:value-type="float">
            <text:p>34,78</text:p>
          </table:table-cell>
          <table:table-cell/>
          <table:table-cell office:value-type="float" office:value="-0.033971365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296523" calcext:value-type="float">
            <text:p>0,002965</text:p>
          </table:table-cell>
          <table:table-cell table:style-name="ce1"/>
          <table:table-cell table:style-name="ce2"/>
          <table:table-cell office:value-type="float" office:value="38" calcext:value-type="float">
            <text:p>38,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0.98" calcext:value-type="float">
            <text:p>30,98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1.14" calcext:value-type="float">
            <text:p>31,14</text:p>
          </table:table-cell>
          <table:table-cell/>
          <table:table-cell office:value-type="float" office:value="-0.03398084" calcext:value-type="float">
            <text:p>-0,033981</text:p>
          </table:table-cell>
          <table:table-cell office:value-type="float" office:value="-0.0338766" calcext:value-type="float">
            <text:p>-0,033877</text:p>
          </table:table-cell>
          <table:table-cell office:value-type="float" office:value="-5.038462" calcext:value-type="float">
            <text:p>-5,038462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596835" calcext:value-type="float">
            <text:p>0,005968</text:p>
          </table:table-cell>
          <table:table-cell table:style-name="ce1"/>
          <table:table-cell/>
          <table:table-cell office:value-type="float" office:value="24.57" calcext:value-type="float">
            <text:p>24,57</text:p>
          </table:table-cell>
          <table:table-cell/>
          <table:table-cell office:value-type="float" office:value="-0.03404799" calcext:value-type="float">
            <text:p>-0,034048</text:p>
          </table:table-cell>
          <table:table-cell office:value-type="float" office:value="-0.03365272" calcext:value-type="float">
            <text:p>-0,033653</text:p>
          </table:table-cell>
          <table:table-cell office:value-type="float" office:value="-5.037103" calcext:value-type="float">
            <text:p>-5,037103</text:p>
          </table:table-cell>
          <table:table-cell office:value-type="float" office:value="-5.01978107" calcext:value-type="float">
            <text:p>-5,0197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93728" calcext:value-type="float">
            <text:p>0,003937</text:p>
          </table:table-cell>
          <table:table-cell table:style-name="ce1"/>
          <table:table-cell/>
          <table:table-cell office:value-type="float" office:value="23.19" calcext:value-type="float">
            <text:p>23,19</text:p>
          </table:table-cell>
          <table:table-cell/>
          <table:table-cell office:value-type="float" office:value="-0.03403247" calcext:value-type="float">
            <text:p>-0,034032</text:p>
          </table:table-cell>
          <table:table-cell office:value-type="float" office:value="-0.03370642525" calcext:value-type="float">
            <text:p>-0,033706</text:p>
          </table:table-cell>
          <table:table-cell office:value-type="float" office:value="-5.035186109" calcext:value-type="float">
            <text:p>-5,035186</text:p>
          </table:table-cell>
          <table:table-cell office:value-type="float" office:value="-5.0241367" calcext:value-type="float">
            <text:p>-5,024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746251" calcext:value-type="float">
            <text:p>0,007463</text:p>
          </table:table-cell>
          <table:table-cell table:style-name="ce1"/>
          <table:table-cell/>
          <table:table-cell office:value-type="float" office:value="17.61" calcext:value-type="float">
            <text:p>17,61</text:p>
          </table:table-cell>
          <table:table-cell/>
          <table:table-cell office:value-type="float" office:value="-0.03404873" calcext:value-type="float">
            <text:p>-0,034049</text:p>
          </table:table-cell>
          <table:table-cell office:value-type="float" office:value="-0.03378865652" calcext:value-type="float">
            <text:p>-0,033789</text:p>
          </table:table-cell>
          <table:table-cell office:value-type="float" office:value="-5.04478373" calcext:value-type="float">
            <text:p>-5,044784</text:p>
          </table:table-cell>
          <table:table-cell office:value-type="float" office:value="-5.0209453" calcext:value-type="float">
            <text:p>-5,02094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0.005" calcext:value-type="float">
            <text:p>0,005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240" calcext:value-type="float">
            <text:p>1024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office:value-type="float" office:value="0.00504999" calcext:value-type="float">
            <text:p>0,005050</text:p>
          </table:table-cell>
          <table:table-cell table:style-name="ce1"/>
          <table:table-cell/>
          <table:table-cell office:value-type="float" office:value="16.98" calcext:value-type="float">
            <text:p>16,98</text:p>
          </table:table-cell>
          <table:table-cell/>
          <table:table-cell office:value-type="float" office:value="-0.034032007" calcext:value-type="float">
            <text:p>-0,034032</text:p>
          </table:table-cell>
          <table:table-cell office:value-type="float" office:value="-0.0338527" calcext:value-type="float">
            <text:p>-0,033853</text:p>
          </table:table-cell>
          <table:table-cell office:value-type="float" office:value="-5.0408979" calcext:value-type="float">
            <text:p>-5,040898</text:p>
          </table:table-cell>
          <table:table-cell office:value-type="float" office:value="-5.0272138" calcext:value-type="float">
            <text:p>-5,0272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85317" calcext:value-type="float">
            <text:p>0,002853</text:p>
          </table:table-cell>
          <table:table-cell table:style-name="ce1"/>
          <table:table-cell/>
          <table:table-cell office:value-type="float" office:value="35.71" calcext:value-type="float">
            <text:p>35,71</text:p>
          </table:table-cell>
          <table:table-cell/>
          <table:table-cell office:value-type="float" office:value="-0.03398282235" calcext:value-type="float">
            <text:p>-0,033983</text:p>
          </table:table-cell>
          <table:table-cell office:value-type="float" office:value="-0.03387265" calcext:value-type="float">
            <text:p>-0,033873</text:p>
          </table:table-cell>
          <table:table-cell office:value-type="float" office:value="-5.03873154" calcext:value-type="float">
            <text:p>-5,038732</text:p>
          </table:table-cell>
          <table:table-cell office:value-type="float" office:value="-5.0303620095" calcext:value-type="float">
            <text:p>-5,0303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267013" calcext:value-type="float">
            <text:p>0,002670</text:p>
          </table:table-cell>
          <table:table-cell table:style-name="ce1"/>
          <table:table-cell table:style-name="ce2"/>
          <table:table-cell office:value-type="float" office:value="198.17" calcext:value-type="float">
            <text:p>198,17</text:p>
          </table:table-cell>
          <table:table-cell/>
          <table:table-cell office:value-type="float" office:value="-0.03396747" calcext:value-type="float">
            <text:p>-0,033967</text:p>
          </table:table-cell>
          <table:table-cell office:value-type="float" office:value="-0.033873013" calcext:value-type="float">
            <text:p>-0,033873</text:p>
          </table:table-cell>
          <table:table-cell office:value-type="float" office:value="-5.0382676" calcext:value-type="float">
            <text:p>-5,038268</text:p>
          </table:table-cell>
          <table:table-cell office:value-type="float" office:value="-5.030147" calcext:value-type="float">
            <text:p>-5,030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221182" calcext:value-type="float">
            <text:p>0,002212</text:p>
          </table:table-cell>
          <table:table-cell table:style-name="ce1"/>
          <table:table-cell table:style-name="ce2"/>
          <table:table-cell office:value-type="float" office:value="162.68" calcext:value-type="float">
            <text:p>162,68</text:p>
          </table:table-cell>
          <table:table-cell/>
          <table:table-cell office:value-type="float" office:value="-0.0339487" calcext:value-type="float">
            <text:p>-0,033949</text:p>
          </table:table-cell>
          <table:table-cell office:value-type="float" office:value="-0.0338605" calcext:value-type="float">
            <text:p>-0,033861</text:p>
          </table:table-cell>
          <table:table-cell office:value-type="float" office:value="-5.035512535" calcext:value-type="float">
            <text:p>-5,035513</text:p>
          </table:table-cell>
          <table:table-cell office:value-type="float" office:value="-5.0282722" calcext:value-type="float">
            <text:p>-5,028272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/>
          <table:table-cell office:value-type="float" office:value="-0.03398086" calcext:value-type="float">
            <text:p>-0,033981</text:p>
          </table:table-cell>
          <table:table-cell office:value-type="float" office:value="-0.0338767" calcext:value-type="float">
            <text:p>-0,033877</text:p>
          </table:table-cell>
          <table:table-cell office:value-type="float" office:value="-5.038448" calcext:value-type="float">
            <text:p>-5,038448</text:p>
          </table:table-cell>
          <table:table-cell office:value-type="float" office:value="-5.0309513" calcext:value-type="float">
            <text:p>-5,0309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/>
          <table:table-cell office:value-type="float" office:value="-0.0340322" calcext:value-type="float">
            <text:p>-0,034032</text:p>
          </table:table-cell>
          <table:table-cell office:value-type="float" office:value="-0.0336274" calcext:value-type="float">
            <text:p>-0,033627</text:p>
          </table:table-cell>
          <table:table-cell office:value-type="float" office:value="-5.03647" calcext:value-type="float">
            <text:p>-5,036470</text:p>
          </table:table-cell>
          <table:table-cell office:value-type="float" office:value="-5.02005329" calcext:value-type="float">
            <text:p>-5,0200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/>
          <table:table-cell office:value-type="float" office:value="-0.034032474" calcext:value-type="float">
            <text:p>-0,034032</text:p>
          </table:table-cell>
          <table:table-cell office:value-type="float" office:value="-0.0337064252" calcext:value-type="float">
            <text:p>-0,033706</text:p>
          </table:table-cell>
          <table:table-cell office:value-type="float" office:value="-5.035186" calcext:value-type="float">
            <text:p>-5,035186</text:p>
          </table:table-cell>
          <table:table-cell office:value-type="float" office:value="-5.0262413" calcext:value-type="float">
            <text:p>-5,02624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/>
          <table:table-cell office:value-type="float" office:value="-0.03397136" calcext:value-type="float">
            <text:p>-0,033971</text:p>
          </table:table-cell>
          <table:table-cell office:value-type="float" office:value="-0.03382466" calcext:value-type="float">
            <text:p>-0,033825</text:p>
          </table:table-cell>
          <table:table-cell office:value-type="float" office:value="-5.04502" calcext:value-type="float">
            <text:p>-5,045020</text:p>
          </table:table-cell>
          <table:table-cell office:value-type="float" office:value="-5.023235" calcext:value-type="float">
            <text:p>-5,0232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 table:style-name="ce2"/>
          <table:table-cell office:value-type="float" office:value="41.66" calcext:value-type="float">
            <text:p>41,66</text:p>
          </table:table-cell>
          <table:table-cell/>
          <table:table-cell office:value-type="float" office:value="-0.033973" calcext:value-type="float">
            <text:p>-0,033973</text:p>
          </table:table-cell>
          <table:table-cell office:value-type="float" office:value="-0.03382355" calcext:value-type="float">
            <text:p>-0,033824</text:p>
          </table:table-cell>
          <table:table-cell office:value-type="float" office:value="-5.045624" calcext:value-type="float">
            <text:p>-5,045624</text:p>
          </table:table-cell>
          <table:table-cell office:value-type="float" office:value="-5.0234219" calcext:value-type="float">
            <text:p>-5,0234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/>
          <table:table-cell office:value-type="float" office:value="-0.033943294" calcext:value-type="float">
            <text:p>-0,033943</text:p>
          </table:table-cell>
          <table:table-cell office:value-type="float" office:value="-0.033797366762" calcext:value-type="float">
            <text:p>-0,033797</text:p>
          </table:table-cell>
          <table:table-cell office:value-type="float" office:value="-5.0393404" calcext:value-type="float">
            <text:p>-5,039340</text:p>
          </table:table-cell>
          <table:table-cell office:value-type="float" office:value="-5.02950638608" calcext:value-type="float">
            <text:p>-5,0295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/>
          <table:table-cell office:value-type="float" office:value="-0.034229591" calcext:value-type="float">
            <text:p>-0,034230</text:p>
          </table:table-cell>
          <table:table-cell office:value-type="float" office:value="-0.033648106" calcext:value-type="float">
            <text:p>-0,033648</text:p>
          </table:table-cell>
          <table:table-cell office:value-type="float" office:value="-5.046346431" calcext:value-type="float">
            <text:p>-5,046346</text:p>
          </table:table-cell>
          <table:table-cell office:value-type="float" office:value="-5.0234589545" calcext:value-type="float">
            <text:p>-5,0234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/>
          <table:table-cell office:value-type="float" office:value="-0.0341543" calcext:value-type="float">
            <text:p>-0,034154</text:p>
          </table:table-cell>
          <table:table-cell office:value-type="float" office:value="-0.033801113" calcext:value-type="float">
            <text:p>-0,033801</text:p>
          </table:table-cell>
          <table:table-cell office:value-type="float" office:value="-5.040112" calcext:value-type="float">
            <text:p>-5,040112</text:p>
          </table:table-cell>
          <table:table-cell office:value-type="float" office:value="-5.025538" calcext:value-type="float">
            <text:p>-5,0255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/>
          <table:table-cell office:value-type="float" office:value="-0.03408586" calcext:value-type="float">
            <text:p>-0,034086</text:p>
          </table:table-cell>
          <table:table-cell office:value-type="float" office:value="-0.03389374" calcext:value-type="float">
            <text:p>-0,033894</text:p>
          </table:table-cell>
          <table:table-cell office:value-type="float" office:value="-5.0591377" calcext:value-type="float">
            <text:p>-5,059138</text:p>
          </table:table-cell>
          <table:table-cell office:value-type="float" office:value="-5.028333" calcext:value-type="float">
            <text:p>-5,028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/>
          <table:table-cell office:value-type="float" office:value="-0.037509385" calcext:value-type="float">
            <text:p>-0,037509</text:p>
          </table:table-cell>
          <table:table-cell office:value-type="float" office:value="-0.03329745" calcext:value-type="float">
            <text:p>-0,033297</text:p>
          </table:table-cell>
          <table:table-cell office:value-type="float" office:value="-5.066181" calcext:value-type="float">
            <text:p>-5,066181</text:p>
          </table:table-cell>
          <table:table-cell office:value-type="float" office:value="-5.007548768" calcext:value-type="float">
            <text:p>-5,0075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/>
          <table:table-cell office:value-type="float" office:value="-0.0339529" calcext:value-type="float">
            <text:p>-0,033953</text:p>
          </table:table-cell>
          <table:table-cell office:value-type="float" office:value="-0.0273393" calcext:value-type="float">
            <text:p>-0,027339</text:p>
          </table:table-cell>
          <table:table-cell office:value-type="float" office:value="-5.03831" calcext:value-type="float">
            <text:p>-5,038310</text:p>
          </table:table-cell>
          <table:table-cell office:value-type="float" office:value="-5.02858468" calcext:value-type="float">
            <text:p>-5,0285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/>
          <table:table-cell office:value-type="float" office:value="-0.034002084" calcext:value-type="float">
            <text:p>-0,034002</text:p>
          </table:table-cell>
          <table:table-cell office:value-type="float" office:value="-0.028442" calcext:value-type="float">
            <text:p>-0,028442</text:p>
          </table:table-cell>
          <table:table-cell office:value-type="float" office:value="-5.038826" calcext:value-type="float">
            <text:p>-5,038826</text:p>
          </table:table-cell>
          <table:table-cell office:value-type="float" office:value="-5.027571" calcext:value-type="float">
            <text:p>-5,0275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/>
          <table:table-cell office:value-type="float" office:value="-0.033944" calcext:value-type="float">
            <text:p>-0,033944</text:p>
          </table:table-cell>
          <table:table-cell office:value-type="float" office:value="-0.027792" calcext:value-type="float">
            <text:p>-0,027792</text:p>
          </table:table-cell>
          <table:table-cell office:value-type="float" office:value="-5.0364991" calcext:value-type="float">
            <text:p>-5,036499</text:p>
          </table:table-cell>
          <table:table-cell office:value-type="float" office:value="-5.02741476" calcext:value-type="float">
            <text:p>-5,027415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08.69" calcext:value-type="float">
            <text:p>808,69</text:p>
          </table:table-cell>
          <table:table-cell/>
          <table:table-cell table:style-name="ce1"/>
          <table:table-cell office:value-type="float" office:value="10.83374091" calcext:value-type="float">
            <text:p>10,833741</text:p>
          </table:table-cell>
          <table:table-cell office:value-type="float" office:value="10.86434302" calcext:value-type="float">
            <text:p>10,864343</text:p>
          </table:table-cell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482905" calcext:value-type="float">
            <text:p>0,048291</text:p>
          </table:table-cell>
          <table:table-cell table:style-name="ce1" office:value-type="float" office:value="0.018703" calcext:value-type="float">
            <text:p>0,018703</text:p>
          </table:table-cell>
          <table:table-cell table:style-name="ce2" office:value-type="float" office:value="823.75" calcext:value-type="float">
            <text:p>823,75</text:p>
          </table:table-cell>
          <table:table-cell/>
          <table:table-cell table:style-name="ce1"/>
          <table:table-cell office:value-type="float" office:value="10.829445" calcext:value-type="float">
            <text:p>10,829445</text:p>
          </table:table-cell>
          <table:table-cell office:value-type="float" office:value="10.8700968633" calcext:value-type="float">
            <text:p>10,870097</text:p>
          </table:table-cell>
          <table:table-cell office:value-type="float" office:value="0.540163" calcext:value-type="float">
            <text:p>0,540163</text:p>
          </table:table-cell>
          <table:table-cell office:value-type="float" office:value="0.557231833734" calcext:value-type="float">
            <text:p>0,5572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 nopicardref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721.66" calcext:value-type="float">
            <text:p>721,66</text:p>
          </table:table-cell>
          <table:table-cell/>
          <table:table-cell table:style-name="ce1"/>
          <table:table-cell office:value-type="float" office:value="10.82076658" calcext:value-type="float">
            <text:p>10,820767</text:p>
          </table:table-cell>
          <table:table-cell office:value-type="float" office:value="10.8551203" calcext:value-type="float">
            <text:p>10,855120</text:p>
          </table:table-cell>
          <table:table-cell office:value-type="float" office:value="0.536661626" calcext:value-type="float">
            <text:p>0,536662</text:p>
          </table:table-cell>
          <table:table-cell office:value-type="float" office:value="0.56495646" calcext:value-type="float">
            <text:p>0,5649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40</text:p>
          </table:table-cell>
          <table:table-cell/>
          <table:table-cell table:style-name="ce1"/>
          <table:table-cell table:style-name="ce2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48006" calcext:value-type="float">
            <text:p>0,034801</text:p>
          </table:table-cell>
          <table:table-cell table:style-name="ce1" office:value-type="float" office:value="0.0169945" calcext:value-type="float">
            <text:p>0,016995</text:p>
          </table:table-cell>
          <table:table-cell table:style-name="ce2" office:value-type="float" office:value="650.37" calcext:value-type="float">
            <text:p>650,37</text:p>
          </table:table-cell>
          <table:table-cell/>
          <table:table-cell table:style-name="ce1"/>
          <table:table-cell office:value-type="float" office:value="10.836568004" calcext:value-type="float">
            <text:p>10,836568</text:p>
          </table:table-cell>
          <table:table-cell office:value-type="float" office:value="10.85128922" calcext:value-type="float">
            <text:p>10,851289</text:p>
          </table:table-cell>
          <table:table-cell office:value-type="float" office:value="0.547569" calcext:value-type="float">
            <text:p>0,547569</text:p>
          </table:table-cell>
          <table:table-cell office:value-type="float" office:value="0.56146063" calcext:value-type="float">
            <text:p>0,561461</text:p>
          </table:table-cell>
          <table:table-cell office:value-type="string" calcext:value-type="string">
            <text:p>non reproductible 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15159" calcext:value-type="float">
            <text:p>0,041516</text:p>
          </table:table-cell>
          <table:table-cell table:style-name="ce1" office:value-type="float" office:value="0.0190573" calcext:value-type="float">
            <text:p>0,019057</text:p>
          </table:table-cell>
          <table:table-cell table:style-name="ce2" office:value-type="float" office:value="911.01" calcext:value-type="float">
            <text:p>911,01</text:p>
          </table:table-cell>
          <table:table-cell office:value-type="string" calcext:value-type="string">
            <text:p>hamilton</text:p>
          </table:table-cell>
          <table:table-cell table:style-name="ce1"/>
          <table:table-cell office:value-type="float" office:value="10.83056583" calcext:value-type="float">
            <text:p>10,830566</text:p>
          </table:table-cell>
          <table:table-cell office:value-type="float" office:value="10.857752444" calcext:value-type="float">
            <text:p>10,8577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Basic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72702" calcext:value-type="float">
            <text:p>0,047270</text:p>
          </table:table-cell>
          <table:table-cell table:style-name="ce1" office:value-type="float" office:value="0.025054" calcext:value-type="float">
            <text:p>0,025054</text:p>
          </table:table-cell>
          <table:table-cell table:style-name="ce2" office:value-type="float" office:value="1675.16" calcext:value-type="float">
            <text:p>1675,16</text:p>
          </table:table-cell>
          <table:table-cell/>
          <table:table-cell table:style-name="ce1"/>
          <table:table-cell office:value-type="float" office:value="10.8246919" calcext:value-type="float">
            <text:p>10,824692</text:p>
          </table:table-cell>
          <table:table-cell office:value-type="float" office:value="10.86831484" calcext:value-type="float">
            <text:p>10,868315</text:p>
          </table:table-cell>
          <table:table-cell office:value-type="float" office:value="0.530186" calcext:value-type="float">
            <text:p>0,530186</text:p>
          </table:table-cell>
          <table:table-cell office:value-type="float" office:value="0.55121343" calcext:value-type="float">
            <text:p>0,5512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 office:value-type="string" calcext:value-type="string">
            <text:p>&gt;2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27179" calcext:value-type="float">
            <text:p>0,042718</text:p>
          </table:table-cell>
          <table:table-cell table:style-name="ce1" office:value-type="float" office:value="0.00379227" calcext:value-type="float">
            <text:p>0,003792</text:p>
          </table:table-cell>
          <table:table-cell table:style-name="ce2" office:value-type="float" office:value="1506.02" calcext:value-type="float">
            <text:p>1506,02</text:p>
          </table:table-cell>
          <table:table-cell office:value-type="string" calcext:value-type="string">
            <text:p>hamilt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227695" calcext:value-type="float">
            <text:p>0,022770</text:p>
          </table:table-cell>
          <table:table-cell table:style-name="ce1" office:value-type="float" office:value="0.0139467" calcext:value-type="float">
            <text:p>0,013947</text:p>
          </table:table-cell>
          <table:table-cell table:style-name="ce2" office:value-type="float" office:value="1400.26" calcext:value-type="float">
            <text:p>1400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basic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40143" calcext:value-type="float">
            <text:p>0,040143</text:p>
          </table:table-cell>
          <table:table-cell table:style-name="ce1" office:value-type="float" office:value="0.0299517" calcext:value-type="float">
            <text:p>0,029952</text:p>
          </table:table-cell>
          <table:table-cell table:style-name="ce2" office:value-type="float" office:value="2338.9" calcext:value-type="float">
            <text:p>2338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office:value-type="float" office:value="0.0328673" calcext:value-type="float">
            <text:p>0,032867</text:p>
          </table:table-cell>
          <table:table-cell table:style-name="ce1" office:value-type="float" office:value="0.0299252" calcext:value-type="float">
            <text:p>0,029925</text:p>
          </table:table-cell>
          <table:table-cell table:style-name="ce2" office:value-type="float" office:value="10828.44" calcext:value-type="float">
            <text:p>10828,44</text:p>
          </table:table-cell>
          <table:table-cell table:number-columns-repeated="2"/>
          <table:table-cell office:value-type="float" office:value="10.831039862" calcext:value-type="float">
            <text:p>10,831040</text:p>
          </table:table-cell>
          <table:table-cell office:value-type="float" office:value="10.853643" calcext:value-type="float">
            <text:p>10,853643</text:p>
          </table:table-cell>
          <table:table-cell office:value-type="float" office:value="0.546099" calcext:value-type="float">
            <text:p>0,546099</text:p>
          </table:table-cell>
          <table:table-cell office:value-type="float" office:value="0.5699127" calcext:value-type="float">
            <text:p>0,5699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533074" calcext:value-type="float">
            <text:p>0,053307</text:p>
          </table:table-cell>
          <table:table-cell table:style-name="ce1" office:value-type="float" office:value="0.0189992" calcext:value-type="float">
            <text:p>0,018999</text:p>
          </table:table-cell>
          <table:table-cell table:style-name="ce2" office:value-type="float" office:value="747.27" calcext:value-type="float">
            <text:p>747,27</text:p>
          </table:table-cell>
          <table:table-cell table:number-columns-repeated="2"/>
          <table:table-cell office:value-type="float" office:value="10.816705" calcext:value-type="float">
            <text:p>10,816705</text:p>
          </table:table-cell>
          <table:table-cell/>
          <table:table-cell office:value-type="float" office:value="0.545849" calcext:value-type="float">
            <text:p>0,545849</text:p>
          </table:table-cell>
          <table:table-cell office:value-type="float" office:value="0.56366668" calcext:value-type="float">
            <text:p>0,563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58239" calcext:value-type="float">
            <text:p>0,058239</text:p>
          </table:table-cell>
          <table:table-cell table:style-name="ce1" office:value-type="float" office:value="0.0198205" calcext:value-type="float">
            <text:p>0,019821</text:p>
          </table:table-cell>
          <table:table-cell table:style-name="ce2" office:value-type="float" office:value="684.96" calcext:value-type="float">
            <text:p>684,96</text:p>
          </table:table-cell>
          <table:table-cell table:number-columns-repeated="2"/>
          <table:table-cell office:value-type="float" office:value="10.82729038" calcext:value-type="float">
            <text:p>10,827290</text:p>
          </table:table-cell>
          <table:table-cell office:value-type="float" office:value="10.878849" calcext:value-type="float">
            <text:p>10,878849</text:p>
          </table:table-cell>
          <table:table-cell office:value-type="float" office:value="0.54691319" calcext:value-type="float">
            <text:p>0,546913</text:p>
          </table:table-cell>
          <table:table-cell office:value-type="float" office:value="0.56279818" calcext:value-type="float">
            <text:p>0,5627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466743" calcext:value-type="float">
            <text:p>0,046674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757.19" calcext:value-type="float">
            <text:p>757,19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/>
          <table:table-cell office:value-type="float" office:value="0.5399111" calcext:value-type="float">
            <text:p>0,539911</text:p>
          </table:table-cell>
          <table:table-cell office:value-type="float" office:value="0.561439244" calcext:value-type="float">
            <text:p>0,5614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office:value-type="float" office:value="0.0380311" calcext:value-type="float">
            <text:p>0,038031</text:p>
          </table:table-cell>
          <table:table-cell table:style-name="ce1" office:value-type="float" office:value="0.00508882" calcext:value-type="float">
            <text:p>0,005089</text:p>
          </table:table-cell>
          <table:table-cell table:style-name="ce2" office:value-type="float" office:value="546.62" calcext:value-type="float">
            <text:p>546,62</text:p>
          </table:table-cell>
          <table:table-cell table:number-columns-repeated="2"/>
          <table:table-cell office:value-type="float" office:value="10.8327429" calcext:value-type="float">
            <text:p>10,832743</text:p>
          </table:table-cell>
          <table:table-cell office:value-type="float" office:value="10.87415063" calcext:value-type="float">
            <text:p>10,874151</text:p>
          </table:table-cell>
          <table:table-cell office:value-type="float" office:value="0.54479129" calcext:value-type="float">
            <text:p>0,544791</text:p>
          </table:table-cell>
          <table:table-cell office:value-type="float" office:value="0.549443644" calcext:value-type="float">
            <text:p>0,549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1,21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 office:value-type="float" office:value="0.0334419" calcext:value-type="float">
            <text:p>0,033442</text:p>
          </table:table-cell>
          <table:table-cell table:style-name="ce1" office:value-type="float" office:value="0.0264293" calcext:value-type="float">
            <text:p>0,026429</text:p>
          </table:table-cell>
          <table:table-cell table:style-name="ce2" office:value-type="float" office:value="1545.47" calcext:value-type="float">
            <text:p>1545,47</text:p>
          </table:table-cell>
          <table:table-cell table:number-columns-repeated="2"/>
          <table:table-cell office:value-type="float" office:value="10.83415672" calcext:value-type="float">
            <text:p>10,834157</text:p>
          </table:table-cell>
          <table:table-cell office:value-type="float" office:value="10.8640601" calcext:value-type="float">
            <text:p>10,864060</text:p>
          </table:table-cell>
          <table:table-cell office:value-type="float" office:value="0.53831629" calcext:value-type="float">
            <text:p>0,538316</text:p>
          </table:table-cell>
          <table:table-cell office:value-type="float" office:value="0.562442676" calcext:value-type="float">
            <text:p>0,562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1[-25,25]</text:p>
          </table:table-cell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3</text:p>
          </table:table-cell>
          <table:table-cell office:value-type="float" office:value="0.0211526" calcext:value-type="float">
            <text:p>0,021153</text:p>
          </table:table-cell>
          <table:table-cell table:style-name="ce1" office:value-type="float" office:value="0.0593577" calcext:value-type="float">
            <text:p>0,059358</text:p>
          </table:table-cell>
          <table:table-cell table:style-name="ce2" office:value-type="float" office:value="1123.38" calcext:value-type="float">
            <text:p>1123,38</text:p>
          </table:table-cell>
          <table:table-cell table:number-columns-repeated="2"/>
          <table:table-cell office:value-type="float" office:value="10.8200206" calcext:value-type="float">
            <text:p>10,820021</text:p>
          </table:table-cell>
          <table:table-cell office:value-type="float" office:value="10.874360663" calcext:value-type="float">
            <text:p>10,874361</text:p>
          </table:table-cell>
          <table:table-cell office:value-type="float" office:value="0.52901228" calcext:value-type="float">
            <text:p>0,529012</text:p>
          </table:table-cell>
          <table:table-cell office:value-type="float" office:value="0.549728582" calcext:value-type="float">
            <text:p>0,5497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nincr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427749" calcext:value-type="float">
            <text:p>0,042775</text:p>
          </table:table-cell>
          <table:table-cell table:style-name="ce1" office:value-type="float" office:value="0.020419" calcext:value-type="float">
            <text:p>0,020419</text:p>
          </table:table-cell>
          <table:table-cell table:style-name="ce2" office:value-type="float" office:value="9862.34" calcext:value-type="float">
            <text:p>9862,34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/>
          <table:table-cell office:value-type="float" office:value="10.7802984" calcext:value-type="float">
            <text:p>10,780298</text:p>
          </table:table-cell>
          <table:table-cell office:value-type="float" office:value="11.0299336" calcext:value-type="float">
            <text:p>11,029934</text:p>
          </table:table-cell>
          <table:table-cell office:value-type="float" office:value="0.52419252" calcext:value-type="float">
            <text:p>0,524193</text:p>
          </table:table-cell>
          <table:table-cell office:value-type="float" office:value="0.555287506" calcext:value-type="float">
            <text:p>0,5552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2"/>
          <table:table-cell office:value-type="float" office:value="10.8312605" calcext:value-type="float">
            <text:p>10,831261</text:p>
          </table:table-cell>
          <table:table-cell office:value-type="float" office:value="10.8594072" calcext:value-type="float">
            <text:p>10,859407</text:p>
          </table:table-cell>
          <table:table-cell office:value-type="float" office:value="0.5492831" calcext:value-type="float">
            <text:p>0,549283</text:p>
          </table:table-cell>
          <table:table-cell office:value-type="float" office:value="0.5494267804" calcext:value-type="float">
            <text:p>0,5494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2"/>
          <table:table-cell office:value-type="float" office:value="10.8215003" calcext:value-type="float">
            <text:p>10,821500</text:p>
          </table:table-cell>
          <table:table-cell office:value-type="float" office:value="10.858589" calcext:value-type="float">
            <text:p>10,858589</text:p>
          </table:table-cell>
          <table:table-cell office:value-type="float" office:value="0.5492833" calcext:value-type="float">
            <text:p>0,549283</text:p>
          </table:table-cell>
          <table:table-cell office:value-type="float" office:value="0.549654864" calcext:value-type="float">
            <text:p>0,5496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2"/>
          <table:table-cell office:value-type="float" office:value="10.84125339" calcext:value-type="float">
            <text:p>10,841253</text:p>
          </table:table-cell>
          <table:table-cell office:value-type="float" office:value="10.8655886" calcext:value-type="float">
            <text:p>10,865589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1896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2"/>
          <table:table-cell office:value-type="float" office:value="10.8426883" calcext:value-type="float">
            <text:p>10,842688</text:p>
          </table:table-cell>
          <table:table-cell office:value-type="float" office:value="10.85133025" calcext:value-type="float">
            <text:p>10,851330</text:p>
          </table:table-cell>
          <table:table-cell office:value-type="float" office:value="0.5492826" calcext:value-type="float">
            <text:p>0,549283</text:p>
          </table:table-cell>
          <table:table-cell office:value-type="float" office:value="0.549419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2"/>
          <table:table-cell office:value-type="float" office:value="10.84007885" calcext:value-type="float">
            <text:p>10,840079</text:p>
          </table:table-cell>
          <table:table-cell office:value-type="float" office:value="10.85301" calcext:value-type="float">
            <text:p>10,853010</text:p>
          </table:table-cell>
          <table:table-cell office:value-type="float" office:value="0.54929042" calcext:value-type="float">
            <text:p>0,549290</text:p>
          </table:table-cell>
          <table:table-cell office:value-type="float" office:value="0.5494154" calcext:value-type="float">
            <text:p>0,5494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2"/>
          <table:table-cell office:value-type="float" office:value="10.83300779" calcext:value-type="float">
            <text:p>10,833008</text:p>
          </table:table-cell>
          <table:table-cell office:value-type="float" office:value="10.856061922915" calcext:value-type="float">
            <text:p>10,856062</text:p>
          </table:table-cell>
          <table:table-cell office:value-type="float" office:value="0.5492854" calcext:value-type="float">
            <text:p>0,549285</text:p>
          </table:table-cell>
          <table:table-cell office:value-type="float" office:value="0.54942047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2"/>
          <table:table-cell office:value-type="float" office:value="10.83722391" calcext:value-type="float">
            <text:p>10,837224</text:p>
          </table:table-cell>
          <table:table-cell office:value-type="float" office:value="10.852748817" calcext:value-type="float">
            <text:p>10,852749</text:p>
          </table:table-cell>
          <table:table-cell office:value-type="float" office:value="0.54928547" calcext:value-type="float">
            <text:p>0,549285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2"/>
          <table:table-cell office:value-type="float" office:value="10.842627" calcext:value-type="float">
            <text:p>10,842627</text:p>
          </table:table-cell>
          <table:table-cell office:value-type="float" office:value="10.852206" calcext:value-type="float">
            <text:p>10,852206</text:p>
          </table:table-cell>
          <table:table-cell office:value-type="float" office:value="0.54928949" calcext:value-type="float">
            <text:p>0,549289</text:p>
          </table:table-cell>
          <table:table-cell office:value-type="float" office:value="0.549415874" calcext:value-type="float">
            <text:p>0,5494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2"/>
          <table:table-cell office:value-type="float" office:value="10.833160018" calcext:value-type="float">
            <text:p>10,833160</text:p>
          </table:table-cell>
          <table:table-cell office:value-type="float" office:value="10.85898764" calcext:value-type="float">
            <text:p>10,858988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2"/>
          <table:table-cell office:value-type="float" office:value="10.84239209" calcext:value-type="float">
            <text:p>10,842392</text:p>
          </table:table-cell>
          <table:table-cell office:value-type="float" office:value="10.85321652" calcext:value-type="float">
            <text:p>10,853217</text:p>
          </table:table-cell>
          <table:table-cell office:value-type="float" office:value="0.549290862" calcext:value-type="float">
            <text:p>0,549291</text:p>
          </table:table-cell>
          <table:table-cell office:value-type="float" office:value="0.5494143" calcext:value-type="float">
            <text:p>0,549414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2"/>
          <table:table-cell office:value-type="float" office:value="10.8363758" calcext:value-type="float">
            <text:p>10,836376</text:p>
          </table:table-cell>
          <table:table-cell office:value-type="float" office:value="10.8544869" calcext:value-type="float">
            <text:p>10,854487</text:p>
          </table:table-cell>
          <table:table-cell office:value-type="float" office:value="0.5492849908" calcext:value-type="float">
            <text:p>0,549285</text:p>
          </table:table-cell>
          <table:table-cell office:value-type="float" office:value="0.54942044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2"/>
          <table:table-cell office:value-type="float" office:value="10.837484279" calcext:value-type="float">
            <text:p>10,837484</text:p>
          </table:table-cell>
          <table:table-cell office:value-type="float" office:value="10.854274" calcext:value-type="float">
            <text:p>10,854274</text:p>
          </table:table-cell>
          <table:table-cell office:value-type="float" office:value="0.5492855852" calcext:value-type="float">
            <text:p>0,549286</text:p>
          </table:table-cell>
          <table:table-cell office:value-type="float" office:value="0.549420028" calcext:value-type="float">
            <text:p>0,5494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2"/>
          <table:table-cell office:value-type="float" office:value="10.8374651855" calcext:value-type="float">
            <text:p>10,837465</text:p>
          </table:table-cell>
          <table:table-cell office:value-type="float" office:value="10.85657665366" calcext:value-type="float">
            <text:p>10,856577</text:p>
          </table:table-cell>
          <table:table-cell office:value-type="float" office:value="0.54928761" calcext:value-type="float">
            <text:p>0,549288</text:p>
          </table:table-cell>
          <table:table-cell office:value-type="float" office:value="0.5494179" calcext:value-type="float">
            <text:p>0,5494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2"/>
          <table:table-cell office:value-type="float" office:value="10.8403376" calcext:value-type="float">
            <text:p>10,840338</text:p>
          </table:table-cell>
          <table:table-cell office:value-type="float" office:value="10.853296436" calcext:value-type="float">
            <text:p>10,853296</text:p>
          </table:table-cell>
          <table:table-cell office:value-type="float" office:value="0.5492862" calcext:value-type="float">
            <text:p>0,549286</text:p>
          </table:table-cell>
          <table:table-cell office:value-type="float" office:value="0.54941911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2"/>
          <table:table-cell office:value-type="float" office:value="10.8376403" calcext:value-type="float">
            <text:p>10,837640</text:p>
          </table:table-cell>
          <table:table-cell office:value-type="float" office:value="10.8543140908" calcext:value-type="float">
            <text:p>10,854314</text:p>
          </table:table-cell>
          <table:table-cell office:value-type="float" office:value="0.549299218" calcext:value-type="float">
            <text:p>0,549299</text:p>
          </table:table-cell>
          <table:table-cell office:value-type="float" office:value="0.54940687" calcext:value-type="float">
            <text:p>0,5494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2"/>
          <table:table-cell office:value-type="float" office:value="10.8371392" calcext:value-type="float">
            <text:p>10,837139</text:p>
          </table:table-cell>
          <table:table-cell office:value-type="float" office:value="10.85446" calcext:value-type="float">
            <text:p>10,854460</text:p>
          </table:table-cell>
          <table:table-cell office:value-type="float" office:value="0.549285013" calcext:value-type="float">
            <text:p>0,549285</text:p>
          </table:table-cell>
          <table:table-cell office:value-type="float" office:value="0.54942124087" calcext:value-type="float">
            <text:p>0,5494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2"/>
          <table:table-cell office:value-type="float" office:value="10.83983726" calcext:value-type="float">
            <text:p>10,839837</text:p>
          </table:table-cell>
          <table:table-cell office:value-type="float" office:value="10.8541443" calcext:value-type="float">
            <text:p>10,854144</text:p>
          </table:table-cell>
          <table:table-cell office:value-type="float" office:value="0.549286" calcext:value-type="float">
            <text:p>0,549286</text:p>
          </table:table-cell>
          <table:table-cell office:value-type="float" office:value="0.549419" calcext:value-type="float">
            <text:p>0,5494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2"/>
          <table:table-cell office:value-type="float" office:value="10.837034" calcext:value-type="float">
            <text:p>10,837034</text:p>
          </table:table-cell>
          <table:table-cell office:value-type="float" office:value="10.857729" calcext:value-type="float">
            <text:p>10,857729</text:p>
          </table:table-cell>
          <table:table-cell office:value-type="float" office:value="0.5492992" calcext:value-type="float">
            <text:p>0,549299</text:p>
          </table:table-cell>
          <table:table-cell office:value-type="float" office:value="0.5494064561" calcext:value-type="float">
            <text:p>0,5494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2"/>
          <table:table-cell office:value-type="float" office:value="10.84118228" calcext:value-type="float">
            <text:p>10,841182</text:p>
          </table:table-cell>
          <table:table-cell office:value-type="float" office:value="10.85489" calcext:value-type="float">
            <text:p>10,854890</text:p>
          </table:table-cell>
          <table:table-cell office:value-type="float" office:value="0.5492849" calcext:value-type="float">
            <text:p>0,549285</text:p>
          </table:table-cell>
          <table:table-cell office:value-type="float" office:value="0.549420539" calcext:value-type="float">
            <text:p>0,549421</text:p>
          </table:table-cell>
          <table:table-cell/>
        </table:table-row>
        <table:table-row table:style-name="ro1">
          <table:table-cell table:number-columns-repeated="13"/>
          <table:table-cell table:style-name="ce1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/>
          <table:table-cell table:style-name="ce1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/>
          <table:table-cell table:style-name="ce1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office:value-type="string" calcext:value-type="string">
            <text:p>in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/>
          <table:table-cell office:value-type="float" office:value="-1.4383264" calcext:value-type="float">
            <text:p>-1,438326</text:p>
          </table:table-cell>
          <table:table-cell office:value-type="float" office:value="-0.5454843" calcext:value-type="float">
            <text:p>-0,545484</text:p>
          </table:table-cell>
          <table:table-cell office:value-type="float" office:value="-0.32940578" calcext:value-type="float">
            <text:p>-0,329406</text:p>
          </table:table-cell>
          <table:table-cell office:value-type="float" office:value="0.7214808039" calcext:value-type="float">
            <text:p>0,72148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2"/>
          <table:table-cell office:value-type="float" office:value="-1.4460549" calcext:value-type="float">
            <text:p>-1,446055</text:p>
          </table:table-cell>
          <table:table-cell office:value-type="float" office:value="-0.500788" calcext:value-type="float">
            <text:p>-0,500788</text:p>
          </table:table-cell>
          <table:table-cell office:value-type="float" office:value="-0.43923738" calcext:value-type="float">
            <text:p>-0,439237</text:p>
          </table:table-cell>
          <table:table-cell office:value-type="float" office:value="0.7659543" calcext:value-type="float">
            <text:p>0,76595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2"/>
          <table:table-cell office:value-type="float" office:value="-1.45031111" calcext:value-type="float">
            <text:p>-1,450311</text:p>
          </table:table-cell>
          <table:table-cell office:value-type="float" office:value="-0.5109134" calcext:value-type="float">
            <text:p>-0,510913</text:p>
          </table:table-cell>
          <table:table-cell office:value-type="float" office:value="-0.42329267" calcext:value-type="float">
            <text:p>-0,423293</text:p>
          </table:table-cell>
          <table:table-cell office:value-type="float" office:value="0.7433007563" calcext:value-type="float">
            <text:p>0,7433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/>
          <table:table-cell office:value-type="float" office:value="-1.44766778" calcext:value-type="float">
            <text:p>-1,447668</text:p>
          </table:table-cell>
          <table:table-cell office:value-type="float" office:value="-0.5135577" calcext:value-type="float">
            <text:p>-0,513558</text:p>
          </table:table-cell>
          <table:table-cell office:value-type="float" office:value="-0.4206701" calcext:value-type="float">
            <text:p>-0,420670</text:p>
          </table:table-cell>
          <table:table-cell office:value-type="float" office:value="0.7396055319" calcext:value-type="float">
            <text:p>0,7396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/>
          <table:table-cell office:value-type="float" office:value="-1.447669842" calcext:value-type="float">
            <text:p>-1,447670</text:p>
          </table:table-cell>
          <table:table-cell office:value-type="float" office:value="-0.5135565395" calcext:value-type="float">
            <text:p>-0,513557</text:p>
          </table:table-cell>
          <table:table-cell office:value-type="float" office:value="-0.42067158" calcext:value-type="float">
            <text:p>-0,420672</text:p>
          </table:table-cell>
          <table:table-cell office:value-type="float" office:value="0.73960847" calcext:value-type="float">
            <text:p>0,7396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2"/>
          <table:table-cell office:value-type="float" office:value="-1.44658" calcext:value-type="float">
            <text:p>-1,446580</text:p>
          </table:table-cell>
          <table:table-cell office:value-type="float" office:value="-0.514623" calcext:value-type="float">
            <text:p>-0,514623</text:p>
          </table:table-cell>
          <table:table-cell office:value-type="float" office:value="-0.419567" calcext:value-type="float">
            <text:p>-0,419567</text:p>
          </table:table-cell>
          <table:table-cell office:value-type="float" office:value="0.73806792" calcext:value-type="float">
            <text:p>0,7380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2"/>
          <table:table-cell office:value-type="float" office:value="-1.44751272" calcext:value-type="float">
            <text:p>-1,447513</text:p>
          </table:table-cell>
          <table:table-cell office:value-type="float" office:value="-0.5137023" calcext:value-type="float">
            <text:p>-0,513702</text:p>
          </table:table-cell>
          <table:table-cell office:value-type="float" office:value="-0.4205223" calcext:value-type="float">
            <text:p>-0,420522</text:p>
          </table:table-cell>
          <table:table-cell office:value-type="float" office:value="0.7394137" calcext:value-type="float">
            <text:p>0,7394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/>
          <table:table-cell office:value-type="float" office:value="-1.31024462" calcext:value-type="float">
            <text:p>-1,310245</text:p>
          </table:table-cell>
          <table:table-cell office:value-type="float" office:value="-0.713479755" calcext:value-type="float">
            <text:p>-0,713480</text:p>
          </table:table-cell>
          <table:table-cell office:value-type="float" office:value="-0.2181609" calcext:value-type="float">
            <text:p>-0,218161</text:p>
          </table:table-cell>
          <table:table-cell office:value-type="float" office:value="0.57750083" calcext:value-type="float">
            <text:p>0,57750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/>
          <table:table-cell office:value-type="float" office:value="-1.246541" calcext:value-type="float">
            <text:p>-1,246541</text:p>
          </table:table-cell>
          <table:table-cell office:value-type="float" office:value="-0.7150038096" calcext:value-type="float">
            <text:p>-0,715004</text:p>
          </table:table-cell>
          <table:table-cell office:value-type="float" office:value="-0.18717907" calcext:value-type="float">
            <text:p>-0,187179</text:p>
          </table:table-cell>
          <table:table-cell office:value-type="float" office:value="0.50038645" calcext:value-type="float">
            <text:p>0,5003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/>
          <table:table-cell office:value-type="float" office:value="-1.3346761" calcext:value-type="float">
            <text:p>-1,334676</text:p>
          </table:table-cell>
          <table:table-cell office:value-type="float" office:value="-0.584732" calcext:value-type="float">
            <text:p>-0,584732</text:p>
          </table:table-cell>
          <table:table-cell office:value-type="float" office:value="-0.33984603" calcext:value-type="float">
            <text:p>-0,339846</text:p>
          </table:table-cell>
          <table:table-cell office:value-type="float" office:value="0.67009403" calcext:value-type="float">
            <text:p>0,6700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/>
          <table:table-cell office:value-type="float" office:value="-1.283815" calcext:value-type="float">
            <text:p>-1,283815</text:p>
          </table:table-cell>
          <table:table-cell office:value-type="float" office:value="-0.74918739923" calcext:value-type="float">
            <text:p>-0,749187</text:p>
          </table:table-cell>
          <table:table-cell office:value-type="float" office:value="-0.164548" calcext:value-type="float">
            <text:p>-0,164548</text:p>
          </table:table-cell>
          <table:table-cell office:value-type="float" office:value="0.528118652" calcext:value-type="float">
            <text:p>0,5281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/>
          <table:table-cell office:value-type="float" office:value="-1.27254072" calcext:value-type="float">
            <text:p>-1,272541</text:p>
          </table:table-cell>
          <table:table-cell office:value-type="float" office:value="-0.75839805" calcext:value-type="float">
            <text:p>-0,758398</text:p>
          </table:table-cell>
          <table:table-cell office:value-type="float" office:value="-0.15565444" calcext:value-type="float">
            <text:p>-0,155654</text:p>
          </table:table-cell>
          <table:table-cell office:value-type="float" office:value="0.5168469629" calcext:value-type="float">
            <text:p>0,5168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/>
          <table:table-cell office:value-type="float" office:value="-1.262642" calcext:value-type="float">
            <text:p>-1,262642</text:p>
          </table:table-cell>
          <table:table-cell office:value-type="float" office:value="-0.75812367" calcext:value-type="float">
            <text:p>-0,758124</text:p>
          </table:table-cell>
          <table:table-cell office:value-type="float" office:value="-0.187664" calcext:value-type="float">
            <text:p>-0,187664</text:p>
          </table:table-cell>
          <table:table-cell office:value-type="float" office:value="0.5160218549" calcext:value-type="float">
            <text:p>0,5160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/>
          <table:table-cell office:value-type="float" office:value="-1.2717648" calcext:value-type="float">
            <text:p>-1,271765</text:p>
          </table:table-cell>
          <table:table-cell office:value-type="float" office:value="-0.7421725014" calcext:value-type="float">
            <text:p>-0,742173</text:p>
          </table:table-cell>
          <table:table-cell office:value-type="float" office:value="-0.183665872" calcext:value-type="float">
            <text:p>-0,183666</text:p>
          </table:table-cell>
          <table:table-cell office:value-type="float" office:value="0.52479194" calcext:value-type="float">
            <text:p>0,52479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/>
          <table:table-cell office:value-type="float" office:value="-1.251798" calcext:value-type="float">
            <text:p>-1,251798</text:p>
          </table:table-cell>
          <table:table-cell office:value-type="float" office:value="-0.741092056" calcext:value-type="float">
            <text:p>-0,741092</text:p>
          </table:table-cell>
          <table:table-cell office:value-type="float" office:value="-0.1840483" calcext:value-type="float">
            <text:p>-0,184048</text:p>
          </table:table-cell>
          <table:table-cell office:value-type="float" office:value="0.536836903" calcext:value-type="float">
            <text:p>0,5368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/>
          <table:table-cell office:value-type="float" office:value="-1.260338526" calcext:value-type="float">
            <text:p>-1,260339</text:p>
          </table:table-cell>
          <table:table-cell office:value-type="float" office:value="-0.72449461" calcext:value-type="float">
            <text:p>-0,724495</text:p>
          </table:table-cell>
          <table:table-cell office:value-type="float" office:value="-0.1724404" calcext:value-type="float">
            <text:p>-0,172440</text:p>
          </table:table-cell>
          <table:table-cell office:value-type="float" office:value="0.50520347" calcext:value-type="float">
            <text:p>0,5052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/>
          <table:table-cell office:value-type="float" office:value="-1.256788637" calcext:value-type="float">
            <text:p>-1,256789</text:p>
          </table:table-cell>
          <table:table-cell office:value-type="float" office:value="-0.745136" calcext:value-type="float">
            <text:p>-0,745136</text:p>
          </table:table-cell>
          <table:table-cell office:value-type="float" office:value="-0.1678278" calcext:value-type="float">
            <text:p>-0,167828</text:p>
          </table:table-cell>
          <table:table-cell office:value-type="float" office:value="0.49733226" calcext:value-type="float">
            <text:p>0,49733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/>
          <table:table-cell office:value-type="float" office:value="-1.273756" calcext:value-type="float">
            <text:p>-1,273756</text:p>
          </table:table-cell>
          <table:table-cell office:value-type="float" office:value="-0.726898" calcext:value-type="float">
            <text:p>-0,726898</text:p>
          </table:table-cell>
          <table:table-cell office:value-type="float" office:value="-0.189116" calcext:value-type="float">
            <text:p>-0,189116</text:p>
          </table:table-cell>
          <table:table-cell office:value-type="float" office:value="0.503433971" calcext:value-type="float">
            <text:p>0,50343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/>
          <table:table-cell office:value-type="float" office:value="-1.1598032" calcext:value-type="float">
            <text:p>-1,159803</text:p>
          </table:table-cell>
          <table:table-cell office:value-type="float" office:value="-0.826551" calcext:value-type="float">
            <text:p>-0,826551</text:p>
          </table:table-cell>
          <table:table-cell office:value-type="float" office:value="-0.1079255" calcext:value-type="float">
            <text:p>-0,107926</text:p>
          </table:table-cell>
          <table:table-cell office:value-type="float" office:value="0.387944" calcext:value-type="float">
            <text:p>0,3879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/>
          <table:table-cell office:value-type="float" office:value="-1.11132968" calcext:value-type="float">
            <text:p>-1,111330</text:p>
          </table:table-cell>
          <table:table-cell office:value-type="float" office:value="-0.8658769" calcext:value-type="float">
            <text:p>-0,865877</text:p>
          </table:table-cell>
          <table:table-cell office:value-type="float" office:value="-0.039211385" calcext:value-type="float">
            <text:p>-0,039211</text:p>
          </table:table-cell>
          <table:table-cell office:value-type="float" office:value="0.31397263" calcext:value-type="float">
            <text:p>0,313973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/>
          <table:table-cell office:value-type="float" office:value="-1.220205" calcext:value-type="float">
            <text:p>-1,220205</text:p>
          </table:table-cell>
          <table:table-cell office:value-type="float" office:value="-0.657402" calcext:value-type="float">
            <text:p>-0,657402</text:p>
          </table:table-cell>
          <table:table-cell office:value-type="float" office:value="-0.646224" calcext:value-type="float">
            <text:p>-0,646224</text:p>
          </table:table-cell>
          <table:table-cell office:value-type="float" office:value="-0.007292701826" calcext:value-type="float">
            <text:p>-0,0072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/>
          <table:table-cell office:value-type="float" office:value="-1.1332429" calcext:value-type="float">
            <text:p>-1,133243</text:p>
          </table:table-cell>
          <table:table-cell office:value-type="float" office:value="-0.740404" calcext:value-type="float">
            <text:p>-0,740404</text:p>
          </table:table-cell>
          <table:table-cell office:value-type="float" office:value="-0.5558009" calcext:value-type="float">
            <text:p>-0,555801</text:p>
          </table:table-cell>
          <table:table-cell office:value-type="float" office:value="-0.115721952" calcext:value-type="float">
            <text:p>-0,115722</text:p>
          </table:table-cell>
          <table:table-cell/>
        </table:table-row>
        <table:table-row table:style-name="ro1" table:number-rows-repeated="104822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olver3.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5" table:number-columns-repeated="12" table:default-cell-style-name="Default"/>
        <table:table-column table:style-name="co5" table:default-cell-style-name="ce2"/>
        <table:table-column table:style-name="co5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avec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/>
          <table:table-cell office:value-type="string" calcext:value-type="string">
            <text:p>ref algo lin.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11" calcext:value-type="float">
            <text:p>0,005431</text:p>
          </table:table-cell>
          <table:table-cell table:style-name="ce1"/>
          <table:table-cell table:style-name="ce2" office:value-type="float" office:value="1.3" calcext:value-type="float">
            <text:p>1,30</text:p>
          </table:table-cell>
          <table:table-cell table:number-columns-repeated="2"/>
          <table:table-cell office:value-type="float" office:value="0.78" calcext:value-type="float">
            <text:p>0,7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3.07" calcext:value-type="float">
            <text:p>3,07</text:p>
          </table:table-cell>
          <table:table-cell table:number-columns-repeated="2"/>
          <table:table-cell office:value-type="float" office:value="2.38" calcext:value-type="float">
            <text:p>2,3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49" calcext:value-type="float">
            <text:p>3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2.58" calcext:value-type="float">
            <text:p>2,58</text:p>
          </table:table-cell>
          <table:table-cell office:value-type="float" office:value="4.54" calcext:value-type="float">
            <text:p>4,54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12.59" calcext:value-type="float">
            <text:p>12,59</text:p>
          </table:table-cell>
          <table:table-cell office:value-type="float" office:value="4.74" calcext:value-type="float">
            <text:p>4,74</text:p>
          </table:table-cell>
          <table:table-cell office:value-type="float" office:value="5.47" calcext:value-type="float">
            <text:p>5,47</text:p>
          </table:table-cell>
          <table:table-cell office:value-type="float" office:value="5.22" calcext:value-type="float">
            <text:p>5,22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 office:value-type="float" office:value="68.38" calcext:value-type="float">
            <text:p>68,38</text:p>
          </table:table-cell>
          <table:table-cell office:value-type="float" office:value="5.78" calcext:value-type="float">
            <text:p>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0543" calcext:value-type="float">
            <text:p>0,005430</text:p>
          </table:table-cell>
          <table:table-cell table:style-name="ce1"/>
          <table:table-cell table:style-name="ce2"/>
          <table:table-cell office:value-type="float" office:value="3.16" calcext:value-type="float">
            <text:p>3,16</text:p>
          </table:table-cell>
          <table:table-cell office:value-type="float" office:value="3.88" calcext:value-type="float">
            <text:p>3,88</text:p>
          </table:table-cell>
          <table:table-cell office:value-type="float" office:value="3.88" calcext:value-type="float">
            <text:p>3,8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/>
          <table:table-cell table:number-columns-repeated="2"/>
          <table:table-cell office:value-type="float" office:value="1.05" calcext:value-type="float">
            <text:p>1,05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26" calcext:value-type="float">
            <text:p>4,2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/>
          <table:table-cell table:number-columns-repeated="2"/>
          <table:table-cell office:value-type="float" office:value="4.46" calcext:value-type="float">
            <text:p>4,46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0774523" calcext:value-type="float">
            <text:p>0,007745</text:p>
          </table:table-cell>
          <table:table-cell table:style-name="ce1"/>
          <table:table-cell table:style-name="ce2" office:value-type="float" office:value="16.6" calcext:value-type="float">
            <text:p>16,6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982795" calcext:value-type="float">
            <text:p>0,009828</text:p>
          </table:table-cell>
          <table:table-cell table:style-name="ce1"/>
          <table:table-cell table:style-name="ce2" office:value-type="float" office:value="20.53" calcext:value-type="float">
            <text:p>20,5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115305" calcext:value-type="float">
            <text:p>0,011531</text:p>
          </table:table-cell>
          <table:table-cell table:style-name="ce2" table:number-columns-repeated="2"/>
          <table:table-cell office:value-type="float" office:value="11.88" calcext:value-type="float">
            <text:p>11,8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599" calcext:value-type="float">
            <text:p>0,003386</text:p>
          </table:table-cell>
          <table:table-cell table:style-name="ce2"/>
          <table:table-cell table:style-name="ce2"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79" calcext:value-type="float">
            <text:p>0,003379</text:p>
          </table:table-cell>
          <table:table-cell table:style-name="ce2"/>
          <table:table-cell table:style-name="ce2" office:value-type="float" office:value="4.91" calcext:value-type="float">
            <text:p>4,91</text:p>
          </table:table-cell>
          <table:table-cell office:value-type="float" office:value="3.46" calcext:value-type="float">
            <text:p>3,4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.43" calcext:value-type="float">
            <text:p>10,43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 table:number-columns-repeated="2"/>
          <table:table-cell office:value-type="float" office:value="0.75" calcext:value-type="float">
            <text:p>0,75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294488" calcext:value-type="float">
            <text:p>0,002945</text:p>
          </table:table-cell>
          <table:table-cell table:style-name="ce2"/>
          <table:table-cell table:style-name="ce2" office:value-type="float" office:value="10" calcext:value-type="float">
            <text:p>10,00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68" calcext:value-type="float">
            <text:p>1,68</text:p>
          </table:table-cell>
          <table:table-cell office:value-type="float" office:value="1.74" calcext:value-type="float">
            <text:p>1,74</text:p>
          </table:table-cell>
          <table:table-cell/>
          <table:table-cell office:value-type="float" office:value="0.98" calcext:value-type="float">
            <text:p>0,9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1"/>
          <table:table-cell table:style-name="ce2" office:value-type="float" office:value="2.5" calcext:value-type="float">
            <text:p>2,50</text:p>
          </table:table-cell>
          <table:table-cell office:value-type="float" office:value="2.56" calcext:value-type="float">
            <text:p>2,5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2" calcext:value-type="float">
            <text:p>0,004812</text:p>
          </table:table-cell>
          <table:table-cell table:style-name="ce2" table:number-columns-repeated="2"/>
          <table:table-cell office:value-type="float" office:value="1.21" calcext:value-type="float">
            <text:p>1,2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2.58" calcext:value-type="float">
            <text:p>2,5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4.17" calcext:value-type="float">
            <text:p>4,17</text:p>
          </table:table-cell>
          <table:table-cell office:value-type="float" office:value="4.68" calcext:value-type="float">
            <text:p>4,68</text:p>
          </table:table-cell>
          <table:table-cell/>
          <table:table-cell office:value-type="float" office:value="4.89" calcext:value-type="float">
            <text:p>4,89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5.66" calcext:value-type="float">
            <text:p>5,66</text:p>
          </table:table-cell>
          <table:table-cell office:value-type="float" office:value="5.65" calcext:value-type="float">
            <text:p>5,6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28" calcext:value-type="float">
            <text:p>3,2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 table:number-columns-repeated="2"/>
          <table:table-cell office:value-type="float" office:value="3.75" calcext:value-type="float">
            <text:p>3,75</text:p>
          </table:table-cell>
          <table:table-cell office:value-type="float" office:value="3.21" calcext:value-type="float">
            <text:p>3,21</text:p>
          </table:table-cell>
          <table:table-cell office:value-type="float" office:value="3" calcext:value-type="float">
            <text:p>3,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23.27" calcext:value-type="float">
            <text:p>23,27</text:p>
          </table:table-cell>
          <table:table-cell office:value-type="float" office:value="4.37" calcext:value-type="float">
            <text:p>4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188" calcext:value-type="float">
            <text:p>0,004812</text:p>
          </table:table-cell>
          <table:table-cell table:style-name="ce2"/>
          <table:table-cell table:style-name="ce2" office:value-type="float" office:value="38.83" calcext:value-type="float">
            <text:p>38,83</text:p>
          </table:table-cell>
          <table:table-cell office:value-type="float" office:value="7.2" calcext:value-type="float">
            <text:p>7,2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3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84886" calcext:value-type="float">
            <text:p>0,000185</text:p>
          </table:table-cell>
          <table:table-cell table:style-name="ce1" office:value-type="float" office:value="0.000214603" calcext:value-type="float">
            <text:p>0,000215</text:p>
          </table:table-cell>
          <table:table-cell table:style-name="ce2" office:value-type="float" office:value="3.54" calcext:value-type="float">
            <text:p>3,54</text:p>
          </table:table-cell>
          <table:table-cell table:number-columns-repeated="3"/>
          <table:table-cell table:style-name="ce1" office:value-type="float" office:value="-0.3452948346" calcext:value-type="float">
            <text:p>-0,345295</text:p>
          </table:table-cell>
          <table:table-cell table:style-name="ce1" office:value-type="float" office:value="-0.34515529" calcext:value-type="float">
            <text:p>-0,345155</text:p>
          </table:table-cell>
          <table:table-cell table:style-name="ce1" office:value-type="float" office:value="-0.9385456" calcext:value-type="float">
            <text:p>-0,938546</text:p>
          </table:table-cell>
          <table:table-cell table:style-name="ce1" office:value-type="float" office:value="-0.9384942" calcext:value-type="float">
            <text:p>-0,938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38876" calcext:value-type="float">
            <text:p>0,000139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4.12" calcext:value-type="float">
            <text:p>4,1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0190539" calcext:value-type="float">
            <text:p>0,000191</text:p>
          </table:table-cell>
          <table:table-cell table:style-name="ce1" office:value-type="float" office:value="0.000213435" calcext:value-type="float">
            <text:p>0,000213</text:p>
          </table:table-cell>
          <table:table-cell table:style-name="ce2"/>
          <table:table-cell office:value-type="float" office:value="6.48" calcext:value-type="float">
            <text:p>6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 table:style-name="ce2"/>
          <table:table-cell office:value-type="float" office:value="6.72" calcext:value-type="float">
            <text:p>6,7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12885" calcext:value-type="float">
            <text:p>0,000113</text:p>
          </table:table-cell>
          <table:table-cell table:style-name="ce2" office:value-type="float" office:value="7.1" calcext:value-type="float">
            <text:p>7,10</text:p>
          </table:table-cell>
          <table:table-cell office:value-type="float" office:value="6.67" calcext:value-type="float">
            <text:p>6,67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9527" calcext:value-type="float">
            <text:p>0,000110</text:p>
          </table:table-cell>
          <table:table-cell table:style-name="ce1" office:value-type="float" office:value="0.00010953" calcext:value-type="float">
            <text:p>0,000110</text:p>
          </table:table-cell>
          <table:table-cell/>
          <table:table-cell office:value-type="float" office:value="6.71" calcext:value-type="float">
            <text:p>6,71</text:p>
          </table:table-cell>
          <table:table-cell table:number-columns-repeated="2"/>
          <table:table-cell table:style-name="ce1" office:value-type="float" office:value="-0.3452991738" calcext:value-type="float">
            <text:p>-0,345299</text:p>
          </table:table-cell>
          <table:table-cell table:style-name="ce1" office:value-type="float" office:value="-0.34519329867" calcext:value-type="float">
            <text:p>-0,345193</text:p>
          </table:table-cell>
          <table:table-cell table:style-name="ce1" office:value-type="float" office:value="-0.9385316" calcext:value-type="float">
            <text:p>-0,938532</text:p>
          </table:table-cell>
          <table:table-cell table:style-name="ce1" office:value-type="float" office:value="-0.93849266" calcext:value-type="float">
            <text:p>-0,938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357" calcext:value-type="float">
            <text:p>0,000114</text:p>
          </table:table-cell>
          <table:table-cell table:style-name="ce1" office:value-type="float" office:value="0.000127829" calcext:value-type="float">
            <text:p>0,000128</text:p>
          </table:table-cell>
          <table:table-cell table:style-name="ce2" office:value-type="float" office:value="26.41" calcext:value-type="float">
            <text:p>26,4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7028" calcext:value-type="float">
            <text:p>0,000107</text:p>
          </table:table-cell>
          <table:table-cell table:style-name="ce2" office:value-type="float" office:value="50.86" calcext:value-type="float">
            <text:p>50,86</text:p>
          </table:table-cell>
          <table:table-cell office:value-type="float" office:value="7.19" calcext:value-type="float">
            <text:p>7,19</text:p>
          </table:table-cell>
          <table:table-cell table:number-columns-repeated="2"/>
          <table:table-cell table:style-name="ce1" office:value-type="float" office:value="-0.3452872836" calcext:value-type="float">
            <text:p>-0,345287</text:p>
          </table:table-cell>
          <table:table-cell table:style-name="ce1" office:value-type="float" office:value="-0.34523111" calcext:value-type="float">
            <text:p>-0,345231</text:p>
          </table:table-cell>
          <table:table-cell table:style-name="ce1" office:value-type="float" office:value="-0.9385177" calcext:value-type="float">
            <text:p>-0,938518</text:p>
          </table:table-cell>
          <table:table-cell table:style-name="ce1" office:value-type="float" office:value="-0.938497" calcext:value-type="float">
            <text:p>-0,9384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01308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/>
          <table:table-cell office:value-type="float" office:value="6.88" calcext:value-type="float">
            <text:p>6,88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1" office:value-type="float" office:value="-0.3452872" calcext:value-type="float">
            <text:p>-0,345287</text:p>
          </table:table-cell>
          <table:table-cell table:style-name="ce1" office:value-type="float" office:value="-0.34523002697" calcext:value-type="float">
            <text:p>-0,345230</text:p>
          </table:table-cell>
          <table:table-cell table:style-name="ce1" office:value-type="float" office:value="-0.938537177" calcext:value-type="float">
            <text:p>-0,938537</text:p>
          </table:table-cell>
          <table:table-cell table:style-name="ce1" office:value-type="float" office:value="-0.93848347" calcext:value-type="float">
            <text:p>-0,9384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17203" calcext:value-type="float">
            <text:p>0,000117</text:p>
          </table:table-cell>
          <table:table-cell table:style-name="ce1" office:value-type="float" office:value="0.000111524" calcext:value-type="float">
            <text:p>0,000112</text:p>
          </table:table-cell>
          <table:table-cell table:style-name="ce2"/>
          <table:table-cell office:value-type="float" office:value="4.26" calcext:value-type="float">
            <text:p>4,26</text:p>
          </table:table-cell>
          <table:table-cell office:value-type="float" office:value="9.24" calcext:value-type="float">
            <text:p>9,24</text:p>
          </table:table-cell>
          <table:table-cell/>
          <table:table-cell table:style-name="ce1" office:value-type="float" office:value="-0.3452803" calcext:value-type="float">
            <text:p>-0,345280</text:p>
          </table:table-cell>
          <table:table-cell table:style-name="ce1" office:value-type="float" office:value="-0.345239" calcext:value-type="float">
            <text:p>-0,345239</text:p>
          </table:table-cell>
          <table:table-cell table:style-name="ce1" office:value-type="float" office:value="-0.93851479" calcext:value-type="float">
            <text:p>-0,938515</text:p>
          </table:table-cell>
          <table:table-cell table:style-name="ce1" office:value-type="float" office:value="0.93851491" calcext:value-type="float">
            <text:p>0,9385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6076" calcext:value-type="float">
            <text:p>0,000106</text:p>
          </table:table-cell>
          <table:table-cell table:style-name="ce2"/>
          <table:table-cell office:value-type="float" office:value="6.12" calcext:value-type="float">
            <text:p>6,12</text:p>
          </table:table-cell>
          <table:table-cell office:value-type="float" office:value="11.23" calcext:value-type="float">
            <text:p>11,23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0871" calcext:value-type="float">
            <text:p>0,000109</text:p>
          </table:table-cell>
          <table:table-cell table:style-name="ce1" office:value-type="float" office:value="0.0001127" calcext:value-type="float">
            <text:p>0,000113</text:p>
          </table:table-cell>
          <table:table-cell table:style-name="ce2"/>
          <table:table-cell office:value-type="float" office:value="9.68" calcext:value-type="float">
            <text:p>9,68</text:p>
          </table:table-cell>
          <table:table-cell office:value-type="float" office:value="10.03" calcext:value-type="float">
            <text:p>10,03</text:p>
          </table:table-cell>
          <table:table-cell office:value-type="float" office:value="9.48" calcext:value-type="float">
            <text:p>9,48</text:p>
          </table:table-cell>
          <table:table-cell table:style-name="ce1" office:value-type="float" office:value="-0.34527432" calcext:value-type="float">
            <text:p>-0,345274</text:p>
          </table:table-cell>
          <table:table-cell table:style-name="ce1" office:value-type="float" office:value="-0.34524121" calcext:value-type="float">
            <text:p>-0,345241</text:p>
          </table:table-cell>
          <table:table-cell table:style-name="ce1" office:value-type="float" office:value="-0.938513986" calcext:value-type="float">
            <text:p>-0,938514</text:p>
          </table:table-cell>
          <table:table-cell table:style-name="ce1" office:value-type="float" office:value="-0.93850180629" calcext:value-type="float">
            <text:p>-0,9385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03938" calcext:value-type="float">
            <text:p>0,000104</text:p>
          </table:table-cell>
          <table:table-cell table:style-name="ce2" office:value-type="float" office:value="142.32" calcext:value-type="float">
            <text:p>142,32</text:p>
          </table:table-cell>
          <table:table-cell table:number-columns-repeated="3"/>
          <table:table-cell table:style-name="ce1" office:value-type="float" office:value="-0.345279454" calcext:value-type="float">
            <text:p>-0,345279</text:p>
          </table:table-cell>
          <table:table-cell table:style-name="ce1" office:value-type="float" office:value="-0.3452386" calcext:value-type="float">
            <text:p>-0,345239</text:p>
          </table:table-cell>
          <table:table-cell table:style-name="ce1" office:value-type="float" office:value="-0.938514948" calcext:value-type="float">
            <text:p>-0,938515</text:p>
          </table:table-cell>
          <table:table-cell table:style-name="ce1" office:value-type="float" office:value="-0.93849991" calcext:value-type="float">
            <text:p>-0,9385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397" calcext:value-type="float">
            <text:p>0,016940</text:p>
          </table:table-cell>
          <table:table-cell table:style-name="ce1" office:value-type="float" office:value="0.0200566" calcext:value-type="float">
            <text:p>0,020057</text:p>
          </table:table-cell>
          <table:table-cell table:style-name="ce2" office:value-type="float" office:value="14.28" calcext:value-type="float">
            <text:p>14,2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 table:style-name="ce1" office:value-type="float" office:value="0.0169558" calcext:value-type="float">
            <text:p>0,016956</text:p>
          </table:table-cell>
          <table:table-cell table:style-name="ce1" office:value-type="float" office:value="0.0198618" calcext:value-type="float">
            <text:p>0,019862</text:p>
          </table:table-cell>
          <table:table-cell table:style-name="ce2" office:value-type="float" office:value="10.59" calcext:value-type="float">
            <text:p>10,5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4" calcext:value-type="float">
            <text:p>7,40</text:p>
          </table:table-cell>
          <table:table-cell/>
          <table:table-cell office:value-type="float" office:value="7.75" calcext:value-type="float">
            <text:p>7,75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9</text:p>
          </table:table-cell>
          <table:table-cell table:style-name="ce1" office:value-type="string" calcext:value-type="string">
            <text:p>&gt;8000 sol.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229283" calcext:value-type="float">
            <text:p>0,022928</text:p>
          </table:table-cell>
          <table:table-cell table:style-name="ce1" office:value-type="float" office:value="0.0146975" calcext:value-type="float">
            <text:p>0,014698</text:p>
          </table:table-cell>
          <table:table-cell table:style-name="ce2" office:value-type="float" office:value="41.44" calcext:value-type="float">
            <text:p>41,4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 </text:p>
          </table:table-cell>
          <table:table-cell table:style-name="ce1" office:value-type="float" office:value="0.0147112" calcext:value-type="float">
            <text:p>0,014711</text:p>
          </table:table-cell>
          <table:table-cell table:style-name="ce1" office:value-type="float" office:value="0.0157831" calcext:value-type="float">
            <text:p>0,015783</text:p>
          </table:table-cell>
          <table:table-cell table:style-name="ce2" office:value-type="float" office:value="42.64" calcext:value-type="float">
            <text:p>4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09133" calcext:value-type="float">
            <text:p>0,020913</text:p>
          </table:table-cell>
          <table:table-cell table:style-name="ce1" office:value-type="float" office:value="0.016038" calcext:value-type="float">
            <text:p>0,016038</text:p>
          </table:table-cell>
          <table:table-cell table:style-name="ce2" office:value-type="float" office:value="24.86" calcext:value-type="float">
            <text:p>24,8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161418" calcext:value-type="float">
            <text:p>0,016142</text:p>
          </table:table-cell>
          <table:table-cell table:style-name="ce1" office:value-type="float" office:value="0.0190765" calcext:value-type="float">
            <text:p>0,019077</text:p>
          </table:table-cell>
          <table:table-cell table:style-name="ce2" office:value-type="float" office:value="31.93" calcext:value-type="float">
            <text:p>31,93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/>
          <table:table-cell table:number-columns-repeated="2"/>
          <table:table-cell office:value-type="float" office:value="42.14" calcext:value-type="float">
            <text:p>42,14</text:p>
          </table:table-cell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896" calcext:value-type="float">
            <text:p>0,318960</text:p>
          </table:table-cell>
          <table:table-cell table:style-name="ce1"/>
          <table:table-cell table:style-name="ce2" office:value-type="float" office:value="16.92" calcext:value-type="float">
            <text:p>16,9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28" calcext:value-type="float">
            <text:p>0,279328</text:p>
          </table:table-cell>
          <table:table-cell table:style-name="ce1"/>
          <table:table-cell table:style-name="ce2"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10498" calcext:value-type="float">
            <text:p>0,310498</text:p>
          </table:table-cell>
          <table:table-cell table:style-name="ce1"/>
          <table:table-cell table:style-name="ce2"/>
          <table:table-cell office:value-type="float" office:value="15.49" calcext:value-type="float">
            <text:p>15,4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279306" calcext:value-type="float">
            <text:p>0,279306</text:p>
          </table:table-cell>
          <table:table-cell table:style-name="ce1"/>
          <table:table-cell table:style-name="ce2"/>
          <table:table-cell office:value-type="float" office:value="57.82" calcext:value-type="float">
            <text:p>57,8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306862" calcext:value-type="float">
            <text:p>0,306862</text:p>
          </table:table-cell>
          <table:table-cell table:style-name="ce1"/>
          <table:table-cell table:style-name="ce2"/>
          <table:table-cell office:value-type="float" office:value="64.54" calcext:value-type="float">
            <text:p>64,5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2.28" calcext:value-type="float">
            <text:p>42,28</text:p>
          </table:table-cell>
          <table:table-cell office:value-type="float" office:value="40.68" calcext:value-type="float">
            <text:p>40,6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67" calcext:value-type="float">
            <text:p>0,262767</text:p>
          </table:table-cell>
          <table:table-cell table:style-name="ce2"/>
          <table:table-cell/>
          <table:table-cell office:value-type="float" office:value="58.63" calcext:value-type="float">
            <text:p>58,63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752" calcext:value-type="float">
            <text:p>0,262752</text:p>
          </table:table-cell>
          <table:table-cell table:style-name="ce2"/>
          <table:table-cell/>
          <table:table-cell office:value-type="float" office:value="68.59" calcext:value-type="float">
            <text:p>68,59</text:p>
          </table:table-cell>
          <table:table-cell table:number-columns-repeated="2"/>
          <table:table-cell table:style-name="ce1" office:value-type="float" office:value="0.59398161" calcext:value-type="float">
            <text:p>0,593982</text:p>
          </table:table-cell>
          <table:table-cell table:style-name="ce1" office:value-type="float" office:value="0.6579864061" calcext:value-type="float">
            <text:p>0,657986</text:p>
          </table:table-cell>
          <table:table-cell table:style-name="ce1" office:value-type="float" office:value="0.913502719" calcext:value-type="float">
            <text:p>0,913503</text:p>
          </table:table-cell>
          <table:table-cell table:style-name="ce1" office:value-type="float" office:value="0.9415429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73784" calcext:value-type="float">
            <text:p>0,273784</text:p>
          </table:table-cell>
          <table:table-cell table:style-name="ce2"/>
          <table:table-cell table:style-name="ce2" office:value-type="float" office:value="45.22" calcext:value-type="float">
            <text:p>45,2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3306" calcext:value-type="float">
            <text:p>0,263306</text:p>
          </table:table-cell>
          <table:table-cell table:style-name="ce2"/>
          <table:table-cell table:style-name="ce2" office:value-type="float" office:value="91.09" calcext:value-type="float">
            <text:p>91,0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64" calcext:value-type="float">
            <text:p>0,262664</text:p>
          </table:table-cell>
          <table:table-cell table:style-name="ce2"/>
          <table:table-cell table:style-name="ce2" office:value-type="float" office:value="101.52" calcext:value-type="float">
            <text:p>101,52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 table:number-columns-repeated="2"/>
          <table:table-cell office:value-type="float" office:value="23.35" calcext:value-type="float">
            <text:p>23,3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" calcext:value-type="float">
            <text:p>0,657985</text:p>
          </table:table-cell>
          <table:table-cell table:style-name="ce1" office:value-type="float" office:value="0.913560544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253" calcext:value-type="float">
            <text:p>0,261253</text:p>
          </table:table-cell>
          <table:table-cell table:style-name="ce2" table:number-columns-repeated="2"/>
          <table:table-cell/>
          <table:table-cell office:value-type="float" office:value="7.48" calcext:value-type="float">
            <text:p>7,48</text:p>
          </table:table-cell>
          <table:table-cell/>
          <table:table-cell table:style-name="ce1" office:value-type="float" office:value="0.593977557" calcext:value-type="float">
            <text:p>0,593978</text:p>
          </table:table-cell>
          <table:table-cell table:style-name="ce1" office:value-type="float" office:value="0.657984625" calcext:value-type="float">
            <text:p>0,657985</text:p>
          </table:table-cell>
          <table:table-cell table:style-name="ce1" office:value-type="float" office:value="0.9135752853" calcext:value-type="float">
            <text:p>0,913575</text:p>
          </table:table-cell>
          <table:table-cell table:style-name="ce1" office:value-type="float" office:value="0.9415103498313" calcext:value-type="float">
            <text:p>0,9415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17" calcext:value-type="float">
            <text:p>0,261317</text:p>
          </table:table-cell>
          <table:table-cell table:style-name="ce2" table:number-columns-repeated="2"/>
          <table:table-cell/>
          <table:table-cell office:value-type="float" office:value="14.05" calcext:value-type="float">
            <text:p>14,05</text:p>
          </table:table-cell>
          <table:table-cell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6" calcext:value-type="float">
            <text:p>0,261386</text:p>
          </table:table-cell>
          <table:table-cell table:style-name="ce2" table:number-columns-repeated="2"/>
          <table:table-cell/>
          <table:table-cell office:value-type="float" office:value="9.78" calcext:value-type="float">
            <text:p>9,78</text:p>
          </table:table-cell>
          <table:table-cell/>
          <table:table-cell table:style-name="ce1" office:value-type="float" office:value="0.59397979899" calcext:value-type="float">
            <text:p>0,593980</text:p>
          </table:table-cell>
          <table:table-cell table:style-name="ce1" office:value-type="float" office:value="0.657980901" calcext:value-type="float">
            <text:p>0,657981</text:p>
          </table:table-cell>
          <table:table-cell table:style-name="ce1" office:value-type="float" office:value="0.9135617" calcext:value-type="float">
            <text:p>0,913562</text:p>
          </table:table-cell>
          <table:table-cell table:style-name="ce1" office:value-type="float" office:value="0.9415246157" calcext:value-type="float">
            <text:p>0,941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61" calcext:value-type="float">
            <text:p>0,261361</text:p>
          </table:table-cell>
          <table:table-cell table:style-name="ce2" table:number-columns-repeated="2"/>
          <table:table-cell table:number-columns-repeated="2"/>
          <table:table-cell office:value-type="float" office:value="20.35" calcext:value-type="float">
            <text:p>20,35</text:p>
          </table:table-cell>
          <table:table-cell table:style-name="ce1" office:value-type="float" office:value="0.5939803016" calcext:value-type="float">
            <text:p>0,593980</text:p>
          </table:table-cell>
          <table:table-cell table:style-name="ce1" office:value-type="float" office:value="0.6579867" calcext:value-type="float">
            <text:p>0,657987</text:p>
          </table:table-cell>
          <table:table-cell table:style-name="ce1" office:value-type="float" office:value="0.913565384" calcext:value-type="float">
            <text:p>0,913565</text:p>
          </table:table-cell>
          <table:table-cell table:style-name="ce1" office:value-type="float" office:value="0.941518154" calcext:value-type="float">
            <text:p>0,9415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4" calcext:value-type="float">
            <text:p>0,261384</text:p>
          </table:table-cell>
          <table:table-cell table:style-name="ce2" table:number-columns-repeated="2"/>
          <table:table-cell office:value-type="float" office:value="21.92" calcext:value-type="float">
            <text:p>21,92</text:p>
          </table:table-cell>
          <table:table-cell/>
          <table:table-cell office:value-type="float" office:value="11.89" calcext:value-type="float">
            <text:p>11,89</text:p>
          </table:table-cell>
          <table:table-cell table:style-name="ce1" office:value-type="float" office:value="0.5939817907083" calcext:value-type="float">
            <text:p>0,593982</text:p>
          </table:table-cell>
          <table:table-cell table:style-name="ce1" office:value-type="float" office:value="0.6579846004" calcext:value-type="float">
            <text:p>0,657985</text:p>
          </table:table-cell>
          <table:table-cell table:style-name="ce1" office:value-type="float" office:value="0.91356264" calcext:value-type="float">
            <text:p>0,913563</text:p>
          </table:table-cell>
          <table:table-cell table:style-name="ce1" office:value-type="float" office:value="0.94152118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138.93" calcext:value-type="float">
            <text:p>138,93</text:p>
          </table:table-cell>
          <table:table-cell office:value-type="float" office:value="34.9" calcext:value-type="float">
            <text:p>34,90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" calcext:value-type="float">
            <text:p>0,657985</text:p>
          </table:table-cell>
          <table:table-cell table:style-name="ce1" office:value-type="float" office:value="0.9135626" calcext:value-type="float">
            <text:p>0,913563</text:p>
          </table:table-cell>
          <table:table-cell table:style-name="ce1" office:value-type="float" office:value="0.941521" calcext:value-type="float">
            <text:p>0,9415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9.84" calcext:value-type="float">
            <text:p>39,84</text:p>
          </table:table-cell>
          <table:table-cell table:number-columns-repeated="2"/>
          <table:table-cell table:style-name="ce1" office:value-type="float" office:value="0.59398181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/>
          <table:table-cell office:value-type="float" office:value="46.37" calcext:value-type="float">
            <text:p>46,3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9.14" calcext:value-type="float">
            <text:p>219,1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83" calcext:value-type="float">
            <text:p>0,261383</text:p>
          </table:table-cell>
          <table:table-cell table:style-name="ce2"/>
          <table:table-cell table:style-name="ce2" office:value-type="float" office:value="216.75" calcext:value-type="float">
            <text:p>216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2604" calcext:value-type="float">
            <text:p>0,262604</text:p>
          </table:table-cell>
          <table:table-cell table:style-name="ce2"/>
          <table:table-cell/>
          <table:table-cell office:value-type="float" office:value="46.83" calcext:value-type="float">
            <text:p>46,83</text:p>
          </table:table-cell>
          <table:table-cell table:number-columns-repeated="2"/>
          <table:table-cell table:style-name="ce1" office:value-type="float" office:value="0.5939816158" calcext:value-type="float">
            <text:p>0,593982</text:p>
          </table:table-cell>
          <table:table-cell table:style-name="ce1" office:value-type="float" office:value="0.6579864" calcext:value-type="float">
            <text:p>0,657986</text:p>
          </table:table-cell>
          <table:table-cell table:style-name="ce1" office:value-type="float" office:value="0.9135268" calcext:value-type="float">
            <text:p>0,913527</text:p>
          </table:table-cell>
          <table:table-cell table:style-name="ce1" office:value-type="float" office:value="0.941542569936" calcext:value-type="float">
            <text:p>0,9415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<text:span text:style-name="T1"> </text:span>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1396" calcext:value-type="float">
            <text:p>0,261396</text:p>
          </table:table-cell>
          <table:table-cell table:style-name="ce2"/>
          <table:table-cell/>
          <table:table-cell office:value-type="float" office:value="33.55" calcext:value-type="float">
            <text:p>33,55</text:p>
          </table:table-cell>
          <table:table-cell table:number-columns-repeated="2"/>
          <table:table-cell table:style-name="ce1" office:value-type="float" office:value="0.59398181057" calcext:value-type="float">
            <text:p>0,593982</text:p>
          </table:table-cell>
          <table:table-cell table:style-name="ce1" office:value-type="float" office:value="0.65798456627" calcext:value-type="float">
            <text:p>0,657985</text:p>
          </table:table-cell>
          <table:table-cell table:style-name="ce1" office:value-type="float" office:value="0.9135605" calcext:value-type="float">
            <text:p>0,913561</text:p>
          </table:table-cell>
          <table:table-cell table:style-name="ce1" office:value-type="float" office:value="0.941522159" calcext:value-type="float">
            <text:p>0,94152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-picsam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260463" calcext:value-type="float">
            <text:p>0,260463</text:p>
          </table:table-cell>
          <table:table-cell table:style-name="ce2" table:number-columns-repeated="2"/>
          <table:table-cell office:value-type="float" office:value="251.48" calcext:value-type="float">
            <text:p>251,48</text:p>
          </table:table-cell>
          <table:table-cell table:number-columns-repeated="2"/>
          <table:table-cell table:style-name="ce1" office:value-type="float" office:value="0.593980302" calcext:value-type="float">
            <text:p>0,593980</text:p>
          </table:table-cell>
          <table:table-cell table:style-name="ce1" office:value-type="float" office:value="0.65798418325" calcext:value-type="float">
            <text:p>0,657984</text:p>
          </table:table-cell>
          <table:table-cell table:style-name="ce1" office:value-type="float" office:value="0.91356892709" calcext:value-type="float">
            <text:p>0,913569</text:p>
          </table:table-cell>
          <table:table-cell table:style-name="ce1" office:value-type="float" office:value="0.94151571" calcext:value-type="float">
            <text:p>0,941516</text:p>
          </table:table-cell>
          <table:table-cell office:value-type="float" office:value="0.018744167" calcext:value-type="float">
            <text:p>0,018744</text:p>
          </table:table-cell>
          <table:table-cell office:value-type="float" office:value="0.018744774489" calcext:value-type="float">
            <text:p>0,018745</text:p>
          </table:table-cell>
        </table:table-row>
        <table:table-row table:style-name="ro1">
          <table:table-cell table:number-columns-repeated="12"/>
          <table:table-cell table:style-name="ce1"/>
          <table:table-cell table:style-name="ce2" table:number-columns-repeated="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2012" calcext:value-type="float">
            <text:p>0,452012</text:p>
          </table:table-cell>
          <table:table-cell table:style-name="ce1"/>
          <table:table-cell table:style-name="ce2" office:value-type="float" office:value="0.75" calcext:value-type="float">
            <text:p>0,7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39" calcext:value-type="float">
            <text:p>0,316239</text:p>
          </table:table-cell>
          <table:table-cell table:style-name="ce1"/>
          <table:table-cell table:style-name="ce2" office:value-type="float" office:value="1.57" calcext:value-type="float">
            <text:p>1,57</text:p>
          </table:table-cell>
          <table:table-cell table:number-columns-repeated="3"/>
          <table:table-cell table:style-name="ce1" office:value-type="float" office:value="0.183924357" calcext:value-type="float">
            <text:p>0,183924</text:p>
          </table:table-cell>
          <table:table-cell table:style-name="ce1" office:value-type="float" office:value="0.36790834" calcext:value-type="float">
            <text:p>0,367908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45197" calcext:value-type="float">
            <text:p>0,451970</text:p>
          </table:table-cell>
          <table:table-cell table:style-name="ce1"/>
          <table:table-cell table:style-name="ce2"/>
          <table:table-cell office:value-type="float" office:value="0.8" calcext:value-type="float">
            <text:p>0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32" calcext:value-type="float">
            <text:p>0,316232</text:p>
          </table:table-cell>
          <table:table-cell table:style-name="ce1"/>
          <table:table-cell table:style-name="ce2"/>
          <table:table-cell office:value-type="float" office:value="2.48" calcext:value-type="float">
            <text:p>2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43" calcext:value-type="float">
            <text:p>0,316243</text:p>
          </table:table-cell>
          <table:table-cell table:style-name="ce1"/>
          <table:table-cell table:style-name="ce2"/>
          <table:table-cell office:value-type="float" office:value="2.31" calcext:value-type="float">
            <text:p>2,3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3398" calcext:value-type="float">
            <text:p>0,333980</text:p>
          </table:table-cell>
          <table:table-cell table:style-name="ce2" table:number-columns-repeated="2"/>
          <table:table-cell office:value-type="float" office:value="2.03" calcext:value-type="float">
            <text:p>2,0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316219" calcext:value-type="float">
            <text:p>0,316219</text:p>
          </table:table-cell>
          <table:table-cell table:style-name="ce2" table:number-columns-repeated="2"/>
          <table:table-cell office:value-type="float" office:value="6.13" calcext:value-type="float">
            <text:p>6,13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21" calcext:value-type="float">
            <text:p>0,316221</text:p>
          </table:table-cell>
          <table:table-cell table:style-name="ce2" table:number-columns-repeated="2"/>
          <table:table-cell office:value-type="float" office:value="5.79" calcext:value-type="float">
            <text:p>5,79</text:p>
          </table:table-cell>
          <table:table-cell table:number-columns-repeated="2"/>
          <table:table-cell table:style-name="ce1" office:value-type="float" office:value="0.18392572" calcext:value-type="float">
            <text:p>0,183926</text:p>
          </table:table-cell>
          <table:table-cell table:style-name="ce1" office:value-type="float" office:value="0.367906784" calcext:value-type="float">
            <text:p>0,367907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26" calcext:value-type="float">
            <text:p>1,26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5.54" calcext:value-type="float">
            <text:p>15,54</text:p>
          </table:table-cell>
          <table:table-cell office:value-type="float" office:value="1.57" calcext:value-type="float">
            <text:p>1,5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242" calcext:value-type="float">
            <text:p>0,316242</text:p>
          </table:table-cell>
          <table:table-cell table:style-name="ce2"/>
          <table:table-cell/>
          <table:table-cell office:value-type="float" office:value="4.15" calcext:value-type="float">
            <text:p>4,15</text:p>
          </table:table-cell>
          <table:table-cell table:number-columns-repeated="2"/>
          <table:table-cell table:style-name="ce1" office:value-type="float" office:value="0.18391754308" calcext:value-type="float">
            <text:p>0,183918</text:p>
          </table:table-cell>
          <table:table-cell table:style-name="ce1" office:value-type="float" office:value="0.36791135" calcext:value-type="float">
            <text:p>0,36791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/>
          <table:table-cell table:style-name="ce2" office:value-type="float" office:value="17.5" calcext:value-type="float">
            <text:p>17,50</text:p>
          </table:table-cell>
          <table:table-cell office:value-type="float" office:value="2.47" calcext:value-type="float">
            <text:p>2,47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31613" calcext:value-type="float">
            <text:p>0,316130</text:p>
          </table:table-cell>
          <table:table-cell table:style-name="ce2" table:number-columns-repeated="2"/>
          <table:table-cell office:value-type="float" office:value="1.08" calcext:value-type="float">
            <text:p>1,08</text:p>
          </table:table-cell>
          <table:table-cell table:number-columns-repeated="2"/>
          <table:table-cell table:style-name="ce1" office:value-type="float" office:value="0.1839288" calcext:value-type="float">
            <text:p>0,183929</text:p>
          </table:table-cell>
          <table:table-cell table:style-name="ce1" office:value-type="float" office:value="0.367901268" calcext:value-type="float">
            <text:p>0,367901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4385" calcext:value-type="float">
            <text:p>0,005044</text:p>
          </table:table-cell>
          <table:table-cell table:style-name="ce1"/>
          <table:table-cell table:style-name="ce2" office:value-type="float" office:value="8.49" calcext:value-type="float">
            <text:p>8,49</text:p>
          </table:table-cell>
          <table:table-cell table:number-columns-repeated="2"/>
          <table:table-cell office:value-type="float" office:value="6.5768" calcext:value-type="float">
            <text:p>6,58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28776" calcext:value-type="float">
            <text:p>0,006288</text:p>
          </table:table-cell>
          <table:table-cell table:style-name="ce1"/>
          <table:table-cell table:style-name="ce2" office:value-type="float" office:value="13.964" calcext:value-type="float">
            <text:p>13,9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3.43" calcext:value-type="float">
            <text:p>13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2.87" calcext:value-type="float">
            <text:p>12,8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Basic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3" calcext:value-type="float">
            <text:p>0,005004</text:p>
          </table:table-cell>
          <table:table-cell table:style-name="ce1"/>
          <table:table-cell table:style-name="ce2"/>
          <table:table-cell office:value-type="float" office:value="16.57" calcext:value-type="float">
            <text:p>16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 table:style-name="ce2"/>
          <table:table-cell office:value-type="float" office:value="28.4301" calcext:value-type="float">
            <text:p>28,4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5.67" calcext:value-type="float">
            <text:p>15,6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39.99" calcext:value-type="float">
            <text:p>39,99</text:p>
          </table:table-cell>
          <table:table-cell office:value-type="float" office:value="19.12" calcext:value-type="float">
            <text:p>19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 office:value-type="float" office:value="41.24" calcext:value-type="float">
            <text:p>41,24</text:p>
          </table:table-cell>
          <table:table-cell office:value-type="float" office:value="32.64" calcext:value-type="float">
            <text:p>32,6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17" calcext:value-type="float">
            <text:p>0,005801</text:p>
          </table:table-cell>
          <table:table-cell table:style-name="ce1"/>
          <table:table-cell/>
          <table:table-cell office:value-type="float" office:value="32.42" calcext:value-type="float">
            <text:p>32,4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6616" calcext:value-type="float">
            <text:p>0,005066</text:p>
          </table:table-cell>
          <table:table-cell table:style-name="ce1"/>
          <table:table-cell/>
          <table:table-cell office:value-type="float" office:value="18.69" calcext:value-type="float">
            <text:p>18,6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05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16.502" calcext:value-type="float">
            <text:p>16,50</text:p>
          </table:table-cell>
          <table:table-cell office:value-type="float" office:value="15.25" calcext:value-type="float">
            <text:p>15,25</text:p>
          </table:table-cell>
          <table:table-cell office:value-type="float" office:value="15.01" calcext:value-type="float">
            <text:p>15,01</text:p>
          </table:table-cell>
          <table:table-cell table:style-name="ce1" office:value-type="float" office:value="-0.0012449771" calcext:value-type="float">
            <text:p>-0,001245</text:p>
          </table:table-cell>
          <table:table-cell table:style-name="ce1" office:value-type="float" office:value="0.0012450093" calcext:value-type="float">
            <text:p>0,001245</text:p>
          </table:table-cell>
          <table:table-cell table:style-name="ce1" office:value-type="float" office:value="-1.00125594" calcext:value-type="float">
            <text:p>-1,001256</text:p>
          </table:table-cell>
          <table:table-cell table:style-name="ce1" office:value-type="float" office:value="-0.9987437684" calcext:value-type="float">
            <text:p>-0,998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217" calcext:value-type="float">
            <text:p>0,005002</text:p>
          </table:table-cell>
          <table:table-cell table:style-name="ce1"/>
          <table:table-cell/>
          <table:table-cell office:value-type="float" office:value="26.75" calcext:value-type="float">
            <text:p>26,7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00382" calcext:value-type="float">
            <text:p>0,005004</text:p>
          </table:table-cell>
          <table:table-cell table:style-name="ce1"/>
          <table:table-cell table:style-name="ce2" office:value-type="float" office:value="58.62" calcext:value-type="float">
            <text:p>58,62</text:p>
          </table:table-cell>
          <table:table-cell office:value-type="float" office:value="39.4" calcext:value-type="float">
            <text:p>39,4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yncidGuess+3BCtcDeriv 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580199" calcext:value-type="float">
            <text:p>0,005802</text:p>
          </table:table-cell>
          <table:table-cell table:style-name="ce1"/>
          <table:table-cell/>
          <table:table-cell office:value-type="float" office:value="36.39" calcext:value-type="float">
            <text:p>36,3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9" calcext:value-type="float">
            <text:p>1,119000</text:p>
          </table:table-cell>
          <table:table-cell table:style-name="ce1"/>
          <table:table-cell table:style-name="ce2" office:value-type="float" office:value="8.88" calcext:value-type="float">
            <text:p>8,88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693333" calcext:value-type="float">
            <text:p>0,693333</text:p>
          </table:table-cell>
          <table:table-cell table:style-name="ce1"/>
          <table:table-cell table:style-name="ce2" office:value-type="float" office:value="15.55" calcext:value-type="float">
            <text:p>15,5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1.11526" calcext:value-type="float">
            <text:p>1,115260</text:p>
          </table:table-cell>
          <table:table-cell table:style-name="ce1"/>
          <table:table-cell table:style-name="ce2"/>
          <table:table-cell office:value-type="float" office:value="12.81" calcext:value-type="float">
            <text:p>12,8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l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733678" calcext:value-type="float">
            <text:p>0,733678</text:p>
          </table:table-cell>
          <table:table-cell table:style-name="ce1"/>
          <table:table-cell table:style-name="ce2"/>
          <table:table-cell office:value-type="float" office:value="13.35" calcext:value-type="float">
            <text:p>13,3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753198" calcext:value-type="float">
            <text:p>0,753198</text:p>
          </table:table-cell>
          <table:table-cell table:style-name="ce2"/>
          <table:table-cell table:style-name="ce2" office:value-type="float" office:value="16.25" calcext:value-type="float">
            <text:p>16,25</text:p>
          </table:table-cell>
          <table:table-cell office:value-type="float" office:value="10.18" calcext:value-type="float">
            <text:p>10,1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46" calcext:value-type="float">
            <text:p>0,693346</text:p>
          </table:table-cell>
          <table:table-cell table:style-name="ce1"/>
          <table:table-cell table:style-name="ce2"/>
          <table:table-cell office:value-type="float" office:value="11.48" calcext:value-type="float">
            <text:p>11,4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323" calcext:value-type="float">
            <text:p>0,693323</text:p>
          </table:table-cell>
          <table:table-cell table:style-name="ce1"/>
          <table:table-cell table:style-name="ce2"/>
          <table:table-cell office:value-type="float" office:value="9.34" calcext:value-type="float">
            <text:p>9,3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29" calcext:value-type="float">
            <text:p>5,29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/>
          <table:table-cell office:value-type="float" office:value="5.33" calcext:value-type="float">
            <text:p>5,33</text:p>
          </table:table-cell>
          <table:table-cell office:value-type="float" office:value="2.83" calcext:value-type="float">
            <text:p>2,83</text:p>
          </table:table-cell>
          <table:table-cell office:value-type="float" office:value="2.75" calcext:value-type="float">
            <text:p>2,75</text:p>
          </table:table-cell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2.53" calcext:value-type="float">
            <text:p>42,53</text:p>
          </table:table-cell>
          <table:table-cell office:value-type="float" office:value="5.42" calcext:value-type="float">
            <text:p>5,42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 table:style-name="ce2" office:value-type="float" office:value="47.59" calcext:value-type="float">
            <text:p>47,59</text:p>
          </table:table-cell>
          <table:table-cell office:value-type="float" office:value="7.97" calcext:value-type="float">
            <text:p>7,97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3179" calcext:value-type="float">
            <text:p>0,693179</text:p>
          </table:table-cell>
          <table:table-cell table:style-name="ce1"/>
          <table:table-cell/>
          <table:table-cell office:value-type="float" office:value="8.24" calcext:value-type="float">
            <text:p>8,24</text:p>
          </table:table-cell>
          <table:table-cell table:number-columns-repeated="2"/>
          <table:table-cell table:style-name="ce1" office:value-type="float" office:value="0.066666" calcext:value-type="float">
            <text:p>0,066666</text:p>
          </table:table-cell>
          <table:table-cell table:style-name="ce1" office:value-type="float" office:value="0.133336" calcext:value-type="float">
            <text:p>0,133336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5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16</text:p>
          </table:table-cell>
          <table:table-cell table:style-name="ce1" office:value-type="float" office:value="1.07596" calcext:value-type="float">
            <text:p>1,075960</text:p>
          </table:table-cell>
          <table:table-cell table:style-name="ce1"/>
          <table:table-cell table:style-name="ce2" office:value-type="float" office:value="902.64" calcext:value-type="float">
            <text:p>902,64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table:style-name="ce1" office:value-type="float" office:value="0.925664" calcext:value-type="float">
            <text:p>0,925664</text:p>
          </table:table-cell>
          <table:table-cell table:style-name="ce1"/>
          <table:table-cell table:style-name="ce2" office:value-type="float" office:value="4495.1" calcext:value-type="float">
            <text:p>4495,10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table:style-name="ce1" table:number-columns-repeated="2"/>
          <table:table-cell table:style-name="ce2"/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<text:s/>14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054.16" calcext:value-type="float">
            <text:p>1054,16</text:p>
          </table:table-cell>
          <table:table-cell table:number-columns-repeated="3"/>
          <table:table-cell table:style-name="ce1" office:value-type="float" office:value="5.22708207" calcext:value-type="float">
            <text:p>5,227082</text:p>
          </table:table-cell>
          <table:table-cell table:style-name="ce1" office:value-type="float" office:value="5.79193535" calcext:value-type="float">
            <text:p>5,791935</text:p>
          </table:table-cell>
          <table:table-cell table:style-name="ce1" office:value-type="float" office:value="-5.6105971" calcext:value-type="float">
            <text:p>-5,610597</text:p>
          </table:table-cell>
          <table:table-cell table:style-name="ce1" office:value-type="float" office:value="-5.042028633" calcext:value-type="float">
            <text:p>-5,0420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office:value-type="float" office:value="0.704009" calcext:value-type="float">
            <text:p>0,704009</text:p>
          </table:table-cell>
          <table:table-cell table:style-name="ce1"/>
          <table:table-cell/>
          <table:table-cell office:value-type="float" office:value="2861.79" calcext:value-type="float">
            <text:p>2861,7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59.65" calcext:value-type="float">
            <text:p>59,65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19.7445" calcext:value-type="float">
            <text:p>19,74</text:p>
          </table:table-cell>
          <table:table-cell table:number-columns-repeated="2"/>
          <table:table-cell table:style-name="ce1" office:value-type="float" office:value="5.2339191" calcext:value-type="float">
            <text:p>5,233919</text:p>
          </table:table-cell>
          <table:table-cell table:style-name="ce1" office:value-type="float" office:value="5.785699778" calcext:value-type="float">
            <text:p>5,785700</text:p>
          </table:table-cell>
          <table:table-cell table:style-name="ce1" office:value-type="float" office:value="-5.60300439" calcext:value-type="float">
            <text:p>-5,603004</text:p>
          </table:table-cell>
          <table:table-cell table:style-name="ce1" office:value-type="float" office:value="-5.0502872" calcext:value-type="float">
            <text:p>-5,0502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/>
          <table:table-cell office:value-type="float" office:value="17.26" calcext:value-type="float">
            <text:p>17,26</text:p>
          </table:table-cell>
          <table:table-cell office:value-type="float" office:value="9.22" calcext:value-type="float">
            <text:p>9,22</text:p>
          </table:table-cell>
          <table:table-cell office:value-type="float" office:value="9.4" calcext:value-type="float">
            <text:p>9,40</text:p>
          </table:table-cell>
          <table:table-cell table:style-name="ce1" office:value-type="float" office:value="5.2366501712" calcext:value-type="float">
            <text:p>5,236650</text:p>
          </table:table-cell>
          <table:table-cell table:style-name="ce1" office:value-type="float" office:value="5.78297762266" calcext:value-type="float">
            <text:p>5,782978</text:p>
          </table:table-cell>
          <table:table-cell table:style-name="ce1" office:value-type="float" office:value="-5.5995632" calcext:value-type="float">
            <text:p>-5,599563</text:p>
          </table:table-cell>
          <table:table-cell table:style-name="ce1" office:value-type="float" office:value="-5.05374417" calcext:value-type="float">
            <text:p>-5,0537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92278" calcext:value-type="float">
            <text:p>0,692278</text:p>
          </table:table-cell>
          <table:table-cell table:style-name="ce1"/>
          <table:table-cell table:style-name="ce2"/>
          <table:table-cell office:value-type="float" office:value="27.63" calcext:value-type="float">
            <text:p>27,63</text:p>
          </table:table-cell>
          <table:table-cell table:number-columns-repeated="2"/>
          <table:table-cell table:style-name="ce1" office:value-type="float" office:value="5.23392253" calcext:value-type="float">
            <text:p>5,233923</text:p>
          </table:table-cell>
          <table:table-cell table:style-name="ce1" office:value-type="float" office:value="5.7856996" calcext:value-type="float">
            <text:p>5,785700</text:p>
          </table:table-cell>
          <table:table-cell table:style-name="ce1" office:value-type="float" office:value="-5.60300432" calcext:value-type="float">
            <text:p>-5,603004</text:p>
          </table:table-cell>
          <table:table-cell table:style-name="ce1" office:value-type="float" office:value="-5.0502897404" calcext:value-type="float">
            <text:p>-5,0502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75.3" calcext:value-type="float">
            <text:p>75,30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688727" calcext:value-type="float">
            <text:p>0,688727</text:p>
          </table:table-cell>
          <table:table-cell table:style-name="ce1"/>
          <table:table-cell table:style-name="ce2"/>
          <table:table-cell office:value-type="float" office:value="107.32" calcext:value-type="float">
            <text:p>107,32</text:p>
          </table:table-cell>
          <table:table-cell table:number-columns-repeated="2"/>
          <table:table-cell table:style-name="ce1" office:value-type="float" office:value="5.23736753" calcext:value-type="float">
            <text:p>5,237368</text:p>
          </table:table-cell>
          <table:table-cell table:style-name="ce1" office:value-type="float" office:value="5.78226676" calcext:value-type="float">
            <text:p>5,782267</text:p>
          </table:table-cell>
          <table:table-cell table:style-name="ce1" office:value-type="float" office:value="-5.5991631" calcext:value-type="float">
            <text:p>-5,599163</text:p>
          </table:table-cell>
          <table:table-cell table:style-name="ce1" office:value-type="float" office:value="-5.0541473640622" calcext:value-type="float">
            <text:p>-5,054147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76.123" calcext:value-type="float">
            <text:p>176,12</text:p>
          </table:table-cell>
          <table:table-cell table:number-columns-repeated="2"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146.88" calcext:value-type="float">
            <text:p>146,88</text:p>
          </table:table-cell>
          <table:table-cell office:value-type="float" office:value="60.85" calcext:value-type="float">
            <text:p>60,85</text:p>
          </table:table-cell>
          <table:table-cell/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table:number-columns-repeated="2"/>
          <table:table-cell office:value-type="float" office:value="22.149" calcext:value-type="float">
            <text:p>22,15</text:p>
          </table:table-cell>
          <table:table-cell table:style-name="ce1" office:value-type="float" office:value="0.673615" calcext:value-type="float">
            <text:p>0,673615</text:p>
          </table:table-cell>
          <table:table-cell table:style-name="ce1" office:value-type="float" office:value="1.009505" calcext:value-type="float">
            <text:p>1,00950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 table:style-name="ce1" office:value-type="float" office:value="0.0167949" calcext:value-type="float">
            <text:p>0,016795</text:p>
          </table:table-cell>
          <table:table-cell table:style-name="ce1"/>
          <table:table-cell table:style-name="ce2"/>
          <table:table-cell/>
          <table:table-cell office:value-type="float" office:value="67.78" calcext:value-type="float">
            <text:p>67,78</text:p>
          </table:table-cell>
          <table:table-cell/>
          <table:table-cell table:style-name="ce1" office:value-type="float" office:value="0.75752427" calcext:value-type="float">
            <text:p>0,757524</text:p>
          </table:table-cell>
          <table:table-cell table:style-name="ce1" office:value-type="float" office:value="0.92546441" calcext:value-type="float">
            <text:p>0,925464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83974" calcext:value-type="float">
            <text:p>0,008397</text:p>
          </table:table-cell>
          <table:table-cell table:style-name="ce1"/>
          <table:table-cell table:style-name="ce2"/>
          <table:table-cell/>
          <table:table-cell table:style-name="ce2" office:value-type="float" office:value="80.5893" calcext:value-type="float">
            <text:p>80,59</text:p>
          </table:table-cell>
          <table:table-cell office:value-type="float" office:value="82.87" calcext:value-type="float">
            <text:p>82,87</text:p>
          </table:table-cell>
          <table:table-cell table:style-name="ce1" office:value-type="float" office:value="0.79949196" calcext:value-type="float">
            <text:p>0,799492</text:p>
          </table:table-cell>
          <table:table-cell table:style-name="ce1" office:value-type="float" office:value="0.8834618" calcext:value-type="float">
            <text:p>0,883462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0418065" calcext:value-type="float">
            <text:p>0,004181</text:p>
          </table:table-cell>
          <table:table-cell table:style-name="ce1"/>
          <table:table-cell table:style-name="ce2"/>
          <table:table-cell/>
          <table:table-cell office:value-type="float" office:value="167.74" calcext:value-type="float">
            <text:p>167,74</text:p>
          </table:table-cell>
          <table:table-cell/>
          <table:table-cell table:style-name="ce1" office:value-type="float" office:value="0.82056953" calcext:value-type="float">
            <text:p>0,820570</text:p>
          </table:table-cell>
          <table:table-cell table:style-name="ce1" office:value-type="float" office:value="0.8623746" calcext:value-type="float">
            <text:p>0,862375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  <table:table-cell table:style-name="ce1" office:value-type="string" calcext:value-type="string">
            <text:p>0.00107017</text:p>
          </table:table-cell>
          <table:table-cell table:style-name="ce1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142" calcext:value-type="float">
            <text:p>0,001142</text:p>
          </table:table-cell>
          <table:table-cell table:style-name="ce1"/>
          <table:table-cell table:style-name="ce2"/>
          <table:table-cell office:value-type="float" office:value="35.41" calcext:value-type="float">
            <text:p>35,41</text:p>
          </table:table-cell>
          <table:table-cell table:number-columns-repeated="2"/>
          <table:table-cell table:style-name="ce1" office:value-type="float" office:value="1.999809" calcext:value-type="float">
            <text:p>1,999809</text:p>
          </table:table-cell>
          <table:table-cell table:style-name="ce1" office:value-type="float" office:value="2.0001663" calcext:value-type="float">
            <text:p>2,000166</text:p>
          </table:table-cell>
          <table:table-cell table:style-name="ce1" office:value-type="float" office:value="-0.00014276" calcext:value-type="float">
            <text:p>-0,000143</text:p>
          </table:table-cell>
          <table:table-cell table:style-name="ce1" office:value-type="float" office:value="0.000136722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8843" calcext:value-type="float">
            <text:p>0,000884</text:p>
          </table:table-cell>
          <table:table-cell table:style-name="ce1"/>
          <table:table-cell table:style-name="ce2"/>
          <table:table-cell office:value-type="float" office:value="65.22" calcext:value-type="float">
            <text:p>65,22</text:p>
          </table:table-cell>
          <table:table-cell table:number-columns-repeated="2"/>
          <table:table-cell table:style-name="ce1" office:value-type="float" office:value="1.99987505" calcext:value-type="float">
            <text:p>1,999875</text:p>
          </table:table-cell>
          <table:table-cell table:style-name="ce1" office:value-type="float" office:value="2.00013266" calcext:value-type="float">
            <text:p>2,000133</text:p>
          </table:table-cell>
          <table:table-cell table:style-name="ce1" office:value-type="float" office:value="-0.0001479" calcext:value-type="float">
            <text:p>-0,000148</text:p>
          </table:table-cell>
          <table:table-cell table:style-name="ce1" office:value-type="float" office:value="0.0001234817" calcext:value-type="float">
            <text:p>0,000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67184" calcext:value-type="float">
            <text:p>0,000967</text:p>
          </table:table-cell>
          <table:table-cell table:style-name="ce1"/>
          <table:table-cell table:style-name="ce2"/>
          <table:table-cell office:value-type="float" office:value="62.03" calcext:value-type="float">
            <text:p>62,03</text:p>
          </table:table-cell>
          <table:table-cell table:number-columns-repeated="2"/>
          <table:table-cell table:style-name="ce1" office:value-type="float" office:value="1.9998554" calcext:value-type="float">
            <text:p>1,999855</text:p>
          </table:table-cell>
          <table:table-cell table:style-name="ce1" office:value-type="float" office:value="2.00013937" calcext:value-type="float">
            <text:p>2,000139</text:p>
          </table:table-cell>
          <table:table-cell table:style-name="ce1" office:value-type="float" office:value="-0.000128523" calcext:value-type="float">
            <text:p>-0,000129</text:p>
          </table:table-cell>
          <table:table-cell table:style-name="ce1" office:value-type="float" office:value="0.0001497" calcext:value-type="float">
            <text:p>0,0001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/>
          <table:table-cell office:value-type="float" office:value="96.52" calcext:value-type="float">
            <text:p>96,52</text:p>
          </table:table-cell>
          <table:table-cell table:number-columns-repeated="2"/>
          <table:table-cell table:style-name="ce1" office:value-type="float" office:value="1.999919646" calcext:value-type="float">
            <text:p>1,999920</text:p>
          </table:table-cell>
          <table:table-cell table:style-name="ce1" office:value-type="float" office:value="2.000087097" calcext:value-type="float">
            <text:p>2,000087</text:p>
          </table:table-cell>
          <table:table-cell table:style-name="ce1" office:value-type="float" office:value="-0.0000651618" calcext:value-type="float">
            <text:p>-0,000065</text:p>
          </table:table-cell>
          <table:table-cell table:style-name="ce1" office:value-type="float" office:value="0.000054252031" calcext:value-type="float">
            <text:p>0,000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5434" calcext:value-type="float">
            <text:p>0,001054</text:p>
          </table:table-cell>
          <table:table-cell table:style-name="ce1"/>
          <table:table-cell table:style-name="ce2"/>
          <table:table-cell office:value-type="float" office:value="49.72" calcext:value-type="float">
            <text:p>49,72</text:p>
          </table:table-cell>
          <table:table-cell table:number-columns-repeated="2"/>
          <table:table-cell table:style-name="ce1" office:value-type="float" office:value="1.9998358" calcext:value-type="float">
            <text:p>1,999836</text:p>
          </table:table-cell>
          <table:table-cell table:style-name="ce1" office:value-type="float" office:value="2.00015746" calcext:value-type="float">
            <text:p>2,000157</text:p>
          </table:table-cell>
          <table:table-cell table:style-name="ce1" office:value-type="float" office:value="-0.0001127" calcext:value-type="float">
            <text:p>-0,000113</text:p>
          </table:table-cell>
          <table:table-cell table:style-name="ce1" office:value-type="float" office:value="0.000153983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1864" calcext:value-type="float">
            <text:p>0,000972</text:p>
          </table:table-cell>
          <table:table-cell table:style-name="ce1"/>
          <table:table-cell table:style-name="ce2"/>
          <table:table-cell office:value-type="float" office:value="61.76" calcext:value-type="float">
            <text:p>61,76</text:p>
          </table:table-cell>
          <table:table-cell table:number-columns-repeated="2"/>
          <table:table-cell table:style-name="ce1" office:value-type="float" office:value="1.999864667" calcext:value-type="float">
            <text:p>1,999865</text:p>
          </table:table-cell>
          <table:table-cell table:style-name="ce1" office:value-type="float" office:value="2.000141931" calcext:value-type="float">
            <text:p>2,000142</text:p>
          </table:table-cell>
          <table:table-cell table:style-name="ce1" office:value-type="float" office:value="-0.00016004417" calcext:value-type="float">
            <text:p>-0,000160</text:p>
          </table:table-cell>
          <table:table-cell table:style-name="ce1" office:value-type="float" office:value="0.00013674718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2768" calcext:value-type="float">
            <text:p>327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605133" calcext:value-type="float">
            <text:p>0,000605</text:p>
          </table:table-cell>
          <table:table-cell table:style-name="ce1"/>
          <table:table-cell table:style-name="ce2"/>
          <table:table-cell office:value-type="float" office:value="72.61" calcext:value-type="float">
            <text:p>72,61</text:p>
          </table:table-cell>
          <table:table-cell table:number-columns-repeated="2"/>
          <table:table-cell table:style-name="ce1" office:value-type="float" office:value="1.999913348" calcext:value-type="float">
            <text:p>1,999913</text:p>
          </table:table-cell>
          <table:table-cell table:style-name="ce1" office:value-type="float" office:value="2.000085236316" calcext:value-type="float">
            <text:p>2,000085</text:p>
          </table:table-cell>
          <table:table-cell table:style-name="ce1" office:value-type="float" office:value="-0.000100225" calcext:value-type="float">
            <text:p>-0,000100</text:p>
          </table:table-cell>
          <table:table-cell table:style-name="ce1" office:value-type="float" office:value="0.000099" calcext:value-type="float">
            <text:p>0,0000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8" calcext:value-type="float">
            <text:p>257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76939" calcext:value-type="float">
            <text:p>0,000777</text:p>
          </table:table-cell>
          <table:table-cell table:style-name="ce1"/>
          <table:table-cell table:style-name="ce2"/>
          <table:table-cell office:value-type="float" office:value="94.95" calcext:value-type="float">
            <text:p>94,95</text:p>
          </table:table-cell>
          <table:table-cell table:number-columns-repeated="2"/>
          <table:table-cell table:style-name="ce1" office:value-type="float" office:value="1.99988194" calcext:value-type="float">
            <text:p>1,999882</text:p>
          </table:table-cell>
          <table:table-cell table:style-name="ce1" office:value-type="float" office:value="2.0001136916" calcext:value-type="float">
            <text:p>2,000114</text:p>
          </table:table-cell>
          <table:table-cell table:style-name="ce1" office:value-type="float" office:value="-0.00011" calcext:value-type="float">
            <text:p>-0,000110</text:p>
          </table:table-cell>
          <table:table-cell table:style-name="ce1" office:value-type="float" office:value="0.000101161" calcext:value-type="float">
            <text:p>0,000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97363" calcext:value-type="float">
            <text:p>0,000997</text:p>
          </table:table-cell>
          <table:table-cell table:style-name="ce1"/>
          <table:table-cell table:style-name="ce2"/>
          <table:table-cell office:value-type="float" office:value="62.66" calcext:value-type="float">
            <text:p>62,66</text:p>
          </table:table-cell>
          <table:table-cell table:number-columns-repeated="2"/>
          <table:table-cell table:style-name="ce1" office:value-type="float" office:value="1.999854" calcext:value-type="float">
            <text:p>1,999854</text:p>
          </table:table-cell>
          <table:table-cell table:style-name="ce1" office:value-type="float" office:value="2.000153" calcext:value-type="float">
            <text:p>2,000153</text:p>
          </table:table-cell>
          <table:table-cell table:style-name="ce1" office:value-type="float" office:value="-0.000164" calcext:value-type="float">
            <text:p>-0,000164</text:p>
          </table:table-cell>
          <table:table-cell table:style-name="ce1" office:value-type="float" office:value="0.00015394" calcext:value-type="float">
            <text:p>0,0001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752" calcext:value-type="float">
            <text:p>0,001075</text:p>
          </table:table-cell>
          <table:table-cell table:style-name="ce1"/>
          <table:table-cell table:style-name="ce2"/>
          <table:table-cell office:value-type="float" office:value="38.72" calcext:value-type="float">
            <text:p>38,72</text:p>
          </table:table-cell>
          <table:table-cell table:number-columns-repeated="2"/>
          <table:table-cell table:style-name="ce1" office:value-type="float" office:value="1.99983851" calcext:value-type="float">
            <text:p>1,999839</text:p>
          </table:table-cell>
          <table:table-cell table:style-name="ce1" office:value-type="float" office:value="2.0001652" calcext:value-type="float">
            <text:p>2,000165</text:p>
          </table:table-cell>
          <table:table-cell table:style-name="ce1" office:value-type="float" office:value="-0.0001433" calcext:value-type="float">
            <text:p>-0,000143</text:p>
          </table:table-cell>
          <table:table-cell table:style-name="ce1" office:value-type="float" office:value="0.000138" calcext:value-type="float">
            <text:p>0,0001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5777" calcext:value-type="float">
            <text:p>2577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782066" calcext:value-type="float">
            <text:p>0,000782</text:p>
          </table:table-cell>
          <table:table-cell table:style-name="ce1"/>
          <table:table-cell table:style-name="ce2"/>
          <table:table-cell office:value-type="float" office:value="73.16" calcext:value-type="float">
            <text:p>73,16</text:p>
          </table:table-cell>
          <table:table-cell table:number-columns-repeated="2"/>
          <table:table-cell table:style-name="ce1" office:value-type="float" office:value="1.9998839" calcext:value-type="float">
            <text:p>1,999884</text:p>
          </table:table-cell>
          <table:table-cell table:style-name="ce1" office:value-type="float" office:value="2.0001181" calcext:value-type="float">
            <text:p>2,000118</text:p>
          </table:table-cell>
          <table:table-cell table:style-name="ce1" office:value-type="float" office:value="-0.000108421" calcext:value-type="float">
            <text:p>-0,000108</text:p>
          </table:table-cell>
          <table:table-cell table:style-name="ce1" office:value-type="float" office:value="0.000091" calcext:value-type="float">
            <text:p>0,0000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17" calcext:value-type="float">
            <text:p>3161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598395" calcext:value-type="float">
            <text:p>0,000598</text:p>
          </table:table-cell>
          <table:table-cell table:style-name="ce1"/>
          <table:table-cell table:style-name="ce2"/>
          <table:table-cell office:value-type="float" office:value="91.19" calcext:value-type="float">
            <text:p>91,19</text:p>
          </table:table-cell>
          <table:table-cell table:number-columns-repeated="2"/>
          <table:table-cell table:style-name="ce1" office:value-type="float" office:value="1.9999118" calcext:value-type="float">
            <text:p>1,999912</text:p>
          </table:table-cell>
          <table:table-cell table:style-name="ce1" office:value-type="float" office:value="2.000086" calcext:value-type="float">
            <text:p>2,000086</text:p>
          </table:table-cell>
          <table:table-cell table:style-name="ce1" office:value-type="float" office:value="-0.000073" calcext:value-type="float">
            <text:p>-0,000073</text:p>
          </table:table-cell>
          <table:table-cell table:style-name="ce1" office:value-type="float" office:value="0.000081" calcext:value-type="float">
            <text:p>0,00008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" calcext:value-type="float">
            <text:p>0,001080</text:p>
          </table:table-cell>
          <table:table-cell table:style-name="ce1"/>
          <table:table-cell table:style-name="ce2"/>
          <table:table-cell office:value-type="float" office:value="42.66" calcext:value-type="float">
            <text:p>42,66</text:p>
          </table:table-cell>
          <table:table-cell office:value-type="float" office:value="41.37" calcext:value-type="float">
            <text:p>41,37</text:p>
          </table:table-cell>
          <table:table-cell office:value-type="float" office:value="38.94" calcext:value-type="float">
            <text:p>38,94</text:p>
          </table:table-cell>
          <table:table-cell table:style-name="ce1" office:value-type="float" office:value="1.9998386" calcext:value-type="float">
            <text:p>1,999839</text:p>
          </table:table-cell>
          <table:table-cell table:style-name="ce1" office:value-type="float" office:value="2.000169" calcext:value-type="float">
            <text:p>2,000169</text:p>
          </table:table-cell>
          <table:table-cell table:style-name="ce1" office:value-type="float" office:value="-0.00010922" calcext:value-type="float">
            <text:p>-0,000109</text:p>
          </table:table-cell>
          <table:table-cell table:style-name="ce1" office:value-type="float" office:value="0.0001098156" calcext:value-type="float">
            <text:p>0,0001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08767" calcext:value-type="float">
            <text:p>0,001088</text:p>
          </table:table-cell>
          <table:table-cell table:style-name="ce1"/>
          <table:table-cell table:style-name="ce2"/>
          <table:table-cell office:value-type="float" office:value="62.3" calcext:value-type="float">
            <text:p>62,30</text:p>
          </table:table-cell>
          <table:table-cell table:number-columns-repeated="2"/>
          <table:table-cell table:style-name="ce1" office:value-type="float" office:value="1.9998389" calcext:value-type="float">
            <text:p>1,999839</text:p>
          </table:table-cell>
          <table:table-cell table:style-name="ce1" office:value-type="float" office:value="2.0001643433" calcext:value-type="float">
            <text:p>2,000164</text:p>
          </table:table-cell>
          <table:table-cell table:style-name="ce1" office:value-type="float" office:value="-0.00012825" calcext:value-type="float">
            <text:p>-0,000128</text:p>
          </table:table-cell>
          <table:table-cell table:style-name="ce1" office:value-type="float" office:value="0.000137001463" calcext:value-type="float">
            <text:p>0,0001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1078" calcext:value-type="float">
            <text:p>2107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0972172" calcext:value-type="float">
            <text:p>0,000972</text:p>
          </table:table-cell>
          <table:table-cell table:style-name="ce1"/>
          <table:table-cell table:style-name="ce2"/>
          <table:table-cell office:value-type="float" office:value="70.25" calcext:value-type="float">
            <text:p>70,25</text:p>
          </table:table-cell>
          <table:table-cell table:number-columns-repeated="2"/>
          <table:table-cell table:style-name="ce1" office:value-type="float" office:value="1.9998581" calcext:value-type="float">
            <text:p>1,999858</text:p>
          </table:table-cell>
          <table:table-cell table:style-name="ce1" office:value-type="float" office:value="2.00014219168" calcext:value-type="float">
            <text:p>2,000142</text:p>
          </table:table-cell>
          <table:table-cell table:style-name="ce1" office:value-type="float" office:value="-0.00014323" calcext:value-type="float">
            <text:p>-0,000143</text:p>
          </table:table-cell>
          <table:table-cell table:style-name="ce1" office:value-type="float" office:value="0.00013015797" calcext:value-type="float">
            <text:p>0,0001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/>
          <table:table-cell office:value-type="float" office:value="816.92" calcext:value-type="float">
            <text:p>816,92</text:p>
          </table:table-cell>
          <table:table-cell table:number-columns-repeated="2"/>
          <table:table-cell table:style-name="ce1" office:value-type="float" office:value="1.9998438747" calcext:value-type="float">
            <text:p>1,999844</text:p>
          </table:table-cell>
          <table:table-cell table:style-name="ce1" office:value-type="float" office:value="2.0002509564" calcext:value-type="float">
            <text:p>2,000251</text:p>
          </table:table-cell>
          <table:table-cell table:style-name="ce1" office:value-type="float" office:value="-0.000420529" calcext:value-type="float">
            <text:p>-0,000421</text:p>
          </table:table-cell>
          <table:table-cell table:style-name="ce1" office:value-type="float" office:value="0.00016516155" calcext:value-type="float">
            <text:p>0,0001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234.97" calcext:value-type="float">
            <text:p>234,97</text:p>
          </table:table-cell>
          <table:table-cell/>
          <table:table-cell table:style-name="ce1"/>
          <table:table-cell/>
          <table:table-cell table:style-name="ce1" office:value-type="float" office:value="0.999184" calcext:value-type="float">
            <text:p>0,999184</text:p>
          </table:table-cell>
          <table:table-cell table:style-name="ce1" office:value-type="float" office:value="1.0005387" calcext:value-type="float">
            <text:p>1,000539</text:p>
          </table:table-cell>
          <table:table-cell table:style-name="ce1" office:value-type="float" office:value="-0.0007281" calcext:value-type="float">
            <text:p>-0,000728</text:p>
          </table:table-cell>
          <table:table-cell table:style-name="ce1" office:value-type="float" office:value="0.00056907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2056" calcext:value-type="float">
            <text:p>0,007421</text:p>
          </table:table-cell>
          <table:table-cell table:style-name="ce1"/>
          <table:table-cell table:style-name="ce2" office:value-type="float" office:value="481.53" calcext:value-type="float">
            <text:p>481,53</text:p>
          </table:table-cell>
          <table:table-cell/>
          <table:table-cell table:style-name="ce1"/>
          <table:table-cell/>
          <table:table-cell table:style-name="ce1" office:value-type="float" office:value="0.99918438" calcext:value-type="float">
            <text:p>0,999184</text:p>
          </table:table-cell>
          <table:table-cell table:style-name="ce1" office:value-type="float" office:value="1.000538774" calcext:value-type="float">
            <text:p>1,000539</text:p>
          </table:table-cell>
          <table:table-cell table:style-name="ce1" office:value-type="float" office:value="-0.0007281337" calcext:value-type="float">
            <text:p>-0,000728</text:p>
          </table:table-cell>
          <table:table-cell table:style-name="ce1" office:value-type="float" office:value="0.000569070221" calcext:value-type="float">
            <text:p>0,0005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103961" calcext:value-type="float">
            <text:p>0,010396</text:p>
          </table:table-cell>
          <table:table-cell table:style-name="ce1" office:value-type="string" calcext:value-type="string">
            <text:p>1sol parasite</text:p>
          </table:table-cell>
          <table:table-cell table:style-name="ce2" office:value-type="float" office:value="1558.93" calcext:value-type="float">
            <text:p>1558,93</text:p>
          </table:table-cell>
          <table:table-cell/>
          <table:table-cell table:style-name="ce1"/>
          <table:table-cell/>
          <table:table-cell table:style-name="ce1" office:value-type="float" office:value="0.99878809" calcext:value-type="float">
            <text:p>0,998788</text:p>
          </table:table-cell>
          <table:table-cell table:style-name="ce1" office:value-type="float" office:value="1.0018013" calcext:value-type="float">
            <text:p>1,001801</text:p>
          </table:table-cell>
          <table:table-cell table:style-name="ce1" office:value-type="float" office:value="-0.0011603" calcext:value-type="float">
            <text:p>-0,001160</text:p>
          </table:table-cell>
          <table:table-cell table:style-name="ce1" office:value-type="float" office:value="0.0010012" calcext:value-type="float">
            <text:p>0,0010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 1h.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29258" calcext:value-type="float">
            <text:p>0,003293</text:p>
          </table:table-cell>
          <table:table-cell/>
          <table:table-cell office:value-type="float" office:value="235.59" calcext:value-type="float">
            <text:p>235,59</text:p>
          </table:table-cell>
          <table:table-cell/>
          <table:table-cell table:style-name="ce1"/>
          <table:table-cell/>
          <table:table-cell table:style-name="ce1" office:value-type="float" office:value="0.999717074" calcext:value-type="float">
            <text:p>0,999717</text:p>
          </table:table-cell>
          <table:table-cell table:style-name="ce1" office:value-type="float" office:value="1.0002849" calcext:value-type="float">
            <text:p>1,000285</text:p>
          </table:table-cell>
          <table:table-cell table:style-name="ce1" office:value-type="float" office:value="-0.000226466" calcext:value-type="float">
            <text:p>-0,000226</text:p>
          </table:table-cell>
          <table:table-cell table:style-name="ce1" office:value-type="float" office:value="0.00031842" calcext:value-type="float">
            <text:p>0,0003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59616" calcext:value-type="float">
            <text:p>0,003596</text:p>
          </table:table-cell>
          <table:table-cell table:style-name="ce1"/>
          <table:table-cell office:value-type="float" office:value="321.45" calcext:value-type="float">
            <text:p>321,45</text:p>
          </table:table-cell>
          <table:table-cell/>
          <table:table-cell table:style-name="ce1"/>
          <table:table-cell/>
          <table:table-cell table:style-name="ce1" office:value-type="float" office:value="0.9996993" calcext:value-type="float">
            <text:p>0,999699</text:p>
          </table:table-cell>
          <table:table-cell table:style-name="ce1" office:value-type="float" office:value="1.0003195" calcext:value-type="float">
            <text:p>1,000320</text:p>
          </table:table-cell>
          <table:table-cell table:style-name="ce1" office:value-type="float" office:value="-0.00029821" calcext:value-type="float">
            <text:p>-0,000298</text:p>
          </table:table-cell>
          <table:table-cell table:style-name="ce1" office:value-type="float" office:value="0.000302478916" calcext:value-type="float">
            <text:p>0,000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54" calcext:value-type="float">
            <text:p>0,004016</text:p>
          </table:table-cell>
          <table:table-cell table:style-name="ce1"/>
          <table:table-cell office:value-type="float" office:value="254.27" calcext:value-type="float">
            <text:p>254,27</text:p>
          </table:table-cell>
          <table:table-cell/>
          <table:table-cell table:style-name="ce1"/>
          <table:table-cell/>
          <table:table-cell table:style-name="ce1" office:value-type="float" office:value="0.9996661115" calcext:value-type="float">
            <text:p>0,999666</text:p>
          </table:table-cell>
          <table:table-cell table:style-name="ce1" office:value-type="float" office:value="1.00032503" calcext:value-type="float">
            <text:p>1,000325</text:p>
          </table:table-cell>
          <table:table-cell table:style-name="ce1" office:value-type="float" office:value="-0.000341817" calcext:value-type="float">
            <text:p>-0,000342</text:p>
          </table:table-cell>
          <table:table-cell table:style-name="ce1" office:value-type="float" office:value="0.000304591951" calcext:value-type="float">
            <text:p>0,0003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72103" calcext:value-type="float">
            <text:p>0,003721</text:p>
          </table:table-cell>
          <table:table-cell/>
          <table:table-cell office:value-type="float" office:value="125.67" calcext:value-type="float">
            <text:p>125,67</text:p>
          </table:table-cell>
          <table:table-cell/>
          <table:table-cell table:style-name="ce1"/>
          <table:table-cell/>
          <table:table-cell table:style-name="ce1" office:value-type="float" office:value="0.9996767" calcext:value-type="float">
            <text:p>0,999677</text:p>
          </table:table-cell>
          <table:table-cell table:style-name="ce1" office:value-type="float" office:value="1.0003703" calcext:value-type="float">
            <text:p>1,000370</text:p>
          </table:table-cell>
          <table:table-cell table:style-name="ce1" office:value-type="float" office:value="-0.0004112277" calcext:value-type="float">
            <text:p>-0,000411</text:p>
          </table:table-cell>
          <table:table-cell table:style-name="ce1" office:value-type="float" office:value="0.00026602" calcext:value-type="float">
            <text:p>0,0002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01586" calcext:value-type="float">
            <text:p>0,004016</text:p>
          </table:table-cell>
          <table:table-cell table:style-name="ce1"/>
          <table:table-cell office:value-type="float" office:value="162.05" calcext:value-type="float">
            <text:p>162,05</text:p>
          </table:table-cell>
          <table:table-cell/>
          <table:table-cell table:style-name="ce1"/>
          <table:table-cell/>
          <table:table-cell table:style-name="ce1" office:value-type="float" office:value="0.999688757" calcext:value-type="float">
            <text:p>0,999689</text:p>
          </table:table-cell>
          <table:table-cell table:style-name="ce1" office:value-type="float" office:value="1.0003385171" calcext:value-type="float">
            <text:p>1,000339</text:p>
          </table:table-cell>
          <table:table-cell table:style-name="ce1" office:value-type="float" office:value="-0.000429906582" calcext:value-type="float">
            <text:p>-0,000430</text:p>
          </table:table-cell>
          <table:table-cell table:style-name="ce1" office:value-type="float" office:value="0.0004546364" calcext:value-type="float">
            <text:p>0,0004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59782" calcext:value-type="float">
            <text:p>0,004598</text:p>
          </table:table-cell>
          <table:table-cell table:style-name="ce1"/>
          <table:table-cell office:value-type="float" office:value="160.4" calcext:value-type="float">
            <text:p>160,4</text:p>
          </table:table-cell>
          <table:table-cell/>
          <table:table-cell table:style-name="ce1"/>
          <table:table-cell/>
          <table:table-cell table:style-name="ce1" office:value-type="float" office:value="0.9996308" calcext:value-type="float">
            <text:p>0,999631</text:p>
          </table:table-cell>
          <table:table-cell table:style-name="ce1" office:value-type="float" office:value="1.00037096" calcext:value-type="float">
            <text:p>1,000371</text:p>
          </table:table-cell>
          <table:table-cell table:style-name="ce1" office:value-type="float" office:value="-0.0004757552833" calcext:value-type="float">
            <text:p>-0,000476</text:p>
          </table:table-cell>
          <table:table-cell table:style-name="ce1" office:value-type="float" office:value="0.00054221641" calcext:value-type="float">
            <text:p>0,000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40591" calcext:value-type="float">
            <text:p>0,004406</text:p>
          </table:table-cell>
          <table:table-cell/>
          <table:table-cell office:value-type="float" office:value="144.7" calcext:value-type="float">
            <text:p>144,7</text:p>
          </table:table-cell>
          <table:table-cell/>
          <table:table-cell table:style-name="ce1"/>
          <table:table-cell/>
          <table:table-cell table:style-name="ce1" office:value-type="float" office:value="0.9996251159" calcext:value-type="float">
            <text:p>0,999625</text:p>
          </table:table-cell>
          <table:table-cell table:style-name="ce1" office:value-type="float" office:value="1.0003385029" calcext:value-type="float">
            <text:p>1,000339</text:p>
          </table:table-cell>
          <table:table-cell table:style-name="ce1" office:value-type="float" office:value="-0.0003792087" calcext:value-type="float">
            <text:p>-0,000379</text:p>
          </table:table-cell>
          <table:table-cell table:style-name="ce1" office:value-type="float" office:value="0.000448053" calcext:value-type="float">
            <text:p>0,0004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/>
          <table:table-cell office:value-type="float" office:value="221.16" calcext:value-type="float">
            <text:p>221,16</text:p>
          </table:table-cell>
          <table:table-cell/>
          <table:table-cell table:style-name="ce1"/>
          <table:table-cell/>
          <table:table-cell table:style-name="ce1" office:value-type="float" office:value="0.9998125" calcext:value-type="float">
            <text:p>0,999813</text:p>
          </table:table-cell>
          <table:table-cell table:style-name="ce1" office:value-type="float" office:value="1.0001788503" calcext:value-type="float">
            <text:p>1,000179</text:p>
          </table:table-cell>
          <table:table-cell table:style-name="ce1" table:formula="of:=-0.00013874-0.0003792087" office:value-type="float" office:value="-0.0005179487" calcext:value-type="float">
            <text:p>-0,000518</text:p>
          </table:table-cell>
          <table:table-cell table:style-name="ce1" office:value-type="float" office:value="0.000273887" calcext:value-type="float">
            <text:p>0,0002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2808" calcext:value-type="float">
            <text:p>0,004328</text:p>
          </table:table-cell>
          <table:table-cell table:style-name="ce1"/>
          <table:table-cell office:value-type="float" office:value="131.97" calcext:value-type="float">
            <text:p>131,97</text:p>
          </table:table-cell>
          <table:table-cell/>
          <table:table-cell table:style-name="ce1"/>
          <table:table-cell/>
          <table:table-cell table:style-name="ce1" office:value-type="float" office:value="0.9996022" calcext:value-type="float">
            <text:p>0,999602</text:p>
          </table:table-cell>
          <table:table-cell table:style-name="ce1" office:value-type="float" office:value="1.0003486461" calcext:value-type="float">
            <text:p>1,000349</text:p>
          </table:table-cell>
          <table:table-cell table:style-name="ce1" office:value-type="float" office:value="-0.00044512364" calcext:value-type="float">
            <text:p>-0,000445</text:p>
          </table:table-cell>
          <table:table-cell table:style-name="ce1" office:value-type="float" office:value="0.000431606677" calcext:value-type="float">
            <text:p>0,0004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3043" calcext:value-type="float">
            <text:p>0,004304</text:p>
          </table:table-cell>
          <table:table-cell table:style-name="ce1"/>
          <table:table-cell office:value-type="float" office:value="176.34" calcext:value-type="float">
            <text:p>176,34</text:p>
          </table:table-cell>
          <table:table-cell/>
          <table:table-cell table:style-name="ce1"/>
          <table:table-cell/>
          <table:table-cell table:style-name="ce1" office:value-type="float" office:value="0.99962698" calcext:value-type="float">
            <text:p>0,999627</text:p>
          </table:table-cell>
          <table:table-cell table:style-name="ce1" office:value-type="float" office:value="1.00035624" calcext:value-type="float">
            <text:p>1,000356</text:p>
          </table:table-cell>
          <table:table-cell table:style-name="ce1" office:value-type="float" office:value="-0.00034672265" calcext:value-type="float">
            <text:p>-0,000347</text:p>
          </table:table-cell>
          <table:table-cell table:style-name="ce1" office:value-type="float" office:value="0.000376228" calcext:value-type="float">
            <text:p>0,0003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/>
          <table:table-cell office:value-type="float" office:value="162.21" calcext:value-type="float">
            <text:p>162,2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21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41747" calcext:value-type="float">
            <text:p>0,003417</text:p>
          </table:table-cell>
          <table:table-cell/>
          <table:table-cell office:value-type="float" office:value="143.24" calcext:value-type="float">
            <text:p>143,24</text:p>
          </table:table-cell>
          <table:table-cell/>
          <table:table-cell table:style-name="ce1"/>
          <table:table-cell/>
          <table:table-cell table:style-name="ce1" office:value-type="float" office:value="0.999704623" calcext:value-type="float">
            <text:p>0,999705</text:p>
          </table:table-cell>
          <table:table-cell table:style-name="ce1" office:value-type="float" office:value="1.0003133" calcext:value-type="float">
            <text:p>1,000313</text:p>
          </table:table-cell>
          <table:table-cell table:style-name="ce1" office:value-type="float" office:value="-0.00024675" calcext:value-type="float">
            <text:p>-0,000247</text:p>
          </table:table-cell>
          <table:table-cell table:style-name="ce1" office:value-type="float" office:value="0.00023975" calcext:value-type="float">
            <text:p>0,0002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18023" calcext:value-type="float">
            <text:p>0,004180</text:p>
          </table:table-cell>
          <table:table-cell table:style-name="ce1"/>
          <table:table-cell office:value-type="float" office:value="158.61" calcext:value-type="float">
            <text:p>158,61</text:p>
          </table:table-cell>
          <table:table-cell/>
          <table:table-cell table:style-name="ce1"/>
          <table:table-cell/>
          <table:table-cell table:style-name="ce1" office:value-type="float" office:value="0.99963369" calcext:value-type="float">
            <text:p>0,999634</text:p>
          </table:table-cell>
          <table:table-cell table:style-name="ce1" office:value-type="float" office:value="1.00035686" calcext:value-type="float">
            <text:p>1,000357</text:p>
          </table:table-cell>
          <table:table-cell table:style-name="ce1" office:value-type="float" office:value="-0.0003741" calcext:value-type="float">
            <text:p>-0,000374</text:p>
          </table:table-cell>
          <table:table-cell table:style-name="ce1" office:value-type="float" office:value="0.0004105139" calcext:value-type="float">
            <text:p>0,000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99745" calcext:value-type="float">
            <text:p>0,003997</text:p>
          </table:table-cell>
          <table:table-cell/>
          <table:table-cell office:value-type="float" office:value="156.59" calcext:value-type="float">
            <text:p>156,59</text:p>
          </table:table-cell>
          <table:table-cell/>
          <table:table-cell table:style-name="ce1"/>
          <table:table-cell/>
          <table:table-cell table:style-name="ce1" office:value-type="float" office:value="0.9996886" calcext:value-type="float">
            <text:p>0,999689</text:p>
          </table:table-cell>
          <table:table-cell table:style-name="ce1" office:value-type="float" office:value="1.0002893" calcext:value-type="float">
            <text:p>1,000289</text:p>
          </table:table-cell>
          <table:table-cell table:style-name="ce1" office:value-type="float" office:value="-0.0004673565" calcext:value-type="float">
            <text:p>-0,000467</text:p>
          </table:table-cell>
          <table:table-cell table:style-name="ce1" office:value-type="float" office:value="0.0004904595894" calcext:value-type="float">
            <text:p>0,000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86934" calcext:value-type="float">
            <text:p>0,003869</text:p>
          </table:table-cell>
          <table:table-cell/>
          <table:table-cell office:value-type="float" office:value="165.66" calcext:value-type="float">
            <text:p>165,66</text:p>
          </table:table-cell>
          <table:table-cell/>
          <table:table-cell table:style-name="ce1"/>
          <table:table-cell/>
          <table:table-cell table:style-name="ce1" office:value-type="float" office:value="0.9996673144" calcext:value-type="float">
            <text:p>0,999667</text:p>
          </table:table-cell>
          <table:table-cell table:style-name="ce1" office:value-type="float" office:value="1.00032627" calcext:value-type="float">
            <text:p>1,000326</text:p>
          </table:table-cell>
          <table:table-cell table:style-name="ce1" office:value-type="float" office:value="-0.000380537" calcext:value-type="float">
            <text:p>-0,000381</text:p>
          </table:table-cell>
          <table:table-cell table:style-name="ce1" office:value-type="float" office:value="0.00039458269" calcext:value-type="float">
            <text:p>0,0003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82946" calcext:value-type="float">
            <text:p>0,004829</text:p>
          </table:table-cell>
          <table:table-cell table:style-name="ce1"/>
          <table:table-cell office:value-type="float" office:value="143.57" calcext:value-type="float">
            <text:p>143,57</text:p>
          </table:table-cell>
          <table:table-cell/>
          <table:table-cell table:style-name="ce1"/>
          <table:table-cell/>
          <table:table-cell table:style-name="ce1" office:value-type="float" office:value="0.9995586876" calcext:value-type="float">
            <text:p>0,999559</text:p>
          </table:table-cell>
          <table:table-cell table:style-name="ce1" office:value-type="float" office:value="1.000403" calcext:value-type="float">
            <text:p>1,000403</text:p>
          </table:table-cell>
          <table:table-cell table:style-name="ce1" office:value-type="float" office:value="-0.000458037" calcext:value-type="float">
            <text:p>-0,000458</text:p>
          </table:table-cell>
          <table:table-cell table:style-name="ce1" office:value-type="float" office:value="0.000465369146" calcext:value-type="float">
            <text:p>0,00046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6694" calcext:value-type="float">
            <text:p>0,003667</text:p>
          </table:table-cell>
          <table:table-cell table:style-name="ce1"/>
          <table:table-cell table:style-name="ce2" office:value-type="float" office:value="181.18" calcext:value-type="float">
            <text:p>181,18</text:p>
          </table:table-cell>
          <table:table-cell table:number-columns-repeated="3"/>
          <table:table-cell table:style-name="ce1" office:value-type="float" office:value="0.9997071" calcext:value-type="float">
            <text:p>0,999707</text:p>
          </table:table-cell>
          <table:table-cell table:style-name="ce1" office:value-type="float" office:value="1.000298881" calcext:value-type="float">
            <text:p>1,000299</text:p>
          </table:table-cell>
          <table:table-cell table:style-name="ce1" office:value-type="float" office:value="-0.0004347623" calcext:value-type="float">
            <text:p>-0,000435</text:p>
          </table:table-cell>
          <table:table-cell table:style-name="ce1" office:value-type="float" office:value="0.00034538" calcext:value-type="float">
            <text:p>0,0003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01705" calcext:value-type="float">
            <text:p>0,004017</text:p>
          </table:table-cell>
          <table:table-cell table:style-name="ce1"/>
          <table:table-cell table:style-name="ce2" office:value-type="float" office:value="180.12" calcext:value-type="float">
            <text:p>180,12</text:p>
          </table:table-cell>
          <table:table-cell table:number-columns-repeated="3"/>
          <table:table-cell table:style-name="ce1" office:value-type="float" office:value="0.999632827" calcext:value-type="float">
            <text:p>0,999633</text:p>
          </table:table-cell>
          <table:table-cell table:style-name="ce1" office:value-type="float" office:value="1.00036" calcext:value-type="float">
            <text:p>1,000360</text:p>
          </table:table-cell>
          <table:table-cell table:style-name="ce1" office:value-type="float" office:value="-0.00044561" calcext:value-type="float">
            <text:p>-0,000446</text:p>
          </table:table-cell>
          <table:table-cell table:style-name="ce1" office:value-type="float" office:value="0.0004633439" calcext:value-type="float">
            <text:p>0,0004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429614" calcext:value-type="float">
            <text:p>0,004296</text:p>
          </table:table-cell>
          <table:table-cell table:style-name="ce1"/>
          <table:table-cell table:style-name="ce2" office:value-type="float" office:value="169.76" calcext:value-type="float">
            <text:p>169,76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27927" calcext:value-type="float">
            <text:p>0,004279</text:p>
          </table:table-cell>
          <table:table-cell table:style-name="ce1"/>
          <table:table-cell table:style-name="ce2" office:value-type="float" office:value="121.61" calcext:value-type="float">
            <text:p>121,61</text:p>
          </table:table-cell>
          <table:table-cell/>
          <table:table-cell table:style-name="ce2" office:value-type="float" office:value="117.89" calcext:value-type="float">
            <text:p>117,89</text:p>
          </table:table-cell>
          <table:table-cell office:value-type="float" office:value="113.39" calcext:value-type="float">
            <text:p>113,39</text:p>
          </table:table-cell>
          <table:table-cell table:style-name="ce1" office:value-type="float" office:value="0.9996397" calcext:value-type="float">
            <text:p>0,999640</text:p>
          </table:table-cell>
          <table:table-cell table:style-name="ce1" office:value-type="float" office:value="1.0003481382" calcext:value-type="float">
            <text:p>1,000348</text:p>
          </table:table-cell>
          <table:table-cell table:style-name="ce1" office:value-type="float" office:value="-0.000310405" calcext:value-type="float">
            <text:p>-0,000310</text:p>
          </table:table-cell>
          <table:table-cell table:style-name="ce1" office:value-type="float" office:value="0.000382237" calcext:value-type="float">
            <text:p>0,0003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31649" calcext:value-type="float">
            <text:p>3164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27947" calcext:value-type="float">
            <text:p>0,002795</text:p>
          </table:table-cell>
          <table:table-cell table:style-name="ce1"/>
          <table:table-cell table:style-name="ce2" office:value-type="float" office:value="222.17" calcext:value-type="float">
            <text:p>222,17</text:p>
          </table:table-cell>
          <table:table-cell table:number-columns-repeated="3"/>
          <table:table-cell table:style-name="ce1" office:value-type="float" office:value="0.999647618" calcext:value-type="float">
            <text:p>0,999648</text:p>
          </table:table-cell>
          <table:table-cell table:style-name="ce1" office:value-type="float" office:value="1.00037197" calcext:value-type="float">
            <text:p>1,000372</text:p>
          </table:table-cell>
          <table:table-cell table:style-name="ce1" office:value-type="float" office:value="-0.00041791" calcext:value-type="float">
            <text:p>-0,000418</text:p>
          </table:table-cell>
          <table:table-cell table:style-name="ce1" office:value-type="float" office:value="0.00038136912" calcext:value-type="float">
            <text:p>0,000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4197" calcext:value-type="float">
            <text:p>2419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74" calcext:value-type="float">
            <text:p>0,003974</text:p>
          </table:table-cell>
          <table:table-cell table:style-name="ce1"/>
          <table:table-cell table:style-name="ce2" office:value-type="float" office:value="154.98" calcext:value-type="float">
            <text:p>154,98</text:p>
          </table:table-cell>
          <table:table-cell table:number-columns-repeated="3"/>
          <table:table-cell table:style-name="ce1" office:value-type="float" office:value="0.999671624449" calcext:value-type="float">
            <text:p>0,999672</text:p>
          </table:table-cell>
          <table:table-cell table:style-name="ce1" office:value-type="float" office:value="1.000329070513" calcext:value-type="float">
            <text:p>1,000329</text:p>
          </table:table-cell>
          <table:table-cell table:style-name="ce1" office:value-type="float" office:value="-0.00041614" calcext:value-type="float">
            <text:p>-0,000416</text:p>
          </table:table-cell>
          <table:table-cell table:style-name="ce1" office:value-type="float" office:value="0.0003796" calcext:value-type="float">
            <text:p>0,00038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 table:style-name="ce1" office:value-type="float" office:value="0.0109" calcext:value-type="float">
            <text:p>0,010900</text:p>
          </table:table-cell>
          <table:table-cell table:style-name="ce1" office:value-type="string" calcext:value-type="string">
            <text:p>1 sol parasite</text:p>
          </table:table-cell>
          <table:table-cell office:value-type="float" office:value="4691.36" calcext:value-type="float">
            <text:p>4691,36</text:p>
          </table:table-cell>
          <table:table-cell/>
          <table:table-cell table:style-name="ce1"/>
          <table:table-cell/>
          <table:table-cell table:style-name="ce1" office:value-type="float" office:value="0.998975" calcext:value-type="float">
            <text:p>0,998975</text:p>
          </table:table-cell>
          <table:table-cell table:style-name="ce1" office:value-type="float" office:value="1.00095399" calcext:value-type="float">
            <text:p>1,000954</text:p>
          </table:table-cell>
          <table:table-cell table:style-name="ce1" office:value-type="float" office:value="-0.00072813373" calcext:value-type="float">
            <text:p>-0,000728</text:p>
          </table:table-cell>
          <table:table-cell table:style-name="ce1" office:value-type="float" office:value="0.001451051" calcext:value-type="float">
            <text:p>0,00145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0784059" calcext:value-type="float">
            <text:p>0,007841</text:p>
          </table:table-cell>
          <table:table-cell table:style-name="ce1"/>
          <table:table-cell table:style-name="ce2"/>
          <table:table-cell office:value-type="float" office:value="437.05" calcext:value-type="float">
            <text:p>437,0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,10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268917" calcext:value-type="float">
            <text:p>0,002689</text:p>
          </table:table-cell>
          <table:table-cell table:style-name="ce1"/>
          <table:table-cell/>
          <table:table-cell office:value-type="float" office:value="34.23" calcext:value-type="float">
            <text:p>34,23</text:p>
          </table:table-cell>
          <table:table-cell table:number-columns-repeated="2"/>
          <table:table-cell table:style-name="ce1" office:value-type="float" office:value="-0.03398086" calcext:value-type="float">
            <text:p>-0,033981</text:p>
          </table:table-cell>
          <table:table-cell table:style-name="ce1" office:value-type="float" office:value="-0.0338767" calcext:value-type="float">
            <text:p>-0,033877</text:p>
          </table:table-cell>
          <table:table-cell table:style-name="ce1" office:value-type="float" office:value="-5.038448" calcext:value-type="float">
            <text:p>-5,038448</text:p>
          </table:table-cell>
          <table:table-cell table:style-name="ce1" office:value-type="float" office:value="-5.0309513" calcext:value-type="float">
            <text:p>-5,0309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628802" calcext:value-type="float">
            <text:p>0,006288</text:p>
          </table:table-cell>
          <table:table-cell table:style-name="ce1"/>
          <table:table-cell/>
          <table:table-cell office:value-type="float" office:value="26.64" calcext:value-type="float">
            <text:p>26,64</text:p>
          </table:table-cell>
          <table:table-cell table:number-columns-repeated="2"/>
          <table:table-cell table:style-name="ce1" office:value-type="float" office:value="-0.0340322" calcext:value-type="float">
            <text:p>-0,034032</text:p>
          </table:table-cell>
          <table:table-cell table:style-name="ce1" office:value-type="float" office:value="-0.0336274" calcext:value-type="float">
            <text:p>-0,033627</text:p>
          </table:table-cell>
          <table:table-cell table:style-name="ce1" office:value-type="float" office:value="-5.03647" calcext:value-type="float">
            <text:p>-5,036470</text:p>
          </table:table-cell>
          <table:table-cell table:style-name="ce1" office:value-type="float" office:value="-5.02005329" calcext:value-type="float">
            <text:p>-5,020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70217" calcext:value-type="float">
            <text:p>0,003702</text:p>
          </table:table-cell>
          <table:table-cell table:style-name="ce1"/>
          <table:table-cell/>
          <table:table-cell office:value-type="float" office:value="26.11" calcext:value-type="float">
            <text:p>26,11</text:p>
          </table:table-cell>
          <table:table-cell table:number-columns-repeated="2"/>
          <table:table-cell table:style-name="ce1" office:value-type="float" office:value="-0.034032474" calcext:value-type="float">
            <text:p>-0,034032</text:p>
          </table:table-cell>
          <table:table-cell table:style-name="ce1" office:value-type="float" office:value="-0.0337064252" calcext:value-type="float">
            <text:p>-0,033706</text:p>
          </table:table-cell>
          <table:table-cell table:style-name="ce1" office:value-type="float" office:value="-5.035186" calcext:value-type="float">
            <text:p>-5,035186</text:p>
          </table:table-cell>
          <table:table-cell table:style-name="ce1" office:value-type="float" office:value="-5.0262413" calcext:value-type="float">
            <text:p>-5,0262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55536" calcext:value-type="float">
            <text:p>0,005554</text:p>
          </table:table-cell>
          <table:table-cell table:style-name="ce1"/>
          <table:table-cell table:style-name="ce2"/>
          <table:table-cell office:value-type="float" office:value="42.29" calcext:value-type="float">
            <text:p>42,29</text:p>
          </table:table-cell>
          <table:table-cell table:number-columns-repeated="2"/>
          <table:table-cell table:style-name="ce1" office:value-type="float" office:value="-0.03397136" calcext:value-type="float">
            <text:p>-0,033971</text:p>
          </table:table-cell>
          <table:table-cell table:style-name="ce1" office:value-type="float" office:value="-0.03382466" calcext:value-type="float">
            <text:p>-0,033825</text:p>
          </table:table-cell>
          <table:table-cell table:style-name="ce1" office:value-type="float" office:value="-5.04502" calcext:value-type="float">
            <text:p>-5,045020</text:p>
          </table:table-cell>
          <table:table-cell table:style-name="ce1" office:value-type="float" office:value="-5.023235" calcext:value-type="float">
            <text:p>-5,0232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41.66" calcext:value-type="float">
            <text:p>41,66</text:p>
          </table:table-cell>
          <table:table-cell table:number-columns-repeated="2"/>
          <table:table-cell table:style-name="ce1" office:value-type="float" office:value="-0.033973" calcext:value-type="float">
            <text:p>-0,033973</text:p>
          </table:table-cell>
          <table:table-cell table:style-name="ce1" office:value-type="float" office:value="-0.03382355" calcext:value-type="float">
            <text:p>-0,033824</text:p>
          </table:table-cell>
          <table:table-cell table:style-name="ce1" office:value-type="float" office:value="-5.045624" calcext:value-type="float">
            <text:p>-5,045624</text:p>
          </table:table-cell>
          <table:table-cell table:style-name="ce1" office:value-type="float" office:value="-5.0234219" calcext:value-type="float">
            <text:p>-5,023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4.69" calcext:value-type="float">
            <text:p>74,69</text:p>
          </table:table-cell>
          <table:table-cell table:number-columns-repeated="2"/>
          <table:table-cell table:style-name="ce1" office:value-type="float" office:value="-0.033943294" calcext:value-type="float">
            <text:p>-0,033943</text:p>
          </table:table-cell>
          <table:table-cell table:style-name="ce1" office:value-type="float" office:value="-0.033797366762" calcext:value-type="float">
            <text:p>-0,033797</text:p>
          </table:table-cell>
          <table:table-cell table:style-name="ce1" office:value-type="float" office:value="-5.0393404" calcext:value-type="float">
            <text:p>-5,039340</text:p>
          </table:table-cell>
          <table:table-cell table:style-name="ce1" office:value-type="float" office:value="-5.02950638608" calcext:value-type="float">
            <text:p>-5,0295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329618" calcext:value-type="float">
            <text:p>0,003296</text:p>
          </table:table-cell>
          <table:table-cell table:style-name="ce1"/>
          <table:table-cell table:style-name="ce2"/>
          <table:table-cell office:value-type="float" office:value="75.97" calcext:value-type="float">
            <text:p>75,97</text:p>
          </table:table-cell>
          <table:table-cell table:number-columns-repeated="2"/>
          <table:table-cell table:style-name="ce1" office:value-type="float" office:value="-0.034229591" calcext:value-type="float">
            <text:p>-0,034230</text:p>
          </table:table-cell>
          <table:table-cell table:style-name="ce1" office:value-type="float" office:value="-0.033648106" calcext:value-type="float">
            <text:p>-0,033648</text:p>
          </table:table-cell>
          <table:table-cell table:style-name="ce1" office:value-type="float" office:value="-5.046346431" calcext:value-type="float">
            <text:p>-5,046346</text:p>
          </table:table-cell>
          <table:table-cell table:style-name="ce1" office:value-type="float" office:value="-5.0234589545" calcext:value-type="float">
            <text:p>-5,0234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0533422" calcext:value-type="float">
            <text:p>0,005334</text:p>
          </table:table-cell>
          <table:table-cell table:style-name="ce1"/>
          <table:table-cell table:style-name="ce2"/>
          <table:table-cell office:value-type="float" office:value="78.38" calcext:value-type="float">
            <text:p>78,38</text:p>
          </table:table-cell>
          <table:table-cell table:number-columns-repeated="2"/>
          <table:table-cell table:style-name="ce1" office:value-type="float" office:value="-0.0341543" calcext:value-type="float">
            <text:p>-0,034154</text:p>
          </table:table-cell>
          <table:table-cell table:style-name="ce1" office:value-type="float" office:value="-0.033801113" calcext:value-type="float">
            <text:p>-0,033801</text:p>
          </table:table-cell>
          <table:table-cell table:style-name="ce1" office:value-type="float" office:value="-5.040112" calcext:value-type="float">
            <text:p>-5,040112</text:p>
          </table:table-cell>
          <table:table-cell table:style-name="ce1" office:value-type="float" office:value="-5.025538" calcext:value-type="float">
            <text:p>-5,0255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0743232" calcext:value-type="float">
            <text:p>0,007432</text:p>
          </table:table-cell>
          <table:table-cell table:style-name="ce1"/>
          <table:table-cell table:style-name="ce2"/>
          <table:table-cell office:value-type="float" office:value="81.82" calcext:value-type="float">
            <text:p>81,82</text:p>
          </table:table-cell>
          <table:table-cell table:number-columns-repeated="2"/>
          <table:table-cell table:style-name="ce1" office:value-type="float" office:value="-0.03408586" calcext:value-type="float">
            <text:p>-0,034086</text:p>
          </table:table-cell>
          <table:table-cell table:style-name="ce1" office:value-type="float" office:value="-0.03389374" calcext:value-type="float">
            <text:p>-0,033894</text:p>
          </table:table-cell>
          <table:table-cell table:style-name="ce1" office:value-type="float" office:value="-5.0591377" calcext:value-type="float">
            <text:p>-5,059138</text:p>
          </table:table-cell>
          <table:table-cell table:style-name="ce1" office:value-type="float" office:value="-5.028333" calcext:value-type="float">
            <text:p>-5,02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office:value-type="float" office:value="0.0128" calcext:value-type="float">
            <text:p>0,012800</text:p>
          </table:table-cell>
          <table:table-cell table:style-name="ce1" office:value-type="string" calcext:value-type="string">
            <text:p>2sol</text:p>
          </table:table-cell>
          <table:table-cell table:style-name="ce2"/>
          <table:table-cell office:value-type="float" office:value="81.59" calcext:value-type="float">
            <text:p>81,59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254403" calcext:value-type="float">
            <text:p>0,025440</text:p>
          </table:table-cell>
          <table:table-cell table:style-name="ce1"/>
          <table:table-cell table:style-name="ce2"/>
          <table:table-cell office:value-type="float" office:value="502.98" calcext:value-type="float">
            <text:p>502,98</text:p>
          </table:table-cell>
          <table:table-cell table:number-columns-repeated="2"/>
          <table:table-cell table:style-name="ce1" office:value-type="float" office:value="-0.037509385" calcext:value-type="float">
            <text:p>-0,037509</text:p>
          </table:table-cell>
          <table:table-cell table:style-name="ce1" office:value-type="float" office:value="-0.03329745" calcext:value-type="float">
            <text:p>-0,033297</text:p>
          </table:table-cell>
          <table:table-cell table:style-name="ce1" office:value-type="float" office:value="-5.066181" calcext:value-type="float">
            <text:p>-5,066181</text:p>
          </table:table-cell>
          <table:table-cell table:style-name="ce1" office:value-type="float" office:value="-5.007548768" calcext:value-type="float">
            <text:p>-5,007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04962" calcext:value-type="float">
            <text:p>0,010496</text:p>
          </table:table-cell>
          <table:table-cell table:style-name="ce1"/>
          <table:table-cell table:style-name="ce2"/>
          <table:table-cell office:value-type="float" office:value="291.22" calcext:value-type="float">
            <text:p>291,22</text:p>
          </table:table-cell>
          <table:table-cell table:number-columns-repeated="2"/>
          <table:table-cell table:style-name="ce1" office:value-type="float" office:value="-0.0339529" calcext:value-type="float">
            <text:p>-0,033953</text:p>
          </table:table-cell>
          <table:table-cell table:style-name="ce1" office:value-type="float" office:value="-0.0273393" calcext:value-type="float">
            <text:p>-0,027339</text:p>
          </table:table-cell>
          <table:table-cell table:style-name="ce1" office:value-type="float" office:value="-5.03831" calcext:value-type="float">
            <text:p>-5,038310</text:p>
          </table:table-cell>
          <table:table-cell table:style-name="ce1" office:value-type="float" office:value="-5.02858468" calcext:value-type="float">
            <text:p>-5,0285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74762" calcext:value-type="float">
            <text:p>0,007476</text:p>
          </table:table-cell>
          <table:table-cell table:style-name="ce1"/>
          <table:table-cell table:style-name="ce2"/>
          <table:table-cell office:value-type="float" office:value="328.32" calcext:value-type="float">
            <text:p>328,32</text:p>
          </table:table-cell>
          <table:table-cell table:number-columns-repeated="2"/>
          <table:table-cell table:style-name="ce1" office:value-type="float" office:value="-0.034002084" calcext:value-type="float">
            <text:p>-0,034002</text:p>
          </table:table-cell>
          <table:table-cell table:style-name="ce1" office:value-type="float" office:value="-0.028442" calcext:value-type="float">
            <text:p>-0,028442</text:p>
          </table:table-cell>
          <table:table-cell table:style-name="ce1" office:value-type="float" office:value="-5.038826" calcext:value-type="float">
            <text:p>-5,038826</text:p>
          </table:table-cell>
          <table:table-cell table:style-name="ce1" office:value-type="float" office:value="-5.027571" calcext:value-type="float">
            <text:p>-5,027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0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1981" calcext:value-type="float">
            <text:p>0,010198</text:p>
          </table:table-cell>
          <table:table-cell table:style-name="ce1"/>
          <table:table-cell table:style-name="ce2"/>
          <table:table-cell office:value-type="float" office:value="250.29" calcext:value-type="float">
            <text:p>250,29</text:p>
          </table:table-cell>
          <table:table-cell table:number-columns-repeated="2"/>
          <table:table-cell table:style-name="ce1" office:value-type="float" office:value="-0.033944" calcext:value-type="float">
            <text:p>-0,033944</text:p>
          </table:table-cell>
          <table:table-cell table:style-name="ce1" office:value-type="float" office:value="-0.027792" calcext:value-type="float">
            <text:p>-0,027792</text:p>
          </table:table-cell>
          <table:table-cell table:style-name="ce1" office:value-type="float" office:value="-5.0364991" calcext:value-type="float">
            <text:p>-5,036499</text:p>
          </table:table-cell>
          <table:table-cell table:style-name="ce1" office:value-type="float" office:value="-5.02741476" calcext:value-type="float">
            <text:p>-5,02741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390657" calcext:value-type="float">
            <text:p>0,003907</text:p>
          </table:table-cell>
          <table:table-cell table:style-name="ce1"/>
          <table:table-cell/>
          <table:table-cell office:value-type="float" office:value="70.3" calcext:value-type="float">
            <text:p>70,30</text:p>
          </table:table-cell>
          <table:table-cell table:number-columns-repeated="2"/>
          <table:table-cell table:style-name="ce1" office:value-type="float" office:value="-0.0339926" calcext:value-type="float">
            <text:p>-0,033993</text:p>
          </table:table-cell>
          <table:table-cell table:style-name="ce1" office:value-type="float" office:value="-0.033847535" calcext:value-type="float">
            <text:p>-0,033848</text:p>
          </table:table-cell>
          <table:table-cell table:style-name="ce1" office:value-type="float" office:value="-5.0387819" calcext:value-type="float">
            <text:p>-5,038782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0622" calcext:value-type="float">
            <text:p>1062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73699" calcext:value-type="float">
            <text:p>0,006737</text:p>
          </table:table-cell>
          <table:table-cell table:style-name="ce1"/>
          <table:table-cell/>
          <table:table-cell office:value-type="float" office:value="19.37" calcext:value-type="float">
            <text:p>19,37</text:p>
          </table:table-cell>
          <table:table-cell table:number-columns-repeated="2"/>
          <table:table-cell table:style-name="ce1" office:value-type="float" office:value="-0.034258949" calcext:value-type="float">
            <text:p>-0,034259</text:p>
          </table:table-cell>
          <table:table-cell table:style-name="ce1" office:value-type="float" office:value="-0.03358" calcext:value-type="float">
            <text:p>-0,033580</text:p>
          </table:table-cell>
          <table:table-cell table:style-name="ce1" office:value-type="float" office:value="-5.0416705" calcext:value-type="float">
            <text:p>-5,041671</text:p>
          </table:table-cell>
          <table:table-cell table:style-name="ce1" office:value-type="float" office:value="-5.0254189" calcext:value-type="float">
            <text:p>-5,025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662667" calcext:value-type="float">
            <text:p>0,006627</text:p>
          </table:table-cell>
          <table:table-cell table:style-name="ce1"/>
          <table:table-cell/>
          <table:table-cell office:value-type="float" office:value="18.49" calcext:value-type="float">
            <text:p>18,49</text:p>
          </table:table-cell>
          <table:table-cell table:number-columns-repeated="2"/>
          <table:table-cell table:style-name="ce1" office:value-type="float" office:value="-0.0342214779" calcext:value-type="float">
            <text:p>-0,034221</text:p>
          </table:table-cell>
          <table:table-cell table:style-name="ce1" office:value-type="float" office:value="-0.033612266" calcext:value-type="float">
            <text:p>-0,033612</text:p>
          </table:table-cell>
          <table:table-cell table:style-name="ce1" office:value-type="float" office:value="-5.0421933" calcext:value-type="float">
            <text:p>-5,042193</text:p>
          </table:table-cell>
          <table:table-cell table:style-name="ce1" office:value-type="float" office:value="-5.0264203" calcext:value-type="float">
            <text:p>-5,026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/>
          <table:table-cell office:value-type="float" office:value="340.76" calcext:value-type="float">
            <text:p>340,76</text:p>
          </table:table-cell>
          <table:table-cell table:number-columns-repeated="2"/>
          <table:table-cell table:style-name="ce1" office:value-type="float" office:value="-0.03435254" calcext:value-type="float">
            <text:p>-0,034353</text:p>
          </table:table-cell>
          <table:table-cell table:style-name="ce1" office:value-type="float" office:value="-0.03308444" calcext:value-type="float">
            <text:p>-0,033084</text:p>
          </table:table-cell>
          <table:table-cell table:style-name="ce1" office:value-type="float" office:value="-5.0382269" calcext:value-type="float">
            <text:p>-5,038227</text:p>
          </table:table-cell>
          <table:table-cell table:style-name="ce1" office:value-type="float" office:value="-5.0224347" calcext:value-type="float">
            <text:p>-5,0224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07088" calcext:value-type="float">
            <text:p>0,003071</text:p>
          </table:table-cell>
          <table:table-cell table:style-name="ce1"/>
          <table:table-cell/>
          <table:table-cell office:value-type="float" office:value="213.97" calcext:value-type="float">
            <text:p>213,97</text:p>
          </table:table-cell>
          <table:table-cell table:number-columns-repeated="2"/>
          <table:table-cell table:style-name="ce1" office:value-type="float" office:value="-0.034151197" calcext:value-type="float">
            <text:p>-0,034151</text:p>
          </table:table-cell>
          <table:table-cell table:style-name="ce1" office:value-type="float" office:value="0.0336731108" calcext:value-type="float">
            <text:p>0,033673</text:p>
          </table:table-cell>
          <table:table-cell table:style-name="ce1" office:value-type="float" office:value="-5.0370709" calcext:value-type="float">
            <text:p>-5,037071</text:p>
          </table:table-cell>
          <table:table-cell table:style-name="ce1" office:value-type="float" office:value="-5.0316676" calcext:value-type="float">
            <text:p>-5,0316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361185" calcext:value-type="float">
            <text:p>0,003612</text:p>
          </table:table-cell>
          <table:table-cell table:style-name="ce1"/>
          <table:table-cell/>
          <table:table-cell office:value-type="float" office:value="180.81" calcext:value-type="float">
            <text:p>180,81</text:p>
          </table:table-cell>
          <table:table-cell table:number-columns-repeated="2"/>
          <table:table-cell table:style-name="ce1" office:value-type="float" office:value="-0.034160892" calcext:value-type="float">
            <text:p>-0,034161</text:p>
          </table:table-cell>
          <table:table-cell table:style-name="ce1" office:value-type="float" office:value="-0.03366571" calcext:value-type="float">
            <text:p>-0,033666</text:p>
          </table:table-cell>
          <table:table-cell table:style-name="ce1" office:value-type="float" office:value="-5.037539" calcext:value-type="float">
            <text:p>-5,037539</text:p>
          </table:table-cell>
          <table:table-cell table:style-name="ce1" office:value-type="float" office:value="-5.0307181" calcext:value-type="float">
            <text:p>-5,0307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0653237" calcext:value-type="float">
            <text:p>0,006532</text:p>
          </table:table-cell>
          <table:table-cell table:style-name="ce1"/>
          <table:table-cell/>
          <table:table-cell office:value-type="float" office:value="634.32" calcext:value-type="float">
            <text:p>634,32</text:p>
          </table:table-cell>
          <table:table-cell table:number-columns-repeated="2"/>
          <table:table-cell table:style-name="ce1" office:value-type="float" office:value="-0.0339566" calcext:value-type="float">
            <text:p>-0,033957</text:p>
          </table:table-cell>
          <table:table-cell table:style-name="ce1" office:value-type="float" office:value="-0.029893976" calcext:value-type="float">
            <text:p>-0,029894</text:p>
          </table:table-cell>
          <table:table-cell table:style-name="ce1" office:value-type="float" office:value="-5.0351997" calcext:value-type="float">
            <text:p>-5,035200</text:p>
          </table:table-cell>
          <table:table-cell table:style-name="ce1" office:value-type="float" office:value="-5.028814" calcext:value-type="float">
            <text:p>-5,0288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0.011596" calcext:value-type="float">
            <text:p>0,011596</text:p>
          </table:table-cell>
          <table:table-cell table:style-name="ce1"/>
          <table:table-cell/>
          <table:table-cell office:value-type="float" office:value="563.31" calcext:value-type="float">
            <text:p>563,31</text:p>
          </table:table-cell>
          <table:table-cell table:number-columns-repeated="2"/>
          <table:table-cell table:style-name="ce1" office:value-type="float" office:value="-0.034089163" calcext:value-type="float">
            <text:p>-0,034089</text:p>
          </table:table-cell>
          <table:table-cell table:style-name="ce1" office:value-type="float" office:value="-0.026950323" calcext:value-type="float">
            <text:p>-0,026950</text:p>
          </table:table-cell>
          <table:table-cell table:style-name="ce1" office:value-type="float" office:value="-5.03738533" calcext:value-type="float">
            <text:p>-5,037385</text:p>
          </table:table-cell>
          <table:table-cell table:style-name="ce1" office:value-type="float" office:value="-5.0270939" calcext:value-type="float">
            <text:p>-5,027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10419" calcext:value-type="float">
            <text:p>0,010419</text:p>
          </table:table-cell>
          <table:table-cell table:style-name="ce1"/>
          <table:table-cell/>
          <table:table-cell office:value-type="float" office:value="537.95" calcext:value-type="float">
            <text:p>537,95</text:p>
          </table:table-cell>
          <table:table-cell table:number-columns-repeated="2"/>
          <table:table-cell table:style-name="ce1" office:value-type="float" office:value="-0.0339341" calcext:value-type="float">
            <text:p>-0,033934</text:p>
          </table:table-cell>
          <table:table-cell table:style-name="ce1" office:value-type="float" office:value="-0.02748478" calcext:value-type="float">
            <text:p>-0,027485</text:p>
          </table:table-cell>
          <table:table-cell table:style-name="ce1" office:value-type="float" office:value="-5.035729" calcext:value-type="float">
            <text:p>-5,035729</text:p>
          </table:table-cell>
          <table:table-cell table:style-name="ce1" office:value-type="float" office:value="-5.026051844" calcext:value-type="float">
            <text:p>-5,0260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65531" calcext:value-type="float">
            <text:p>0,004655</text:p>
          </table:table-cell>
          <table:table-cell table:style-name="ce1"/>
          <table:table-cell table:style-name="ce2"/>
          <table:table-cell office:value-type="float" office:value="95.48" calcext:value-type="float">
            <text:p>95,48</text:p>
          </table:table-cell>
          <table:table-cell table:number-columns-repeated="2"/>
          <table:table-cell table:style-name="ce1" office:value-type="float" office:value="-0.033963718" calcext:value-type="float">
            <text:p>-0,033964</text:p>
          </table:table-cell>
          <table:table-cell table:style-name="ce1" office:value-type="float" office:value="-0.033829754" calcext:value-type="float">
            <text:p>-0,033830</text:p>
          </table:table-cell>
          <table:table-cell table:style-name="ce1" office:value-type="float" office:value="-5.0422735767" calcext:value-type="float">
            <text:p>-5,042274</text:p>
          </table:table-cell>
          <table:table-cell table:style-name="ce1" office:value-type="float" office:value="-5.0223851" calcext:value-type="float">
            <text:p>-5,0223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047155" calcext:value-type="float">
            <text:p>0,004716</text:p>
          </table:table-cell>
          <table:table-cell table:style-name="ce1"/>
          <table:table-cell table:style-name="ce2"/>
          <table:table-cell office:value-type="float" office:value="89.68" calcext:value-type="float">
            <text:p>89,68</text:p>
          </table:table-cell>
          <table:table-cell table:number-columns-repeated="2"/>
          <table:table-cell table:style-name="ce1" office:value-type="float" office:value="-0.03396455" calcext:value-type="float">
            <text:p>-0,033965</text:p>
          </table:table-cell>
          <table:table-cell table:style-name="ce1" office:value-type="float" office:value="-0.033829196" calcext:value-type="float">
            <text:p>-0,033829</text:p>
          </table:table-cell>
          <table:table-cell table:style-name="ce1" office:value-type="float" office:value="-5.04257481" calcext:value-type="float">
            <text:p>-5,042575</text:p>
          </table:table-cell>
          <table:table-cell table:style-name="ce1" office:value-type="float" office:value="-5.022478367" calcext:value-type="float">
            <text:p>-5,022478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/>
          <table:table-cell office:value-type="float" office:value="63.71" calcext:value-type="float">
            <text:p>63,71</text:p>
          </table:table-cell>
          <table:table-cell office:value-type="float" office:value="48.91" calcext:value-type="float">
            <text:p>48,91</text:p>
          </table:table-cell>
          <table:table-cell office:value-type="float" office:value="46.18" calcext:value-type="float">
            <text:p>46,18</text:p>
          </table:table-cell>
          <table:table-cell table:style-name="ce1" office:value-type="float" office:value="-0.0339928" calcext:value-type="float">
            <text:p>-0,033993</text:p>
          </table:table-cell>
          <table:table-cell table:style-name="ce1" office:value-type="float" office:value="-0.033529294" calcext:value-type="float">
            <text:p>-0,033529</text:p>
          </table:table-cell>
          <table:table-cell table:style-name="ce1" office:value-type="float" office:value="-5.03937" calcext:value-type="float">
            <text:p>-5,039370</text:p>
          </table:table-cell>
          <table:table-cell table:style-name="ce1" office:value-type="float" office:value="-5.0287427" calcext:value-type="float">
            <text:p>-5,028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7065" calcext:value-type="float">
            <text:p>0,007065</text:p>
          </table:table-cell>
          <table:table-cell table:style-name="ce1"/>
          <table:table-cell/>
          <table:table-cell office:value-type="float" office:value="17.99" calcext:value-type="float">
            <text:p>17,99</text:p>
          </table:table-cell>
          <table:table-cell office:value-type="float" office:value="17.77" calcext:value-type="float">
            <text:p>17,77</text:p>
          </table:table-cell>
          <table:table-cell office:value-type="float" office:value="16.47" calcext:value-type="float">
            <text:p>16,47</text:p>
          </table:table-cell>
          <table:table-cell table:style-name="ce1" office:value-type="float" office:value="-0.03430379353" calcext:value-type="float">
            <text:p>-0,034304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260216" calcext:value-type="float">
            <text:p>-5,042602</text:p>
          </table:table-cell>
          <table:table-cell table:style-name="ce1" office:value-type="float" office:value="-5.025594" calcext:value-type="float">
            <text:p>-5,0255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/>
          <table:table-cell office:value-type="float" office:value="21.01" calcext:value-type="float">
            <text:p>21,01</text:p>
          </table:table-cell>
          <table:table-cell office:value-type="float" office:value="20.28" calcext:value-type="float">
            <text:p>20,28</text:p>
          </table:table-cell>
          <table:table-cell office:value-type="float" office:value="18.99" calcext:value-type="float">
            <text:p>18,99</text:p>
          </table:table-cell>
          <table:table-cell table:style-name="ce1" office:value-type="float" office:value="-0.0341990094" calcext:value-type="float">
            <text:p>-0,034199</text:p>
          </table:table-cell>
          <table:table-cell table:style-name="ce1" office:value-type="float" office:value="-0.03364029" calcext:value-type="float">
            <text:p>-0,033640</text:p>
          </table:table-cell>
          <table:table-cell table:style-name="ce1" office:value-type="float" office:value="-5.0414259" calcext:value-type="float">
            <text:p>-5,041426</text:p>
          </table:table-cell>
          <table:table-cell table:style-name="ce1" office:value-type="float" office:value="-5.028790953" calcext:value-type="float">
            <text:p>-5,02879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10⁴ ,10⁴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515493" calcext:value-type="float">
            <text:p>0,005155</text:p>
          </table:table-cell>
          <table:table-cell table:style-name="ce1"/>
          <table:table-cell/>
          <table:table-cell office:value-type="float" office:value="118.47" calcext:value-type="float">
            <text:p>118,47</text:p>
          </table:table-cell>
          <table:table-cell table:number-columns-repeated="2"/>
          <table:table-cell table:style-name="ce1" office:value-type="float" office:value="-0.03404784" calcext:value-type="float">
            <text:p>-0,034048</text:p>
          </table:table-cell>
          <table:table-cell table:style-name="ce1" office:value-type="float" office:value="-0.033787591" calcext:value-type="float">
            <text:p>-0,033788</text:p>
          </table:table-cell>
          <table:table-cell table:style-name="ce1" office:value-type="float" office:value="-5.039479" calcext:value-type="float">
            <text:p>-5,039479</text:p>
          </table:table-cell>
          <table:table-cell table:style-name="ce1" office:value-type="float" office:value="-5.0268015" calcext:value-type="float">
            <text:p>-5,026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10⁸ ,10⁸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;0,99</text:p>
          </table:table-cell>
          <table:table-cell office:value-type="float" office:value="11753" calcext:value-type="float">
            <text:p>1175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0519032" calcext:value-type="float">
            <text:p>0,005190</text:p>
          </table:table-cell>
          <table:table-cell table:style-name="ce1"/>
          <table:table-cell/>
          <table:table-cell office:value-type="float" office:value="755.33" calcext:value-type="float">
            <text:p>755,33</text:p>
          </table:table-cell>
          <table:table-cell table:number-columns-repeated="2"/>
          <table:table-cell table:style-name="ce1" office:value-type="float" office:value="-0.03452923884" calcext:value-type="float">
            <text:p>-0,034529</text:p>
          </table:table-cell>
          <table:table-cell table:style-name="ce1" office:value-type="float" office:value="-0.033735926486" calcext:value-type="float">
            <text:p>-0,033736</text:p>
          </table:table-cell>
          <table:table-cell table:style-name="ce1" office:value-type="float" office:value="-5.037931" calcext:value-type="float">
            <text:p>-5,037931</text:p>
          </table:table-cell>
          <table:table-cell table:style-name="ce1" office:value-type="float" office:value="-5.030751796" calcext:value-type="float">
            <text:p>-5,03075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0,20]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28" calcext:value-type="float">
            <text:p>0,280000</text:p>
          </table:table-cell>
          <table:table-cell table:style-name="ce1" office:value-type="float" office:value="0.0413803" calcext:value-type="float">
            <text:p>0,041380</text:p>
          </table:table-cell>
          <table:table-cell table:style-name="ce2" office:value-type="float" office:value="3163.43" calcext:value-type="float">
            <text:p>3163,43</text:p>
          </table:table-cell>
          <table:table-cell office:value-type="string" calcext:value-type="string">
            <text:p>11 sol(10+1)</text:p>
          </table:table-cell>
          <table:table-cell table:number-columns-repeated="2"/>
          <table:table-cell table:style-name="ce1" office:value-type="float" office:value="10.7802984" calcext:value-type="float">
            <text:p>10,780298</text:p>
          </table:table-cell>
          <table:table-cell table:style-name="ce1" office:value-type="float" office:value="11.0299336" calcext:value-type="float">
            <text:p>11,029934</text:p>
          </table:table-cell>
          <table:table-cell table:style-name="ce1" office:value-type="float" office:value="0.52419252" calcext:value-type="float">
            <text:p>0,524193</text:p>
          </table:table-cell>
          <table:table-cell table:style-name="ce1" office:value-type="float" office:value="0.555287506" calcext:value-type="float">
            <text:p>0,5552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1</text:p>
          </table:table-cell>
          <table:table-cell table:style-name="ce1" office:value-type="float" office:value="0.0423174" calcext:value-type="float">
            <text:p>0,042317</text:p>
          </table:table-cell>
          <table:table-cell table:style-name="ce1" office:value-type="float" office:value="0.000387045" calcext:value-type="float">
            <text:p>0,000387</text:p>
          </table:table-cell>
          <table:table-cell table:style-name="ce2" office:value-type="float" office:value="1019.17" calcext:value-type="float">
            <text:p>1019,17</text:p>
          </table:table-cell>
          <table:table-cell table:number-columns-repeated="3"/>
          <table:table-cell table:style-name="ce1" office:value-type="float" office:value="10.8312605" calcext:value-type="float">
            <text:p>10,831261</text:p>
          </table:table-cell>
          <table:table-cell table:style-name="ce1" office:value-type="float" office:value="10.8594072" calcext:value-type="float">
            <text:p>10,859407</text:p>
          </table:table-cell>
          <table:table-cell table:style-name="ce1" office:value-type="float" office:value="0.5492831" calcext:value-type="float">
            <text:p>0,549283</text:p>
          </table:table-cell>
          <table:table-cell table:style-name="ce1" office:value-type="float" office:value="0.5494267804" calcext:value-type="float">
            <text:p>0,5494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500681" calcext:value-type="float">
            <text:p>0,050068</text:p>
          </table:table-cell>
          <table:table-cell table:style-name="ce1" office:value-type="float" office:value="0.000660696" calcext:value-type="float">
            <text:p>0,000661</text:p>
          </table:table-cell>
          <table:table-cell table:style-name="ce2" office:value-type="float" office:value="1036.39" calcext:value-type="float">
            <text:p>1036,39</text:p>
          </table:table-cell>
          <table:table-cell table:number-columns-repeated="3"/>
          <table:table-cell table:style-name="ce1" office:value-type="float" office:value="10.8215003" calcext:value-type="float">
            <text:p>10,821500</text:p>
          </table:table-cell>
          <table:table-cell table:style-name="ce1" office:value-type="float" office:value="10.858589" calcext:value-type="float">
            <text:p>10,858589</text:p>
          </table:table-cell>
          <table:table-cell table:style-name="ce1" office:value-type="float" office:value="0.5492833" calcext:value-type="float">
            <text:p>0,549283</text:p>
          </table:table-cell>
          <table:table-cell table:style-name="ce1" office:value-type="float" office:value="0.549654864" calcext:value-type="float">
            <text:p>0,5496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284902" calcext:value-type="float">
            <text:p>0,028490</text:p>
          </table:table-cell>
          <table:table-cell table:style-name="ce1" office:value-type="float" office:value="0.000362605" calcext:value-type="float">
            <text:p>0,000363</text:p>
          </table:table-cell>
          <table:table-cell table:style-name="ce2" office:value-type="float" office:value="686.25" calcext:value-type="float">
            <text:p>686,25</text:p>
          </table:table-cell>
          <table:table-cell table:number-columns-repeated="3"/>
          <table:table-cell table:style-name="ce1" office:value-type="float" office:value="10.84125339" calcext:value-type="float">
            <text:p>10,841253</text:p>
          </table:table-cell>
          <table:table-cell table:style-name="ce1" office:value-type="float" office:value="10.8655886" calcext:value-type="float">
            <text:p>10,865589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1896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180005" calcext:value-type="float">
            <text:p>0,018001</text:p>
          </table:table-cell>
          <table:table-cell table:style-name="ce1" office:value-type="float" office:value="0.000382727" calcext:value-type="float">
            <text:p>0,000383</text:p>
          </table:table-cell>
          <table:table-cell table:style-name="ce2" office:value-type="float" office:value="1658.1" calcext:value-type="float">
            <text:p>1658,10</text:p>
          </table:table-cell>
          <table:table-cell table:number-columns-repeated="3"/>
          <table:table-cell table:style-name="ce1" office:value-type="float" office:value="10.8426883" calcext:value-type="float">
            <text:p>10,842688</text:p>
          </table:table-cell>
          <table:table-cell table:style-name="ce1" office:value-type="float" office:value="10.85133025" calcext:value-type="float">
            <text:p>10,851330</text:p>
          </table:table-cell>
          <table:table-cell table:style-name="ce1" office:value-type="float" office:value="0.5492826" calcext:value-type="float">
            <text:p>0,549283</text:p>
          </table:table-cell>
          <table:table-cell table:style-name="ce1" office:value-type="float" office:value="0.549419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4882" calcext:value-type="float">
            <text:p>0,024882</text:p>
          </table:table-cell>
          <table:table-cell table:style-name="ce1" office:value-type="float" office:value="0.000334705" calcext:value-type="float">
            <text:p>0,000335</text:p>
          </table:table-cell>
          <table:table-cell table:style-name="ce2" office:value-type="float" office:value="595.14" calcext:value-type="float">
            <text:p>595,14</text:p>
          </table:table-cell>
          <table:table-cell table:number-columns-repeated="3"/>
          <table:table-cell table:style-name="ce1" office:value-type="float" office:value="10.84007885" calcext:value-type="float">
            <text:p>10,840079</text:p>
          </table:table-cell>
          <table:table-cell table:style-name="ce1" office:value-type="float" office:value="10.85301" calcext:value-type="float">
            <text:p>10,853010</text:p>
          </table:table-cell>
          <table:table-cell table:style-name="ce1" office:value-type="float" office:value="0.54929042" calcext:value-type="float">
            <text:p>0,549290</text:p>
          </table:table-cell>
          <table:table-cell table:style-name="ce1" office:value-type="float" office:value="0.5494154" calcext:value-type="float">
            <text:p>0,5494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6636" calcext:value-type="float">
            <text:p>0,026664</text:p>
          </table:table-cell>
          <table:table-cell table:style-name="ce1" office:value-type="float" office:value="0.000371252" calcext:value-type="float">
            <text:p>0,000371</text:p>
          </table:table-cell>
          <table:table-cell table:style-name="ce2" office:value-type="float" office:value="714.94" calcext:value-type="float">
            <text:p>714,94</text:p>
          </table:table-cell>
          <table:table-cell table:number-columns-repeated="3"/>
          <table:table-cell table:style-name="ce1" office:value-type="float" office:value="10.83300779" calcext:value-type="float">
            <text:p>10,833008</text:p>
          </table:table-cell>
          <table:table-cell table:style-name="ce1" office:value-type="float" office:value="10.856061922915" calcext:value-type="float">
            <text:p>10,856062</text:p>
          </table:table-cell>
          <table:table-cell table:style-name="ce1" office:value-type="float" office:value="0.5492854" calcext:value-type="float">
            <text:p>0,549285</text:p>
          </table:table-cell>
          <table:table-cell table:style-name="ce1" office:value-type="float" office:value="0.5494204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82185" calcext:value-type="float">
            <text:p>0,018219</text:p>
          </table:table-cell>
          <table:table-cell table:style-name="ce1" office:value-type="float" office:value="0.00038122" calcext:value-type="float">
            <text:p>0,000381</text:p>
          </table:table-cell>
          <table:table-cell table:style-name="ce2" office:value-type="float" office:value="1753.62" calcext:value-type="float">
            <text:p>1753,62</text:p>
          </table:table-cell>
          <table:table-cell table:number-columns-repeated="3"/>
          <table:table-cell table:style-name="ce1" office:value-type="float" office:value="10.83722391" calcext:value-type="float">
            <text:p>10,837224</text:p>
          </table:table-cell>
          <table:table-cell table:style-name="ce1" office:value-type="float" office:value="10.852748817" calcext:value-type="float">
            <text:p>10,852749</text:p>
          </table:table-cell>
          <table:table-cell table:style-name="ce1" office:value-type="float" office:value="0.54928547" calcext:value-type="float">
            <text:p>0,549285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5211" calcext:value-type="float">
            <text:p>0,015211</text:p>
          </table:table-cell>
          <table:table-cell table:style-name="ce1" office:value-type="float" office:value="0.000345081" calcext:value-type="float">
            <text:p>0,000345</text:p>
          </table:table-cell>
          <table:table-cell table:style-name="ce2" office:value-type="float" office:value="2150.28" calcext:value-type="float">
            <text:p>2150,28</text:p>
          </table:table-cell>
          <table:table-cell table:number-columns-repeated="3"/>
          <table:table-cell table:style-name="ce1" office:value-type="float" office:value="10.842627" calcext:value-type="float">
            <text:p>10,842627</text:p>
          </table:table-cell>
          <table:table-cell table:style-name="ce1" office:value-type="float" office:value="10.852206" calcext:value-type="float">
            <text:p>10,852206</text:p>
          </table:table-cell>
          <table:table-cell table:style-name="ce1" office:value-type="float" office:value="0.54928949" calcext:value-type="float">
            <text:p>0,549289</text:p>
          </table:table-cell>
          <table:table-cell table:style-name="ce1" office:value-type="float" office:value="0.549415874" calcext:value-type="float">
            <text:p>0,5494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24" calcext:value-type="float">
            <text:p>0,000378</text:p>
          </table:table-cell>
          <table:table-cell table:style-name="ce2" office:value-type="float" office:value="763.69" calcext:value-type="float">
            <text:p>763,69</text:p>
          </table:table-cell>
          <table:table-cell table:number-columns-repeated="3"/>
          <table:table-cell table:style-name="ce1" office:value-type="float" office:value="10.833160018" calcext:value-type="float">
            <text:p>10,833160</text:p>
          </table:table-cell>
          <table:table-cell table:style-name="ce1" office:value-type="float" office:value="10.85898764" calcext:value-type="float">
            <text:p>10,858988</text:p>
          </table:table-cell>
          <table:table-cell table:style-name="ce1" office:value-type="float" office:value="0.54928413" calcext:value-type="float">
            <text:p>0,549284</text:p>
          </table:table-cell>
          <table:table-cell table:style-name="ce1" office:value-type="float" office:value="0.54942136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64312" calcext:value-type="float">
            <text:p>0,016431</text:p>
          </table:table-cell>
          <table:table-cell table:style-name="ce1" office:value-type="float" office:value="0.000346655" calcext:value-type="float">
            <text:p>0,000347</text:p>
          </table:table-cell>
          <table:table-cell table:style-name="ce2" office:value-type="float" office:value="1454.66" calcext:value-type="float">
            <text:p>1454,66</text:p>
          </table:table-cell>
          <table:table-cell table:number-columns-repeated="3"/>
          <table:table-cell table:style-name="ce1" office:value-type="float" office:value="10.84239209" calcext:value-type="float">
            <text:p>10,842392</text:p>
          </table:table-cell>
          <table:table-cell table:style-name="ce1" office:value-type="float" office:value="10.85321652" calcext:value-type="float">
            <text:p>10,853217</text:p>
          </table:table-cell>
          <table:table-cell table:style-name="ce1" office:value-type="float" office:value="0.549290862" calcext:value-type="float">
            <text:p>0,549291</text:p>
          </table:table-cell>
          <table:table-cell table:style-name="ce1" office:value-type="float" office:value="0.5494143" calcext:value-type="float">
            <text:p>0,54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0.0214733" calcext:value-type="float">
            <text:p>0,021473</text:p>
          </table:table-cell>
          <table:table-cell table:style-name="ce1" office:value-type="float" office:value="0.000387425" calcext:value-type="float">
            <text:p>0,000387</text:p>
          </table:table-cell>
          <table:table-cell table:style-name="ce2" office:value-type="float" office:value="2613.85" calcext:value-type="float">
            <text:p>2613,85</text:p>
          </table:table-cell>
          <table:table-cell table:number-columns-repeated="3"/>
          <table:table-cell table:style-name="ce1" office:value-type="float" office:value="10.8363758" calcext:value-type="float">
            <text:p>10,836376</text:p>
          </table:table-cell>
          <table:table-cell table:style-name="ce1" office:value-type="float" office:value="10.8544869" calcext:value-type="float">
            <text:p>10,854487</text:p>
          </table:table-cell>
          <table:table-cell table:style-name="ce1" office:value-type="float" office:value="0.5492849908" calcext:value-type="float">
            <text:p>0,549285</text:p>
          </table:table-cell>
          <table:table-cell table:style-name="ce1" office:value-type="float" office:value="0.54942044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61524" calcext:value-type="float">
            <text:p>0,026152</text:p>
          </table:table-cell>
          <table:table-cell table:style-name="ce1" office:value-type="float" office:value="0.000370404" calcext:value-type="float">
            <text:p>0,000370</text:p>
          </table:table-cell>
          <table:table-cell table:style-name="ce2" office:value-type="float" office:value="712.95" calcext:value-type="float">
            <text:p>712,95</text:p>
          </table:table-cell>
          <table:table-cell table:number-columns-repeated="3"/>
          <table:table-cell table:style-name="ce1" office:value-type="float" office:value="10.837484279" calcext:value-type="float">
            <text:p>10,837484</text:p>
          </table:table-cell>
          <table:table-cell table:style-name="ce1" office:value-type="float" office:value="10.854274" calcext:value-type="float">
            <text:p>10,854274</text:p>
          </table:table-cell>
          <table:table-cell table:style-name="ce1" office:value-type="float" office:value="0.5492855852" calcext:value-type="float">
            <text:p>0,549286</text:p>
          </table:table-cell>
          <table:table-cell table:style-name="ce1" office:value-type="float" office:value="0.549420028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0623" calcext:value-type="float">
            <text:p>0,019062</text:p>
          </table:table-cell>
          <table:table-cell table:style-name="ce1" office:value-type="float" office:value="0.000377123" calcext:value-type="float">
            <text:p>0,000377</text:p>
          </table:table-cell>
          <table:table-cell table:style-name="ce2" office:value-type="float" office:value="1448.69" calcext:value-type="float">
            <text:p>1448,69</text:p>
          </table:table-cell>
          <table:table-cell table:number-columns-repeated="3"/>
          <table:table-cell table:style-name="ce1" office:value-type="float" office:value="10.8374651855" calcext:value-type="float">
            <text:p>10,837465</text:p>
          </table:table-cell>
          <table:table-cell table:style-name="ce1" office:value-type="float" office:value="10.85657665366" calcext:value-type="float">
            <text:p>10,856577</text:p>
          </table:table-cell>
          <table:table-cell table:style-name="ce1" office:value-type="float" office:value="0.54928761" calcext:value-type="float">
            <text:p>0,549288</text:p>
          </table:table-cell>
          <table:table-cell table:style-name="ce1" office:value-type="float" office:value="0.5494179" calcext:value-type="float">
            <text:p>0,5494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47553" calcext:value-type="float">
            <text:p>0,014755</text:p>
          </table:table-cell>
          <table:table-cell table:style-name="ce1" office:value-type="float" office:value="0.000376097" calcext:value-type="float">
            <text:p>0,000376</text:p>
          </table:table-cell>
          <table:table-cell table:style-name="ce2" office:value-type="float" office:value="1756.44" calcext:value-type="float">
            <text:p>1756,44</text:p>
          </table:table-cell>
          <table:table-cell table:number-columns-repeated="3"/>
          <table:table-cell table:style-name="ce1" office:value-type="float" office:value="10.8403376" calcext:value-type="float">
            <text:p>10,840338</text:p>
          </table:table-cell>
          <table:table-cell table:style-name="ce1" office:value-type="float" office:value="10.853296436" calcext:value-type="float">
            <text:p>10,853296</text:p>
          </table:table-cell>
          <table:table-cell table:style-name="ce1" office:value-type="float" office:value="0.5492862" calcext:value-type="float">
            <text:p>0,549286</text:p>
          </table:table-cell>
          <table:table-cell table:style-name="ce1" office:value-type="float" office:value="0.54941911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12025" calcext:value-type="float">
            <text:p>0,021203</text:p>
          </table:table-cell>
          <table:table-cell table:style-name="ce1" office:value-type="float" office:value="0.000319506" calcext:value-type="float">
            <text:p>0,000320</text:p>
          </table:table-cell>
          <table:table-cell table:style-name="ce2" office:value-type="float" office:value="728.95" calcext:value-type="float">
            <text:p>728,95</text:p>
          </table:table-cell>
          <table:table-cell table:number-columns-repeated="3"/>
          <table:table-cell table:style-name="ce1" office:value-type="float" office:value="10.8376403" calcext:value-type="float">
            <text:p>10,837640</text:p>
          </table:table-cell>
          <table:table-cell table:style-name="ce1" office:value-type="float" office:value="10.8543140908" calcext:value-type="float">
            <text:p>10,854314</text:p>
          </table:table-cell>
          <table:table-cell table:style-name="ce1" office:value-type="float" office:value="0.549299218" calcext:value-type="float">
            <text:p>0,549299</text:p>
          </table:table-cell>
          <table:table-cell table:style-name="ce1" office:value-type="float" office:value="0.54940687" calcext:value-type="float">
            <text:p>0,5494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213014" calcext:value-type="float">
            <text:p>0,021301</text:p>
          </table:table-cell>
          <table:table-cell table:style-name="ce1" office:value-type="float" office:value="0.00037757" calcext:value-type="float">
            <text:p>0,000378</text:p>
          </table:table-cell>
          <table:table-cell table:style-name="ce2" office:value-type="float" office:value="2012.47" calcext:value-type="float">
            <text:p>2012,47</text:p>
          </table:table-cell>
          <table:table-cell table:number-columns-repeated="3"/>
          <table:table-cell table:style-name="ce1" office:value-type="float" office:value="10.8371392" calcext:value-type="float">
            <text:p>10,837139</text:p>
          </table:table-cell>
          <table:table-cell table:style-name="ce1" office:value-type="float" office:value="10.85446" calcext:value-type="float">
            <text:p>10,854460</text:p>
          </table:table-cell>
          <table:table-cell table:style-name="ce1" office:value-type="float" office:value="0.549285013" calcext:value-type="float">
            <text:p>0,549285</text:p>
          </table:table-cell>
          <table:table-cell table:style-name="ce1" office:value-type="float" office:value="0.54942124087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199104" calcext:value-type="float">
            <text:p>0,019910</text:p>
          </table:table-cell>
          <table:table-cell table:style-name="ce1" office:value-type="float" office:value="0.000374489" calcext:value-type="float">
            <text:p>0,000374</text:p>
          </table:table-cell>
          <table:table-cell table:style-name="ce2" office:value-type="float" office:value="1677.48" calcext:value-type="float">
            <text:p>1677,48</text:p>
          </table:table-cell>
          <table:table-cell table:number-columns-repeated="3"/>
          <table:table-cell table:style-name="ce1" office:value-type="float" office:value="10.83983726" calcext:value-type="float">
            <text:p>10,839837</text:p>
          </table:table-cell>
          <table:table-cell table:style-name="ce1" office:value-type="float" office:value="10.8541443" calcext:value-type="float">
            <text:p>10,854144</text:p>
          </table:table-cell>
          <table:table-cell table:style-name="ce1" office:value-type="float" office:value="0.549286" calcext:value-type="float">
            <text:p>0,549286</text:p>
          </table:table-cell>
          <table:table-cell table:style-name="ce1" office:value-type="float" office:value="0.549419" calcext:value-type="float">
            <text:p>0,5494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50871" calcext:value-type="float">
            <text:p>0,025087</text:p>
          </table:table-cell>
          <table:table-cell table:style-name="ce1" office:value-type="float" office:value="0.0003125" calcext:value-type="float">
            <text:p>0,000313</text:p>
          </table:table-cell>
          <table:table-cell table:style-name="ce2" office:value-type="float" office:value="709.3" calcext:value-type="float">
            <text:p>709,30</text:p>
          </table:table-cell>
          <table:table-cell table:number-columns-repeated="3"/>
          <table:table-cell table:style-name="ce1" office:value-type="float" office:value="10.837034" calcext:value-type="float">
            <text:p>10,837034</text:p>
          </table:table-cell>
          <table:table-cell table:style-name="ce1" office:value-type="float" office:value="10.857729" calcext:value-type="float">
            <text:p>10,857729</text:p>
          </table:table-cell>
          <table:table-cell table:style-name="ce1" office:value-type="float" office:value="0.5492992" calcext:value-type="float">
            <text:p>0,549299</text:p>
          </table:table-cell>
          <table:table-cell table:style-name="ce1" office:value-type="float" office:value="0.5494064561" calcext:value-type="float">
            <text:p>0,5494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0.0211201" calcext:value-type="float">
            <text:p>0,021120</text:p>
          </table:table-cell>
          <table:table-cell table:style-name="ce1" office:value-type="float" office:value="0.000377428" calcext:value-type="float">
            <text:p>0,000377</text:p>
          </table:table-cell>
          <table:table-cell table:style-name="ce2" office:value-type="float" office:value="1504.53" calcext:value-type="float">
            <text:p>1504,53</text:p>
          </table:table-cell>
          <table:table-cell table:number-columns-repeated="3"/>
          <table:table-cell table:style-name="ce1" office:value-type="float" office:value="10.84118228" calcext:value-type="float">
            <text:p>10,841182</text:p>
          </table:table-cell>
          <table:table-cell table:style-name="ce1" office:value-type="float" office:value="10.85489" calcext:value-type="float">
            <text:p>10,854890</text:p>
          </table:table-cell>
          <table:table-cell table:style-name="ce1" office:value-type="float" office:value="0.5492849" calcext:value-type="float">
            <text:p>0,549285</text:p>
          </table:table-cell>
          <table:table-cell table:style-name="ce1" office:value-type="float" office:value="0.549420539" calcext:value-type="float">
            <text:p>0,54942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547.88" calcext:value-type="float">
            <text:p>547,88</text:p>
          </table:table-cell>
          <table:table-cell/>
          <table:table-cell table:style-name="ce2" office:value-type="float" office:value="499.21" calcext:value-type="float">
            <text:p>499,21</text:p>
          </table:table-cell>
          <table:table-cell office:value-type="float" office:value="475.81" calcext:value-type="float">
            <text:p>475,81</text:p>
          </table:table-cell>
          <table:table-cell table:style-name="ce1" office:value-type="float" office:value="10.8290047" calcext:value-type="float">
            <text:p>10,829005</text:p>
          </table:table-cell>
          <table:table-cell table:style-name="ce1" office:value-type="float" office:value="10.85943352317" calcext:value-type="float">
            <text:p>10,859434</text:p>
          </table:table-cell>
          <table:table-cell table:style-name="ce1" office:value-type="float" office:value="0.549284008" calcext:value-type="float">
            <text:p>0,549284</text:p>
          </table:table-cell>
          <table:table-cell table:style-name="ce1" office:value-type="float" office:value="0.549421530428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5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5" calcext:value-type="float">
            <text:p>0,995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27435" calcext:value-type="float">
            <text:p>0,032744</text:p>
          </table:table-cell>
          <table:table-cell table:style-name="ce1" office:value-type="float" office:value="0.000390154" calcext:value-type="float">
            <text:p>0,000390</text:p>
          </table:table-cell>
          <table:table-cell table:style-name="ce2" office:value-type="float" office:value="677.84" calcext:value-type="float">
            <text:p>677,84</text:p>
          </table:table-cell>
          <table:table-cell table:number-columns-repeated="3"/>
          <table:table-cell table:style-name="ce1" office:value-type="float" office:value="10.840495867" calcext:value-type="float">
            <text:p>10,840496</text:p>
          </table:table-cell>
          <table:table-cell table:style-name="ce1" office:value-type="float" office:value="10.862731854" calcext:value-type="float">
            <text:p>10,862732</text:p>
          </table:table-cell>
          <table:table-cell table:style-name="ce1" office:value-type="float" office:value="0.54928356" calcext:value-type="float">
            <text:p>0,549284</text:p>
          </table:table-cell>
          <table:table-cell table:style-name="ce1" office:value-type="float" office:value="0.549421835" calcext:value-type="float">
            <text:p>0,54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173671" calcext:value-type="float">
            <text:p>0,017367</text:p>
          </table:table-cell>
          <table:table-cell table:style-name="ce1" office:value-type="float" office:value="0.0003809" calcext:value-type="float">
            <text:p>0,000381</text:p>
          </table:table-cell>
          <table:table-cell table:style-name="ce2" office:value-type="float" office:value="2060.25" calcext:value-type="float">
            <text:p>2060,25</text:p>
          </table:table-cell>
          <table:table-cell table:number-columns-repeated="3"/>
          <table:table-cell table:style-name="ce1" office:value-type="float" office:value="10.842266" calcext:value-type="float">
            <text:p>10,842266</text:p>
          </table:table-cell>
          <table:table-cell table:style-name="ce1" office:value-type="float" office:value="10.85305559" calcext:value-type="float">
            <text:p>10,853056</text:p>
          </table:table-cell>
          <table:table-cell table:style-name="ce1" office:value-type="float" office:value="0.5492858" calcext:value-type="float">
            <text:p>0,549286</text:p>
          </table:table-cell>
          <table:table-cell table:style-name="ce1" office:value-type="float" office:value="0.5494197" calcext:value-type="float">
            <text:p>0,549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140494" calcext:value-type="float">
            <text:p>0,014049</text:p>
          </table:table-cell>
          <table:table-cell table:style-name="ce1" office:value-type="float" office:value="0.000315017" calcext:value-type="float">
            <text:p>0,000315</text:p>
          </table:table-cell>
          <table:table-cell table:style-name="ce2" office:value-type="float" office:value="1493.47" calcext:value-type="float">
            <text:p>1493,47</text:p>
          </table:table-cell>
          <table:table-cell table:number-columns-repeated="3"/>
          <table:table-cell table:style-name="ce1" office:value-type="float" office:value="10.8414909" calcext:value-type="float">
            <text:p>10,841491</text:p>
          </table:table-cell>
          <table:table-cell table:style-name="ce1" office:value-type="float" office:value="10.8523536" calcext:value-type="float">
            <text:p>10,852354</text:p>
          </table:table-cell>
          <table:table-cell table:style-name="ce1" office:value-type="float" office:value="0.5492969" calcext:value-type="float">
            <text:p>0,549297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40722" calcext:value-type="float">
            <text:p>0,014072</text:p>
          </table:table-cell>
          <table:table-cell table:style-name="ce1" office:value-type="float" office:value="0.000181248" calcext:value-type="float">
            <text:p>0,000181</text:p>
          </table:table-cell>
          <table:table-cell table:style-name="ce2" office:value-type="float" office:value="1426.23" calcext:value-type="float">
            <text:p>1426,23</text:p>
          </table:table-cell>
          <table:table-cell table:number-columns-repeated="3"/>
          <table:table-cell table:style-name="ce1" office:value-type="float" office:value="10.8407322" calcext:value-type="float">
            <text:p>10,840732</text:p>
          </table:table-cell>
          <table:table-cell table:style-name="ce1" office:value-type="float" office:value="10.8521761" calcext:value-type="float">
            <text:p>10,852176</text:p>
          </table:table-cell>
          <table:table-cell table:style-name="ce1" office:value-type="float" office:value="0.5493193616" calcext:value-type="float">
            <text:p>0,549319</text:p>
          </table:table-cell>
          <table:table-cell table:style-name="ce1" office:value-type="float" office:value="0.5494085" calcext:value-type="float">
            <text:p>0,5494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139176" calcext:value-type="float">
            <text:p>0,013918</text:p>
          </table:table-cell>
          <table:table-cell table:style-name="ce1" office:value-type="float" office:value="0.000184074" calcext:value-type="float">
            <text:p>0,000184</text:p>
          </table:table-cell>
          <table:table-cell table:style-name="ce2" office:value-type="float" office:value="1408.04" calcext:value-type="float">
            <text:p>1408,04</text:p>
          </table:table-cell>
          <table:table-cell table:number-columns-repeated="3"/>
          <table:table-cell table:style-name="ce1" office:value-type="float" office:value="10.84083885" calcext:value-type="float">
            <text:p>10,840839</text:p>
          </table:table-cell>
          <table:table-cell table:style-name="ce1" office:value-type="float" office:value="10.8513924163" calcext:value-type="float">
            <text:p>10,851392</text:p>
          </table:table-cell>
          <table:table-cell table:style-name="ce1" office:value-type="float" office:value="0.54932017" calcext:value-type="float">
            <text:p>0,549320</text:p>
          </table:table-cell>
          <table:table-cell table:style-name="ce1" office:value-type="float" office:value="0.54938537" calcext:value-type="float">
            <text:p>0,54938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680.35" calcext:value-type="float">
            <text:p>680,35</text:p>
          </table:table-cell>
          <table:table-cell table:number-columns-repeated="3"/>
          <table:table-cell table:style-name="ce1" office:value-type="float" office:value="10.839769" calcext:value-type="float">
            <text:p>10,839769</text:p>
          </table:table-cell>
          <table:table-cell table:style-name="ce1" office:value-type="float" office:value="10.85503991" calcext:value-type="float">
            <text:p>10,855040</text:p>
          </table:table-cell>
          <table:table-cell table:style-name="ce1"/>
          <table:table-cell table:style-name="ce1" office:value-type="float" office:value="0.5494183" calcext:value-type="float">
            <text:p>0,549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 office:value-type="float" office:value="1319.02" calcext:value-type="float">
            <text:p>1319,02</text:p>
          </table:table-cell>
          <table:table-cell table:number-columns-repeated="3"/>
          <table:table-cell table:style-name="ce1" office:value-type="float" office:value="10.82910009" calcext:value-type="float">
            <text:p>10,829100</text:p>
          </table:table-cell>
          <table:table-cell table:style-name="ce1" office:value-type="float" office:value="10.8577811" calcext:value-type="float">
            <text:p>10,857781</text:p>
          </table:table-cell>
          <table:table-cell table:style-name="ce1" office:value-type="float" office:value="0.5492868" calcext:value-type="float">
            <text:p>0,549287</text:p>
          </table:table-cell>
          <table:table-cell table:style-name="ce1" office:value-type="float" office:value="0.5493863" calcext:value-type="float">
            <text:p>0,54938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table:number-columns-repeated="10"/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0.036159" calcext:value-type="float">
            <text:p>0,036159</text:p>
          </table:table-cell>
          <table:table-cell table:style-name="ce1"/>
          <table:table-cell table:style-name="ce2" office:value-type="float" office:value="30.85" calcext:value-type="float">
            <text:p>30,85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272403" calcext:value-type="float">
            <text:p>0,027240</text:p>
          </table:table-cell>
          <table:table-cell table:style-name="ce1"/>
          <table:table-cell table:style-name="ce2" office:value-type="float" office:value="261.887" calcext:value-type="float">
            <text:p>261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276056" calcext:value-type="float">
            <text:p>0,027606</text:p>
          </table:table-cell>
          <table:table-cell table:style-name="ce1"/>
          <table:table-cell table:style-name="ce2" office:value-type="float" office:value="296.267" calcext:value-type="float">
            <text:p>296,27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69703" calcext:value-type="float">
            <text:p>0,026970</text:p>
          </table:table-cell>
          <table:table-cell/>
          <table:table-cell office:value-type="float" office:value="244.89" calcext:value-type="float">
            <text:p>244,89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349704" calcext:value-type="float">
            <text:p>0,034970</text:p>
          </table:table-cell>
          <table:table-cell table:number-columns-repeated="2"/>
          <table:table-cell office:value-type="float" office:value="131.573" calcext:value-type="float">
            <text:p>131,57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/>
          <table:table-cell office:value-type="float" office:value="296.26" calcext:value-type="float">
            <text:p>296,26</text:p>
          </table:table-cell>
          <table:table-cell office:value-type="float" office:value="2230.37" calcext:value-type="float">
            <text:p>2230,37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string" calcext:value-type="string">
            <text:p>nobiss 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226739" calcext:value-type="float">
            <text:p>0,022674</text:p>
          </table:table-cell>
          <table:table-cell table:number-columns-repeated="2"/>
          <table:table-cell office:value-type="float" office:value="191.659" calcext:value-type="float">
            <text:p>191,6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10</text:p>
          </table:table-cell>
          <table:table-cell table:style-name="ce1" office:value-type="float" office:value="0.0469336" calcext:value-type="float">
            <text:p>0,046934</text:p>
          </table:table-cell>
          <table:table-cell table:style-name="ce1"/>
          <table:table-cell table:style-name="ce2" office:value-type="float" office:value="1684.01" calcext:value-type="float">
            <text:p>1684,01</text:p>
          </table:table-cell>
          <table:table-cell/>
          <table:table-cell office:value-type="float" office:value="1049.41" calcext:value-type="float">
            <text:p>1049,41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47" calcext:value-type="float">
            <text:p>0,031585</text:p>
          </table:table-cell>
          <table:table-cell/>
          <table:table-cell office:value-type="float" office:value="171.23" calcext:value-type="float">
            <text:p>171,23</text:p>
          </table:table-cell>
          <table:table-cell office:value-type="float" office:value="46.41" calcext:value-type="float">
            <text:p>46,41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30414" calcext:value-type="float">
            <text:p>0,023041</text:p>
          </table:table-cell>
          <table:table-cell table:number-columns-repeated="2"/>
          <table:table-cell office:value-type="float" office:value="272.076" calcext:value-type="float">
            <text:p>272,0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15371" calcext:value-type="float">
            <text:p>0,031537</text:p>
          </table:table-cell>
          <table:table-cell table:number-columns-repeated="2"/>
          <table:table-cell office:value-type="float" office:value="75.78" calcext:value-type="float">
            <text:p>75,78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</text:p>
          </table:table-cell>
          <table:table-cell table:style-name="ce1" office:value-type="float" office:value="0.0307655" calcext:value-type="float">
            <text:p>0,030766</text:p>
          </table:table-cell>
          <table:table-cell table:number-columns-repeated="2"/>
          <table:table-cell office:value-type="float" office:value="352.52" calcext:value-type="float">
            <text:p>352,5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4486" calcext:value-type="float">
            <text:p>23,4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482282" calcext:value-type="float">
            <text:p>0,048228</text:p>
          </table:table-cell>
          <table:table-cell table:number-columns-repeated="2"/>
          <table:table-cell office:value-type="float" office:value="35.1397" calcext:value-type="float">
            <text:p>35,1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63.043" calcext:value-type="float">
            <text:p>163,04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88142" calcext:value-type="float">
            <text:p>0,028814</text:p>
          </table:table-cell>
          <table:table-cell table:number-columns-repeated="2"/>
          <table:table-cell office:value-type="float" office:value="156.796" calcext:value-type="float">
            <text:p>156,8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794839" calcext:value-type="float">
            <text:p>0,079484</text:p>
          </table:table-cell>
          <table:table-cell table:number-columns-repeated="2"/>
          <table:table-cell office:value-type="float" office:value="23.62" calcext:value-type="float">
            <text:p>23,6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PicSl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662954" calcext:value-type="float">
            <text:p>0,066295</text:p>
          </table:table-cell>
          <table:table-cell table:number-columns-repeated="2"/>
          <table:table-cell office:value-type="float" office:value="26.1199" calcext:value-type="float">
            <text:p>26,12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979092" calcext:value-type="float">
            <text:p>0,097909</text:p>
          </table:table-cell>
          <table:table-cell table:number-columns-repeated="2"/>
          <table:table-cell office:value-type="float" office:value="26.92" calcext:value-type="float">
            <text:p>26,92</text:p>
          </table:table-cell>
          <table:table-cell/>
          <table:table-cell office:value-type="float" office:value="16.02" calcext:value-type="float">
            <text:p>16,02</text:p>
          </table:table-cell>
          <table:table-cell table:style-name="ce1" office:value-type="float" office:value="0.25877554835" calcext:value-type="float">
            <text:p>0,258776</text:p>
          </table:table-cell>
          <table:table-cell table:style-name="ce1" office:value-type="float" office:value="0.30854404611" calcext:value-type="float">
            <text:p>0,308544</text:p>
          </table:table-cell>
          <table:table-cell table:style-name="ce1" office:value-type="float" office:value="-0.98390174" calcext:value-type="float">
            <text:p>-0,983902</text:p>
          </table:table-cell>
          <table:table-cell table:style-name="ce1" office:value-type="float" office:value="-0.93392258" calcext:value-type="float">
            <text:p>-0,9339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75618" calcext:value-type="float">
            <text:p>0,027562</text:p>
          </table:table-cell>
          <table:table-cell table:number-columns-repeated="2"/>
          <table:table-cell office:value-type="float" office:value="33.71" calcext:value-type="float">
            <text:p>33,71</text:p>
          </table:table-cell>
          <table:table-cell/>
          <table:table-cell office:value-type="float" office:value="21.82" calcext:value-type="float">
            <text:p>21,82</text:p>
          </table:table-cell>
          <table:table-cell table:style-name="ce1" office:value-type="float" office:value="0.276653333" calcext:value-type="float">
            <text:p>0,276653</text:p>
          </table:table-cell>
          <table:table-cell table:style-name="ce1" office:value-type="float" office:value="0.2906704" calcext:value-type="float">
            <text:p>0,290670</text:p>
          </table:table-cell>
          <table:table-cell table:style-name="ce1" office:value-type="float" office:value="-0.9659553611" calcext:value-type="float">
            <text:p>-0,965955</text:p>
          </table:table-cell>
          <table:table-cell table:style-name="ce1" office:value-type="float" office:value="-0.951891" calcext:value-type="float">
            <text:p>-0,9518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229126" calcext:value-type="float">
            <text:p>0,022913</text:p>
          </table:table-cell>
          <table:table-cell table:number-columns-repeated="3"/>
          <table:table-cell office:value-type="float" office:value="14.85" calcext:value-type="float">
            <text:p>14,85</text:p>
          </table:table-cell>
          <table:table-cell office:value-type="float" office:value="14.96" calcext:value-type="float">
            <text:p>14,96</text:p>
          </table:table-cell>
          <table:table-cell table:style-name="ce1" office:value-type="float" office:value="0.2778369" calcext:value-type="float">
            <text:p>0,277837</text:p>
          </table:table-cell>
          <table:table-cell table:style-name="ce1" office:value-type="float" office:value="0.289486913" calcext:value-type="float">
            <text:p>0,289487</text:p>
          </table:table-cell>
          <table:table-cell table:style-name="ce1" office:value-type="float" office:value="-0.9647731" calcext:value-type="float">
            <text:p>-0,964773</text:p>
          </table:table-cell>
          <table:table-cell table:style-name="ce1" office:value-type="float" office:value="-0.953073" calcext:value-type="float">
            <text:p>-0,9530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Picsamesl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string" calcext:value-type="string">
            <text:p>nobiss</text:p>
          </table:table-cell>
          <table:table-cell office:value-type="string" calcext:value-type="string">
            <text:p>0bis</text:p>
          </table:table-cell>
          <table:table-cell table:style-name="ce1" office:value-type="float" office:value="0.0315857" calcext:value-type="float">
            <text:p>0,031586</text:p>
          </table:table-cell>
          <table:table-cell table:number-columns-repeated="3"/>
          <table:table-cell table:style-name="ce2" office:value-type="float" office:value="16.763" calcext:value-type="float">
            <text:p>16,76</text:p>
          </table:table-cell>
          <table:table-cell office:value-type="float" office:value="16.68" calcext:value-type="float">
            <text:p>16,68</text:p>
          </table:table-cell>
          <table:table-cell table:style-name="ce1" office:value-type="float" office:value="0.27562953" calcext:value-type="float">
            <text:p>0,275630</text:p>
          </table:table-cell>
          <table:table-cell table:style-name="ce1" office:value-type="float" office:value="0.29169406" calcext:value-type="float">
            <text:p>0,291694</text:p>
          </table:table-cell>
          <table:table-cell table:style-name="ce1" office:value-type="float" office:value="-0.96697704" calcext:value-type="float">
            <text:p>-0,966977</text:p>
          </table:table-cell>
          <table:table-cell table:style-name="ce1" office:value-type="float" office:value="-0.95086898" calcext:value-type="float">
            <text:p>-0,95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Basic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/>
          <table:table-cell table:style-name="ce1" office:value-type="string" calcext:value-type="string">
            <text:p>inf</text:p>
          </table:table-cell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58.829" calcext:value-type="float">
            <text:p>158,83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8556" calcext:value-type="float">
            <text:p>2,685560</text:p>
          </table:table-cell>
          <table:table-cell table:number-columns-repeated="2"/>
          <table:table-cell office:value-type="float" office:value="105.76" calcext:value-type="float">
            <text:p>105,7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5733" calcext:value-type="float">
            <text:p>3,257330</text:p>
          </table:table-cell>
          <table:table-cell table:number-columns-repeated="2"/>
          <table:table-cell office:value-type="float" office:value="158.118" calcext:value-type="float">
            <text:p>158,12</text:p>
          </table:table-cell>
          <table:table-cell table:number-columns-repeated="2"/>
          <table:table-cell table:style-name="ce1" office:value-type="float" office:value="-1.4383264" calcext:value-type="float">
            <text:p>-1,438326</text:p>
          </table:table-cell>
          <table:table-cell table:style-name="ce1" office:value-type="float" office:value="-0.5454843" calcext:value-type="float">
            <text:p>-0,545484</text:p>
          </table:table-cell>
          <table:table-cell table:style-name="ce1" office:value-type="float" office:value="-0.32940578" calcext:value-type="float">
            <text:p>-0,329406</text:p>
          </table:table-cell>
          <table:table-cell table:style-name="ce1" office:value-type="float" office:value="0.7214808039" calcext:value-type="float">
            <text:p>0,7214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2.68552" calcext:value-type="float">
            <text:p>2,685520</text:p>
          </table:table-cell>
          <table:table-cell/>
          <table:table-cell office:value-type="float" office:value="875.503" calcext:value-type="float">
            <text:p>875,503</text:p>
          </table:table-cell>
          <table:table-cell table:number-columns-repeated="3"/>
          <table:table-cell table:style-name="ce1" office:value-type="float" office:value="-1.4460549" calcext:value-type="float">
            <text:p>-1,446055</text:p>
          </table:table-cell>
          <table:table-cell table:style-name="ce1" office:value-type="float" office:value="-0.500788" calcext:value-type="float">
            <text:p>-0,500788</text:p>
          </table:table-cell>
          <table:table-cell table:style-name="ce1" office:value-type="float" office:value="-0.43923738" calcext:value-type="float">
            <text:p>-0,439237</text:p>
          </table:table-cell>
          <table:table-cell table:style-name="ce1" office:value-type="float" office:value="0.7659543" calcext:value-type="float">
            <text:p>0,7659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8" calcext:value-type="float">
            <text:p>8,977800</text:p>
          </table:table-cell>
          <table:table-cell table:number-columns-repeated="2"/>
          <table:table-cell office:value-type="float" office:value="13.8493" calcext:value-type="float">
            <text:p>13,85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lim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7745" calcext:value-type="float">
            <text:p>8,977450</text:p>
          </table:table-cell>
          <table:table-cell/>
          <table:table-cell office:value-type="float" office:value="38.46" calcext:value-type="float">
            <text:p>38,46</text:p>
          </table:table-cell>
          <table:table-cell office:value-type="float" office:value="14.3" calcext:value-type="float">
            <text:p>14,30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959" calcext:value-type="float">
            <text:p>8,969590</text:p>
          </table:table-cell>
          <table:table-cell/>
          <table:table-cell office:value-type="float" office:value="29.66" calcext:value-type="float">
            <text:p>29,66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7714" calcext:value-type="float">
            <text:p>2,677140</text:p>
          </table:table-cell>
          <table:table-cell/>
          <table:table-cell office:value-type="float" office:value="288.351" calcext:value-type="float">
            <text:p>288,351</text:p>
          </table:table-cell>
          <table:table-cell table:number-columns-repeated="3"/>
          <table:table-cell table:style-name="ce1" office:value-type="float" office:value="-1.45031111" calcext:value-type="float">
            <text:p>-1,450311</text:p>
          </table:table-cell>
          <table:table-cell table:style-name="ce1" office:value-type="float" office:value="-0.5109134" calcext:value-type="float">
            <text:p>-0,510913</text:p>
          </table:table-cell>
          <table:table-cell table:style-name="ce1" office:value-type="float" office:value="-0.42329267" calcext:value-type="float">
            <text:p>-0,423293</text:p>
          </table:table-cell>
          <table:table-cell table:style-name="ce1" office:value-type="float" office:value="0.7433007563" calcext:value-type="float">
            <text:p>0,7433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87.629" calcext:value-type="float">
            <text:p>587,629</text:p>
          </table:table-cell>
          <table:table-cell office:value-type="float" office:value="177.409" calcext:value-type="float">
            <text:p>177,41</text:p>
          </table:table-cell>
          <table:table-cell table:number-columns-repeated="2"/>
          <table:table-cell table:style-name="ce1" office:value-type="float" office:value="-1.44766778" calcext:value-type="float">
            <text:p>-1,447668</text:p>
          </table:table-cell>
          <table:table-cell table:style-name="ce1" office:value-type="float" office:value="-0.5135577" calcext:value-type="float">
            <text:p>-0,513558</text:p>
          </table:table-cell>
          <table:table-cell table:style-name="ce1" office:value-type="float" office:value="-0.4206701" calcext:value-type="float">
            <text:p>-0,420670</text:p>
          </table:table-cell>
          <table:table-cell table:style-name="ce1" office:value-type="float" office:value="0.7396055319" calcext:value-type="float">
            <text:p>0,739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-1e-8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708" calcext:value-type="float">
            <text:p>2,667080</text:p>
          </table:table-cell>
          <table:table-cell table:number-columns-repeated="2"/>
          <table:table-cell office:value-type="float" office:value="166.23" calcext:value-type="float">
            <text:p>166,23</text:p>
          </table:table-cell>
          <table:table-cell table:number-columns-repeated="2"/>
          <table:table-cell table:style-name="ce1" office:value-type="float" office:value="-1.447669842" calcext:value-type="float">
            <text:p>-1,447670</text:p>
          </table:table-cell>
          <table:table-cell table:style-name="ce1" office:value-type="float" office:value="-0.5135565395" calcext:value-type="float">
            <text:p>-0,513557</text:p>
          </table:table-cell>
          <table:table-cell table:style-name="ce1" office:value-type="float" office:value="-0.42067158" calcext:value-type="float">
            <text:p>-0,420672</text:p>
          </table:table-cell>
          <table:table-cell table:style-name="ce1" office:value-type="float" office:value="0.73960847" calcext:value-type="float">
            <text:p>0,7396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287" calcext:value-type="float">
            <text:p>2,662870</text:p>
          </table:table-cell>
          <table:table-cell/>
          <table:table-cell office:value-type="float" office:value="1047.1" calcext:value-type="float">
            <text:p>1047,1</text:p>
          </table:table-cell>
          <table:table-cell table:number-columns-repeated="3"/>
          <table:table-cell table:style-name="ce1" office:value-type="float" office:value="-1.44658" calcext:value-type="float">
            <text:p>-1,446580</text:p>
          </table:table-cell>
          <table:table-cell table:style-name="ce1" office:value-type="float" office:value="-0.514623" calcext:value-type="float">
            <text:p>-0,514623</text:p>
          </table:table-cell>
          <table:table-cell table:style-name="ce1" office:value-type="float" office:value="-0.419567" calcext:value-type="float">
            <text:p>-0,419567</text:p>
          </table:table-cell>
          <table:table-cell table:style-name="ce1" office:value-type="float" office:value="0.73806792" calcext:value-type="float">
            <text:p>0,7380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5</text:p>
          </table:table-cell>
          <table:table-cell table:style-name="ce1" office:value-type="float" office:value="2.66653" calcext:value-type="float">
            <text:p>2,666530</text:p>
          </table:table-cell>
          <table:table-cell/>
          <table:table-cell office:value-type="float" office:value="527.954" calcext:value-type="float">
            <text:p>527,954</text:p>
          </table:table-cell>
          <table:table-cell table:number-columns-repeated="3"/>
          <table:table-cell table:style-name="ce1" office:value-type="float" office:value="-1.44751272" calcext:value-type="float">
            <text:p>-1,447513</text:p>
          </table:table-cell>
          <table:table-cell table:style-name="ce1" office:value-type="float" office:value="-0.5137023" calcext:value-type="float">
            <text:p>-0,513702</text:p>
          </table:table-cell>
          <table:table-cell table:style-name="ce1" office:value-type="float" office:value="-0.4205223" calcext:value-type="float">
            <text:p>-0,420522</text:p>
          </table:table-cell>
          <table:table-cell table:style-name="ce1" office:value-type="float" office:value="0.7394137" calcext:value-type="float">
            <text:p>0,7394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68102" calcext:value-type="float">
            <text:p>2,681020</text:p>
          </table:table-cell>
          <table:table-cell table:number-columns-repeated="2"/>
          <table:table-cell office:value-type="float" office:value="176.36" calcext:value-type="float">
            <text:p>176,36</text:p>
          </table:table-cell>
          <table:table-cell table:number-columns-repeated="2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biss.</text:p>
          </table:table-cell>
          <table:table-cell/>
          <table:table-cell table:style-name="ce1" office:value-type="float" office:value="8.96102" calcext:value-type="float">
            <text:p>8,961020</text:p>
          </table:table-cell>
          <table:table-cell/>
          <table:table-cell office:value-type="float" office:value="57.51" calcext:value-type="float">
            <text:p>57,51</text:p>
          </table:table-cell>
          <table:table-cell table:number-columns-repeated="3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4503" calcext:value-type="float">
            <text:p>3,245030</text:p>
          </table:table-cell>
          <table:table-cell table:number-columns-repeated="2"/>
          <table:table-cell office:value-type="float" office:value="184.921" calcext:value-type="float">
            <text:p>184,92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</text:p>
          </table:table-cell>
          <table:table-cell table:style-name="ce1" office:value-type="float" office:value="3.2341" calcext:value-type="float">
            <text:p>3,234100</text:p>
          </table:table-cell>
          <table:table-cell table:number-columns-repeated="2"/>
          <table:table-cell office:value-type="float" office:value="229.301" calcext:value-type="float">
            <text:p>229,30</text:p>
          </table:table-cell>
          <table:table-cell table:number-columns-repeated="2"/>
          <table:table-cell table:style-name="ce1" office:value-type="float" office:value="-1.31024462" calcext:value-type="float">
            <text:p>-1,310245</text:p>
          </table:table-cell>
          <table:table-cell table:style-name="ce1" office:value-type="float" office:value="-0.713479755" calcext:value-type="float">
            <text:p>-0,713480</text:p>
          </table:table-cell>
          <table:table-cell table:style-name="ce1" office:value-type="float" office:value="-0.2181609" calcext:value-type="float">
            <text:p>-0,218161</text:p>
          </table:table-cell>
          <table:table-cell table:style-name="ce1" office:value-type="float" office:value="0.57750083" calcext:value-type="float">
            <text:p>0,577501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04468" calcext:value-type="float">
            <text:p>3,044680</text:p>
          </table:table-cell>
          <table:table-cell table:number-columns-repeated="2"/>
          <table:table-cell office:value-type="float" office:value="641.863" calcext:value-type="float">
            <text:p>641,86</text:p>
          </table:table-cell>
          <table:table-cell table:number-columns-repeated="2"/>
          <table:table-cell table:style-name="ce1" office:value-type="float" office:value="-1.246541" calcext:value-type="float">
            <text:p>-1,246541</text:p>
          </table:table-cell>
          <table:table-cell table:style-name="ce1" office:value-type="float" office:value="-0.7150038096" calcext:value-type="float">
            <text:p>-0,715004</text:p>
          </table:table-cell>
          <table:table-cell table:style-name="ce1" office:value-type="float" office:value="-0.18717907" calcext:value-type="float">
            <text:p>-0,187179</text:p>
          </table:table-cell>
          <table:table-cell table:style-name="ce1" office:value-type="float" office:value="0.50038645" calcext:value-type="float">
            <text:p>0,5003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8467" calcext:value-type="float">
            <text:p>2,846700</text:p>
          </table:table-cell>
          <table:table-cell table:number-columns-repeated="2"/>
          <table:table-cell office:value-type="float" office:value="1009.77" calcext:value-type="float">
            <text:p>1009,77</text:p>
          </table:table-cell>
          <table:table-cell table:number-columns-repeated="2"/>
          <table:table-cell table:style-name="ce1" office:value-type="float" office:value="-1.3346761" calcext:value-type="float">
            <text:p>-1,334676</text:p>
          </table:table-cell>
          <table:table-cell table:style-name="ce1" office:value-type="float" office:value="-0.584732" calcext:value-type="float">
            <text:p>-0,584732</text:p>
          </table:table-cell>
          <table:table-cell table:style-name="ce1" office:value-type="float" office:value="-0.33984603" calcext:value-type="float">
            <text:p>-0,339846</text:p>
          </table:table-cell>
          <table:table-cell table:style-name="ce1" office:value-type="float" office:value="0.67009403" calcext:value-type="float">
            <text:p>0,670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27027" calcext:value-type="float">
            <text:p>2,270270</text:p>
          </table:table-cell>
          <table:table-cell table:number-columns-repeated="2"/>
          <table:table-cell office:value-type="float" office:value="1020.22" calcext:value-type="float">
            <text:p>1020,22</text:p>
          </table:table-cell>
          <table:table-cell table:number-columns-repeated="2"/>
          <table:table-cell table:style-name="ce1" office:value-type="float" office:value="-1.283815" calcext:value-type="float">
            <text:p>-1,283815</text:p>
          </table:table-cell>
          <table:table-cell table:style-name="ce1" office:value-type="float" office:value="-0.74918739923" calcext:value-type="float">
            <text:p>-0,749187</text:p>
          </table:table-cell>
          <table:table-cell table:style-name="ce1" office:value-type="float" office:value="-0.164548" calcext:value-type="float">
            <text:p>-0,164548</text:p>
          </table:table-cell>
          <table:table-cell table:style-name="ce1" office:value-type="float" office:value="0.528118652" calcext:value-type="float">
            <text:p>0,528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2326" calcext:value-type="float">
            <text:p>3,123260</text:p>
          </table:table-cell>
          <table:table-cell table:number-columns-repeated="2"/>
          <table:table-cell office:value-type="float" office:value="689.64" calcext:value-type="float">
            <text:p>689,64</text:p>
          </table:table-cell>
          <table:table-cell table:number-columns-repeated="2"/>
          <table:table-cell table:style-name="ce1" office:value-type="float" office:value="-1.27254072" calcext:value-type="float">
            <text:p>-1,272541</text:p>
          </table:table-cell>
          <table:table-cell table:style-name="ce1" office:value-type="float" office:value="-0.75839805" calcext:value-type="float">
            <text:p>-0,758398</text:p>
          </table:table-cell>
          <table:table-cell table:style-name="ce1" office:value-type="float" office:value="-0.15565444" calcext:value-type="float">
            <text:p>-0,155654</text:p>
          </table:table-cell>
          <table:table-cell table:style-name="ce1" office:value-type="float" office:value="0.5168469629" calcext:value-type="float">
            <text:p>0,516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4097" calcext:value-type="float">
            <text:p>3,140970</text:p>
          </table:table-cell>
          <table:table-cell table:number-columns-repeated="2"/>
          <table:table-cell office:value-type="float" office:value="1439.71" calcext:value-type="float">
            <text:p>1439,71</text:p>
          </table:table-cell>
          <table:table-cell table:number-columns-repeated="2"/>
          <table:table-cell table:style-name="ce1" office:value-type="float" office:value="-1.262642" calcext:value-type="float">
            <text:p>-1,262642</text:p>
          </table:table-cell>
          <table:table-cell table:style-name="ce1" office:value-type="float" office:value="-0.75812367" calcext:value-type="float">
            <text:p>-0,758124</text:p>
          </table:table-cell>
          <table:table-cell table:style-name="ce1" office:value-type="float" office:value="-0.187664" calcext:value-type="float">
            <text:p>-0,187664</text:p>
          </table:table-cell>
          <table:table-cell table:style-name="ce1" office:value-type="float" office:value="0.5160218549" calcext:value-type="float">
            <text:p>0,5160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429" calcext:value-type="float">
            <text:p>3,164290</text:p>
          </table:table-cell>
          <table:table-cell table:number-columns-repeated="2"/>
          <table:table-cell office:value-type="float" office:value="319.896" calcext:value-type="float">
            <text:p>319,90</text:p>
          </table:table-cell>
          <table:table-cell table:number-columns-repeated="2"/>
          <table:table-cell table:style-name="ce1" office:value-type="float" office:value="-1.2717648" calcext:value-type="float">
            <text:p>-1,271765</text:p>
          </table:table-cell>
          <table:table-cell table:style-name="ce1" office:value-type="float" office:value="-0.7421725014" calcext:value-type="float">
            <text:p>-0,742173</text:p>
          </table:table-cell>
          <table:table-cell table:style-name="ce1" office:value-type="float" office:value="-0.183665872" calcext:value-type="float">
            <text:p>-0,183666</text:p>
          </table:table-cell>
          <table:table-cell table:style-name="ce1" office:value-type="float" office:value="0.52479194" calcext:value-type="float">
            <text:p>0,5247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16717" calcext:value-type="float">
            <text:p>3,167170</text:p>
          </table:table-cell>
          <table:table-cell table:number-columns-repeated="2"/>
          <table:table-cell office:value-type="float" office:value="125.153" calcext:value-type="float">
            <text:p>125,15</text:p>
          </table:table-cell>
          <table:table-cell table:number-columns-repeated="2"/>
          <table:table-cell table:style-name="ce1" office:value-type="float" office:value="-1.251798" calcext:value-type="float">
            <text:p>-1,251798</text:p>
          </table:table-cell>
          <table:table-cell table:style-name="ce1" office:value-type="float" office:value="-0.741092056" calcext:value-type="float">
            <text:p>-0,741092</text:p>
          </table:table-cell>
          <table:table-cell table:style-name="ce1" office:value-type="float" office:value="-0.1840483" calcext:value-type="float">
            <text:p>-0,184048</text:p>
          </table:table-cell>
          <table:table-cell table:style-name="ce1" office:value-type="float" office:value="0.536836903" calcext:value-type="float">
            <text:p>0,5368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7518" calcext:value-type="float">
            <text:p>3,175180</text:p>
          </table:table-cell>
          <table:table-cell table:number-columns-repeated="2"/>
          <table:table-cell office:value-type="float" office:value="85.032" calcext:value-type="float">
            <text:p>85,03</text:p>
          </table:table-cell>
          <table:table-cell table:number-columns-repeated="2"/>
          <table:table-cell table:style-name="ce1" office:value-type="float" office:value="-1.260338526" calcext:value-type="float">
            <text:p>-1,260339</text:p>
          </table:table-cell>
          <table:table-cell table:style-name="ce1" office:value-type="float" office:value="-0.72449461" calcext:value-type="float">
            <text:p>-0,724495</text:p>
          </table:table-cell>
          <table:table-cell table:style-name="ce1" office:value-type="float" office:value="-0.1724404" calcext:value-type="float">
            <text:p>-0,172440</text:p>
          </table:table-cell>
          <table:table-cell table:style-name="ce1" office:value-type="float" office:value="0.50520347" calcext:value-type="float">
            <text:p>0,505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3.11194" calcext:value-type="float">
            <text:p>3,111940</text:p>
          </table:table-cell>
          <table:table-cell table:number-columns-repeated="2"/>
          <table:table-cell office:value-type="float" office:value="75.0244" calcext:value-type="float">
            <text:p>75,02</text:p>
          </table:table-cell>
          <table:table-cell table:number-columns-repeated="2"/>
          <table:table-cell table:style-name="ce1" office:value-type="float" office:value="-1.256788637" calcext:value-type="float">
            <text:p>-1,256789</text:p>
          </table:table-cell>
          <table:table-cell table:style-name="ce1" office:value-type="float" office:value="-0.745136" calcext:value-type="float">
            <text:p>-0,745136</text:p>
          </table:table-cell>
          <table:table-cell table:style-name="ce1" office:value-type="float" office:value="-0.1678278" calcext:value-type="float">
            <text:p>-0,167828</text:p>
          </table:table-cell>
          <table:table-cell table:style-name="ce1" office:value-type="float" office:value="0.49733226" calcext:value-type="float">
            <text:p>0,497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15114" calcext:value-type="float">
            <text:p>3,151140</text:p>
          </table:table-cell>
          <table:table-cell table:number-columns-repeated="2"/>
          <table:table-cell office:value-type="float" office:value="114.73" calcext:value-type="float">
            <text:p>114,73</text:p>
          </table:table-cell>
          <table:table-cell table:number-columns-repeated="2"/>
          <table:table-cell table:style-name="ce1" office:value-type="float" office:value="-1.273756" calcext:value-type="float">
            <text:p>-1,273756</text:p>
          </table:table-cell>
          <table:table-cell table:style-name="ce1" office:value-type="float" office:value="-0.726898" calcext:value-type="float">
            <text:p>-0,726898</text:p>
          </table:table-cell>
          <table:table-cell table:style-name="ce1" office:value-type="float" office:value="-0.189116" calcext:value-type="float">
            <text:p>-0,189116</text:p>
          </table:table-cell>
          <table:table-cell table:style-name="ce1" office:value-type="float" office:value="0.503433971" calcext:value-type="float">
            <text:p>0,5034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29946" calcext:value-type="float">
            <text:p>2,299460</text:p>
          </table:table-cell>
          <table:table-cell table:number-columns-repeated="2"/>
          <table:table-cell office:value-type="float" office:value="290.834" calcext:value-type="float">
            <text:p>290,83</text:p>
          </table:table-cell>
          <table:table-cell table:number-columns-repeated="2"/>
          <table:table-cell table:style-name="ce1" office:value-type="float" office:value="-1.1598032" calcext:value-type="float">
            <text:p>-1,159803</text:p>
          </table:table-cell>
          <table:table-cell table:style-name="ce1" office:value-type="float" office:value="-0.826551" calcext:value-type="float">
            <text:p>-0,826551</text:p>
          </table:table-cell>
          <table:table-cell table:style-name="ce1" office:value-type="float" office:value="-0.1079255" calcext:value-type="float">
            <text:p>-0,107926</text:p>
          </table:table-cell>
          <table:table-cell table:style-name="ce1" office:value-type="float" office:value="0.387944" calcext:value-type="float">
            <text:p>0,387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77031" calcext:value-type="float">
            <text:p>1,770310</text:p>
          </table:table-cell>
          <table:table-cell table:number-columns-repeated="2"/>
          <table:table-cell office:value-type="float" office:value="2035.53" calcext:value-type="float">
            <text:p>2035,53</text:p>
          </table:table-cell>
          <table:table-cell table:number-columns-repeated="2"/>
          <table:table-cell table:style-name="ce1" office:value-type="float" office:value="-1.11132968" calcext:value-type="float">
            <text:p>-1,111330</text:p>
          </table:table-cell>
          <table:table-cell table:style-name="ce1" office:value-type="float" office:value="-0.8658769" calcext:value-type="float">
            <text:p>-0,865877</text:p>
          </table:table-cell>
          <table:table-cell table:style-name="ce1" office:value-type="float" office:value="-0.039211385" calcext:value-type="float">
            <text:p>-0,039211</text:p>
          </table:table-cell>
          <table:table-cell table:style-name="ce1" office:value-type="float" office:value="0.31397263" calcext:value-type="float">
            <text:p>0,313973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3.22299" calcext:value-type="float">
            <text:p>3,222990</text:p>
          </table:table-cell>
          <table:table-cell table:number-columns-repeated="2"/>
          <table:table-cell office:value-type="float" office:value="34.01" calcext:value-type="float">
            <text:p>34,01</text:p>
          </table:table-cell>
          <table:table-cell table:number-columns-repeated="2"/>
          <table:table-cell table:style-name="ce1" office:value-type="float" office:value="-1.26933021" calcext:value-type="float">
            <text:p>-1,269330</text:p>
          </table:table-cell>
          <table:table-cell table:style-name="ce1" office:value-type="float" office:value="-0.71900300646" calcext:value-type="float">
            <text:p>-0,719003</text:p>
          </table:table-cell>
          <table:table-cell table:style-name="ce1" office:value-type="float" office:value="-0.203719664516" calcext:value-type="float">
            <text:p>-0,203720</text:p>
          </table:table-cell>
          <table:table-cell table:style-name="ce1" office:value-type="float" office:value="0.5673790438" calcext:value-type="float">
            <text:p>0,5673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6532" calcext:value-type="float">
            <text:p>2,865320</text:p>
          </table:table-cell>
          <table:table-cell table:number-columns-repeated="2"/>
          <table:table-cell office:value-type="float" office:value="32.8197" calcext:value-type="float">
            <text:p>32,82</text:p>
          </table:table-cell>
          <table:table-cell table:number-columns-repeated="2"/>
          <table:table-cell table:style-name="ce1" office:value-type="float" office:value="-1.233942372" calcext:value-type="float">
            <text:p>-1,233942</text:p>
          </table:table-cell>
          <table:table-cell table:style-name="ce1" office:value-type="float" office:value="-0.759277545" calcext:value-type="float">
            <text:p>-0,759278</text:p>
          </table:table-cell>
          <table:table-cell table:style-name="ce1" office:value-type="float" office:value="-0.16486813" calcext:value-type="float">
            <text:p>-0,164868</text:p>
          </table:table-cell>
          <table:table-cell table:style-name="ce1" office:value-type="float" office:value="0.5011532" calcext:value-type="float">
            <text:p>0,501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table:style-name="ce1" office:value-type="float" office:value="2.81275" calcext:value-type="float">
            <text:p>2,812750</text:p>
          </table:table-cell>
          <table:table-cell table:number-columns-repeated="2"/>
          <table:table-cell office:value-type="float" office:value="71.6875" calcext:value-type="float">
            <text:p>71,69</text:p>
          </table:table-cell>
          <table:table-cell table:number-columns-repeated="2"/>
          <table:table-cell table:style-name="ce1" office:value-type="float" office:value="-1.2400666" calcext:value-type="float">
            <text:p>-1,240067</text:p>
          </table:table-cell>
          <table:table-cell table:style-name="ce1" office:value-type="float" office:value="-0.7648527" calcext:value-type="float">
            <text:p>-0,764853</text:p>
          </table:table-cell>
          <table:table-cell table:style-name="ce1" office:value-type="float" office:value="-0.148379669" calcext:value-type="float">
            <text:p>-0,148380</text:p>
          </table:table-cell>
          <table:table-cell table:style-name="ce1" office:value-type="float" office:value="0.50264038986" calcext:value-type="float">
            <text:p>0,5026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16254" calcext:value-type="float">
            <text:p>2,162540</text:p>
          </table:table-cell>
          <table:table-cell table:number-columns-repeated="2"/>
          <table:table-cell office:value-type="float" office:value="129.2" calcext:value-type="float">
            <text:p>129,20</text:p>
          </table:table-cell>
          <table:table-cell table:number-columns-repeated="2"/>
          <table:table-cell table:style-name="ce1" office:value-type="float" office:value="-1.1659547" calcext:value-type="float">
            <text:p>-1,165955</text:p>
          </table:table-cell>
          <table:table-cell table:style-name="ce1" office:value-type="float" office:value="-0.8358732" calcext:value-type="float">
            <text:p>-0,835873</text:p>
          </table:table-cell>
          <table:table-cell table:style-name="ce1" office:value-type="float" office:value="-0.07884142" calcext:value-type="float">
            <text:p>-0,078841</text:p>
          </table:table-cell>
          <table:table-cell table:style-name="ce1" office:value-type="float" office:value="0.37543822126" calcext:value-type="float">
            <text:p>0,3754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1.76552" calcext:value-type="float">
            <text:p>1,765520</text:p>
          </table:table-cell>
          <table:table-cell table:number-columns-repeated="2"/>
          <table:table-cell office:value-type="float" office:value="1043.13" calcext:value-type="float">
            <text:p>1043,13</text:p>
          </table:table-cell>
          <table:table-cell table:number-columns-repeated="2"/>
          <table:table-cell table:style-name="ce1" office:value-type="float" office:value="-1.1174578011" calcext:value-type="float">
            <text:p>-1,117458</text:p>
          </table:table-cell>
          <table:table-cell table:style-name="ce1" office:value-type="float" office:value="-0.862088" calcext:value-type="float">
            <text:p>-0,862088</text:p>
          </table:table-cell>
          <table:table-cell table:style-name="ce1" office:value-type="float" office:value="-0.03131298" calcext:value-type="float">
            <text:p>-0,031313</text:p>
          </table:table-cell>
          <table:table-cell table:style-name="ce1" office:value-type="float" office:value="0.315564" calcext:value-type="float">
            <text:p>0,3155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table:style-name="ce1" office:value-type="float" office:value="1.68597" calcext:value-type="float">
            <text:p>1,685970</text:p>
          </table:table-cell>
          <table:table-cell table:number-columns-repeated="2"/>
          <table:table-cell office:value-type="float" office:value="2268.1" calcext:value-type="float">
            <text:p>2268,10</text:p>
          </table:table-cell>
          <table:table-cell table:number-columns-repeated="2"/>
          <table:table-cell table:style-name="ce1" office:value-type="float" office:value="-1.1084408" calcext:value-type="float">
            <text:p>-1,108441</text:p>
          </table:table-cell>
          <table:table-cell table:style-name="ce1" office:value-type="float" office:value="-0.870145" calcext:value-type="float">
            <text:p>-0,870145</text:p>
          </table:table-cell>
          <table:table-cell table:style-name="ce1" office:value-type="float" office:value="-0.022239" calcext:value-type="float">
            <text:p>-0,022239</text:p>
          </table:table-cell>
          <table:table-cell table:style-name="ce1" office:value-type="float" office:value="0.307475147" calcext:value-type="float">
            <text:p>0,3074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765" calcext:value-type="float">
            <text:p>2,687650</text:p>
          </table:table-cell>
          <table:table-cell table:number-columns-repeated="2"/>
          <table:table-cell office:value-type="float" office:value="20.9" calcext:value-type="float">
            <text:p>20,90</text:p>
          </table:table-cell>
          <table:table-cell table:number-columns-repeated="2"/>
          <table:table-cell table:style-name="ce1" office:value-type="float" office:value="-1.44941537" calcext:value-type="float">
            <text:p>-1,449415</text:p>
          </table:table-cell>
          <table:table-cell table:style-name="ce1" office:value-type="float" office:value="-0.504808" calcext:value-type="float">
            <text:p>-0,504808</text:p>
          </table:table-cell>
          <table:table-cell table:style-name="ce1" office:value-type="float" office:value="-0.4297181" calcext:value-type="float">
            <text:p>-0,429718</text:p>
          </table:table-cell>
          <table:table-cell table:style-name="ce1" office:value-type="float" office:value="0.7523031204" calcext:value-type="float">
            <text:p>0,7523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2.68843" calcext:value-type="float">
            <text:p>2,688430</text:p>
          </table:table-cell>
          <table:table-cell table:number-columns-repeated="2"/>
          <table:table-cell office:value-type="float" office:value="20.74" calcext:value-type="float">
            <text:p>20,74</text:p>
          </table:table-cell>
          <table:table-cell table:number-columns-repeated="2"/>
          <table:table-cell table:style-name="ce1" office:value-type="float" office:value="-1.44959813" calcext:value-type="float">
            <text:p>-1,449598</text:p>
          </table:table-cell>
          <table:table-cell table:style-name="ce1" office:value-type="float" office:value="-0.5048891" calcext:value-type="float">
            <text:p>-0,504889</text:p>
          </table:table-cell>
          <table:table-cell table:style-name="ce1" office:value-type="float" office:value="-0.4299245" calcext:value-type="float">
            <text:p>-0,429925</text:p>
          </table:table-cell>
          <table:table-cell table:style-name="ce1" office:value-type="float" office:value="0.75244879" calcext:value-type="float">
            <text:p>0,7524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249" calcext:value-type="float">
            <text:p>2,042490</text:p>
          </table:table-cell>
          <table:table-cell table:number-columns-repeated="2"/>
          <table:table-cell office:value-type="float" office:value="83.55" calcext:value-type="float">
            <text:p>83,55</text:p>
          </table:table-cell>
          <table:table-cell table:number-columns-repeated="2"/>
          <table:table-cell table:style-name="ce1" office:value-type="float" office:value="-1.263219" calcext:value-type="float">
            <text:p>-1,263219</text:p>
          </table:table-cell>
          <table:table-cell table:style-name="ce1" office:value-type="float" office:value="-0.70523155" calcext:value-type="float">
            <text:p>-0,705232</text:p>
          </table:table-cell>
          <table:table-cell table:style-name="ce1" office:value-type="float" office:value="-0.216269" calcext:value-type="float">
            <text:p>-0,216269</text:p>
          </table:table-cell>
          <table:table-cell table:style-name="ce1" office:value-type="float" office:value="0.50648547" calcext:value-type="float">
            <text:p>0,506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2.04171" calcext:value-type="float">
            <text:p>2,041710</text:p>
          </table:table-cell>
          <table:table-cell table:number-columns-repeated="2"/>
          <table:table-cell office:value-type="float" office:value="83.163" calcext:value-type="float">
            <text:p>83,16</text:p>
          </table:table-cell>
          <table:table-cell table:number-columns-repeated="2"/>
          <table:table-cell table:style-name="ce1" office:value-type="float" office:value="-1.2630559" calcext:value-type="float">
            <text:p>-1,263056</text:p>
          </table:table-cell>
          <table:table-cell table:style-name="ce1" office:value-type="float" office:value="-0.705227" calcext:value-type="float">
            <text:p>-0,705227</text:p>
          </table:table-cell>
          <table:table-cell table:style-name="ce1" office:value-type="float" office:value="-0.216025" calcext:value-type="float">
            <text:p>-0,216025</text:p>
          </table:table-cell>
          <table:table-cell table:style-name="ce1" office:value-type="float" office:value="0.5063609176" calcext:value-type="float">
            <text:p>0,5063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04493" calcext:value-type="float">
            <text:p>2,044930</text:p>
          </table:table-cell>
          <table:table-cell table:number-columns-repeated="2"/>
          <table:table-cell office:value-type="float" office:value="151.8" calcext:value-type="float">
            <text:p>151,80</text:p>
          </table:table-cell>
          <table:table-cell table:number-columns-repeated="2"/>
          <table:table-cell table:style-name="ce1" office:value-type="float" office:value="-1.269882" calcext:value-type="float">
            <text:p>-1,269882</text:p>
          </table:table-cell>
          <table:table-cell table:style-name="ce1" office:value-type="float" office:value="-0.7102444" calcext:value-type="float">
            <text:p>-0,710244</text:p>
          </table:table-cell>
          <table:table-cell table:style-name="ce1" office:value-type="float" office:value="-0.210641892" calcext:value-type="float">
            <text:p>-0,210642</text:p>
          </table:table-cell>
          <table:table-cell table:style-name="ce1" office:value-type="float" office:value="0.499525" calcext:value-type="float">
            <text:p>0,49952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3.5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43559" calcext:value-type="float">
            <text:p>3,435590</text:p>
          </table:table-cell>
          <table:table-cell table:number-columns-repeated="2"/>
          <table:table-cell office:value-type="float" office:value="262.172" calcext:value-type="float">
            <text:p>262,17</text:p>
          </table:table-cell>
          <table:table-cell table:number-columns-repeated="2"/>
          <table:table-cell table:style-name="ce1" office:value-type="float" office:value="-1.220205" calcext:value-type="float">
            <text:p>-1,220205</text:p>
          </table:table-cell>
          <table:table-cell table:style-name="ce1" office:value-type="float" office:value="-0.657402" calcext:value-type="float">
            <text:p>-0,657402</text:p>
          </table:table-cell>
          <table:table-cell table:style-name="ce1" office:value-type="float" office:value="-0.646224" calcext:value-type="float">
            <text:p>-0,646224</text:p>
          </table:table-cell>
          <table:table-cell table:style-name="ce1" office:value-type="float" office:value="-0.007292701826" calcext:value-type="float">
            <text:p>-0,0072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57464" calcext:value-type="float">
            <text:p>2,574640</text:p>
          </table:table-cell>
          <table:table-cell table:number-columns-repeated="2"/>
          <table:table-cell office:value-type="float" office:value="1165.47" calcext:value-type="float">
            <text:p>1165,47</text:p>
          </table:table-cell>
          <table:table-cell table:number-columns-repeated="2"/>
          <table:table-cell table:style-name="ce1" office:value-type="float" office:value="-1.1332429" calcext:value-type="float">
            <text:p>-1,133243</text:p>
          </table:table-cell>
          <table:table-cell table:style-name="ce1" office:value-type="float" office:value="-0.740404" calcext:value-type="float">
            <text:p>-0,740404</text:p>
          </table:table-cell>
          <table:table-cell table:style-name="ce1" office:value-type="float" office:value="-0.5558009" calcext:value-type="float">
            <text:p>-0,555801</text:p>
          </table:table-cell>
          <table:table-cell table:style-name="ce1" office:value-type="float" office:value="-0.115721952" calcext:value-type="float">
            <text:p>-0,1157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3.59189" calcext:value-type="float">
            <text:p>3,591890</text:p>
          </table:table-cell>
          <table:table-cell table:number-columns-repeated="2"/>
          <table:table-cell office:value-type="float" office:value="200.07" calcext:value-type="float">
            <text:p>200,07</text:p>
          </table:table-cell>
          <table:table-cell table:number-columns-repeated="2"/>
          <table:table-cell table:style-name="ce1" office:value-type="float" office:value="-1.25498629197081" calcext:value-type="float">
            <text:p>-1,254986</text:p>
          </table:table-cell>
          <table:table-cell table:style-name="ce1" office:value-type="float" office:value="-0.637306" calcext:value-type="float">
            <text:p>-0,637306</text:p>
          </table:table-cell>
          <table:table-cell table:style-name="ce1" office:value-type="float" office:value="-0.668253365" calcext:value-type="float">
            <text:p>-0,668253</text:p>
          </table:table-cell>
          <table:table-cell table:style-name="ce1" office:value-type="float" office:value="0.1100188838" calcext:value-type="float">
            <text:p>0,1100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2.87855" calcext:value-type="float">
            <text:p>2,878550</text:p>
          </table:table-cell>
          <table:table-cell table:number-columns-repeated="2"/>
          <table:table-cell office:value-type="float" office:value="78.0375" calcext:value-type="float">
            <text:p>78,04</text:p>
          </table:table-cell>
          <table:table-cell table:style-name="ce2" office:value-type="float" office:value="77.5748" calcext:value-type="float">
            <text:p>77,57</text:p>
          </table:table-cell>
          <table:table-cell/>
          <table:table-cell table:style-name="ce1" office:value-type="float" office:value="-1.3637741" calcext:value-type="float">
            <text:p>-1,363774</text:p>
          </table:table-cell>
          <table:table-cell table:style-name="ce1" office:value-type="float" office:value="-0.467477" calcext:value-type="float">
            <text:p>-0,467477</text:p>
          </table:table-cell>
          <table:table-cell table:style-name="ce1" office:value-type="float" office:value="-0.8440524" calcext:value-type="float">
            <text:p>-0,844052</text:p>
          </table:table-cell>
          <table:table-cell table:style-name="ce1" office:value-type="float" office:value="0.1757536" calcext:value-type="float">
            <text:p>0,1757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oo many bis.</text:p>
          </table:table-cell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</text:p>
          </table:table-cell>
          <table:table-cell table:style-name="ce1" office:value-type="float" office:value="2.28354" calcext:value-type="float">
            <text:p>2,283540</text:p>
          </table:table-cell>
          <table:table-cell table:number-columns-repeated="2"/>
          <table:table-cell office:value-type="float" office:value="320.26" calcext:value-type="float">
            <text:p>320,26</text:p>
          </table:table-cell>
          <table:table-cell table:number-columns-repeated="2"/>
          <table:table-cell table:style-name="ce1" office:value-type="float" office:value="-1.21212" calcext:value-type="float">
            <text:p>-1,212120</text:p>
          </table:table-cell>
          <table:table-cell table:style-name="ce1" office:value-type="float" office:value="-0.63751306" calcext:value-type="float">
            <text:p>-0,637513</text:p>
          </table:table-cell>
          <table:table-cell table:style-name="ce1" office:value-type="float" office:value="-0.657996" calcext:value-type="float">
            <text:p>-0,657996</text:p>
          </table:table-cell>
          <table:table-cell table:style-name="ce1" office:value-type="float" office:value="-0.0325521" calcext:value-type="float">
            <text:p>-0,03255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4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89769" calcext:value-type="float">
            <text:p>3,897690</text:p>
          </table:table-cell>
          <table:table-cell table:number-columns-repeated="2"/>
          <table:table-cell office:value-type="float" office:value="1042.06" calcext:value-type="float">
            <text:p>1042,06</text:p>
          </table:table-cell>
          <table:table-cell table:number-columns-repeated="2"/>
          <table:table-cell table:style-name="ce1" office:value-type="float" office:value="-1.08629607" calcext:value-type="float">
            <text:p>-1,086296</text:p>
          </table:table-cell>
          <table:table-cell table:style-name="ce1" office:value-type="float" office:value="-0.3249783215" calcext:value-type="float">
            <text:p>-0,324978</text:p>
          </table:table-cell>
          <table:table-cell table:style-name="ce1" office:value-type="float" office:value="-1.0531313546" calcext:value-type="float">
            <text:p>-1,053131</text:p>
          </table:table-cell>
          <table:table-cell table:style-name="ce1" office:value-type="float" office:value="-0.3576933338" calcext:value-type="float">
            <text:p>-0,35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table:style-name="ce1" office:value-type="float" office:value="3.701" calcext:value-type="float">
            <text:p>3,701000</text:p>
          </table:table-cell>
          <table:table-cell table:number-columns-repeated="2"/>
          <table:table-cell office:value-type="float" office:value="2526.67" calcext:value-type="float">
            <text:p>2526,67</text:p>
          </table:table-cell>
          <table:table-cell table:number-columns-repeated="2"/>
          <table:table-cell table:style-name="ce1" office:value-type="float" office:value="-1.0438815" calcext:value-type="float">
            <text:p>-1,043882</text:p>
          </table:table-cell>
          <table:table-cell table:style-name="ce1" office:value-type="float" office:value="-0.31948973" calcext:value-type="float">
            <text:p>-0,319490</text:p>
          </table:table-cell>
          <table:table-cell table:style-name="ce1" office:value-type="float" office:value="-1.03901006" calcext:value-type="float">
            <text:p>-1,039010</text:p>
          </table:table-cell>
          <table:table-cell table:style-name="ce1" office:value-type="float" office:value="-0.391349342" calcext:value-type="float">
            <text:p>-0,3913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94" calcext:value-type="float">
            <text:p>101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31147" calcext:value-type="float">
            <text:p>3,311470</text:p>
          </table:table-cell>
          <table:table-cell table:number-columns-repeated="2"/>
          <table:table-cell office:value-type="float" office:value="1214.27" calcext:value-type="float">
            <text:p>1214,27</text:p>
          </table:table-cell>
          <table:table-cell table:number-columns-repeated="2"/>
          <table:table-cell table:style-name="ce1" office:value-type="float" office:value="-1.1624991" calcext:value-type="float">
            <text:p>-1,162499</text:p>
          </table:table-cell>
          <table:table-cell table:style-name="ce1" office:value-type="float" office:value="-0.105949361" calcext:value-type="float">
            <text:p>-0,105949</text:p>
          </table:table-cell>
          <table:table-cell table:style-name="ce1" office:value-type="float" office:value="-1.273164646" calcext:value-type="float">
            <text:p>-1,273165</text:p>
          </table:table-cell>
          <table:table-cell table:style-name="ce1" office:value-type="float" office:value="-0.2447861" calcext:value-type="float">
            <text:p>-0,2447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3.40108" calcext:value-type="float">
            <text:p>3,401080</text:p>
          </table:table-cell>
          <table:table-cell table:number-columns-repeated="2"/>
          <table:table-cell office:value-type="float" office:value="162.33" calcext:value-type="float">
            <text:p>162,33</text:p>
          </table:table-cell>
          <table:table-cell/>
          <table:table-cell office:value-type="float" office:value="161.82" calcext:value-type="float">
            <text:p>161,82</text:p>
          </table:table-cell>
          <table:table-cell table:style-name="ce1" office:value-type="float" office:value="-1.18249142" calcext:value-type="float">
            <text:p>-1,182491</text:p>
          </table:table-cell>
          <table:table-cell table:style-name="ce1" office:value-type="float" office:value="-0.088659" calcext:value-type="float">
            <text:p>-0,088659</text:p>
          </table:table-cell>
          <table:table-cell table:style-name="ce1" office:value-type="float" office:value="-1.300261" calcext:value-type="float">
            <text:p>-1,300261</text:p>
          </table:table-cell>
          <table:table-cell table:style-name="ce1" office:value-type="float" office:value="-0.2206424242" calcext:value-type="float">
            <text:p>-0,220642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[0,5.]</text:p>
          </table:table-cell>
          <table:table-cell table:number-columns-repeated="10"/>
          <table:table-cell table:style-name="ce1"/>
          <table:table-cell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 table:style-name="ce1" office:value-type="float" office:value="4.00418" calcext:value-type="float">
            <text:p>4,004180</text:p>
          </table:table-cell>
          <table:table-cell table:number-columns-repeated="2"/>
          <table:table-cell office:value-type="float" office:value="3565.65" calcext:value-type="float">
            <text:p>3565,65</text:p>
          </table:table-cell>
          <table:table-cell table:number-columns-repeated="2"/>
          <table:table-cell table:style-name="ce1" office:value-type="float" office:value="-0.30419756" calcext:value-type="float">
            <text:p>-0,304198</text:p>
          </table:table-cell>
          <table:table-cell table:style-name="ce1" office:value-type="float" office:value="0.8663321612" calcext:value-type="float">
            <text:p>0,866332</text:p>
          </table:table-cell>
          <table:table-cell table:style-name="ce1" office:value-type="float" office:value="-1.533479" calcext:value-type="float">
            <text:p>-1,533479</text:p>
          </table:table-cell>
          <table:table-cell table:style-name="ce1" office:value-type="float" office:value="-0.370508184" calcext:value-type="float">
            <text:p>-0,3705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yncidGuess05+3B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 ;0,999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 table:style-name="ce1" office:value-type="float" office:value="4.84341" calcext:value-type="float">
            <text:p>4,843410</text:p>
          </table:table-cell>
          <table:table-cell table:number-columns-repeated="2"/>
          <table:table-cell office:value-type="float" office:value="4038.64" calcext:value-type="float">
            <text:p>4038,64</text:p>
          </table:table-cell>
          <table:table-cell table:number-columns-repeated="2"/>
          <table:table-cell table:style-name="ce1" office:value-type="float" office:value="-0.33802746" calcext:value-type="float">
            <text:p>-0,338027</text:p>
          </table:table-cell>
          <table:table-cell table:style-name="ce1" office:value-type="float" office:value="0.794652" calcext:value-type="float">
            <text:p>0,794652</text:p>
          </table:table-cell>
          <table:table-cell table:style-name="ce1" office:value-type="float" office:value="-1.376097" calcext:value-type="float">
            <text:p>-1,376097</text:p>
          </table:table-cell>
          <table:table-cell table:style-name="ce1" office:value-type="float" office:value="-0.4607836" calcext:value-type="float">
            <text:p>-0,460784</text:p>
          </table:table-cell>
          <table:table-cell table:number-columns-repeated="2"/>
        </table:table-row>
        <table:table-row table:style-name="ro1" table:number-rows-repeated="104819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olver3.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4" table:default-cell-style-name="Default"/>
        <table:table-column table:style-name="co5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5" table:number-columns-repeated="2" table:default-cell-style-name="Default"/>
        <table:table-column table:style-name="co5" table:number-columns-repeated="2" table:default-cell-style-name="ce1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/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8334" calcext:value-type="float">
            <text:p>0,003083</text:p>
          </table:table-cell>
          <table:table-cell table:style-name="ce1"/>
          <table:table-cell table:style-name="ce2" office:value-type="float" office:value="1.05" calcext:value-type="float">
            <text:p>1,05</text:p>
          </table:table-cell>
          <table:table-cell office:value-type="float" office:value="0.99844721" calcext:value-type="float">
            <text:p>0,998447</text:p>
          </table:table-cell>
          <table:table-cell office:value-type="float" office:value="1.001556" calcext:value-type="float">
            <text:p>1,001556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602" calcext:value-type="float">
            <text:p>0,003060</text:p>
          </table:table-cell>
          <table:table-cell table:style-name="ce1"/>
          <table:table-cell table:style-name="ce2" office:value-type="float" office:value="2.72" calcext:value-type="float">
            <text:p>2,72</text:p>
          </table:table-cell>
          <table:table-cell office:value-type="float" office:value="0.99847517" calcext:value-type="float">
            <text:p>0,998475</text:p>
          </table:table-cell>
          <table:table-cell office:value-type="float" office:value="1.001527786" calcext:value-type="float">
            <text:p>1,00152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i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 office:value-type="float" office:value="0.51" calcext:value-type="float">
            <text:p>0,51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 office:value-type="float" office:value="4.3" calcext:value-type="float">
            <text:p>4,30</text:p>
          </table:table-cell>
          <table:table-cell office:value-type="float" office:value="0.99847559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5177" calcext:value-type="float">
            <text:p>0,003052</text:p>
          </table:table-cell>
          <table:table-cell table:style-name="ce1"/>
          <table:table-cell table:style-name="ce2" office:value-type="float" office:value="4.25" calcext:value-type="float">
            <text:p>4,25</text:p>
          </table:table-cell>
          <table:table-cell office:value-type="float" office:value="0.998475594" calcext:value-type="float">
            <text:p>0,998476</text:p>
          </table:table-cell>
          <table:table-cell office:value-type="float" office:value="1.00152735" calcext:value-type="float">
            <text:p>1,00152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/>
          <table:table-cell table:style-name="ce1" office:value-type="float" office:value="0.00775738" calcext:value-type="float">
            <text:p>0,007757</text:p>
          </table:table-cell>
          <table:table-cell table:style-name="ce1"/>
          <table:table-cell table:style-name="ce2" office:value-type="float" office:value="8.12" calcext:value-type="float">
            <text:p>8,12</text:p>
          </table:table-cell>
          <table:table-cell office:value-type="float" office:value="-0.0002545" calcext:value-type="float">
            <text:p>-0,000255</text:p>
          </table:table-cell>
          <table:table-cell office:value-type="float" office:value="0.0001753" calcext:value-type="float">
            <text:p>0,0001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724318" calcext:value-type="float">
            <text:p>0,007243</text:p>
          </table:table-cell>
          <table:table-cell table:style-name="ce1"/>
          <table:table-cell table:style-name="ce2" office:value-type="float" office:value="16.93" calcext:value-type="float">
            <text:p>16,93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5" calcext:value-type="float">
            <text:p>0,00005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Level 25</text:p>
          </table:table-cell>
          <table:table-cell/>
          <table:table-cell table:style-name="ce1" office:value-type="float" office:value="0.00882391" calcext:value-type="float">
            <text:p>0,008824</text:p>
          </table:table-cell>
          <table:table-cell table:style-name="ce1"/>
          <table:table-cell table:style-name="ce2" office:value-type="float" office:value="9.11" calcext:value-type="float">
            <text:p>9,11</text:p>
          </table:table-cell>
          <table:table-cell office:value-type="float" office:value="-0.000972233" calcext:value-type="float">
            <text:p>-0,000972</text:p>
          </table:table-cell>
          <table:table-cell office:value-type="float" office:value="0.00018693924" calcext:value-type="float">
            <text:p>0,000187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4482" calcext:value-type="float">
            <text:p>0,002645</text:p>
          </table:table-cell>
          <table:table-cell table:style-name="ce2"/>
          <table:table-cell table:style-name="ce2" office:value-type="float" office:value="1.06" calcext:value-type="float">
            <text:p>1,06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51" calcext:value-type="float">
            <text:p>0,0000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30039" calcext:value-type="float">
            <text:p>0,002300</text:p>
          </table:table-cell>
          <table:table-cell table:style-name="ce2"/>
          <table:table-cell table:style-name="ce2" office:value-type="float" office:value="0.81" calcext:value-type="float">
            <text:p>0,81</text:p>
          </table:table-cell>
          <table:table-cell office:value-type="float" office:value="0.0000493" calcext:value-type="float">
            <text:p>0,000049</text:p>
          </table:table-cell>
          <table:table-cell office:value-type="float" office:value="0.0000499" calcext:value-type="float">
            <text:p>0,0000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4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35" calcext:value-type="float">
            <text:p>0,003035</text:p>
          </table:table-cell>
          <table:table-cell table:style-name="ce1"/>
          <table:table-cell table:style-name="ce2" office:value-type="float" office:value="1.28" calcext:value-type="float">
            <text:p>1,28</text:p>
          </table:table-cell>
          <table:table-cell office:value-type="float" office:value="0.9987305" calcext:value-type="float">
            <text:p>0,998731</text:p>
          </table:table-cell>
          <table:table-cell office:value-type="float" office:value="1.0012709" calcext:value-type="float">
            <text:p>1,00127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1455" calcext:value-type="float">
            <text:p>0,003015</text:p>
          </table:table-cell>
          <table:table-cell table:style-name="ce1"/>
          <table:table-cell table:style-name="ce2" office:value-type="float" office:value="3.28" calcext:value-type="float">
            <text:p>3,28</text:p>
          </table:table-cell>
          <table:table-cell office:value-type="float" office:value="0.99874963056" calcext:value-type="float">
            <text:p>0,998750</text:p>
          </table:table-cell>
          <table:table-cell office:value-type="float" office:value="1.00125137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0743" calcext:value-type="float">
            <text:p>0,003007</text:p>
          </table:table-cell>
          <table:table-cell table:style-name="ce2"/>
          <table:table-cell table:style-name="ce2" office:value-type="float" office:value="0.49" calcext:value-type="float">
            <text:p>0,49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0743" calcext:value-type="float">
            <text:p>0,003007</text:p>
          </table:table-cell>
          <table:table-cell table:style-name="ce2"/>
          <table:table-cell table:style-name="ce2" office:value-type="float" office:value="4.87" calcext:value-type="float">
            <text:p>4,87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300743" calcext:value-type="float">
            <text:p>0,003007</text:p>
          </table:table-cell>
          <table:table-cell table:style-name="ce2"/>
          <table:table-cell table:style-name="ce2" office:value-type="float" office:value="4.66" calcext:value-type="float">
            <text:p>4,66</text:p>
          </table:table-cell>
          <table:table-cell office:value-type="float" office:value="0.998750215" calcext:value-type="float">
            <text:p>0,998750</text:p>
          </table:table-cell>
          <table:table-cell office:value-type="float" office:value="1.0012511" calcext:value-type="float">
            <text:p>1,0012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1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0.00019545" calcext:value-type="float">
            <text:p>0,000195</text:p>
          </table:table-cell>
          <table:table-cell table:style-name="ce1" office:value-type="float" office:value="0.000229892" calcext:value-type="float">
            <text:p>0,000230</text:p>
          </table:table-cell>
          <table:table-cell table:style-name="ce2" office:value-type="float" office:value="1.74" calcext:value-type="float">
            <text:p>1,74</text:p>
          </table:table-cell>
          <table:table-cell office:value-type="float" office:value="-0.34536834" calcext:value-type="float">
            <text:p>-0,345368</text:p>
          </table:table-cell>
          <table:table-cell office:value-type="float" office:value="-0.345215159" calcext:value-type="float">
            <text:p>-0,345215</text:p>
          </table:table-cell>
          <table:table-cell office:value-type="float" office:value="-0.9385235" calcext:value-type="float">
            <text:p>-0,938524</text:p>
          </table:table-cell>
          <table:table-cell office:value-type="float" office:value="-0.93846675" calcext:value-type="float">
            <text:p>-0,938467</text:p>
          </table:table-cell>
          <table:table-cell table:style-name="ce1" office:value-type="float" office:value="0.34512043" calcext:value-type="float">
            <text:p>0,345120</text:p>
          </table:table-cell>
          <table:table-cell table:style-name="ce1" office:value-type="float" office:value="0.34532095" calcext:value-type="float">
            <text:p>0,345321</text:p>
          </table:table-cell>
          <table:table-cell office:value-type="float" office:value="0.93848465" calcext:value-type="float">
            <text:p>0,938485</text:p>
          </table:table-cell>
          <table:table-cell office:value-type="float" office:value="0.9385588992" calcext:value-type="float">
            <text:p>0,938559</text:p>
          </table:table-cell>
          <table:table-cell table:formula="of:=[.R30]-[.S30]" office:value-type="float" office:value="-0.000153180999999947" calcext:value-type="float">
            <text:p>-0,000153181</text:p>
          </table:table-cell>
          <table:table-cell table:formula="of:=[.U30]-[.T30]" office:value-type="float" office:value="0.0000567499999999388" calcext:value-type="float">
            <text:p>0,00005675</text:p>
          </table:table-cell>
          <table:table-cell table:formula="of:=[.W30]-[.V30]" office:value-type="float" office:value="0.000200519999999982" calcext:value-type="float">
            <text:p>0,00020052</text:p>
          </table:table-cell>
          <table:table-cell table:formula="of:=[.Y30]-[.X30]" office:value-type="float" office:value="0.0000742491999999872" calcext:value-type="float">
            <text:p>7,42491999999872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00116197" calcext:value-type="float">
            <text:p>0,000116</text:p>
          </table:table-cell>
          <table:table-cell table:style-name="ce1" office:value-type="float" office:value="0.0001167" calcext:value-type="float">
            <text:p>0,000117</text:p>
          </table:table-cell>
          <table:table-cell table:style-name="ce2" office:value-type="float" office:value="6.8" calcext:value-type="float">
            <text:p>6,80</text:p>
          </table:table-cell>
          <table:table-cell office:value-type="float" office:value="-0.34524071" calcext:value-type="float">
            <text:p>-0,345241</text:p>
          </table:table-cell>
          <table:table-cell office:value-type="float" office:value="-0.34524119" calcext:value-type="float">
            <text:p>-0,345241</text:p>
          </table:table-cell>
          <table:table-cell office:value-type="float" office:value="-0.93851399" calcext:value-type="float">
            <text:p>-0,938514</text:p>
          </table:table-cell>
          <table:table-cell office:value-type="float" office:value="-0.9385018133" calcext:value-type="float">
            <text:p>-0,938502</text:p>
          </table:table-cell>
          <table:table-cell table:style-name="ce1" office:value-type="float" office:value="0.345240711" calcext:value-type="float">
            <text:p>0,345241</text:p>
          </table:table-cell>
          <table:table-cell table:style-name="ce1" office:value-type="float" office:value="0.3452743527" calcext:value-type="float">
            <text:p>0,345274</text:p>
          </table:table-cell>
          <table:table-cell office:value-type="float" office:value="0.938501796" calcext:value-type="float">
            <text:p>0,938502</text:p>
          </table:table-cell>
          <table:table-cell office:value-type="float" office:value="0.93851417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0.000144087" calcext:value-type="float">
            <text:p>0,000144</text:p>
          </table:table-cell>
          <table:table-cell table:style-name="ce1" office:value-type="float" office:value="0.000186059" calcext:value-type="float">
            <text:p>0,000186</text:p>
          </table:table-cell>
          <table:table-cell table:style-name="ce2" office:value-type="float" office:value="6.48" calcext:value-type="float">
            <text:p>6,48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" calcext:value-type="float">
            <text:p>-0,938530</text:p>
          </table:table-cell>
          <table:table-cell office:value-type="float" office:value="-0.9384668" calcext:value-type="float">
            <text:p>-0,938467</text:p>
          </table:table-cell>
          <table:table-cell table:style-name="ce1" office:value-type="float" office:value="0.3451967694" calcext:value-type="float">
            <text:p>0,345197</text:p>
          </table:table-cell>
          <table:table-cell table:style-name="ce1" office:value-type="float" office:value="0.34529808" calcext:value-type="float">
            <text:p>0,345298</text:p>
          </table:table-cell>
          <table:table-cell office:value-type="float" office:value="0.93841818" calcext:value-type="float">
            <text:p>0,938418</text:p>
          </table:table-cell>
          <table:table-cell office:value-type="float" office:value="0.93854141009" calcext:value-type="float">
            <text:p>0,9385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00116376" calcext:value-type="float">
            <text:p>0,000116</text:p>
          </table:table-cell>
          <table:table-cell table:style-name="ce1" office:value-type="float" office:value="0.000116144" calcext:value-type="float">
            <text:p>0,000116</text:p>
          </table:table-cell>
          <table:table-cell table:style-name="ce2" office:value-type="float" office:value="8.38" calcext:value-type="float">
            <text:p>8,38</text:p>
          </table:table-cell>
          <table:table-cell office:value-type="float" office:value="-0.3452991738" calcext:value-type="float">
            <text:p>-0,345299</text:p>
          </table:table-cell>
          <table:table-cell office:value-type="float" office:value="-0.34519329867" calcext:value-type="float">
            <text:p>-0,345193</text:p>
          </table:table-cell>
          <table:table-cell office:value-type="float" office:value="-0.938513984" calcext:value-type="float">
            <text:p>-0,938514</text:p>
          </table:table-cell>
          <table:table-cell office:value-type="float" office:value="-0.93849266" calcext:value-type="float">
            <text:p>-0,938493</text:p>
          </table:table-cell>
          <table:table-cell table:style-name="ce1" office:value-type="float" office:value="0.3452412262" calcext:value-type="float">
            <text:p>0,345241</text:p>
          </table:table-cell>
          <table:table-cell table:style-name="ce1" office:value-type="float" office:value="0.3452743296" calcext:value-type="float">
            <text:p>0,345274</text:p>
          </table:table-cell>
          <table:table-cell office:value-type="float" office:value="0.938501804" calcext:value-type="float">
            <text:p>0,938502</text:p>
          </table:table-cell>
          <table:table-cell office:value-type="float" office:value="0.938513981481296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0.000131" calcext:value-type="float">
            <text:p>0,000131</text:p>
          </table:table-cell>
          <table:table-cell table:style-name="ce1" office:value-type="float" office:value="0.000128447" calcext:value-type="float">
            <text:p>0,000128</text:p>
          </table:table-cell>
          <table:table-cell table:style-name="ce2" office:value-type="float" office:value="6.73" calcext:value-type="float">
            <text:p>6,73</text:p>
          </table:table-cell>
          <table:table-cell office:value-type="float" office:value="-0.34529091" calcext:value-type="float">
            <text:p>-0,345291</text:p>
          </table:table-cell>
          <table:table-cell office:value-type="float" office:value="-0.34521778" calcext:value-type="float">
            <text:p>-0,345218</text:p>
          </table:table-cell>
          <table:table-cell office:value-type="float" office:value="-0.938537177" calcext:value-type="float">
            <text:p>-0,938537</text:p>
          </table:table-cell>
          <table:table-cell office:value-type="float" office:value="-0.93848347" calcext:value-type="float">
            <text:p>-0,938483</text:p>
          </table:table-cell>
          <table:table-cell table:style-name="ce1" office:value-type="float" office:value="0.345231446" calcext:value-type="float">
            <text:p>0,345231</text:p>
          </table:table-cell>
          <table:table-cell table:style-name="ce1" office:value-type="float" office:value="0.34528728" calcext:value-type="float">
            <text:p>0,345287</text:p>
          </table:table-cell>
          <table:table-cell office:value-type="float" office:value="0.938487331" calcext:value-type="float">
            <text:p>0,938487</text:p>
          </table:table-cell>
          <table:table-cell office:value-type="float" office:value="0.938537" calcext:value-type="float">
            <text:p>0,9385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00113" calcext:value-type="float">
            <text:p>0,000113</text:p>
          </table:table-cell>
          <table:table-cell table:style-name="ce1" office:value-type="float" office:value="0.000108" calcext:value-type="float">
            <text:p>0,000108</text:p>
          </table:table-cell>
          <table:table-cell table:style-name="ce2" office:value-type="float" office:value="6.94" calcext:value-type="float">
            <text:p>6,94</text:p>
          </table:table-cell>
          <table:table-cell office:value-type="float" office:value="-0.34527429638" calcext:value-type="float">
            <text:p>-0,345274</text:p>
          </table:table-cell>
          <table:table-cell office:value-type="float" office:value="-0.345241" calcext:value-type="float">
            <text:p>-0,345241</text:p>
          </table:table-cell>
          <table:table-cell office:value-type="float" office:value="-0.938514" calcext:value-type="float">
            <text:p>-0,938514</text:p>
          </table:table-cell>
          <table:table-cell office:value-type="float" office:value="-0.9385018168" calcext:value-type="float">
            <text:p>-0,938502</text:p>
          </table:table-cell>
          <table:table-cell table:style-name="ce1" office:value-type="float" office:value="0.3452411213" calcext:value-type="float">
            <text:p>0,345241</text:p>
          </table:table-cell>
          <table:table-cell table:style-name="ce1" office:value-type="float" office:value="0.345274334" calcext:value-type="float">
            <text:p>0,345274</text:p>
          </table:table-cell>
          <table:table-cell office:value-type="float" office:value="0.9385018" calcext:value-type="float">
            <text:p>0,938502</text:p>
          </table:table-cell>
          <table:table-cell office:value-type="float" office:value="0.93851402" calcext:value-type="float">
            <text:p>0,9385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00109819" calcext:value-type="float">
            <text:p>0,000110</text:p>
          </table:table-cell>
          <table:table-cell table:style-name="ce1" office:value-type="float" office:value="0.000116391" calcext:value-type="float">
            <text:p>0,000116</text:p>
          </table:table-cell>
          <table:table-cell table:style-name="ce2" office:value-type="float" office:value="3.98" calcext:value-type="float">
            <text:p>3,98</text:p>
          </table:table-cell>
          <table:table-cell office:value-type="float" office:value="-0.3452758" calcext:value-type="float">
            <text:p>-0,345276</text:p>
          </table:table-cell>
          <table:table-cell office:value-type="float" office:value="-0.3452397711" calcext:value-type="float">
            <text:p>-0,345240</text:p>
          </table:table-cell>
          <table:table-cell office:value-type="float" office:value="-0.93851451" calcext:value-type="float">
            <text:p>-0,938515</text:p>
          </table:table-cell>
          <table:table-cell office:value-type="float" office:value="-0.93850123079" calcext:value-type="float">
            <text:p>-0,938501</text:p>
          </table:table-cell>
          <table:table-cell table:style-name="ce1" office:value-type="float" office:value="0.345238945" calcext:value-type="float">
            <text:p>0,345239</text:p>
          </table:table-cell>
          <table:table-cell table:style-name="ce1" office:value-type="float" office:value="0.3452778581" calcext:value-type="float">
            <text:p>0,345278</text:p>
          </table:table-cell>
          <table:table-cell office:value-type="float" office:value="0.9385005" calcext:value-type="float">
            <text:p>0,938501</text:p>
          </table:table-cell>
          <table:table-cell office:value-type="float" office:value="0.93851482" calcext:value-type="float">
            <text:p>0,938515</text:p>
          </table:table-cell>
          <table:table-cell table:number-columns-repeated="4"/>
        </table:table-row>
        <table:table-row table:style-name="ro4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2</text:p>
          </table:table-cell>
          <table:table-cell/>
          <table:table-cell table:style-name="ce1" office:value-type="float" office:value="0.017463" calcext:value-type="float">
            <text:p>0,017463</text:p>
          </table:table-cell>
          <table:table-cell table:style-name="ce1" office:value-type="float" office:value="0.0189827" calcext:value-type="float">
            <text:p>0,018983</text:p>
          </table:table-cell>
          <table:table-cell table:style-name="ce2" office:value-type="float" office:value="7.55" calcext:value-type="float">
            <text:p>7,55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1305" calcext:value-type="float">
            <text:p>0,013050</text:p>
          </table:table-cell>
          <table:table-cell table:style-name="ce1" office:value-type="float" office:value="0.00968803" calcext:value-type="float">
            <text:p>0,009688</text:p>
          </table:table-cell>
          <table:table-cell table:style-name="ce2" office:value-type="float" office:value="41.3" calcext:value-type="float">
            <text:p>41,3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 integrodiff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0.0185564" calcext:value-type="float">
            <text:p>0,018556</text:p>
          </table:table-cell>
          <table:table-cell table:style-name="ce1" office:value-type="float" office:value="0.0238219" calcext:value-type="float">
            <text:p>0,023822</text:p>
          </table:table-cell>
          <table:table-cell table:style-name="ce2" office:value-type="float" office:value="8.35" calcext:value-type="float">
            <text:p>8,35</text:p>
          </table:table-cell>
          <table:table-cell office:value-type="float" office:value="-0.8981571815" calcext:value-type="float">
            <text:p>-0,898157</text:p>
          </table:table-cell>
          <table:table-cell office:value-type="float" office:value="-0.8822689" calcext:value-type="float">
            <text:p>-0,882269</text:p>
          </table:table-cell>
          <table:table-cell office:value-type="float" office:value="0.439884721" calcext:value-type="float">
            <text:p>0,439885</text:p>
          </table:table-cell>
          <table:table-cell office:value-type="float" office:value="0.47061191" calcext:value-type="float">
            <text:p>0,470612</text:p>
          </table:table-cell>
          <table:table-cell table:style-name="ce1" table:formula="of:=[.S45]-[.R45]" office:value-type="float" office:value="0.0158882815000001" calcext:value-type="float">
            <text:p>0,015888</text:p>
          </table:table-cell>
          <table:table-cell table:style-name="ce1" table:formula="of:=[.U45]-[.T45]" office:value-type="float" office:value="0.030727189" calcext:value-type="float">
            <text:p>0,03072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9869570836" calcext:value-type="float">
            <text:p>0,986957</text:p>
          </table:table-cell>
          <table:table-cell office:value-type="float" office:value="0.990428537" calcext:value-type="float">
            <text:p>0,990429</text:p>
          </table:table-cell>
          <table:table-cell office:value-type="float" office:value="-0.1607827" calcext:value-type="float">
            <text:p>-0,160783</text:p>
          </table:table-cell>
          <table:table-cell office:value-type="float" office:value="-0.138026488" calcext:value-type="float">
            <text:p>-0,138026</text:p>
          </table:table-cell>
          <table:table-cell table:style-name="ce1" table:formula="of:=[.S46]-[.R46]" office:value-type="float" office:value="0.0034714534000001" calcext:value-type="float">
            <text:p>0,003471</text:p>
          </table:table-cell>
          <table:table-cell table:style-name="ce1" table:formula="of:=[.U46]-[.T46]" office:value-type="float" office:value="0.022756212" calcext:value-type="float">
            <text:p>0,022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5</text:p>
          </table:table-cell>
          <table:table-cell/>
          <table:table-cell table:style-name="ce1" office:value-type="float" office:value="0.0165234" calcext:value-type="float">
            <text:p>0,016523</text:p>
          </table:table-cell>
          <table:table-cell table:style-name="ce1" office:value-type="float" office:value="0.0234371" calcext:value-type="float">
            <text:p>0,023437</text:p>
          </table:table-cell>
          <table:table-cell table:style-name="ce2" office:value-type="float" office:value="11.85" calcext:value-type="float">
            <text:p>11,85</text:p>
          </table:table-cell>
          <table:table-cell office:value-type="float" office:value="-0.89578701" calcext:value-type="float">
            <text:p>-0,895787</text:p>
          </table:table-cell>
          <table:table-cell office:value-type="float" office:value="-0.882" calcext:value-type="float">
            <text:p>-0,882000</text:p>
          </table:table-cell>
          <table:table-cell office:value-type="float" office:value="0.4446087822" calcext:value-type="float">
            <text:p>0,444609</text:p>
          </table:table-cell>
          <table:table-cell office:value-type="float" office:value="0.471225" calcext:value-type="float">
            <text:p>0,471225</text:p>
          </table:table-cell>
          <table:table-cell table:style-name="ce1" table:formula="of:=[.S47]-[.R47]" office:value-type="float" office:value="0.01378701" calcext:value-type="float">
            <text:p>0,013787</text:p>
          </table:table-cell>
          <table:table-cell table:style-name="ce1" table:formula="of:=[.U47]-[.T47]" office:value-type="float" office:value="0.0266162178" calcext:value-type="float">
            <text:p>0,02661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98718951" calcext:value-type="float">
            <text:p>0,987190</text:p>
          </table:table-cell>
          <table:table-cell office:value-type="float" office:value="0.99000689" calcext:value-type="float">
            <text:p>0,990007</text:p>
          </table:table-cell>
          <table:table-cell office:value-type="float" office:value="-0.1595406" calcext:value-type="float">
            <text:p>-0,159541</text:p>
          </table:table-cell>
          <table:table-cell office:value-type="float" office:value="-0.1410195" calcext:value-type="float">
            <text:p>-0,141020</text:p>
          </table:table-cell>
          <table:table-cell table:style-name="ce1" table:formula="of:=[.S48]-[.R48]" office:value-type="float" office:value="0.00281737999999998" calcext:value-type="float">
            <text:p>0,002817</text:p>
          </table:table-cell>
          <table:table-cell table:style-name="ce1" table:formula="of:=[.U48]-[.T48]" office:value-type="float" office:value="0.0185211" calcext:value-type="float">
            <text:p>0,018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32</text:p>
          </table:table-cell>
          <table:table-cell/>
          <table:table-cell table:style-name="ce1" office:value-type="float" office:value="0.0118906" calcext:value-type="float">
            <text:p>0,011891</text:p>
          </table:table-cell>
          <table:table-cell table:style-name="ce1"/>
          <table:table-cell table:style-name="ce2" office:value-type="float" office:value="33.66" calcext:value-type="float">
            <text:p>33,66</text:p>
          </table:table-cell>
          <table:table-cell office:value-type="float" office:value="-0.8951041966" calcext:value-type="float">
            <text:p>-0,895104</text:p>
          </table:table-cell>
          <table:table-cell office:value-type="float" office:value="-0.88733315" calcext:value-type="float">
            <text:p>-0,887333</text:p>
          </table:table-cell>
          <table:table-cell office:value-type="float" office:value="0.445873" calcext:value-type="float">
            <text:p>0,445873</text:p>
          </table:table-cell>
          <table:table-cell office:value-type="float" office:value="0.4610736" calcext:value-type="float">
            <text:p>0,461074</text:p>
          </table:table-cell>
          <table:table-cell table:style-name="ce1" table:formula="of:=[.S49]-[.R49]" office:value-type="float" office:value="0.00777104660000005" calcext:value-type="float">
            <text:p>0,007771</text:p>
          </table:table-cell>
          <table:table-cell table:style-name="ce1" table:formula="of:=[.U49]-[.T49]" office:value-type="float" office:value="0.0152006" calcext:value-type="float">
            <text:p>0,01520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14686" calcext:value-type="float">
            <text:p>0,014686</text:p>
          </table:table-cell>
          <table:table-cell table:style-name="ce1"/>
          <table:table-cell table:style-name="ce2"/>
          <table:table-cell office:value-type="float" office:value="0.987653" calcext:value-type="float">
            <text:p>0,987653</text:p>
          </table:table-cell>
          <table:table-cell office:value-type="float" office:value="0.98961139" calcext:value-type="float">
            <text:p>0,989611</text:p>
          </table:table-cell>
          <table:table-cell office:value-type="float" office:value="-0.15655336" calcext:value-type="float">
            <text:p>-0,156553</text:p>
          </table:table-cell>
          <table:table-cell office:value-type="float" office:value="-0.1437681808" calcext:value-type="float">
            <text:p>-0,143768</text:p>
          </table:table-cell>
          <table:table-cell table:style-name="ce1" table:formula="of:=[.S50]-[.R50]" office:value-type="float" office:value="0.00195838999999998" calcext:value-type="float">
            <text:p>0,001958</text:p>
          </table:table-cell>
          <table:table-cell table:style-name="ce1" table:formula="of:=[.U50]-[.T50]" office:value-type="float" office:value="0.0127851792" calcext:value-type="float">
            <text:p>0,0127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4</text:p>
          </table:table-cell>
          <table:table-cell/>
          <table:table-cell table:style-name="ce1" office:value-type="float" office:value="0.00762" calcext:value-type="float">
            <text:p>0,007620</text:p>
          </table:table-cell>
          <table:table-cell table:style-name="ce1"/>
          <table:table-cell table:style-name="ce2" office:value-type="float" office:value="58.78" calcext:value-type="float">
            <text:p>58,78</text:p>
          </table:table-cell>
          <table:table-cell office:value-type="float" office:value="-0.8950555" calcext:value-type="float">
            <text:p>-0,895056</text:p>
          </table:table-cell>
          <table:table-cell office:value-type="float" office:value="-0.888482682" calcext:value-type="float">
            <text:p>-0,888483</text:p>
          </table:table-cell>
          <table:table-cell office:value-type="float" office:value="0.44598006952" calcext:value-type="float">
            <text:p>0,445980</text:p>
          </table:table-cell>
          <table:table-cell office:value-type="float" office:value="0.45888940488" calcext:value-type="float">
            <text:p>0,458889</text:p>
          </table:table-cell>
          <table:table-cell table:style-name="ce1" table:formula="of:=[.S51]-[.R51]" office:value-type="float" office:value="0.00657281799999998" calcext:value-type="float">
            <text:p>0,006573</text:p>
          </table:table-cell>
          <table:table-cell table:style-name="ce1" table:formula="of:=[.U51]-[.T51]" office:value-type="float" office:value="0.01290933536" calcext:value-type="float">
            <text:p>0,012909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10749" calcext:value-type="float">
            <text:p>0,010749</text:p>
          </table:table-cell>
          <table:table-cell table:style-name="ce1"/>
          <table:table-cell table:style-name="ce2"/>
          <table:table-cell office:value-type="float" office:value="0.987965" calcext:value-type="float">
            <text:p>0,987965</text:p>
          </table:table-cell>
          <table:table-cell office:value-type="float" office:value="0.9896823" calcext:value-type="float">
            <text:p>0,989682</text:p>
          </table:table-cell>
          <table:table-cell office:value-type="float" office:value="-0.1546018" calcext:value-type="float">
            <text:p>-0,154602</text:p>
          </table:table-cell>
          <table:table-cell office:value-type="float" office:value="-0.143300988" calcext:value-type="float">
            <text:p>-0,143301</text:p>
          </table:table-cell>
          <table:table-cell table:style-name="ce1" table:formula="of:=[.S52]-[.R52]" office:value-type="float" office:value="0.00171729999999992" calcext:value-type="float">
            <text:p>0,001717</text:p>
          </table:table-cell>
          <table:table-cell table:style-name="ce1" table:formula="of:=[.U52]-[.T52]" office:value-type="float" office:value="0.011300812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/>
          <table:table-cell table:style-name="ce1" office:value-type="float" office:value="0.0150991" calcext:value-type="float">
            <text:p>0,015099</text:p>
          </table:table-cell>
          <table:table-cell table:style-name="ce1"/>
          <table:table-cell table:style-name="ce2" office:value-type="float" office:value="55.31" calcext:value-type="float">
            <text:p>55,31</text:p>
          </table:table-cell>
          <table:table-cell office:value-type="float" office:value="-0.8941476" calcext:value-type="float">
            <text:p>-0,894148</text:p>
          </table:table-cell>
          <table:table-cell office:value-type="float" office:value="-0.8881483" calcext:value-type="float">
            <text:p>-0,888148</text:p>
          </table:table-cell>
          <table:table-cell office:value-type="float" office:value="0.4477722" calcext:value-type="float">
            <text:p>0,447772</text:p>
          </table:table-cell>
          <table:table-cell office:value-type="float" office:value="0.45955386" calcext:value-type="float">
            <text:p>0,459554</text:p>
          </table:table-cell>
          <table:table-cell table:style-name="ce1" table:formula="of:=[.S53]-[.R53]" office:value-type="float" office:value="0.00599929999999993" calcext:value-type="float">
            <text:p>0,005999</text:p>
          </table:table-cell>
          <table:table-cell table:style-name="ce1" table:formula="of:=[.U53]-[.T53]" office:value-type="float" office:value="0.0117816600000001" calcext:value-type="float">
            <text:p>0,01178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109113" calcext:value-type="float">
            <text:p>0,010911</text:p>
          </table:table-cell>
          <table:table-cell table:style-name="ce1"/>
          <table:table-cell table:style-name="ce2"/>
          <table:table-cell office:value-type="float" office:value="0.98791186" calcext:value-type="float">
            <text:p>0,987912</text:p>
          </table:table-cell>
          <table:table-cell office:value-type="float" office:value="0.989368" calcext:value-type="float">
            <text:p>0,989368</text:p>
          </table:table-cell>
          <table:table-cell office:value-type="float" office:value="-0.1550166061" calcext:value-type="float">
            <text:p>-0,155017</text:p>
          </table:table-cell>
          <table:table-cell office:value-type="float" office:value="-0.1454335" calcext:value-type="float">
            <text:p>-0,145434</text:p>
          </table:table-cell>
          <table:table-cell table:style-name="ce1" table:formula="of:=[.S54]-[.R54]" office:value-type="float" office:value="0.00145613999999994" calcext:value-type="float">
            <text:p>0,001456</text:p>
          </table:table-cell>
          <table:table-cell table:style-name="ce1" table:formula="of:=[.U54]-[.T54]" office:value-type="float" office:value="0.00958310610000002" calcext:value-type="float">
            <text:p>0,0095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Level 0</text:p>
          </table:table-cell>
          <table:table-cell/>
          <table:table-cell table:style-name="ce1" table:number-columns-repeated="2"/>
          <table:table-cell table:style-name="ce2" office:value-type="float" office:value="106.66" calcext:value-type="float">
            <text:p>106,66</text:p>
          </table:table-cell>
          <table:table-cell office:value-type="float" office:value="-0.8940019" calcext:value-type="float">
            <text:p>-0,894002</text:p>
          </table:table-cell>
          <table:table-cell office:value-type="float" office:value="-0.888867" calcext:value-type="float">
            <text:p>-0,888867</text:p>
          </table:table-cell>
          <table:table-cell office:value-type="float" office:value="0.44806306" calcext:value-type="float">
            <text:p>0,448063</text:p>
          </table:table-cell>
          <table:table-cell office:value-type="float" office:value="0.458164386" calcext:value-type="float">
            <text:p>0,458164</text:p>
          </table:table-cell>
          <table:table-cell table:style-name="ce1" table:formula="of:=[.S55]-[.R55]" office:value-type="float" office:value="0.00513489999999994" calcext:value-type="float">
            <text:p>0,005135</text:p>
          </table:table-cell>
          <table:table-cell table:style-name="ce1" table:formula="of:=[.U55]-[.T55]" office:value-type="float" office:value="0.010101326" calcext:value-type="float">
            <text:p>0,01010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98813567" calcext:value-type="float">
            <text:p>0,988136</text:p>
          </table:table-cell>
          <table:table-cell office:value-type="float" office:value="0.9893184708" calcext:value-type="float">
            <text:p>0,989318</text:p>
          </table:table-cell>
          <table:table-cell office:value-type="float" office:value="-0.1535835" calcext:value-type="float">
            <text:p>-0,153584</text:p>
          </table:table-cell>
          <table:table-cell office:value-type="float" office:value="-0.14577031" calcext:value-type="float">
            <text:p>-0,145770</text:p>
          </table:table-cell>
          <table:table-cell table:style-name="ce1" table:formula="of:=[.S56]-[.R56]" office:value-type="float" office:value="0.00118280079999999" calcext:value-type="float">
            <text:p>0,001183</text:p>
          </table:table-cell>
          <table:table-cell table:style-name="ce1" table:formula="of:=[.U56]-[.T56]" office:value-type="float" office:value="0.00781319" calcext:value-type="float">
            <text:p>0,0078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1"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table:style-name="ce2" office:value-type="float" office:value="33.85" calcext:value-type="float">
            <text:p>33,8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658411" calcext:value-type="float">
            <text:p>0,9965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1"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table:style-name="ce2" office:value-type="float" office:value="34.15" calcext:value-type="float">
            <text:p>34,15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1" office:value-type="float" office:value="0.031227" calcext:value-type="float">
            <text:p>0,031227</text:p>
          </table:table-cell>
          <table:table-cell table:style-name="ce1" office:value-type="float" office:value="0.0135445" calcext:value-type="float">
            <text:p>0,013545</text:p>
          </table:table-cell>
          <table:table-cell table:style-name="ce2" office:value-type="float" office:value="33.81" calcext:value-type="float">
            <text:p>33,81</text:p>
          </table:table-cell>
          <table:table-cell office:value-type="float" office:value="-0.9049735" calcext:value-type="float">
            <text:p>-0,904974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75292686" calcext:value-type="float">
            <text:p>0,975293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.999" calcext:value-type="float">
            <text:p>0,999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9</text:p>
          </table:table-cell>
          <table:table-cell/>
          <table:table-cell table:style-name="ce1" office:value-type="float" office:value="0.0137484" calcext:value-type="float">
            <text:p>0,013748</text:p>
          </table:table-cell>
          <table:table-cell table:style-name="ce1" office:value-type="float" office:value="0.0156908" calcext:value-type="float">
            <text:p>0,015691</text:p>
          </table:table-cell>
          <table:table-cell table:style-name="ce2" office:value-type="float" office:value="45.42" calcext:value-type="float">
            <text:p>45,42</text:p>
          </table:table-cell>
          <table:table-cell office:value-type="float" office:value="-0.89489698" calcext:value-type="float">
            <text:p>-0,894897</text:p>
          </table:table-cell>
          <table:table-cell office:value-type="float" office:value="-0.8818926" calcext:value-type="float">
            <text:p>-0,881893</text:p>
          </table:table-cell>
          <table:table-cell office:value-type="float" office:value="0.98799549722" calcext:value-type="float">
            <text:p>0,987995</text:p>
          </table:table-cell>
          <table:table-cell office:value-type="float" office:value="0.990272828" calcext:value-type="float">
            <text:p>0,99027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table:style-name="ce1"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table:style-name="ce2" office:value-type="float" office:value="18.79" calcext:value-type="float">
            <text:p>18,79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7847" calcext:value-type="float">
            <text:p>-0,887847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table:style-name="ce1"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table:style-name="ce2"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0</text:p>
          </table:table-cell>
          <table:table-cell/>
          <table:table-cell table:style-name="ce1" office:value-type="float" office:value="0.0264177" calcext:value-type="float">
            <text:p>0,026418</text:p>
          </table:table-cell>
          <table:table-cell table:style-name="ce1" office:value-type="float" office:value="0.0184569" calcext:value-type="float">
            <text:p>0,018457</text:p>
          </table:table-cell>
          <table:table-cell table:style-name="ce2" office:value-type="float" office:value="18.84" calcext:value-type="float">
            <text:p>18,84</text:p>
          </table:table-cell>
          <table:table-cell office:value-type="float" office:value="-0.899482067" calcext:value-type="float">
            <text:p>-0,899482</text:p>
          </table:table-cell>
          <table:table-cell office:value-type="float" office:value="-0.88424869" calcext:value-type="float">
            <text:p>-0,884249</text:p>
          </table:table-cell>
          <table:table-cell office:value-type="float" office:value="0.9852444" calcext:value-type="float">
            <text:p>0,985244</text:p>
          </table:table-cell>
          <table:table-cell office:value-type="float" office:value="0.99064229147" calcext:value-type="float">
            <text:p>0,990642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56326" calcext:value-type="float">
            <text:p>0,045633</text:p>
          </table:table-cell>
          <table:table-cell table:style-name="ce1"/>
          <table:table-cell table:style-name="ce2" office:value-type="float" office:value="277.48" calcext:value-type="float">
            <text:p>277,48</text:p>
          </table:table-cell>
          <table:table-cell office:value-type="float" office:value="-0.89161924" calcext:value-type="float">
            <text:p>-0,891619</text:p>
          </table:table-cell>
          <table:table-cell office:value-type="float" office:value="-0.847461128" calcext:value-type="float">
            <text:p>-0,847461</text:p>
          </table:table-cell>
          <table:table-cell office:value-type="float" office:value="0.45278596349" calcext:value-type="float">
            <text:p>0,452786</text:p>
          </table:table-cell>
          <table:table-cell office:value-type="float" office:value="0.5308522" calcext:value-type="float">
            <text:p>0,530852</text:p>
          </table:table-cell>
          <table:table-cell table:style-name="ce1" table:formula="of:=[.S66]-[.R66]" office:value-type="float" office:value="0.044158112" calcext:value-type="float">
            <text:p>0,044158</text:p>
          </table:table-cell>
          <table:table-cell table:style-name="ce1" table:formula="of:=[.U66]-[.T66]" office:value-type="float" office:value="0.07806623651" calcext:value-type="float">
            <text:p>0,07806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948332" calcext:value-type="float">
            <text:p>0,094833</text:p>
          </table:table-cell>
          <table:table-cell table:style-name="ce1"/>
          <table:table-cell table:style-name="ce2"/>
          <table:table-cell office:value-type="float" office:value="0.97975697" calcext:value-type="float">
            <text:p>0,979757</text:p>
          </table:table-cell>
          <table:table-cell office:value-type="float" office:value="0.988868567" calcext:value-type="float">
            <text:p>0,988869</text:p>
          </table:table-cell>
          <table:table-cell office:value-type="float" office:value="-0.2001091" calcext:value-type="float">
            <text:p>-0,200109</text:p>
          </table:table-cell>
          <table:table-cell office:value-type="float" office:value="-0.1487916" calcext:value-type="float">
            <text:p>-0,148792</text:p>
          </table:table-cell>
          <table:table-cell table:style-name="ce1" table:formula="of:=[.S67]-[.R67]" office:value-type="float" office:value="0.00911159699999997" calcext:value-type="float">
            <text:p>0,009112</text:p>
          </table:table-cell>
          <table:table-cell table:style-name="ce1" table:formula="of:=[.U67]-[.T67]" office:value-type="float" office:value="0.0513175" calcext:value-type="float">
            <text:p>0,051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bis bvpmodel</text:p>
          </table:table-cell>
          <table:table-cell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125255" calcext:value-type="float">
            <text:p>0,012526</text:p>
          </table:table-cell>
          <table:table-cell table:style-name="ce1"/>
          <table:table-cell table:style-name="ce2" office:value-type="float" office:value="986.72" calcext:value-type="float">
            <text:p>986,72</text:p>
          </table:table-cell>
          <table:table-cell office:value-type="float" office:value="-0.89159426518" calcext:value-type="float">
            <text:p>-0,891594</text:p>
          </table:table-cell>
          <table:table-cell office:value-type="float" office:value="-0.883605101" calcext:value-type="float">
            <text:p>-0,883605</text:p>
          </table:table-cell>
          <table:table-cell office:value-type="float" office:value="0.4528351425" calcext:value-type="float">
            <text:p>0,452835</text:p>
          </table:table-cell>
          <table:table-cell office:value-type="float" office:value="0.468230926" calcext:value-type="float">
            <text:p>0,468231</text:p>
          </table:table-cell>
          <table:table-cell table:style-name="ce1" table:formula="of:=[.S68]-[.R68]" office:value-type="float" office:value="0.00798916417999995" calcext:value-type="float">
            <text:p>0,007989</text:p>
          </table:table-cell>
          <table:table-cell table:style-name="ce1" table:formula="of:=[.U68]-[.T68]" office:value-type="float" office:value="0.0153957835" calcext:value-type="float">
            <text:p>0,01539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191192" calcext:value-type="float">
            <text:p>0,019119</text:p>
          </table:table-cell>
          <table:table-cell table:style-name="ce1"/>
          <table:table-cell table:style-name="ce2"/>
          <table:table-cell office:value-type="float" office:value="0.986550429" calcext:value-type="float">
            <text:p>0,986550</text:p>
          </table:table-cell>
          <table:table-cell office:value-type="float" office:value="0.98886795" calcext:value-type="float">
            <text:p>0,988868</text:p>
          </table:table-cell>
          <table:table-cell office:value-type="float" office:value="-0.1634318" calcext:value-type="float">
            <text:p>-0,163432</text:p>
          </table:table-cell>
          <table:table-cell office:value-type="float" office:value="-0.1487957" calcext:value-type="float">
            <text:p>-0,148796</text:p>
          </table:table-cell>
          <table:table-cell table:style-name="ce1" table:formula="of:=[.S69]-[.R69]" office:value-type="float" office:value="0.00231752100000004" calcext:value-type="float">
            <text:p>0,002318</text:p>
          </table:table-cell>
          <table:table-cell table:style-name="ce1" table:formula="of:=[.U69]-[.T69]" office:value-type="float" office:value="0.0146361" calcext:value-type="float">
            <text:p>0,0146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197597" calcext:value-type="float">
            <text:p>0,019760</text:p>
          </table:table-cell>
          <table:table-cell table:style-name="ce1"/>
          <table:table-cell table:style-name="ce2" office:value-type="float" office:value="1009.23" calcext:value-type="float">
            <text:p>1009,23</text:p>
          </table:table-cell>
          <table:table-cell office:value-type="float" office:value="-0.8916025386" calcext:value-type="float">
            <text:p>-0,891603</text:p>
          </table:table-cell>
          <table:table-cell office:value-type="float" office:value="-0.88403008" calcext:value-type="float">
            <text:p>-0,884030</text:p>
          </table:table-cell>
          <table:table-cell office:value-type="float" office:value="0.4528188523" calcext:value-type="float">
            <text:p>0,452819</text:p>
          </table:table-cell>
          <table:table-cell office:value-type="float" office:value="0.46742972883" calcext:value-type="float">
            <text:p>0,467430</text:p>
          </table:table-cell>
          <table:table-cell table:style-name="ce1" table:formula="of:=[.S70]-[.R70]" office:value-type="float" office:value="0.0075724586" calcext:value-type="float">
            <text:p>0,007572</text:p>
          </table:table-cell>
          <table:table-cell table:style-name="ce1" table:formula="of:=[.U70]-[.T70]" office:value-type="float" office:value="0.0146108765299999" calcext:value-type="float">
            <text:p>0,01461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203685" calcext:value-type="float">
            <text:p>0,002037</text:p>
          </table:table-cell>
          <table:table-cell table:style-name="ce1"/>
          <table:table-cell table:style-name="ce2"/>
          <table:table-cell office:value-type="float" office:value="0.98840911" calcext:value-type="float">
            <text:p>0,988409</text:p>
          </table:table-cell>
          <table:table-cell office:value-type="float" office:value="0.98878761924" calcext:value-type="float">
            <text:p>0,988788</text:p>
          </table:table-cell>
          <table:table-cell office:value-type="float" office:value="-0.15181016321" calcext:value-type="float">
            <text:p>-0,151810</text:p>
          </table:table-cell>
          <table:table-cell office:value-type="float" office:value="-0.1493286488301" calcext:value-type="float">
            <text:p>-0,149329</text:p>
          </table:table-cell>
          <table:table-cell table:style-name="ce1" table:formula="of:=[.S71]-[.R71]" office:value-type="float" office:value="0.000378509239999825" calcext:value-type="float">
            <text:p>0,000379</text:p>
          </table:table-cell>
          <table:table-cell table:style-name="ce1" table:formula="of:=[.U71]-[.T71]" office:value-type="float" office:value="0.00248151437989999" calcext:value-type="float">
            <text:p>0,0024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152407" calcext:value-type="float">
            <text:p>0,015241</text:p>
          </table:table-cell>
          <table:table-cell table:style-name="ce1"/>
          <table:table-cell table:style-name="ce2" office:value-type="float" office:value="995.59" calcext:value-type="float">
            <text:p>995,59</text:p>
          </table:table-cell>
          <table:table-cell office:value-type="float" office:value="0.9877118" calcext:value-type="float">
            <text:p>0,987712</text:p>
          </table:table-cell>
          <table:table-cell office:value-type="float" office:value="0.988822528" calcext:value-type="float">
            <text:p>0,988823</text:p>
          </table:table-cell>
          <table:table-cell office:value-type="float" office:value="0.4528361229" calcext:value-type="float">
            <text:p>0,452836</text:p>
          </table:table-cell>
          <table:table-cell office:value-type="float" office:value="0.4660962" calcext:value-type="float">
            <text:p>0,466096</text:p>
          </table:table-cell>
          <table:table-cell table:style-name="ce1" table:formula="of:=[.S72]-[.R72]" office:value-type="float" office:value="0.00111072800000001" calcext:value-type="float">
            <text:p>0,001111</text:p>
          </table:table-cell>
          <table:table-cell table:style-name="ce1" table:formula="of:=[.U72]-[.T72]" office:value-type="float" office:value="0.0132600770999999" calcext:value-type="float">
            <text:p>0,01326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586525" calcext:value-type="float">
            <text:p>0,005865</text:p>
          </table:table-cell>
          <table:table-cell table:style-name="ce1"/>
          <table:table-cell table:style-name="ce2"/>
          <table:table-cell office:value-type="float" office:value="-0.891593767" calcext:value-type="float">
            <text:p>-0,891594</text:p>
          </table:table-cell>
          <table:table-cell office:value-type="float" office:value="-0.8847335" calcext:value-type="float">
            <text:p>-0,884734</text:p>
          </table:table-cell>
          <table:table-cell office:value-type="float" office:value="-0.15627383" calcext:value-type="float">
            <text:p>-0,156274</text:p>
          </table:table-cell>
          <table:table-cell office:value-type="float" office:value="-0.14909731" calcext:value-type="float">
            <text:p>-0,149097</text:p>
          </table:table-cell>
          <table:table-cell table:style-name="ce1" table:formula="of:=[.S73]-[.R73]" office:value-type="float" office:value="0.00686026700000009" calcext:value-type="float">
            <text:p>0,006860</text:p>
          </table:table-cell>
          <table:table-cell table:style-name="ce1" table:formula="of:=[.U73]-[.T73]" office:value-type="float" office:value="0.00717651999999999" calcext:value-type="float">
            <text:p>0,0071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0.0194409" calcext:value-type="float">
            <text:p>0,019441</text:p>
          </table:table-cell>
          <table:table-cell table:style-name="ce1"/>
          <table:table-cell table:style-name="ce2" office:value-type="float" office:value="297.98" calcext:value-type="float">
            <text:p>297,98</text:p>
          </table:table-cell>
          <table:table-cell office:value-type="float" office:value="-0.8948250213" calcext:value-type="float">
            <text:p>-0,894825</text:p>
          </table:table-cell>
          <table:table-cell office:value-type="float" office:value="-0.88771605" calcext:value-type="float">
            <text:p>-0,887716</text:p>
          </table:table-cell>
          <table:table-cell office:value-type="float" office:value="0.4464170485" calcext:value-type="float">
            <text:p>0,446417</text:p>
          </table:table-cell>
          <table:table-cell office:value-type="float" office:value="0.460391356" calcext:value-type="float">
            <text:p>0,460391</text:p>
          </table:table-cell>
          <table:table-cell table:style-name="ce1" table:formula="of:=[.S74]-[.R74]" office:value-type="float" office:value="0.0071089713000001" calcext:value-type="float">
            <text:p>0,007109</text:p>
          </table:table-cell>
          <table:table-cell table:style-name="ce1" table:formula="of:=[.U74]-[.T74]" office:value-type="float" office:value="0.0139743075000001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492181" calcext:value-type="float">
            <text:p>0,004922</text:p>
          </table:table-cell>
          <table:table-cell table:style-name="ce1"/>
          <table:table-cell table:style-name="ce2"/>
          <table:table-cell office:value-type="float" office:value="0.9879272" calcext:value-type="float">
            <text:p>0,987927</text:p>
          </table:table-cell>
          <table:table-cell office:value-type="float" office:value="0.98877970211" calcext:value-type="float">
            <text:p>0,988780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9381058" calcext:value-type="float">
            <text:p>-0,149381</text:p>
          </table:table-cell>
          <table:table-cell table:style-name="ce1" table:formula="of:=[.S75]-[.R75]" office:value-type="float" office:value="0.000852502109999986" calcext:value-type="float">
            <text:p>0,000853</text:p>
          </table:table-cell>
          <table:table-cell table:style-name="ce1" table:formula="of:=[.U75]-[.T75]" office:value-type="float" office:value="0.00553753199999998" calcext:value-type="float">
            <text:p>0,005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Level 15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0.02048" calcext:value-type="float">
            <text:p>0,020480</text:p>
          </table:table-cell>
          <table:table-cell table:style-name="ce1"/>
          <table:table-cell table:style-name="ce2" office:value-type="float" office:value="24.32" calcext:value-type="float">
            <text:p>24,32</text:p>
          </table:table-cell>
          <table:table-cell office:value-type="float" office:value="-0.89482502" calcext:value-type="float">
            <text:p>-0,894825</text:p>
          </table:table-cell>
          <table:table-cell office:value-type="float" office:value="-0.887716057618" calcext:value-type="float">
            <text:p>-0,887716</text:p>
          </table:table-cell>
          <table:table-cell office:value-type="float" office:value="0.44641704" calcext:value-type="float">
            <text:p>0,446417</text:p>
          </table:table-cell>
          <table:table-cell office:value-type="float" office:value="0.46039135" calcext:value-type="float">
            <text:p>0,460391</text:p>
          </table:table-cell>
          <table:table-cell table:style-name="ce1" table:formula="of:=[.S76]-[.R76]" office:value-type="float" office:value="0.00710896238199998" calcext:value-type="float">
            <text:p>0,007109</text:p>
          </table:table-cell>
          <table:table-cell table:style-name="ce1" table:formula="of:=[.U76]-[.T76]" office:value-type="float" office:value="0.01397431" calcext:value-type="float">
            <text:p>0,01397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756898" calcext:value-type="float">
            <text:p>0,007569</text:p>
          </table:table-cell>
          <table:table-cell table:style-name="ce1"/>
          <table:table-cell table:style-name="ce2"/>
          <table:table-cell office:value-type="float" office:value="0.987927238" calcext:value-type="float">
            <text:p>0,987927</text:p>
          </table:table-cell>
          <table:table-cell office:value-type="float" office:value="0.98963327" calcext:value-type="float">
            <text:p>0,989633</text:p>
          </table:table-cell>
          <table:table-cell office:value-type="float" office:value="-0.1549185" calcext:value-type="float">
            <text:p>-0,154919</text:p>
          </table:table-cell>
          <table:table-cell office:value-type="float" office:value="-0.143617" calcext:value-type="float">
            <text:p>-0,143617</text:p>
          </table:table-cell>
          <table:table-cell table:style-name="ce1" table:formula="of:=[.S77]-[.R77]" office:value-type="float" office:value="0.00170603199999997" calcext:value-type="float">
            <text:p>0,001706</text:p>
          </table:table-cell>
          <table:table-cell table:style-name="ce1" table:formula="of:=[.U77]-[.T77]" office:value-type="float" office:value="0.0113015" calcext:value-type="float">
            <text:p>0,0113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17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0.0226835" calcext:value-type="float">
            <text:p>0,022684</text:p>
          </table:table-cell>
          <table:table-cell table:style-name="ce1"/>
          <table:table-cell table:style-name="ce2" office:value-type="float" office:value="2.89" calcext:value-type="float">
            <text:p>2,89</text:p>
          </table:table-cell>
          <table:table-cell office:value-type="float" office:value="-0.8931312574" calcext:value-type="float">
            <text:p>-0,893131</text:p>
          </table:table-cell>
          <table:table-cell office:value-type="float" office:value="-0.889565099" calcext:value-type="float">
            <text:p>-0,889565</text:p>
          </table:table-cell>
          <table:table-cell office:value-type="float" office:value="0.4498221" calcext:value-type="float">
            <text:p>0,449822</text:p>
          </table:table-cell>
          <table:table-cell office:value-type="float" office:value="0.45680842222" calcext:value-type="float">
            <text:p>0,456808</text:p>
          </table:table-cell>
          <table:table-cell table:style-name="ce1" table:formula="of:=[.S78]-[.R78]" office:value-type="float" office:value="0.00356615839999996" calcext:value-type="float">
            <text:p>0,003566</text:p>
          </table:table-cell>
          <table:table-cell table:style-name="ce1" table:formula="of:=[.U78]-[.T78]" office:value-type="float" office:value="0.00698632221999995" calcext:value-type="float">
            <text:p>0,00698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98792723806" calcext:value-type="float">
            <text:p>0,987927</text:p>
          </table:table-cell>
          <table:table-cell office:value-type="float" office:value="0.9896332" calcext:value-type="float">
            <text:p>0,989633</text:p>
          </table:table-cell>
          <table:table-cell office:value-type="float" office:value="-0.154918598" calcext:value-type="float">
            <text:p>-0,154919</text:p>
          </table:table-cell>
          <table:table-cell office:value-type="float" office:value="-0.1436174" calcext:value-type="float">
            <text:p>-0,143617</text:p>
          </table:table-cell>
          <table:table-cell table:style-name="ce1" table:formula="of:=[.S79]-[.R79]" office:value-type="float" office:value="0.00170596194000006" calcext:value-type="float">
            <text:p>0,001706</text:p>
          </table:table-cell>
          <table:table-cell table:style-name="ce1" table:formula="of:=[.U79]-[.T79]" office:value-type="float" office:value="0.011301198" calcext:value-type="float">
            <text:p>0,0113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25</text:p>
          </table:table-cell>
          <table:table-cell office:value-type="float" office:value="258" calcext:value-type="float">
            <text:p>258</text:p>
          </table:table-cell>
          <table:table-cell table:style-name="ce1" office:value-type="float" office:value="0.028289" calcext:value-type="float">
            <text:p>0,028289</text:p>
          </table:table-cell>
          <table:table-cell table:style-name="ce1"/>
          <table:table-cell table:style-name="ce2" office:value-type="float" office:value="4.08" calcext:value-type="float">
            <text:p>4,08</text:p>
          </table:table-cell>
          <table:table-cell office:value-type="float" office:value="-0.8945639056" calcext:value-type="float">
            <text:p>-0,894564</text:p>
          </table:table-cell>
          <table:table-cell office:value-type="float" office:value="-0.8886244" calcext:value-type="float">
            <text:p>-0,888624</text:p>
          </table:table-cell>
          <table:table-cell office:value-type="float" office:value="0.446940061" calcext:value-type="float">
            <text:p>0,446940</text:p>
          </table:table-cell>
          <table:table-cell office:value-type="float" office:value="0.45863560679" calcext:value-type="float">
            <text:p>0,458636</text:p>
          </table:table-cell>
          <table:table-cell table:style-name="ce1" table:formula="of:=[.S80]-[.R80]" office:value-type="float" office:value="0.00593950560000001" calcext:value-type="float">
            <text:p>0,005940</text:p>
          </table:table-cell>
          <table:table-cell table:style-name="ce1" table:formula="of:=[.U80]-[.T80]" office:value-type="float" office:value="0.0116955457899999" calcext:value-type="float">
            <text:p>0,01169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235765" calcext:value-type="float">
            <text:p>0,023577</text:p>
          </table:table-cell>
          <table:table-cell table:style-name="ce1"/>
          <table:table-cell table:style-name="ce2"/>
          <table:table-cell office:value-type="float" office:value="0.98792723" calcext:value-type="float">
            <text:p>0,987927</text:p>
          </table:table-cell>
          <table:table-cell office:value-type="float" office:value="0.98954222971" calcext:value-type="float">
            <text:p>0,989542</text:p>
          </table:table-cell>
          <table:table-cell office:value-type="float" office:value="-0.15491859" calcext:value-type="float">
            <text:p>-0,154919</text:p>
          </table:table-cell>
          <table:table-cell office:value-type="float" office:value="-0.1442434" calcext:value-type="float">
            <text:p>-0,144243</text:p>
          </table:table-cell>
          <table:table-cell table:style-name="ce1" table:formula="of:=[.S81]-[.R81]" office:value-type="float" office:value="0.0016149997099999" calcext:value-type="float">
            <text:p>0,001615</text:p>
          </table:table-cell>
          <table:table-cell table:style-name="ce1" table:formula="of:=[.U81]-[.T81]" office:value-type="float" office:value="0.01067519" calcext:value-type="float">
            <text:p>0,0106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.0140032" calcext:value-type="float">
            <text:p>0,014003</text:p>
          </table:table-cell>
          <table:table-cell table:style-name="ce1"/>
          <table:table-cell table:style-name="ce2" office:value-type="float" office:value="349.88" calcext:value-type="float">
            <text:p>349,88</text:p>
          </table:table-cell>
          <table:table-cell office:value-type="float" office:value="0.98549321385" calcext:value-type="float">
            <text:p>0,985493</text:p>
          </table:table-cell>
          <table:table-cell office:value-type="float" office:value="0.988997957" calcext:value-type="float">
            <text:p>0,988998</text:p>
          </table:table-cell>
          <table:table-cell office:value-type="float" office:value="-0.151284048" calcext:value-type="float">
            <text:p>-0,151284</text:p>
          </table:table-cell>
          <table:table-cell office:value-type="float" office:value="-0.147929171194" calcext:value-type="float">
            <text:p>-0,147929</text:p>
          </table:table-cell>
          <table:table-cell table:style-name="ce1" table:formula="of:=[.S82]-[.R82]" office:value-type="float" office:value="0.00350474315000004" calcext:value-type="float">
            <text:p>0,003505</text:p>
          </table:table-cell>
          <table:table-cell table:style-name="ce1" table:formula="of:=[.U82]-[.T82]" office:value-type="float" office:value="0.003354876806" calcext:value-type="float">
            <text:p>0,003355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-0.899140112443" calcext:value-type="float">
            <text:p>-0,899140</text:p>
          </table:table-cell>
          <table:table-cell office:value-type="float" office:value="-0.888115" calcext:value-type="float">
            <text:p>-0,888115</text:p>
          </table:table-cell>
          <table:table-cell table:number-columns-repeated="2"/>
          <table:table-cell table:style-name="ce1" table:formula="of:=[.S83]-[.R83]" office:value-type="float" office:value="0.011025112443" calcext:value-type="float">
            <text:p>0,011025</text:p>
          </table:table-cell>
          <table:table-cell table:style-name="ce1" table:formula="of:=[.U83]-[.T83]" office:value-type="float" office:value="0" calcext:value-type="float">
            <text:p>0,000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Level 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.0140032" calcext:value-type="float">
            <text:p>0,014003</text:p>
          </table:table-cell>
          <table:table-cell table:style-name="ce1"/>
          <table:table-cell table:style-name="ce2" office:value-type="float" office:value="4.17" calcext:value-type="float">
            <text:p>4,17</text:p>
          </table:table-cell>
          <table:table-cell office:value-type="float" office:value="0.984824" calcext:value-type="float">
            <text:p>0,984824</text:p>
          </table:table-cell>
          <table:table-cell office:value-type="float" office:value="0.99266854" calcext:value-type="float">
            <text:p>0,992669</text:p>
          </table:table-cell>
          <table:table-cell office:value-type="float" office:value="-0.1547689" calcext:value-type="float">
            <text:p>-0,154769</text:p>
          </table:table-cell>
          <table:table-cell office:value-type="float" office:value="-0.1446146" calcext:value-type="float">
            <text:p>-0,144615</text:p>
          </table:table-cell>
          <table:table-cell table:style-name="ce1" table:formula="of:=[.S84]-[.R84]" office:value-type="float" office:value="0.00784454000000012" calcext:value-type="float">
            <text:p>0,007845</text:p>
          </table:table-cell>
          <table:table-cell table:style-name="ce1" table:formula="of:=[.U84]-[.T84]" office:value-type="float" office:value="0.0101543" calcext:value-type="float">
            <text:p>0,01015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-0.894572" calcext:value-type="float">
            <text:p>-0,894572</text:p>
          </table:table-cell>
          <table:table-cell office:value-type="float" office:value="-0.88657753" calcext:value-type="float">
            <text:p>-0,886578</text:p>
          </table:table-cell>
          <table:table-cell office:value-type="float" office:value="0.446922" calcext:value-type="float">
            <text:p>0,446922</text:p>
          </table:table-cell>
          <table:table-cell office:value-type="float" office:value="0.4608494" calcext:value-type="float">
            <text:p>0,460849</text:p>
          </table:table-cell>
          <table:table-cell table:style-name="ce1" table:formula="of:=[.S85]-[.R85]" office:value-type="float" office:value="0.00799446999999987" calcext:value-type="float">
            <text:p>0,007994</text:p>
          </table:table-cell>
          <table:table-cell table:style-name="ce1" table:formula="of:=[.U85]-[.T85]" office:value-type="float" office:value="0.0139274" calcext:value-type="float">
            <text:p>0,0139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.0192649" calcext:value-type="float">
            <text:p>0,019265</text:p>
          </table:table-cell>
          <table:table-cell table:style-name="ce1"/>
          <table:table-cell table:style-name="ce2" office:value-type="float" office:value="1.85" calcext:value-type="float">
            <text:p>1,85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S86]-[.R86]" office:value-type="float" office:value="0.00624261353200006" calcext:value-type="float">
            <text:p>0,006243</text:p>
          </table:table-cell>
          <table:table-cell table:style-name="ce1" table:formula="of:=[.U86]-[.T86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26283" calcext:value-type="float">
            <text:p>0,026283</text:p>
          </table:table-cell>
          <table:table-cell table:style-name="ce1"/>
          <table:table-cell table:style-name="ce2"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S87]-[.R87]" office:value-type="float" office:value="0.0120212559999999" calcext:value-type="float">
            <text:p>0,012021</text:p>
          </table:table-cell>
          <table:table-cell table:style-name="ce1" table:formula="of:=[.U87]-[.T87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0192649" calcext:value-type="float">
            <text:p>0,019265</text:p>
          </table:table-cell>
          <table:table-cell table:style-name="ce1"/>
          <table:table-cell table:style-name="ce2" office:value-type="float" office:value="1.17" calcext:value-type="float">
            <text:p>1,17</text:p>
          </table:table-cell>
          <table:table-cell office:value-type="float" office:value="0.987192296468" calcext:value-type="float">
            <text:p>0,987192</text:p>
          </table:table-cell>
          <table:table-cell office:value-type="float" office:value="0.99343491" calcext:value-type="float">
            <text:p>0,993435</text:p>
          </table:table-cell>
          <table:table-cell office:value-type="float" office:value="-0.157838455" calcext:value-type="float">
            <text:p>-0,157838</text:p>
          </table:table-cell>
          <table:table-cell office:value-type="float" office:value="-0.13989655" calcext:value-type="float">
            <text:p>-0,139897</text:p>
          </table:table-cell>
          <table:table-cell table:style-name="ce1" table:formula="of:=[.S88]-[.R88]" office:value-type="float" office:value="0.00624261353200006" calcext:value-type="float">
            <text:p>0,006243</text:p>
          </table:table-cell>
          <table:table-cell table:style-name="ce1" table:formula="of:=[.U88]-[.T88]" office:value-type="float" office:value="0.017941905" calcext:value-type="float">
            <text:p>0,017942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26283" calcext:value-type="float">
            <text:p>0,026283</text:p>
          </table:table-cell>
          <table:table-cell table:style-name="ce1"/>
          <table:table-cell table:style-name="ce2"/>
          <table:table-cell office:value-type="float" office:value="-0.8958529" calcext:value-type="float">
            <text:p>-0,895853</text:p>
          </table:table-cell>
          <table:table-cell office:value-type="float" office:value="-0.883831644" calcext:value-type="float">
            <text:p>-0,883832</text:p>
          </table:table-cell>
          <table:table-cell office:value-type="float" office:value="0.444350648" calcext:value-type="float">
            <text:p>0,444351</text:p>
          </table:table-cell>
          <table:table-cell office:value-type="float" office:value="0.46431234" calcext:value-type="float">
            <text:p>0,464312</text:p>
          </table:table-cell>
          <table:table-cell table:style-name="ce1" table:formula="of:=[.S89]-[.R89]" office:value-type="float" office:value="0.0120212559999999" calcext:value-type="float">
            <text:p>0,012021</text:p>
          </table:table-cell>
          <table:table-cell table:style-name="ce1" table:formula="of:=[.U89]-[.T89]" office:value-type="float" office:value="0.019961692" calcext:value-type="float">
            <text:p>0,019962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/>
          <table:table-cell table:style-name="ce1" office:value-type="float" office:value="0.320157" calcext:value-type="float">
            <text:p>0,320157</text:p>
          </table:table-cell>
          <table:table-cell table:style-name="ce1"/>
          <table:table-cell table:style-name="ce2" office:value-type="float" office:value="4.86" calcext:value-type="float">
            <text:p>4,86</text:p>
          </table:table-cell>
          <table:table-cell office:value-type="float" office:value="0.593974598" calcext:value-type="float">
            <text:p>0,593975</text:p>
          </table:table-cell>
          <table:table-cell office:value-type="float" office:value="0.65802685" calcext:value-type="float">
            <text:p>0,658027</text:p>
          </table:table-cell>
          <table:table-cell office:value-type="float" office:value="0.8964046269" calcext:value-type="float">
            <text:p>0,896405</text:p>
          </table:table-cell>
          <table:table-cell office:value-type="float" office:value="0.957370935" calcext:value-type="float">
            <text:p>0,957371</text:p>
          </table:table-cell>
          <table:table-cell table:style-name="ce1" office:value-type="float" office:value="0.01501315" calcext:value-type="float">
            <text:p>0,015013</text:p>
          </table:table-cell>
          <table:table-cell table:style-name="ce1" office:value-type="float" office:value="0.02247456" calcext:value-type="float">
            <text:p>0,0224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0</text:p>
          </table:table-cell>
          <table:table-cell/>
          <table:table-cell table:style-name="ce1" office:value-type="float" office:value="0.31914" calcext:value-type="float">
            <text:p>0,319140</text:p>
          </table:table-cell>
          <table:table-cell table:style-name="ce1"/>
          <table:table-cell table:style-name="ce2" office:value-type="float" office:value="3.46" calcext:value-type="float">
            <text:p>3,46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" calcext:value-type="float">
            <text:p>0,658024</text:p>
          </table:table-cell>
          <table:table-cell office:value-type="float" office:value="0.90145947" calcext:value-type="float">
            <text:p>0,901459</text:p>
          </table:table-cell>
          <table:table-cell office:value-type="float" office:value="0.953672488" calcext:value-type="float">
            <text:p>0,953672</text:p>
          </table:table-cell>
          <table:table-cell table:style-name="ce1" office:value-type="float" office:value="0.01757097" calcext:value-type="float">
            <text:p>0,017571</text:p>
          </table:table-cell>
          <table:table-cell table:style-name="ce1" office:value-type="float" office:value="0.019917817" calcext:value-type="float">
            <text:p>0,019918</text:p>
          </table:table-cell>
          <table:table-cell table:formula="of:=[.S93]-[.R93]" office:value-type="float" office:value="0.064049217" calcext:value-type="float">
            <text:p>0,064049</text:p>
          </table:table-cell>
          <table:table-cell table:formula="of:=[.U93]-[.T93]" office:value-type="float" office:value="0.052213018" calcext:value-type="float">
            <text:p>0,052213</text:p>
          </table:table-cell>
          <table:table-cell table:formula="of:=[.W93]-[.V93]" office:value-type="float" office:value="0.002346847" calcext:value-type="float">
            <text:p>0,0023468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303435" calcext:value-type="float">
            <text:p>0,303435</text:p>
          </table:table-cell>
          <table:table-cell table:style-name="ce1"/>
          <table:table-cell table:style-name="ce2" office:value-type="float" office:value="14.81" calcext:value-type="float">
            <text:p>14,81</text:p>
          </table:table-cell>
          <table:table-cell office:value-type="float" office:value="0.593974613" calcext:value-type="float">
            <text:p>0,593975</text:p>
          </table:table-cell>
          <table:table-cell office:value-type="float" office:value="0.65802383475" calcext:value-type="float">
            <text:p>0,658024</text:p>
          </table:table-cell>
          <table:table-cell office:value-type="float" office:value="0.90545421" calcext:value-type="float">
            <text:p>0,905454</text:p>
          </table:table-cell>
          <table:table-cell office:value-type="float" office:value="0.9496435931" calcext:value-type="float">
            <text:p>0,949644</text:p>
          </table:table-cell>
          <table:table-cell table:style-name="ce1" office:value-type="float" office:value="0.018234616721" calcext:value-type="float">
            <text:p>0,018235</text:p>
          </table:table-cell>
          <table:table-cell table:style-name="ce1" office:value-type="float" office:value="0.01976232" calcext:value-type="float">
            <text:p>0,0197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7364" calcext:value-type="float">
            <text:p>0,273640</text:p>
          </table:table-cell>
          <table:table-cell table:style-name="ce2"/>
          <table:table-cell table:style-name="ce2" office:value-type="float" office:value="13.11" calcext:value-type="float">
            <text:p>13,11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7364" calcext:value-type="float">
            <text:p>0,273640</text:p>
          </table:table-cell>
          <table:table-cell table:style-name="ce2"/>
          <table:table-cell table:style-name="ce2" office:value-type="float" office:value="18.47" calcext:value-type="float">
            <text:p>18,47</text:p>
          </table:table-cell>
          <table:table-cell office:value-type="float" office:value="0.593975779" calcext:value-type="float">
            <text:p>0,593976</text:p>
          </table:table-cell>
          <table:table-cell office:value-type="float" office:value="0.6579892" calcext:value-type="float">
            <text:p>0,657989</text:p>
          </table:table-cell>
          <table:table-cell office:value-type="float" office:value="0.910980866" calcext:value-type="float">
            <text:p>0,910981</text:p>
          </table:table-cell>
          <table:table-cell office:value-type="float" office:value="0.94348856947" calcext:value-type="float">
            <text:p>0,943489</text:p>
          </table:table-cell>
          <table:table-cell table:style-name="ce1" office:value-type="float" office:value="0.0187347" calcext:value-type="float">
            <text:p>0,018735</text:p>
          </table:table-cell>
          <table:table-cell table:style-name="ce1" office:value-type="float" office:value="0.01875419" calcext:value-type="float">
            <text:p>0,0187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1251" calcext:value-type="float">
            <text:p>0,261251</text:p>
          </table:table-cell>
          <table:table-cell table:style-name="ce2"/>
          <table:table-cell table:style-name="ce2" office:value-type="float" office:value="8.83" calcext:value-type="float">
            <text:p>8,83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formula="of:=[.S97]-[.R97]" office:value-type="float" office:value="0.0640108826000001" calcext:value-type="float">
            <text:p>0,064011</text:p>
          </table:table-cell>
          <table:table-cell table:formula="of:=[.U97]-[.T97]" office:value-type="float" office:value="0.02793277556" calcext:value-type="float">
            <text:p>0,027933</text:p>
          </table:table-cell>
          <table:table-cell table:formula="of:=[.W97]-[.V97]" office:value-type="float" office:value="0.0000129599999999994" calcext:value-type="float">
            <text:p>0,00001296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+3B 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1251" calcext:value-type="float">
            <text:p>0,261251</text:p>
          </table:table-cell>
          <table:table-cell table:style-name="ce2"/>
          <table:table-cell table:style-name="ce2" office:value-type="float" office:value="12.75" calcext:value-type="float">
            <text:p>12,75</text:p>
          </table:table-cell>
          <table:table-cell office:value-type="float" office:value="0.593976042" calcext:value-type="float">
            <text:p>0,593976</text:p>
          </table:table-cell>
          <table:table-cell office:value-type="float" office:value="0.6579869246" calcext:value-type="float">
            <text:p>0,657987</text:p>
          </table:table-cell>
          <table:table-cell office:value-type="float" office:value="0.91357625" calcext:value-type="float">
            <text:p>0,913576</text:p>
          </table:table-cell>
          <table:table-cell office:value-type="float" office:value="0.94150902556" calcext:value-type="float">
            <text:p>0,941509</text:p>
          </table:table-cell>
          <table:table-cell table:style-name="ce1" office:value-type="float" office:value="0.01873799" calcext:value-type="float">
            <text:p>0,018738</text:p>
          </table:table-cell>
          <table:table-cell table:style-name="ce1" office:value-type="float" office:value="0.01875095" calcext:value-type="float">
            <text:p>0,0187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260464" calcext:value-type="float">
            <text:p>0,260464</text:p>
          </table:table-cell>
          <table:table-cell table:style-name="ce2"/>
          <table:table-cell table:style-name="ce2" office:value-type="float" office:value="204.91" calcext:value-type="float">
            <text:p>204,91</text:p>
          </table:table-cell>
          <table:table-cell office:value-type="float" office:value="0.59399793" calcext:value-type="float">
            <text:p>0,593998</text:p>
          </table:table-cell>
          <table:table-cell office:value-type="float" office:value="0.6579313799" calcext:value-type="float">
            <text:p>0,657931</text:p>
          </table:table-cell>
          <table:table-cell office:value-type="float" office:value="0.9136340367" calcext:value-type="float">
            <text:p>0,913634</text:p>
          </table:table-cell>
          <table:table-cell office:value-type="float" office:value="0.9414656" calcext:value-type="float">
            <text:p>0,941466</text:p>
          </table:table-cell>
          <table:table-cell table:style-name="ce1" office:value-type="float" office:value="0.01874423" calcext:value-type="float">
            <text:p>0,018744</text:p>
          </table:table-cell>
          <table:table-cell table:style-name="ce1" office:value-type="float" office:value="0.0187447091" calcext:value-type="float">
            <text:p>0,018745</text:p>
          </table:table-cell>
          <table:table-cell table:formula="of:=[.S100]-[.R100]" office:value-type="float" office:value="0.0639334498999999" calcext:value-type="float">
            <text:p>0,063933</text:p>
          </table:table-cell>
          <table:table-cell table:formula="of:=[.U100]-[.T100]" office:value-type="float" office:value="0.0278315632999999" calcext:value-type="float">
            <text:p>0,027832</text:p>
          </table:table-cell>
          <table:table-cell table:formula="of:=[.W100]-[.V100]" office:value-type="float" office:value="0.000000479099999999011" calcext:value-type="float">
            <text:p>4,79099999999011E-07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  <table:table-cell table:style-name="ce1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/>
          <table:table-cell table:style-name="ce1" office:value-type="float" office:value="0.452361" calcext:value-type="float">
            <text:p>0,452361</text:p>
          </table:table-cell>
          <table:table-cell table:style-name="ce1"/>
          <table:table-cell table:style-name="ce2" office:value-type="float" office:value="0.39" calcext:value-type="float">
            <text:p>0,39</text:p>
          </table:table-cell>
          <table:table-cell office:value-type="float" office:value="0.0417358" calcext:value-type="float">
            <text:p>0,041736</text:p>
          </table:table-cell>
          <table:table-cell office:value-type="float" office:value="0.5218505" calcext:value-type="float">
            <text:p>0,52185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316191" calcext:value-type="float">
            <text:p>0,316191</text:p>
          </table:table-cell>
          <table:table-cell table:style-name="ce1"/>
          <table:table-cell table:style-name="ce2" office:value-type="float" office:value="4.94" calcext:value-type="float">
            <text:p>4,94</text:p>
          </table:table-cell>
          <table:table-cell office:value-type="float" office:value="0.183924357" calcext:value-type="float">
            <text:p>0,183924</text:p>
          </table:table-cell>
          <table:table-cell office:value-type="float" office:value="0.36790834" calcext:value-type="float">
            <text:p>0,367908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333944" calcext:value-type="float">
            <text:p>0,333944</text:p>
          </table:table-cell>
          <table:table-cell table:style-name="ce2"/>
          <table:table-cell table:style-name="ce2" office:value-type="float" office:value="3.43" calcext:value-type="float">
            <text:p>3,43</text:p>
          </table:table-cell>
          <table:table-cell office:value-type="float" office:value="0.1711341" calcext:value-type="float">
            <text:p>0,171134</text:p>
          </table:table-cell>
          <table:table-cell office:value-type="float" office:value="0.3812128" calcext:value-type="float">
            <text:p>0,38121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316135" calcext:value-type="float">
            <text:p>0,316135</text:p>
          </table:table-cell>
          <table:table-cell table:style-name="ce2"/>
          <table:table-cell table:style-name="ce2" office:value-type="float" office:value="11.92" calcext:value-type="float">
            <text:p>11,92</text:p>
          </table:table-cell>
          <table:table-cell office:value-type="float" office:value="0.183929405" calcext:value-type="float">
            <text:p>0,183929</text:p>
          </table:table-cell>
          <table:table-cell office:value-type="float" office:value="0.36789" calcext:value-type="float">
            <text:p>0,36789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316167" calcext:value-type="float">
            <text:p>0,316167</text:p>
          </table:table-cell>
          <table:table-cell table:style-name="ce2"/>
          <table:table-cell table:style-name="ce2" office:value-type="float" office:value="3.85" calcext:value-type="float">
            <text:p>3,85</text:p>
          </table:table-cell>
          <table:table-cell office:value-type="float" office:value="0.1839280693" calcext:value-type="float">
            <text:p>0,183928</text:p>
          </table:table-cell>
          <table:table-cell office:value-type="float" office:value="0.367899605" calcext:value-type="float">
            <text:p>0,36790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316094" calcext:value-type="float">
            <text:p>0,316094</text:p>
          </table:table-cell>
          <table:table-cell table:style-name="ce2"/>
          <table:table-cell table:style-name="ce2" office:value-type="float" office:value="1.22" calcext:value-type="float">
            <text:p>1,22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formula="of:=[.S110]-[.R110]" office:value-type="float" office:value="0.1839538208" calcext:value-type="float">
            <text:p>0,18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316094" calcext:value-type="float">
            <text:p>0,316094</text:p>
          </table:table-cell>
          <table:table-cell table:style-name="ce2"/>
          <table:table-cell table:style-name="ce2" office:value-type="float" office:value="2.05" calcext:value-type="float">
            <text:p>2,05</text:p>
          </table:table-cell>
          <table:table-cell office:value-type="float" office:value="0.1839350192" calcext:value-type="float">
            <text:p>0,183935</text:p>
          </table:table-cell>
          <table:table-cell office:value-type="float" office:value="0.36788884" calcext:value-type="float">
            <text:p>0,367889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4">
          <table:table-cell table:number-columns-repeated="14"/>
          <table:table-cell table:style-name="ce1"/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id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9427" calcext:value-type="float">
            <text:p>0,002694</text:p>
          </table:table-cell>
          <table:table-cell table:style-name="ce1"/>
          <table:table-cell table:style-name="ce2" office:value-type="float" office:value="1.1" calcext:value-type="float">
            <text:p>1,10</text:p>
          </table:table-cell>
          <table:table-cell office:value-type="float" office:value="-0.00067888" calcext:value-type="float">
            <text:p>-0,000679</text:p>
          </table:table-cell>
          <table:table-cell office:value-type="float" office:value="0.000678" calcext:value-type="float">
            <text:p>0,000678</text:p>
          </table:table-cell>
          <table:table-cell office:value-type="float" office:value="-1.000682" calcext:value-type="float">
            <text:p>-1,000682</text:p>
          </table:table-cell>
          <table:table-cell office:value-type="float" office:value="-0.99931799517" calcext:value-type="float">
            <text:p>-0,9993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434318" calcext:value-type="float">
            <text:p>0,004343</text:p>
          </table:table-cell>
          <table:table-cell table:style-name="ce1"/>
          <table:table-cell table:style-name="ce2" office:value-type="float" office:value="85.28" calcext:value-type="float">
            <text:p>85,28</text:p>
          </table:table-cell>
          <table:table-cell office:value-type="float" office:value="-0.0003679" calcext:value-type="float">
            <text:p>-0,000368</text:p>
          </table:table-cell>
          <table:table-cell office:value-type="float" office:value="0.00036374" calcext:value-type="float">
            <text:p>0,000364</text:p>
          </table:table-cell>
          <table:table-cell office:value-type="float" office:value="-1.000439" calcext:value-type="float">
            <text:p>-1,000439</text:p>
          </table:table-cell>
          <table:table-cell office:value-type="float" office:value="-0.9995608" calcext:value-type="float">
            <text:p>-0,9995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7979" calcext:value-type="float">
            <text:p>0,002680</text:p>
          </table:table-cell>
          <table:table-cell table:style-name="ce1"/>
          <table:table-cell table:style-name="ce2" office:value-type="float" office:value="5.37" calcext:value-type="float">
            <text:p>5,37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438632" calcext:value-type="float">
            <text:p>0,004386</text:p>
          </table:table-cell>
          <table:table-cell table:style-name="ce1"/>
          <table:table-cell table:style-name="ce2" office:value-type="float" office:value="69.96" calcext:value-type="float">
            <text:p>69,96</text:p>
          </table:table-cell>
          <table:table-cell office:value-type="float" office:value="-0.0003629" calcext:value-type="float">
            <text:p>-0,000363</text:p>
          </table:table-cell>
          <table:table-cell office:value-type="float" office:value="0.000385644" calcext:value-type="float">
            <text:p>0,000386</text:p>
          </table:table-cell>
          <table:table-cell office:value-type="float" office:value="-1.000442387" calcext:value-type="float">
            <text:p>-1,000442</text:p>
          </table:table-cell>
          <table:table-cell office:value-type="float" office:value="-0.9995277277" calcext:value-type="float">
            <text:p>-0,999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267979" calcext:value-type="float">
            <text:p>0,002680</text:p>
          </table:table-cell>
          <table:table-cell table:style-name="ce1"/>
          <table:table-cell table:style-name="ce2" office:value-type="float" office:value="6.21" calcext:value-type="float">
            <text:p>6,21</text:p>
          </table:table-cell>
          <table:table-cell office:value-type="float" office:value="-0.000665992" calcext:value-type="float">
            <text:p>-0,000666</text:p>
          </table:table-cell>
          <table:table-cell office:value-type="float" office:value="0.000666" calcext:value-type="float">
            <text:p>0,000666</text:p>
          </table:table-cell>
          <table:table-cell office:value-type="float" office:value="-1.00067385" calcext:value-type="float">
            <text:p>-1,000674</text:p>
          </table:table-cell>
          <table:table-cell office:value-type="float" office:value="-0.999326" calcext:value-type="float">
            <text:p>-0,9993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/>
          <table:table-cell table:style-name="ce1" office:value-type="float" office:value="0.00432163" calcext:value-type="float">
            <text:p>0,004322</text:p>
          </table:table-cell>
          <table:table-cell table:style-name="ce1"/>
          <table:table-cell table:style-name="ce2" office:value-type="float" office:value="91.5639" calcext:value-type="float">
            <text:p>91,56</text:p>
          </table:table-cell>
          <table:table-cell office:value-type="float" office:value="-0.0003596" calcext:value-type="float">
            <text:p>-0,000360</text:p>
          </table:table-cell>
          <table:table-cell office:value-type="float" office:value="0.0003611" calcext:value-type="float">
            <text:p>0,000361</text:p>
          </table:table-cell>
          <table:table-cell office:value-type="float" office:value="-1.000432555" calcext:value-type="float">
            <text:p>-1,000433</text:p>
          </table:table-cell>
          <table:table-cell office:value-type="float" office:value="-0.99956916" calcext:value-type="float">
            <text:p>-0,999569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0.846626" calcext:value-type="float">
            <text:p>0,846626</text:p>
          </table:table-cell>
          <table:table-cell table:style-name="ce1"/>
          <table:table-cell table:style-name="ce2" office:value-type="float" office:value="3.77" calcext:value-type="float">
            <text:p>3,77</text:p>
          </table:table-cell>
          <table:table-cell office:value-type="float" office:value="0.051154541" calcext:value-type="float">
            <text:p>0,051155</text:p>
          </table:table-cell>
          <table:table-cell office:value-type="float" office:value="0.14145875" calcext:value-type="float">
            <text:p>0,141459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1.11898" calcext:value-type="float">
            <text:p>1,118980</text:p>
          </table:table-cell>
          <table:table-cell table:style-name="ce1"/>
          <table:table-cell table:style-name="ce2" office:value-type="float" office:value="6.95" calcext:value-type="float">
            <text:p>6,95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table:style-name="ce1" office:value-type="float" office:value="0.891442" calcext:value-type="float">
            <text:p>0,891442</text:p>
          </table:table-cell>
          <table:table-cell table:style-name="ce1"/>
          <table:table-cell table:style-name="ce2" office:value-type="float" office:value="17.18" calcext:value-type="float">
            <text:p>17,18</text:p>
          </table:table-cell>
          <table:table-cell office:value-type="float" office:value="0.0265214791" calcext:value-type="float">
            <text:p>0,026521</text:p>
          </table:table-cell>
          <table:table-cell office:value-type="float" office:value="0.1333404" calcext:value-type="float">
            <text:p>0,13334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3334" calcext:value-type="float">
            <text:p>0,693334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office:value-type="float" office:value="0.0666627" calcext:value-type="float">
            <text:p>0,066663</text:p>
          </table:table-cell>
          <table:table-cell office:value-type="float" office:value="0.1333404" calcext:value-type="float">
            <text:p>0,133340</text:p>
          </table:table-cell>
          <table:table-cell table:formula="of:=[.S129]-[.R129]" office:value-type="float" office:value="0.0666777" calcext:value-type="float">
            <text:p>0,066678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817146" calcext:value-type="float">
            <text:p>0,817146</text:p>
          </table:table-cell>
          <table:table-cell table:style-name="ce2"/>
          <table:table-cell table:style-name="ce2" office:value-type="float" office:value="4.02" calcext:value-type="float">
            <text:p>4,02</text:p>
          </table:table-cell>
          <table:table-cell office:value-type="float" office:value="0.0551354" calcext:value-type="float">
            <text:p>0,055135</text:p>
          </table:table-cell>
          <table:table-cell office:value-type="float" office:value="0.1496628" calcext:value-type="float">
            <text:p>0,149663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3425" calcext:value-type="float">
            <text:p>0,693425</text:p>
          </table:table-cell>
          <table:table-cell table:style-name="ce2"/>
          <table:table-cell table:style-name="ce2" office:value-type="float" office:value="10.08" calcext:value-type="float">
            <text:p>10,08</text:p>
          </table:table-cell>
          <table:table-cell office:value-type="float" office:value="0.06666265" calcext:value-type="float">
            <text:p>0,066663</text:p>
          </table:table-cell>
          <table:table-cell office:value-type="float" office:value="0.13334073067" calcext:value-type="float">
            <text:p>0,133341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343" calcext:value-type="float">
            <text:p>0,693430</text:p>
          </table:table-cell>
          <table:table-cell table:style-name="ce2"/>
          <table:table-cell table:style-name="ce2" office:value-type="float" office:value="2.8" calcext:value-type="float">
            <text:p>2,80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/>
          <table:table-cell table:formula="of:=[.S132]-[.R132]" office:value-type="float" office:value="0.06668433" calcext:value-type="float">
            <text:p>0,0666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9343" calcext:value-type="float">
            <text:p>0,693430</text:p>
          </table:table-cell>
          <table:table-cell table:style-name="ce2"/>
          <table:table-cell table:style-name="ce2" office:value-type="float" office:value="3.19" calcext:value-type="float">
            <text:p>3,19</text:p>
          </table:table-cell>
          <table:table-cell office:value-type="float" office:value="0.06666532" calcext:value-type="float">
            <text:p>0,066665</text:p>
          </table:table-cell>
          <table:table-cell office:value-type="float" office:value="0.13334965" calcext:value-type="float">
            <text:p>0,133350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6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3_linear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25</text:p>
          </table:table-cell>
          <table:table-cell/>
          <table:table-cell table:style-name="ce1" office:value-type="float" office:value="0.834257" calcext:value-type="float">
            <text:p>0,834257</text:p>
          </table:table-cell>
          <table:table-cell table:style-name="ce1"/>
          <table:table-cell table:style-name="ce2" office:value-type="float" office:value="1227.9" calcext:value-type="float">
            <text:p>1227,90</text:p>
          </table:table-cell>
          <table:table-cell office:value-type="float" office:value="5.16705154775" calcext:value-type="float">
            <text:p>5,167052</text:p>
          </table:table-cell>
          <table:table-cell office:value-type="float" office:value="5.8507205" calcext:value-type="float">
            <text:p>5,850721</text:p>
          </table:table-cell>
          <table:table-cell office:value-type="float" office:value="-5.6648628" calcext:value-type="float">
            <text:p>-5,664863</text:p>
          </table:table-cell>
          <table:table-cell office:value-type="float" office:value="-4.99655" calcext:value-type="float">
            <text:p>-4,99655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3h.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maxgatediam</text:p>
          </table:table-cell>
          <table:table-cell office:value-type="string" calcext:value-type="string">
            <text:p>Level 8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0.741864" calcext:value-type="float">
            <text:p>0,741864</text:p>
          </table:table-cell>
          <table:table-cell table:style-name="ce1"/>
          <table:table-cell table:style-name="ce2" office:value-type="float" office:value="1168.92" calcext:value-type="float">
            <text:p>1168,92</text:p>
          </table:table-cell>
          <table:table-cell office:value-type="float" office:value="5.220007764" calcext:value-type="float">
            <text:p>5,220008</text:p>
          </table:table-cell>
          <table:table-cell office:value-type="float" office:value="5.809" calcext:value-type="float">
            <text:p>5,809000</text:p>
          </table:table-cell>
          <table:table-cell office:value-type="float" office:value="-5.626979" calcext:value-type="float">
            <text:p>-5,626979</text:p>
          </table:table-cell>
          <table:table-cell office:value-type="float" office:value="-5.035577562" calcext:value-type="float">
            <text:p>-5,035578</text:p>
          </table:table-cell>
          <table:table-cell table:style-name="ce1" table:number-columns-repeated="2"/>
          <table:table-cell/>
          <table:table-cell table:formula="of:=[.S142]-[.R142]" office:value-type="float" office:value="0.588992236" calcext:value-type="float">
            <text:p>0,588992</text:p>
          </table:table-cell>
          <table:table-cell table:formula="of:=[.U142]-[.T142]" office:value-type="float" office:value="0.591401438" calcext:value-type="float">
            <text:p>0,591401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0.704009" calcext:value-type="float">
            <text:p>0,704009</text:p>
          </table:table-cell>
          <table:table-cell table:style-name="ce1"/>
          <table:table-cell table:style-name="ce2" office:value-type="float" office:value="1497.31" calcext:value-type="float">
            <text:p>1497,31</text:p>
          </table:table-cell>
          <table:table-cell office:value-type="float" office:value="5.22708207" calcext:value-type="float">
            <text:p>5,227082</text:p>
          </table:table-cell>
          <table:table-cell office:value-type="float" office:value="5.79193535" calcext:value-type="float">
            <text:p>5,791935</text:p>
          </table:table-cell>
          <table:table-cell office:value-type="float" office:value="-5.6105971" calcext:value-type="float">
            <text:p>-5,610597</text:p>
          </table:table-cell>
          <table:table-cell office:value-type="float" office:value="-5.042028633" calcext:value-type="float">
            <text:p>-5,04202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0.709116" calcext:value-type="float">
            <text:p>0,709116</text:p>
          </table:table-cell>
          <table:table-cell table:style-name="ce1"/>
          <table:table-cell table:style-name="ce2" office:value-type="float" office:value="3438.32" calcext:value-type="float">
            <text:p>3438,32</text:p>
          </table:table-cell>
          <table:table-cell office:value-type="float" office:value="5.2281386672" calcext:value-type="float">
            <text:p>5,228139</text:p>
          </table:table-cell>
          <table:table-cell office:value-type="float" office:value="5.791604" calcext:value-type="float">
            <text:p>5,791604</text:p>
          </table:table-cell>
          <table:table-cell office:value-type="float" office:value="-5.6109904" calcext:value-type="float">
            <text:p>-5,610990</text:p>
          </table:table-cell>
          <table:table-cell office:value-type="float" office:value="-5.04311" calcext:value-type="float">
            <text:p>-5,043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 office:value-type="float" office:value="9.41" calcext:value-type="float">
            <text:p>9,41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/>
          <table:table-cell table:formula="of:=[.S145]-[.R145]" office:value-type="float" office:value="0.54632745146" calcext:value-type="float">
            <text:p>0,546327</text:p>
          </table:table-cell>
          <table:table-cell table:formula="of:=[.U145]-[.T145]" office:value-type="float" office:value="0.545819030000001" calcext:value-type="float">
            <text:p>0,545819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no bis.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689462" calcext:value-type="float">
            <text:p>0,689462</text:p>
          </table:table-cell>
          <table:table-cell table:style-name="ce1"/>
          <table:table-cell table:style-name="ce2" office:value-type="float" office:value="32.82" calcext:value-type="float">
            <text:p>32,82</text:p>
          </table:table-cell>
          <table:table-cell office:value-type="float" office:value="5.2366501712" calcext:value-type="float">
            <text:p>5,236650</text:p>
          </table:table-cell>
          <table:table-cell office:value-type="float" office:value="5.78297762266" calcext:value-type="float">
            <text:p>5,782978</text:p>
          </table:table-cell>
          <table:table-cell office:value-type="float" office:value="-5.5995632" calcext:value-type="float">
            <text:p>-5,599563</text:p>
          </table:table-cell>
          <table:table-cell office:value-type="float" office:value="-5.05374417" calcext:value-type="float">
            <text:p>-5,053744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5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4 sincos</text:p>
          </table:table-cell>
          <table:table-cell office:value-type="string" calcext:value-type="string">
            <text:p>[0,1]</text:p>
          </table:table-cell>
          <table:table-cell table:number-columns-repeated="12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table:style-name="ce1" office:value-type="float" office:value="0.0335906" calcext:value-type="float">
            <text:p>0,033591</text:p>
          </table:table-cell>
          <table:table-cell table:style-name="ce1"/>
          <table:table-cell table:style-name="ce2"/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1</text:p>
          </table:table-cell>
          <table:table-cell/>
          <table:table-cell table:style-name="ce1" office:value-type="float" office:value="0.0335906" calcext:value-type="float">
            <text:p>0,033591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table:style-name="ce1" office:value-type="float" office:value="0.0335906" calcext:value-type="float">
            <text:p>0,033591</text:p>
          </table:table-cell>
          <table:table-cell table:style-name="ce2"/>
          <table:table-cell table:style-name="ce2" office:value-type="float" office:value="22.149" calcext:value-type="float">
            <text:p>22,15</text:p>
          </table:table-cell>
          <table:table-cell office:value-type="float" office:value="0.673615" calcext:value-type="float">
            <text:p>0,673615</text:p>
          </table:table-cell>
          <table:table-cell office:value-type="float" office:value="1.009505" calcext:value-type="float">
            <text:p>1,00950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Level 0</text:p>
          </table:table-cell>
          <table:table-cell/>
          <table:table-cell table:style-name="ce1" office:value-type="float" office:value="0.0167949" calcext:value-type="float">
            <text:p>0,016795</text:p>
          </table:table-cell>
          <table:table-cell/>
          <table:table-cell office:value-type="float" office:value="67.78" calcext:value-type="float">
            <text:p>67,78</text:p>
          </table:table-cell>
          <table:table-cell office:value-type="float" office:value="0.75752427" calcext:value-type="float">
            <text:p>0,757524</text:p>
          </table:table-cell>
          <table:table-cell office:value-type="float" office:value="0.92546441" calcext:value-type="float">
            <text:p>0,92546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table:style-name="ce1" office:value-type="float" office:value="0.0083974" calcext:value-type="float">
            <text:p>0,008397</text:p>
          </table:table-cell>
          <table:table-cell table:style-name="ce2"/>
          <table:table-cell table:style-name="ce2" office:value-type="float" office:value="82.87" calcext:value-type="float">
            <text:p>82,87</text:p>
          </table:table-cell>
          <table:table-cell office:value-type="float" office:value="0.79949196" calcext:value-type="float">
            <text:p>0,799492</text:p>
          </table:table-cell>
          <table:table-cell office:value-type="float" office:value="0.8834618" calcext:value-type="float">
            <text:p>0,883462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  <table:table-cell office:value-type="string" calcext:value-type="string">
            <text:p>no bis.</text:p>
          </table:table-cell>
          <table:table-cell office:value-type="string" calcext:value-type="string">
            <text:p>0bis</text:p>
          </table:table-cell>
          <table:table-cell/>
          <table:table-cell table:style-name="ce1" office:value-type="float" office:value="0.00418065" calcext:value-type="float">
            <text:p>0,004181</text:p>
          </table:table-cell>
          <table:table-cell/>
          <table:table-cell office:value-type="float" office:value="167.74" calcext:value-type="float">
            <text:p>167,74</text:p>
          </table:table-cell>
          <table:table-cell office:value-type="float" office:value="0.82056953" calcext:value-type="float">
            <text:p>0,820570</text:p>
          </table:table-cell>
          <table:table-cell office:value-type="float" office:value="0.8623746" calcext:value-type="float">
            <text:p>0,862375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48</text:p>
          </table:table-cell>
          <table:table-cell table:style-name="ce1"/>
          <table:table-cell table:style-name="ce1" office:value-type="float" office:value="0.000825062" calcext:value-type="float">
            <text:p>0,000825</text:p>
          </table:table-cell>
          <table:table-cell table:style-name="ce2"/>
          <table:table-cell table:style-name="ce2" office:value-type="float" office:value="1136.05" calcext:value-type="float">
            <text:p>1136,05</text:p>
          </table:table-cell>
          <table:table-cell office:value-type="float" office:value="1.9999005" calcext:value-type="float">
            <text:p>1,999901</text:p>
          </table:table-cell>
          <table:table-cell office:value-type="float" office:value="2.000200678" calcext:value-type="float">
            <text:p>2,000201</text:p>
          </table:table-cell>
          <table:table-cell office:value-type="float" office:value="-0.00010703" calcext:value-type="float">
            <text:p>-0,000107</text:p>
          </table:table-cell>
          <table:table-cell office:value-type="float" office:value="0.000095" calcext:value-type="float">
            <text:p>0,0000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50</text:p>
          </table:table-cell>
          <table:table-cell table:style-name="ce1" office:value-type="float" office:value="51" calcext:value-type="float">
            <text:p>51,000000</text:p>
          </table:table-cell>
          <table:table-cell table:style-name="ce1" office:value-type="float" office:value="0.00109272" calcext:value-type="float">
            <text:p>0,001093</text:p>
          </table:table-cell>
          <table:table-cell table:style-name="ce2"/>
          <table:table-cell table:style-name="ce2" office:value-type="float" office:value="69.56" calcext:value-type="float">
            <text:p>69,56</text:p>
          </table:table-cell>
          <table:table-cell office:value-type="float" office:value="1.99973068" calcext:value-type="float">
            <text:p>1,999731</text:p>
          </table:table-cell>
          <table:table-cell office:value-type="float" office:value="2.00031515" calcext:value-type="float">
            <text:p>2,000315</text:p>
          </table:table-cell>
          <table:table-cell office:value-type="float" office:value="-0.00015715303" calcext:value-type="float">
            <text:p>-0,000157</text:p>
          </table:table-cell>
          <table:table-cell office:value-type="float" office:value="0.000133759634" calcext:value-type="float">
            <text:p>0,000134</text:p>
          </table:table-cell>
          <table:table-cell table:style-name="ce1" table:formula="of:=[.S161]-[.R161]" office:value-type="float" office:value="0.00058447000000017" calcext:value-type="float">
            <text:p>0,000584</text:p>
          </table:table-cell>
          <table:table-cell table:style-name="ce1" table:formula="of:=[.U161]-[.T161]" office:value-type="float" office:value="0.000290912664" calcext:value-type="float">
            <text:p>0,0002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7017" calcext:value-type="float">
            <text:p>0,001070</text:p>
          </table:table-cell>
          <table:table-cell table:style-name="ce2"/>
          <table:table-cell table:style-name="ce2" office:value-type="float" office:value="31.08" calcext:value-type="float">
            <text:p>31,08</text:p>
          </table:table-cell>
          <table:table-cell office:value-type="float" office:value="1.999812332" calcext:value-type="float">
            <text:p>1,999812</text:p>
          </table:table-cell>
          <table:table-cell office:value-type="float" office:value="2.000175951" calcext:value-type="float">
            <text:p>2,000176</text:p>
          </table:table-cell>
          <table:table-cell office:value-type="float" office:value="-0.00013208" calcext:value-type="float">
            <text:p>-0,000132</text:p>
          </table:table-cell>
          <table:table-cell office:value-type="float" office:value="0.00010943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id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582" calcext:value-type="float">
            <text:p>0,001058</text:p>
          </table:table-cell>
          <table:table-cell table:style-name="ce2"/>
          <table:table-cell table:style-name="ce2" office:value-type="float" office:value="68.39" calcext:value-type="float">
            <text:p>68,39</text:p>
          </table:table-cell>
          <table:table-cell office:value-type="float" office:value="1.99984862987249" calcext:value-type="float">
            <text:p>1,999849</text:p>
          </table:table-cell>
          <table:table-cell office:value-type="float" office:value="2.000154" calcext:value-type="float">
            <text:p>2,000154</text:p>
          </table:table-cell>
          <table:table-cell office:value-type="float" office:value="-0.000105937" calcext:value-type="float">
            <text:p>-0,000106</text:p>
          </table:table-cell>
          <table:table-cell office:value-type="float" office:value="0.00014153" calcext:value-type="float">
            <text:p>0,00014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3009" calcext:value-type="float">
            <text:p>0,001030</text:p>
          </table:table-cell>
          <table:table-cell table:style-name="ce2"/>
          <table:table-cell table:style-name="ce2" office:value-type="float" office:value="173.55" calcext:value-type="float">
            <text:p>173,5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097" calcext:value-type="float">
            <text:p>-0,000097</text:p>
          </table:table-cell>
          <table:table-cell office:value-type="float" office:value="0.000099" calcext:value-type="float">
            <text:p>0,00009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4546" calcext:value-type="float">
            <text:p>0,001045</text:p>
          </table:table-cell>
          <table:table-cell table:style-name="ce1"/>
          <table:table-cell table:style-name="ce2" office:value-type="float" office:value="60.85" calcext:value-type="float">
            <text:p>60,85</text:p>
          </table:table-cell>
          <table:table-cell office:value-type="float" office:value="1.99984841" calcext:value-type="float">
            <text:p>1,999848</text:p>
          </table:table-cell>
          <table:table-cell office:value-type="float" office:value="2.000152749" calcext:value-type="float">
            <text:p>2,000153</text:p>
          </table:table-cell>
          <table:table-cell office:value-type="float" office:value="-0.0001170613" calcext:value-type="float">
            <text:p>-0,000117</text:p>
          </table:table-cell>
          <table:table-cell office:value-type="float" office:value="0.000097" calcext:value-type="float">
            <text:p>0,0000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table:style-name="ce1" office:value-type="string" calcext:value-type="string">
            <text:p>Level 60</text:p>
          </table:table-cell>
          <table:table-cell table:style-name="ce1"/>
          <table:table-cell table:style-name="ce1" office:value-type="float" office:value="0.0017" calcext:value-type="float">
            <text:p>0,001700</text:p>
          </table:table-cell>
          <table:table-cell table:style-name="ce2" office:value-type="string" calcext:value-type="string">
            <text:p>1sol parasite</text:p>
          </table:table-cell>
          <table:table-cell table:style-name="ce2" office:value-type="float" office:value="876.83" calcext:value-type="float">
            <text:p>876,83</text:p>
          </table:table-cell>
          <table:table-cell office:value-type="float" office:value="1.9996567" calcext:value-type="float">
            <text:p>1,999657</text:p>
          </table:table-cell>
          <table:table-cell office:value-type="float" office:value="2.000211" calcext:value-type="float">
            <text:p>2,000211</text:p>
          </table:table-cell>
          <table:table-cell office:value-type="float" office:value="-0.00046292" calcext:value-type="float">
            <text:p>-0,000463</text:p>
          </table:table-cell>
          <table:table-cell office:value-type="float" office:value="0.00031501" calcext:value-type="float">
            <text:p>0,00031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0549977" calcext:value-type="float">
            <text:p>0,000550</text:p>
          </table:table-cell>
          <table:table-cell table:style-name="ce1"/>
          <table:table-cell table:style-name="ce2" office:value-type="float" office:value="86.34" calcext:value-type="float">
            <text:p>86,34</text:p>
          </table:table-cell>
          <table:table-cell office:value-type="float" office:value="1.9999196" calcext:value-type="float">
            <text:p>1,999920</text:p>
          </table:table-cell>
          <table:table-cell office:value-type="float" office:value="2.0000870974" calcext:value-type="float">
            <text:p>2,000087</text:p>
          </table:table-cell>
          <table:table-cell office:value-type="float" office:value="-0.000065" calcext:value-type="float">
            <text:p>-0,000065</text:p>
          </table:table-cell>
          <table:table-cell office:value-type="float" office:value="0.000054" calcext:value-type="float">
            <text:p>0,0000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0546718" calcext:value-type="float">
            <text:p>0,000547</text:p>
          </table:table-cell>
          <table:table-cell table:style-name="ce1"/>
          <table:table-cell table:style-name="ce2" office:value-type="float" office:value="127.77" calcext:value-type="float">
            <text:p>127,77</text:p>
          </table:table-cell>
          <table:table-cell office:value-type="float" office:value="1.9998927" calcext:value-type="float">
            <text:p>1,999893</text:p>
          </table:table-cell>
          <table:table-cell office:value-type="float" office:value="2.000104775" calcext:value-type="float">
            <text:p>2,000105</text:p>
          </table:table-cell>
          <table:table-cell office:value-type="float" office:value="-0.00008" calcext:value-type="float">
            <text:p>-0,000080</text:p>
          </table:table-cell>
          <table:table-cell office:value-type="float" office:value="0.000061" calcext:value-type="float">
            <text:p>0,00006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58</text:p>
          </table:table-cell>
          <table:table-cell/>
          <table:table-cell table:style-name="ce1" office:value-type="float" office:value="0.0013035" calcext:value-type="float">
            <text:p>0,001304</text:p>
          </table:table-cell>
          <table:table-cell table:style-name="ce1"/>
          <table:table-cell table:style-name="ce2" office:value-type="float" office:value="798.75" calcext:value-type="float">
            <text:p>798,75</text:p>
          </table:table-cell>
          <table:table-cell office:value-type="float" office:value="1.9997694" calcext:value-type="float">
            <text:p>1,999769</text:p>
          </table:table-cell>
          <table:table-cell office:value-type="float" office:value="2.00025095641" calcext:value-type="float">
            <text:p>2,000251</text:p>
          </table:table-cell>
          <table:table-cell office:value-type="float" office:value="-0.000420529833" calcext:value-type="float">
            <text:p>-0,000421</text:p>
          </table:table-cell>
          <table:table-cell office:value-type="float" office:value="0.000165161" calcext:value-type="float">
            <text:p>0,00016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8005" calcext:value-type="float">
            <text:p>0,001080</text:p>
          </table:table-cell>
          <table:table-cell table:style-name="ce1"/>
          <table:table-cell table:style-name="ce2" office:value-type="float" office:value="41.38" calcext:value-type="float">
            <text:p>41,38</text:p>
          </table:table-cell>
          <table:table-cell office:value-type="float" office:value="1.9998386" calcext:value-type="float">
            <text:p>1,999839</text:p>
          </table:table-cell>
          <table:table-cell office:value-type="float" office:value="2.000169" calcext:value-type="float">
            <text:p>2,000169</text:p>
          </table:table-cell>
          <table:table-cell office:value-type="float" office:value="-0.00010922" calcext:value-type="float">
            <text:p>-0,000109</text:p>
          </table:table-cell>
          <table:table-cell office:value-type="float" office:value="0.000109815" calcext:value-type="float">
            <text:p>0,00011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5538" calcext:value-type="float">
            <text:p>0,001055</text:p>
          </table:table-cell>
          <table:table-cell table:style-name="ce1"/>
          <table:table-cell table:style-name="ce2" office:value-type="float" office:value="62.12" calcext:value-type="float">
            <text:p>62,12</text:p>
          </table:table-cell>
          <table:table-cell office:value-type="float" office:value="1.99984219" calcext:value-type="float">
            <text:p>1,999842</text:p>
          </table:table-cell>
          <table:table-cell office:value-type="float" office:value="2.00015875" calcext:value-type="float">
            <text:p>2,000159</text:p>
          </table:table-cell>
          <table:table-cell office:value-type="float" office:value="-0.0001434" calcext:value-type="float">
            <text:p>-0,000143</text:p>
          </table:table-cell>
          <table:table-cell office:value-type="float" office:value="0.000153" calcext:value-type="float">
            <text:p>0,00015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03895" calcext:value-type="float">
            <text:p>0,001039</text:p>
          </table:table-cell>
          <table:table-cell table:style-name="ce1"/>
          <table:table-cell table:style-name="ce2" office:value-type="float" office:value="184.72" calcext:value-type="float">
            <text:p>184,72</text:p>
          </table:table-cell>
          <table:table-cell office:value-type="float" office:value="1.999849" calcext:value-type="float">
            <text:p>1,999849</text:p>
          </table:table-cell>
          <table:table-cell office:value-type="float" office:value="2.000156" calcext:value-type="float">
            <text:p>2,000156</text:p>
          </table:table-cell>
          <table:table-cell office:value-type="float" office:value="-0.000159" calcext:value-type="float">
            <text:p>-0,000159</text:p>
          </table:table-cell>
          <table:table-cell office:value-type="float" office:value="0.000109" calcext:value-type="float">
            <text:p>0,00010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/>
          <table:table-cell table:style-name="ce1" office:value-type="string" calcext:value-type="string">
            <text:p>0 bis</text:p>
          </table:table-cell>
          <table:table-cell table:style-name="ce1"/>
          <table:table-cell table:style-name="ce1" office:value-type="float" office:value="0.00113074" calcext:value-type="float">
            <text:p>0,001131</text:p>
          </table:table-cell>
          <table:table-cell table:style-name="ce1"/>
          <table:table-cell table:style-name="ce2" office:value-type="float" office:value="47.02" calcext:value-type="float">
            <text:p>47,02</text:p>
          </table:table-cell>
          <table:table-cell office:value-type="float" office:value="1.999834695" calcext:value-type="float">
            <text:p>1,999835</text:p>
          </table:table-cell>
          <table:table-cell office:value-type="float" office:value="2.0001879" calcext:value-type="float">
            <text:p>2,000188</text:p>
          </table:table-cell>
          <table:table-cell office:value-type="float" office:value="-0.00014033" calcext:value-type="float">
            <text:p>-0,000140</text:p>
          </table:table-cell>
          <table:table-cell office:value-type="float" office:value="0.00011819" calcext:value-type="float">
            <text:p>0,000118</text:p>
          </table:table-cell>
          <table:table-cell table:style-name="ce1" table:formula="of:=[.S173]-[.R173]" office:value-type="float" office:value="0.00035320499999969" calcext:value-type="float">
            <text:p>0,000353</text:p>
          </table:table-cell>
          <table:table-cell table:style-name="ce1" table:formula="of:=[.U173]-[.T173]" office:value-type="float" office:value="0.00025852" calcext:value-type="float">
            <text:p>0,0002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1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table:style-name="ce1" office:value-type="float" office:value="0.00588429" calcext:value-type="float">
            <text:p>0,005884</text:p>
          </table:table-cell>
          <table:table-cell table:style-name="ce1"/>
          <table:table-cell table:style-name="ce2" office:value-type="float" office:value="365.23" calcext:value-type="float">
            <text:p>365,23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5077" calcext:value-type="float">
            <text:p>-0,000508</text:p>
          </table:table-cell>
          <table:table-cell office:value-type="float" office:value="0.0005690702" calcext:value-type="float">
            <text:p>0,00056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287" calcext:value-type="float">
            <text:p>287</text:p>
          </table:table-cell>
          <table:table-cell table:style-name="ce1" office:value-type="float" office:value="0.00582937" calcext:value-type="float">
            <text:p>0,005829</text:p>
          </table:table-cell>
          <table:table-cell table:style-name="ce1"/>
          <table:table-cell table:style-name="ce2" office:value-type="float" office:value="434" calcext:value-type="float">
            <text:p>434,00</text:p>
          </table:table-cell>
          <table:table-cell office:value-type="float" office:value="0.999652556" calcext:value-type="float">
            <text:p>0,999653</text:p>
          </table:table-cell>
          <table:table-cell office:value-type="float" office:value="1.0005387" calcext:value-type="float">
            <text:p>1,000539</text:p>
          </table:table-cell>
          <table:table-cell office:value-type="float" office:value="-0.000507726" calcext:value-type="float">
            <text:p>-0,000508</text:p>
          </table:table-cell>
          <table:table-cell office:value-type="float" office:value="0.000569070221" calcext:value-type="float">
            <text:p>0,000569</text:p>
          </table:table-cell>
          <table:table-cell table:style-name="ce1" table:formula="of:=[.S178]-[.R178]" office:value-type="float" office:value="0.000886143999999867" calcext:value-type="float">
            <text:p>0,000886</text:p>
          </table:table-cell>
          <table:table-cell table:style-name="ce1" table:formula="of:=[.U178]-[.T178]" office:value-type="float" office:value="0.001076796221" calcext:value-type="float">
            <text:p>0,00107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255971" calcext:value-type="float">
            <text:p>0,002560</text:p>
          </table:table-cell>
          <table:table-cell/>
          <table:table-cell table:style-name="ce2" office:value-type="float" office:value="141.61" calcext:value-type="float">
            <text:p>141,61</text:p>
          </table:table-cell>
          <table:table-cell office:value-type="float" office:value="0.99977709515" calcext:value-type="float">
            <text:p>0,999777</text:p>
          </table:table-cell>
          <table:table-cell office:value-type="float" office:value="1.0002295" calcext:value-type="float">
            <text:p>1,000230</text:p>
          </table:table-cell>
          <table:table-cell office:value-type="float" office:value="-0.0002830841585" calcext:value-type="float">
            <text:p>-0,000283</text:p>
          </table:table-cell>
          <table:table-cell office:value-type="float" office:value="0.000176" calcext:value-type="float">
            <text:p>0,0001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382073" calcext:value-type="float">
            <text:p>0,003821</text:p>
          </table:table-cell>
          <table:table-cell/>
          <table:table-cell table:style-name="ce2" office:value-type="float" office:value="191.83" calcext:value-type="float">
            <text:p>191,83</text:p>
          </table:table-cell>
          <table:table-cell office:value-type="float" office:value="0.9995758726" calcext:value-type="float">
            <text:p>0,999576</text:p>
          </table:table-cell>
          <table:table-cell office:value-type="float" office:value="1.0004242" calcext:value-type="float">
            <text:p>1,000424</text:p>
          </table:table-cell>
          <table:table-cell office:value-type="float" office:value="-0.00031" calcext:value-type="float">
            <text:p>-0,000310</text:p>
          </table:table-cell>
          <table:table-cell office:value-type="float" office:value="0.00027467" calcext:value-type="float">
            <text:p>0,00027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table:style-name="ce3"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/>
          <table:table-cell table:style-name="ce1" office:value-type="float" office:value="0.00116" calcext:value-type="float">
            <text:p>0,001160</text:p>
          </table:table-cell>
          <table:table-cell table:style-name="ce2" office:value-type="string" calcext:value-type="string">
            <text:p>1sol parasite</text:p>
          </table:table-cell>
          <table:table-cell table:style-name="ce2" office:value-type="float" office:value="4686.79" calcext:value-type="float">
            <text:p>4686,79</text:p>
          </table:table-cell>
          <table:table-cell office:value-type="float" office:value="0.9989691" calcext:value-type="float">
            <text:p>0,998969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243661" calcext:value-type="float">
            <text:p>0,002437</text:p>
          </table:table-cell>
          <table:table-cell/>
          <table:table-cell table:style-name="ce2" office:value-type="float" office:value="184.06" calcext:value-type="float">
            <text:p>184,06</text:p>
          </table:table-cell>
          <table:table-cell office:value-type="float" office:value="0.999778" calcext:value-type="float">
            <text:p>0,999778</text:p>
          </table:table-cell>
          <table:table-cell office:value-type="float" office:value="1.0001985352" calcext:value-type="float">
            <text:p>1,000199</text:p>
          </table:table-cell>
          <table:table-cell office:value-type="float" office:value="-0.00018027" calcext:value-type="float">
            <text:p>-0,000180</text:p>
          </table:table-cell>
          <table:table-cell office:value-type="float" office:value="0.000196526355" calcext:value-type="float">
            <text:p>0,00019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375626" calcext:value-type="float">
            <text:p>0,003756</text:p>
          </table:table-cell>
          <table:table-cell/>
          <table:table-cell table:style-name="ce2" office:value-type="float" office:value="193.41" calcext:value-type="float">
            <text:p>193,41</text:p>
          </table:table-cell>
          <table:table-cell office:value-type="float" office:value="0.9995808492" calcext:value-type="float">
            <text:p>0,999581</text:p>
          </table:table-cell>
          <table:table-cell office:value-type="float" office:value="1.0004056" calcext:value-type="float">
            <text:p>1,000406</text:p>
          </table:table-cell>
          <table:table-cell office:value-type="float" office:value="-0.000303642" calcext:value-type="float">
            <text:p>-0,000304</text:p>
          </table:table-cell>
          <table:table-cell office:value-type="float" office:value="0.000304762" calcext:value-type="float">
            <text:p>0,00030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78</text:p>
          </table:table-cell>
          <table:table-cell/>
          <table:table-cell table:style-name="ce1" office:value-type="float" office:value="0.001169" calcext:value-type="float">
            <text:p>0,001169</text:p>
          </table:table-cell>
          <table:table-cell table:style-name="ce2" office:value-type="string" calcext:value-type="string">
            <text:p>1sol parasite</text:p>
          </table:table-cell>
          <table:table-cell table:style-name="ce2" office:value-type="float" office:value="4766.51" calcext:value-type="float">
            <text:p>4766,51</text:p>
          </table:table-cell>
          <table:table-cell office:value-type="float" office:value="0.9989308" calcext:value-type="float">
            <text:p>0,998931</text:p>
          </table:table-cell>
          <table:table-cell office:value-type="float" office:value="1.00095399" calcext:value-type="float">
            <text:p>1,000954</text:p>
          </table:table-cell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280331" calcext:value-type="float">
            <text:p>0,002803</text:p>
          </table:table-cell>
          <table:table-cell/>
          <table:table-cell table:style-name="ce2" office:value-type="float" office:value="146.15" calcext:value-type="float">
            <text:p>146,15</text:p>
          </table:table-cell>
          <table:table-cell office:value-type="float" office:value="0.999728012" calcext:value-type="float">
            <text:p>0,999728</text:p>
          </table:table-cell>
          <table:table-cell office:value-type="float" office:value="1.0002529" calcext:value-type="float">
            <text:p>1,000253</text:p>
          </table:table-cell>
          <table:table-cell office:value-type="float" office:value="-0.00019" calcext:value-type="float">
            <text:p>-0,000190</text:p>
          </table:table-cell>
          <table:table-cell office:value-type="float" office:value="0.0002512" calcext:value-type="float">
            <text:p>0,0002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39159" calcext:value-type="float">
            <text:p>0,004392</text:p>
          </table:table-cell>
          <table:table-cell/>
          <table:table-cell table:style-name="ce2" office:value-type="float" office:value="137.92" calcext:value-type="float">
            <text:p>137,92</text:p>
          </table:table-cell>
          <table:table-cell office:value-type="float" office:value="0.9996150163" calcext:value-type="float">
            <text:p>0,999615</text:p>
          </table:table-cell>
          <table:table-cell office:value-type="float" office:value="1.00039276" calcext:value-type="float">
            <text:p>1,000393</text:p>
          </table:table-cell>
          <table:table-cell office:value-type="float" office:value="-0.0003014" calcext:value-type="float">
            <text:p>-0,000301</text:p>
          </table:table-cell>
          <table:table-cell office:value-type="float" office:value="0.0003296126" calcext:value-type="float">
            <text:p>0,0003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46147" calcext:value-type="float">
            <text:p>0,004461</text:p>
          </table:table-cell>
          <table:table-cell/>
          <table:table-cell table:style-name="ce2" office:value-type="float" office:value="108.87" calcext:value-type="float">
            <text:p>108,87</text:p>
          </table:table-cell>
          <table:table-cell office:value-type="float" office:value="0.99954686" calcext:value-type="float">
            <text:p>0,999547</text:p>
          </table:table-cell>
          <table:table-cell office:value-type="float" office:value="1.00044183" calcext:value-type="float">
            <text:p>1,000442</text:p>
          </table:table-cell>
          <table:table-cell office:value-type="float" office:value="-0.0004552" calcext:value-type="float">
            <text:p>-0,000455</text:p>
          </table:table-cell>
          <table:table-cell office:value-type="float" office:value="0.000338715" calcext:value-type="float">
            <text:p>0,000339</text:p>
          </table:table-cell>
          <table:table-cell table:style-name="ce1" table:formula="of:=[.S188]-[.R188]" office:value-type="float" office:value="0.000894969999999939" calcext:value-type="float">
            <text:p>0,000895</text:p>
          </table:table-cell>
          <table:table-cell table:style-name="ce1" table:formula="of:=[.U188]-[.T188]" office:value-type="float" office:value="0.000793915" calcext:value-type="float">
            <text:p>0,000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Bincre ne marche pas</text:p>
          </table:table-cell>
          <table:table-cell table:number-columns-repeated="11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table:style-name="ce1" office:value-type="float" office:value="0.00640662" calcext:value-type="float">
            <text:p>0,006407</text:p>
          </table:table-cell>
          <table:table-cell table:style-name="ce1"/>
          <table:table-cell table:style-name="ce2" office:value-type="float" office:value="584.8" calcext:value-type="float">
            <text:p>584,80</text:p>
          </table:table-cell>
          <table:table-cell office:value-type="float" office:value="-0.0350073" calcext:value-type="float">
            <text:p>-0,035007</text:p>
          </table:table-cell>
          <table:table-cell office:value-type="float" office:value="-0.03388368" calcext:value-type="float">
            <text:p>-0,033884</text:p>
          </table:table-cell>
          <table:table-cell office:value-type="float" office:value="-5.03953" calcext:value-type="float">
            <text:p>-5,039530</text:p>
          </table:table-cell>
          <table:table-cell office:value-type="float" office:value="-5.0273871" calcext:value-type="float">
            <text:p>-5,0273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/>
          <table:table-cell table:style-name="ce1" office:value-type="float" office:value="0.00784436" calcext:value-type="float">
            <text:p>0,007844</text:p>
          </table:table-cell>
          <table:table-cell table:style-name="ce1"/>
          <table:table-cell table:style-name="ce2" office:value-type="float" office:value="325.14" calcext:value-type="float">
            <text:p>325,14</text:p>
          </table:table-cell>
          <table:table-cell office:value-type="float" office:value="-0.03500736" calcext:value-type="float">
            <text:p>-0,035007</text:p>
          </table:table-cell>
          <table:table-cell office:value-type="float" office:value="-0.0338836" calcext:value-type="float">
            <text:p>-0,033884</text:p>
          </table:table-cell>
          <table:table-cell office:value-type="float" office:value="-5.040700449" calcext:value-type="float">
            <text:p>-5,040700</text:p>
          </table:table-cell>
          <table:table-cell office:value-type="float" office:value="-5.02621758" calcext:value-type="float">
            <text:p>-5,026218</text:p>
          </table:table-cell>
          <table:table-cell table:style-name="ce1" table:formula="of:=[.S192]-[.R192]" office:value-type="float" office:value="0.00112376" calcext:value-type="float">
            <text:p>0,001124</text:p>
          </table:table-cell>
          <table:table-cell table:style-name="ce1" table:formula="of:=[.U192]-[.T192]" office:value-type="float" office:value="0.0144828690000001" calcext:value-type="float">
            <text:p>0,014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</text:p>
          </table:table-cell>
          <table:table-cell/>
          <table:table-cell table:style-name="ce1" office:value-type="float" office:value="0.00566946" calcext:value-type="float">
            <text:p>0,005669</text:p>
          </table:table-cell>
          <table:table-cell table:style-name="ce1"/>
          <table:table-cell table:style-name="ce2" office:value-type="float" office:value="522.21" calcext:value-type="float">
            <text:p>522,21</text:p>
          </table:table-cell>
          <table:table-cell office:value-type="float" office:value="-0.0339333" calcext:value-type="float">
            <text:p>-0,033933</text:p>
          </table:table-cell>
          <table:table-cell office:value-type="float" office:value="-0.0304836" calcext:value-type="float">
            <text:p>-0,030484</text:p>
          </table:table-cell>
          <table:table-cell office:value-type="float" office:value="-5.035184" calcext:value-type="float">
            <text:p>-5,035184</text:p>
          </table:table-cell>
          <table:table-cell office:value-type="float" office:value="-5.0299561" calcext:value-type="float">
            <text:p>-5,02995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155738" calcext:value-type="float">
            <text:p>0,015574</text:p>
          </table:table-cell>
          <table:table-cell table:style-name="ce1"/>
          <table:table-cell table:style-name="ce2" office:value-type="float" office:value="47.05" calcext:value-type="float">
            <text:p>47,05</text:p>
          </table:table-cell>
          <table:table-cell office:value-type="float" office:value="-0.039712867" calcext:value-type="float">
            <text:p>-0,039713</text:p>
          </table:table-cell>
          <table:table-cell office:value-type="float" office:value="-0.02265143" calcext:value-type="float">
            <text:p>-0,022651</text:p>
          </table:table-cell>
          <table:table-cell office:value-type="float" office:value="-5.04005137" calcext:value-type="float">
            <text:p>-5,040051</text:p>
          </table:table-cell>
          <table:table-cell office:value-type="float" office:value="-5.0227000971" calcext:value-type="float">
            <text:p>-5,02270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/>
          <table:table-cell table:style-name="ce1" office:value-type="float" office:value="0.00645093" calcext:value-type="float">
            <text:p>0,006451</text:p>
          </table:table-cell>
          <table:table-cell table:style-name="ce1"/>
          <table:table-cell table:style-name="ce2" office:value-type="float" office:value="207.12" calcext:value-type="float">
            <text:p>207,12</text:p>
          </table:table-cell>
          <table:table-cell office:value-type="float" office:value="-0.0340772" calcext:value-type="float">
            <text:p>-0,034077</text:p>
          </table:table-cell>
          <table:table-cell office:value-type="float" office:value="-0.033895" calcext:value-type="float">
            <text:p>-0,033895</text:p>
          </table:table-cell>
          <table:table-cell office:value-type="float" office:value="-5.057556" calcext:value-type="float">
            <text:p>-5,057556</text:p>
          </table:table-cell>
          <table:table-cell office:value-type="float" office:value="-5.028957" calcext:value-type="float">
            <text:p>-5,028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</text:p>
          </table:table-cell>
          <table:table-cell/>
          <table:table-cell table:style-name="ce1" office:value-type="float" office:value="0.00887379" calcext:value-type="float">
            <text:p>0,008874</text:p>
          </table:table-cell>
          <table:table-cell table:style-name="ce1"/>
          <table:table-cell table:style-name="ce2" office:value-type="float" office:value="318.34" calcext:value-type="float">
            <text:p>318,34</text:p>
          </table:table-cell>
          <table:table-cell office:value-type="float" office:value="-0.034352" calcext:value-type="float">
            <text:p>-0,034352</text:p>
          </table:table-cell>
          <table:table-cell office:value-type="float" office:value="-0.0330844" calcext:value-type="float">
            <text:p>-0,033084</text:p>
          </table:table-cell>
          <table:table-cell office:value-type="float" office:value="-5.03822692" calcext:value-type="float">
            <text:p>-5,038227</text:p>
          </table:table-cell>
          <table:table-cell office:value-type="float" office:value="-5.0224347" calcext:value-type="float">
            <text:p>-5,02243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table:style-name="ce4" office:value-type="string" calcext:value-type="string">
            <text:p>Level 0</text:p>
          </table:table-cell>
          <table:table-cell table:style-name="ce4"/>
          <table:table-cell table:style-name="ce1" office:value-type="float" office:value="0.00667199" calcext:value-type="float">
            <text:p>0,006672</text:p>
          </table:table-cell>
          <table:table-cell table:style-name="ce1"/>
          <table:table-cell table:style-name="ce2" office:value-type="float" office:value="104.42" calcext:value-type="float">
            <text:p>104,42</text:p>
          </table:table-cell>
          <table:table-cell office:value-type="float" office:value="-0.034268607" calcext:value-type="float">
            <text:p>-0,034269</text:p>
          </table:table-cell>
          <table:table-cell office:value-type="float" office:value="-0.033570353" calcext:value-type="float">
            <text:p>-0,033570</text:p>
          </table:table-cell>
          <table:table-cell office:value-type="float" office:value="-5.03998696" calcext:value-type="float">
            <text:p>-5,039987</text:p>
          </table:table-cell>
          <table:table-cell office:value-type="float" office:value="-5.02716683" calcext:value-type="float">
            <text:p>-5,02716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/>
          <table:table-cell table:style-name="ce1" office:value-type="float" office:value="0.00252557" calcext:value-type="float">
            <text:p>0,002526</text:p>
          </table:table-cell>
          <table:table-cell table:style-name="ce1"/>
          <table:table-cell table:style-name="ce2" office:value-type="float" office:value="73.67" calcext:value-type="float">
            <text:p>73,67</text:p>
          </table:table-cell>
          <table:table-cell office:value-type="float" office:value="-0.033963718" calcext:value-type="float">
            <text:p>-0,033964</text:p>
          </table:table-cell>
          <table:table-cell office:value-type="float" office:value="-0.033898" calcext:value-type="float">
            <text:p>-0,033898</text:p>
          </table:table-cell>
          <table:table-cell office:value-type="float" office:value="-5.042273" calcext:value-type="float">
            <text:p>-5,042273</text:p>
          </table:table-cell>
          <table:table-cell office:value-type="float" office:value="-5.0325282" calcext:value-type="float">
            <text:p>-5,03252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 table:style-name="ce2" office:value-type="float" office:value="48.59" calcext:value-type="float">
            <text:p>48,59</text:p>
          </table:table-cell>
          <table:table-cell office:value-type="float" office:value="-0.0339928" calcext:value-type="float">
            <text:p>-0,033993</text:p>
          </table:table-cell>
          <table:table-cell office:value-type="float" office:value="-0.03384362" calcext:value-type="float">
            <text:p>-0,033844</text:p>
          </table:table-cell>
          <table:table-cell office:value-type="float" office:value="-5.03937043" calcext:value-type="float">
            <text:p>-5,039370</text:p>
          </table:table-cell>
          <table:table-cell office:value-type="float" office:value="-5.02879095" calcext:value-type="float">
            <text:p>-5,02879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41542" calcext:value-type="float">
            <text:p>0,004154</text:p>
          </table:table-cell>
          <table:table-cell table:style-name="ce1"/>
          <table:table-cell table:style-name="ce2" office:value-type="float" office:value="30.09" calcext:value-type="float">
            <text:p>30,09</text:p>
          </table:table-cell>
          <table:table-cell office:value-type="float" office:value="-0.03408157" calcext:value-type="float">
            <text:p>-0,034082</text:p>
          </table:table-cell>
          <table:table-cell office:value-type="float" office:value="-0.033752" calcext:value-type="float">
            <text:p>-0,033752</text:p>
          </table:table-cell>
          <table:table-cell office:value-type="float" office:value="-5.043261" calcext:value-type="float">
            <text:p>-5,043261</text:p>
          </table:table-cell>
          <table:table-cell office:value-type="float" office:value="-5.026163966" calcext:value-type="float">
            <text:p>-5,0261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40" calcext:value-type="float">
            <text:p>1024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61432" calcext:value-type="float">
            <text:p>0,006143</text:p>
          </table:table-cell>
          <table:table-cell table:style-name="ce1"/>
          <table:table-cell table:style-name="ce2" office:value-type="float" office:value="28.52" calcext:value-type="float">
            <text:p>28,52</text:p>
          </table:table-cell>
          <table:table-cell office:value-type="float" office:value="-0.03402649" calcext:value-type="float">
            <text:p>-0,034026</text:p>
          </table:table-cell>
          <table:table-cell office:value-type="float" office:value="-0.03380368" calcext:value-type="float">
            <text:p>-0,033804</text:p>
          </table:table-cell>
          <table:table-cell office:value-type="float" office:value="-5.042049" calcext:value-type="float">
            <text:p>-5,042049</text:p>
          </table:table-cell>
          <table:table-cell office:value-type="float" office:value="-5.024704" calcext:value-type="float">
            <text:p>-5,02470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636147" calcext:value-type="float">
            <text:p>0,006361</text:p>
          </table:table-cell>
          <table:table-cell table:style-name="ce1"/>
          <table:table-cell table:style-name="ce2" office:value-type="float" office:value="29.94" calcext:value-type="float">
            <text:p>29,94</text:p>
          </table:table-cell>
          <table:table-cell office:value-type="float" office:value="-0.03403974" calcext:value-type="float">
            <text:p>-0,034040</text:p>
          </table:table-cell>
          <table:table-cell office:value-type="float" office:value="-0.03379029" calcext:value-type="float">
            <text:p>-0,033790</text:p>
          </table:table-cell>
          <table:table-cell office:value-type="float" office:value="-5.04177747" calcext:value-type="float">
            <text:p>-5,041777</text:p>
          </table:table-cell>
          <table:table-cell office:value-type="float" office:value="-5.025592" calcext:value-type="float">
            <text:p>-5,025592</text:p>
          </table:table-cell>
          <table:table-cell table:style-name="ce1" table:formula="of:=[.S202]-[.R202]" office:value-type="float" office:value="0.000249449999999998" calcext:value-type="float">
            <text:p>0,000249</text:p>
          </table:table-cell>
          <table:table-cell table:style-name="ce1" table:formula="of:=[.U202]-[.T202]" office:value-type="float" office:value="0.0161854700000008" calcext:value-type="float">
            <text:p>0,0161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706543" calcext:value-type="float">
            <text:p>0,007065</text:p>
          </table:table-cell>
          <table:table-cell table:style-name="ce1"/>
          <table:table-cell table:style-name="ce2" office:value-type="float" office:value="17.05" calcext:value-type="float">
            <text:p>17,05</text:p>
          </table:table-cell>
          <table:table-cell office:value-type="float" office:value="-0.03430379" calcext:value-type="float">
            <text:p>-0,034304</text:p>
          </table:table-cell>
          <table:table-cell office:value-type="float" office:value="-0.033529294" calcext:value-type="float">
            <text:p>-0,033529</text:p>
          </table:table-cell>
          <table:table-cell office:value-type="float" office:value="-5.042602" calcext:value-type="float">
            <text:p>-5,042602</text:p>
          </table:table-cell>
          <table:table-cell office:value-type="float" office:value="-5.02559499" calcext:value-type="float">
            <text:p>-5,0255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/>
          <table:table-cell table:style-name="ce1" office:value-type="float" office:value="0.00527978" calcext:value-type="float">
            <text:p>0,005280</text:p>
          </table:table-cell>
          <table:table-cell table:style-name="ce1"/>
          <table:table-cell table:style-name="ce2" office:value-type="float" office:value="19.89" calcext:value-type="float">
            <text:p>19,89</text:p>
          </table:table-cell>
          <table:table-cell office:value-type="float" office:value="-0.034199" calcext:value-type="float">
            <text:p>-0,034199</text:p>
          </table:table-cell>
          <table:table-cell office:value-type="float" office:value="-0.03364" calcext:value-type="float">
            <text:p>-0,033640</text:p>
          </table:table-cell>
          <table:table-cell office:value-type="float" office:value="-5.04142592" calcext:value-type="float">
            <text:p>-5,041426</text:p>
          </table:table-cell>
          <table:table-cell office:value-type="float" office:value="-5.02616574" calcext:value-type="float">
            <text:p>-5,02616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8</text:p>
          </table:table-cell>
          <table:table-cell/>
          <table:table-cell table:style-name="ce1"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table:style-name="ce2" office:value-type="float" office:value="153.92" calcext:value-type="float">
            <text:p>153,92</text:p>
          </table:table-cell>
          <table:table-cell office:value-type="float" office:value="10.828085" calcext:value-type="float">
            <text:p>10,828085</text:p>
          </table:table-cell>
          <table:table-cell office:value-type="float" office:value="10.868699" calcext:value-type="float">
            <text:p>10,868699</text:p>
          </table:table-cell>
          <table:table-cell table:number-columns-repeated="2"/>
          <table:table-cell table:style-name="ce1" table:formula="of:=[.S206]-[.R206]" office:value-type="float" office:value="0.0406139999999997" calcext:value-type="float">
            <text:p>0,040614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office:value-type="float" office:value="0.52962095" calcext:value-type="float">
            <text:p>0,529621</text:p>
          </table:table-cell>
          <table:table-cell office:value-type="float" office:value="0.559520809" calcext:value-type="float">
            <text:p>0,559521</text:p>
          </table:table-cell>
          <table:table-cell table:number-columns-repeated="2"/>
          <table:table-cell table:style-name="ce1" table:formula="of:=[.S207]-[.R207]" office:value-type="float" office:value="0.029899859" calcext:value-type="float">
            <text:p>0,029900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7</text:p>
          </table:table-cell>
          <table:table-cell office:value-type="float" office:value="189" calcext:value-type="float">
            <text:p>189</text:p>
          </table:table-cell>
          <table:table-cell table:style-name="ce1" office:value-type="float" office:value="0.0509486" calcext:value-type="float">
            <text:p>0,050949</text:p>
          </table:table-cell>
          <table:table-cell table:style-name="ce1"/>
          <table:table-cell table:style-name="ce2" office:value-type="float" office:value="139.84" calcext:value-type="float">
            <text:p>139,84</text:p>
          </table:table-cell>
          <table:table-cell office:value-type="float" office:value="10.828085202" calcext:value-type="float">
            <text:p>10,828085</text:p>
          </table:table-cell>
          <table:table-cell office:value-type="float" office:value="10.8686992" calcext:value-type="float">
            <text:p>10,868699</text:p>
          </table:table-cell>
          <table:table-cell office:value-type="float" office:value="-10.858993" calcext:value-type="float">
            <text:p>-10,858993</text:p>
          </table:table-cell>
          <table:table-cell office:value-type="float" office:value="-10.8234751" calcext:value-type="float">
            <text:p>-10,823475</text:p>
          </table:table-cell>
          <table:table-cell table:style-name="ce1" table:formula="of:=[.S208]-[.R208]" office:value-type="float" office:value="0.0406139979999995" calcext:value-type="float">
            <text:p>0,040614</text:p>
          </table:table-cell>
          <table:table-cell table:style-name="ce1" table:formula="of:=[.U208]-[.T208]" office:value-type="float" office:value="0.0355179000000003" calcext:value-type="float">
            <text:p>0,035518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422734" calcext:value-type="float">
            <text:p>0,042273</text:p>
          </table:table-cell>
          <table:table-cell table:style-name="ce1"/>
          <table:table-cell table:style-name="ce2"/>
          <table:table-cell office:value-type="float" office:value="0.52962095" calcext:value-type="float">
            <text:p>0,529621</text:p>
          </table:table-cell>
          <table:table-cell office:value-type="float" office:value="0.55952" calcext:value-type="float">
            <text:p>0,559520</text:p>
          </table:table-cell>
          <table:table-cell office:value-type="float" office:value="-0.57334041" calcext:value-type="float">
            <text:p>-0,573340</text:p>
          </table:table-cell>
          <table:table-cell office:value-type="float" office:value="-0.534419" calcext:value-type="float">
            <text:p>-0,534419</text:p>
          </table:table-cell>
          <table:table-cell table:style-name="ce1" table:formula="of:=[.S209]-[.R209]" office:value-type="float" office:value="0.02989905" calcext:value-type="float">
            <text:p>0,029899</text:p>
          </table:table-cell>
          <table:table-cell table:style-name="ce1" table:formula="of:=[.U209]-[.T209]" office:value-type="float" office:value="0.03892141" calcext:value-type="float">
            <text:p>0,0389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5</text:p>
          </table:table-cell>
          <table:table-cell/>
          <table:table-cell table:style-name="ce1" office:value-type="float" office:value="0.0465809" calcext:value-type="float">
            <text:p>0,046581</text:p>
          </table:table-cell>
          <table:table-cell table:style-name="ce1" office:value-type="float" office:value="0.0422637" calcext:value-type="float">
            <text:p>0,042264</text:p>
          </table:table-cell>
          <table:table-cell table:style-name="ce2" office:value-type="float" office:value="180.66" calcext:value-type="float">
            <text:p>180,66</text:p>
          </table:table-cell>
          <table:table-cell office:value-type="float" office:value="10.828231" calcext:value-type="float">
            <text:p>10,828231</text:p>
          </table:table-cell>
          <table:table-cell office:value-type="float" office:value="10.8688453" calcext:value-type="float">
            <text:p>10,868845</text:p>
          </table:table-cell>
          <table:table-cell office:value-type="float" office:value="0.52954026" calcext:value-type="float">
            <text:p>0,529540</text:p>
          </table:table-cell>
          <table:table-cell office:value-type="float" office:value="0.55947807182" calcext:value-type="float">
            <text:p>0,55947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table:style-name="ce1" office:value-type="float" office:value="0.0598783" calcext:value-type="float">
            <text:p>0,059878</text:p>
          </table:table-cell>
          <table:table-cell table:style-name="ce1" office:value-type="float" office:value="0.0423454" calcext:value-type="float">
            <text:p>0,042345</text:p>
          </table:table-cell>
          <table:table-cell table:style-name="ce2" office:value-type="float" office:value="423.62" calcext:value-type="float">
            <text:p>423,62</text:p>
          </table:table-cell>
          <table:table-cell office:value-type="float" office:value="10.8185538" calcext:value-type="float">
            <text:p>10,818554</text:p>
          </table:table-cell>
          <table:table-cell office:value-type="float" office:value="10.868824" calcext:value-type="float">
            <text:p>10,868824</text:p>
          </table:table-cell>
          <table:table-cell office:value-type="float" office:value="0.5295060229" calcext:value-type="float">
            <text:p>0,529506</text:p>
          </table:table-cell>
          <table:table-cell office:value-type="float" office:value="0.5594393" calcext:value-type="float">
            <text:p>0,55943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table:style-name="ce1" office:value-type="float" office:value="0.0854069" calcext:value-type="float">
            <text:p>0,085407</text:p>
          </table:table-cell>
          <table:table-cell table:style-name="ce1" office:value-type="float" office:value="0.049147" calcext:value-type="float">
            <text:p>0,049147</text:p>
          </table:table-cell>
          <table:table-cell table:style-name="ce2" office:value-type="float" office:value="1588.74" calcext:value-type="float">
            <text:p>1588,74</text:p>
          </table:table-cell>
          <table:table-cell office:value-type="float" office:value="10.79803" calcext:value-type="float">
            <text:p>10,798030</text:p>
          </table:table-cell>
          <table:table-cell office:value-type="float" office:value="10.8792823" calcext:value-type="float">
            <text:p>10,879282</text:p>
          </table:table-cell>
          <table:table-cell office:value-type="float" office:value="0.540226" calcext:value-type="float">
            <text:p>0,540226</text:p>
          </table:table-cell>
          <table:table-cell office:value-type="float" office:value="0.5748631523" calcext:value-type="float">
            <text:p>0,57486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6</text:p>
          </table:table-cell>
          <table:table-cell/>
          <table:table-cell table:style-name="ce1" office:value-type="float" office:value="0.0853448" calcext:value-type="float">
            <text:p>0,085345</text:p>
          </table:table-cell>
          <table:table-cell table:style-name="ce1" office:value-type="float" office:value="0.0490758" calcext:value-type="float">
            <text:p>0,049076</text:p>
          </table:table-cell>
          <table:table-cell table:style-name="ce2" office:value-type="float" office:value="1843.32" calcext:value-type="float">
            <text:p>1843,32</text:p>
          </table:table-cell>
          <table:table-cell office:value-type="float" office:value="10.7978166" calcext:value-type="float">
            <text:p>10,797817</text:p>
          </table:table-cell>
          <table:table-cell office:value-type="float" office:value="10.87906" calcext:value-type="float">
            <text:p>10,879060</text:p>
          </table:table-cell>
          <table:table-cell office:value-type="float" office:value="0.5404219" calcext:value-type="float">
            <text:p>0,540422</text:p>
          </table:table-cell>
          <table:table-cell office:value-type="float" office:value="0.575068" calcext:value-type="float">
            <text:p>0,57506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216439" calcext:value-type="float">
            <text:p>0,021644</text:p>
          </table:table-cell>
          <table:table-cell table:style-name="ce1" office:value-type="float" office:value="0.000193178" calcext:value-type="float">
            <text:p>0,000193</text:p>
          </table:table-cell>
          <table:table-cell table:style-name="ce2" office:value-type="float" office:value="672.45" calcext:value-type="float">
            <text:p>672,45</text:p>
          </table:table-cell>
          <table:table-cell office:value-type="float" office:value="10.837459" calcext:value-type="float">
            <text:p>10,837459</text:p>
          </table:table-cell>
          <table:table-cell office:value-type="float" office:value="10.8540333" calcext:value-type="float">
            <text:p>10,854033</text:p>
          </table:table-cell>
          <table:table-cell office:value-type="float" office:value="0.549316399" calcext:value-type="float">
            <text:p>0,549316</text:p>
          </table:table-cell>
          <table:table-cell office:value-type="float" office:value="0.54938913" calcext:value-type="float">
            <text:p>0,549389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Basic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218576" calcext:value-type="float">
            <text:p>0,021858</text:p>
          </table:table-cell>
          <table:table-cell table:style-name="ce1" office:value-type="float" office:value="0.000338215" calcext:value-type="float">
            <text:p>0,000338</text:p>
          </table:table-cell>
          <table:table-cell table:style-name="ce2" office:value-type="float" office:value="737.3" calcext:value-type="float">
            <text:p>737,30</text:p>
          </table:table-cell>
          <table:table-cell office:value-type="float" office:value="10.83981232" calcext:value-type="float">
            <text:p>10,839812</text:p>
          </table:table-cell>
          <table:table-cell office:value-type="float" office:value="10.8524721" calcext:value-type="float">
            <text:p>10,852472</text:p>
          </table:table-cell>
          <table:table-cell office:value-type="float" office:value="0.5492855" calcext:value-type="float">
            <text:p>0,549286</text:p>
          </table:table-cell>
          <table:table-cell office:value-type="float" office:value="0.5494203" calcext:value-type="float">
            <text:p>0,54942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296843" calcext:value-type="float">
            <text:p>0,029684</text:p>
          </table:table-cell>
          <table:table-cell table:style-name="ce1" office:value-type="float" office:value="0.0003784" calcext:value-type="float">
            <text:p>0,000378</text:p>
          </table:table-cell>
          <table:table-cell table:style-name="ce2" office:value-type="float" office:value="707.28" calcext:value-type="float">
            <text:p>707,28</text:p>
          </table:table-cell>
          <table:table-cell office:value-type="float" office:value="10.83316" calcext:value-type="float">
            <text:p>10,833160</text:p>
          </table:table-cell>
          <table:table-cell office:value-type="float" office:value="10.858987" calcext:value-type="float">
            <text:p>10,858987</text:p>
          </table:table-cell>
          <table:table-cell office:value-type="float" office:value="0.54928413" calcext:value-type="float">
            <text:p>0,549284</text:p>
          </table:table-cell>
          <table:table-cell office:value-type="float" office:value="0.5494213624" calcext:value-type="float">
            <text:p>0,5494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364012" calcext:value-type="float">
            <text:p>0,036401</text:p>
          </table:table-cell>
          <table:table-cell table:style-name="ce1" office:value-type="float" office:value="0.000365846" calcext:value-type="float">
            <text:p>0,000366</text:p>
          </table:table-cell>
          <table:table-cell table:style-name="ce2" office:value-type="float" office:value="475.81" calcext:value-type="float">
            <text:p>475,81</text:p>
          </table:table-cell>
          <table:table-cell office:value-type="float" office:value="10.8290047" calcext:value-type="float">
            <text:p>10,829005</text:p>
          </table:table-cell>
          <table:table-cell office:value-type="float" office:value="10.85943352317" calcext:value-type="float">
            <text:p>10,859434</text:p>
          </table:table-cell>
          <table:table-cell office:value-type="float" office:value="0.549284008" calcext:value-type="float">
            <text:p>0,549284</text:p>
          </table:table-cell>
          <table:table-cell office:value-type="float" office:value="0.549421530428" calcext:value-type="float">
            <text:p>0,54942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73826" calcext:value-type="float">
            <text:p>0,047383</text:p>
          </table:table-cell>
          <table:table-cell table:style-name="ce1"/>
          <table:table-cell table:style-name="ce2" office:value-type="float" office:value="451.86" calcext:value-type="float">
            <text:p>451,86</text:p>
          </table:table-cell>
          <table:table-cell office:value-type="float" office:value="10.8275536" calcext:value-type="float">
            <text:p>10,827554</text:p>
          </table:table-cell>
          <table:table-cell office:value-type="float" office:value="10.863968" calcext:value-type="float">
            <text:p>10,863968</text:p>
          </table:table-cell>
          <table:table-cell office:value-type="float" office:value="-10.85938102" calcext:value-type="float">
            <text:p>-10,859381</text:p>
          </table:table-cell>
          <table:table-cell office:value-type="float" office:value="-10.8238649" calcext:value-type="float">
            <text:p>-10,823865</text:p>
          </table:table-cell>
          <table:table-cell table:style-name="ce1" table:formula="of:=[.S218]-[.R218]" office:value-type="float" office:value="0.0364144" calcext:value-type="float">
            <text:p>0,036414</text:p>
          </table:table-cell>
          <table:table-cell table:style-name="ce1" table:formula="of:=[.U218]-[.T218]" office:value-type="float" office:value="0.0355161200000005" calcext:value-type="float">
            <text:p>0,035516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0106094" calcext:value-type="float">
            <text:p>0,001061</text:p>
          </table:table-cell>
          <table:table-cell table:style-name="ce1"/>
          <table:table-cell table:style-name="ce2"/>
          <table:table-cell office:value-type="float" office:value="0.54912759" calcext:value-type="float">
            <text:p>0,549128</text:p>
          </table:table-cell>
          <table:table-cell office:value-type="float" office:value="0.54971991" calcext:value-type="float">
            <text:p>0,549720</text:p>
          </table:table-cell>
          <table:table-cell office:value-type="float" office:value="-0.549714886" calcext:value-type="float">
            <text:p>-0,549715</text:p>
          </table:table-cell>
          <table:table-cell office:value-type="float" office:value="-0.5488616" calcext:value-type="float">
            <text:p>-0,548862</text:p>
          </table:table-cell>
          <table:table-cell table:style-name="ce1" table:formula="of:=[.S219]-[.R219]" office:value-type="float" office:value="0.00059231999999998" calcext:value-type="float">
            <text:p>0,000592</text:p>
          </table:table-cell>
          <table:table-cell table:style-name="ce1" table:formula="of:=[.U219]-[.T219]" office:value-type="float" office:value="0.00085328600000012" calcext:value-type="float">
            <text:p>0,0008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s avant refining</text:p>
          </table:table-cell>
          <table:table-cell office:value-type="string" calcext:value-type="string">
            <text:p>CtcDynCidGuess+3Bs</text:p>
          </table:table-cell>
          <table:table-cell office:value-type="string" calcext:value-type="string">
            <text:p>all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445703" calcext:value-type="float">
            <text:p>0,044570</text:p>
          </table:table-cell>
          <table:table-cell table:style-name="ce1"/>
          <table:table-cell table:style-name="ce2" office:value-type="float" office:value="141.72" calcext:value-type="float">
            <text:p>141,72</text:p>
          </table:table-cell>
          <table:table-cell office:value-type="float" office:value="10.8327594" calcext:value-type="float">
            <text:p>10,832759</text:p>
          </table:table-cell>
          <table:table-cell office:value-type="float" office:value="10.85747632" calcext:value-type="float">
            <text:p>10,857476</text:p>
          </table:table-cell>
          <table:table-cell office:value-type="float" office:value="-10.868145" calcext:value-type="float">
            <text:p>-10,868145</text:p>
          </table:table-cell>
          <table:table-cell office:value-type="float" office:value="-10.822424" calcext:value-type="float">
            <text:p>-10,822424</text:p>
          </table:table-cell>
          <table:table-cell table:style-name="ce1" table:formula="of:=[.S220]-[.R220]" office:value-type="float" office:value="0.0247169199999995" calcext:value-type="float">
            <text:p>0,024717</text:p>
          </table:table-cell>
          <table:table-cell table:style-name="ce1" table:formula="of:=[.U220]-[.T220]" office:value-type="float" office:value="0.0457210000000003" calcext:value-type="float">
            <text:p>0,04572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office:value-type="float" office:value="0.0114552" calcext:value-type="float">
            <text:p>0,011455</text:p>
          </table:table-cell>
          <table:table-cell table:style-name="ce1"/>
          <table:table-cell table:style-name="ce2"/>
          <table:table-cell office:value-type="float" office:value="0.546176098" calcext:value-type="float">
            <text:p>0,546176</text:p>
          </table:table-cell>
          <table:table-cell office:value-type="float" office:value="0.55319177" calcext:value-type="float">
            <text:p>0,553192</text:p>
          </table:table-cell>
          <table:table-cell office:value-type="float" office:value="-0.5515601" calcext:value-type="float">
            <text:p>-0,551560</text:p>
          </table:table-cell>
          <table:table-cell office:value-type="float" office:value="-0.547113115" calcext:value-type="float">
            <text:p>-0,547113</text:p>
          </table:table-cell>
          <table:table-cell table:style-name="ce1" table:formula="of:=[.S221]-[.R221]" office:value-type="float" office:value="0.00701567199999997" calcext:value-type="float">
            <text:p>0,007016</text:p>
          </table:table-cell>
          <table:table-cell table:style-name="ce1" table:formula="of:=[.U221]-[.T221]" office:value-type="float" office:value="0.00444698499999996" calcext:value-type="float">
            <text:p>0,00444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1,21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273076" calcext:value-type="float">
            <text:p>0,027308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/>
          <table:table-cell office:value-type="float" office:value="10.839769" calcext:value-type="float">
            <text:p>10,839769</text:p>
          </table:table-cell>
          <table:table-cell office:value-type="float" office:value="10.85503991" calcext:value-type="float">
            <text:p>10,855040</text:p>
          </table:table-cell>
          <table:table-cell/>
          <table:table-cell office:value-type="float" office:value="0.5494183" calcext:value-type="float">
            <text:p>0,5494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[-23,23]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0.0359197" calcext:value-type="float">
            <text:p>0,035920</text:p>
          </table:table-cell>
          <table:table-cell table:style-name="ce1" office:value-type="float" office:value="0.000372284" calcext:value-type="float">
            <text:p>0,000372</text:p>
          </table:table-cell>
          <table:table-cell table:style-name="ce2"/>
          <table:table-cell office:value-type="float" office:value="10.82910009" calcext:value-type="float">
            <text:p>10,829100</text:p>
          </table:table-cell>
          <table:table-cell office:value-type="float" office:value="10.8577811" calcext:value-type="float">
            <text:p>10,857781</text:p>
          </table:table-cell>
          <table:table-cell office:value-type="float" office:value="0.5492868" calcext:value-type="float">
            <text:p>0,549287</text:p>
          </table:table-cell>
          <table:table-cell office:value-type="float" office:value="0.5493863" calcext:value-type="float">
            <text:p>0,54938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0708878" calcext:value-type="float">
            <text:p>0,007089</text:p>
          </table:table-cell>
          <table:table-cell table:style-name="ce1"/>
          <table:table-cell table:style-name="ce2" office:value-type="float" office:value="19.4029" calcext:value-type="float">
            <text:p>19,40</text:p>
          </table:table-cell>
          <table:table-cell office:value-type="float" office:value="0.28170131961" calcext:value-type="float">
            <text:p>0,281701</text:p>
          </table:table-cell>
          <table:table-cell office:value-type="float" office:value="0.28562299" calcext:value-type="float">
            <text:p>0,285623</text:p>
          </table:table-cell>
          <table:table-cell office:value-type="float" office:value="-0.9608916" calcext:value-type="float">
            <text:p>-0,960892</text:p>
          </table:table-cell>
          <table:table-cell office:value-type="float" office:value="-0.95695685178" calcext:value-type="float">
            <text:p>-0,95695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0595061" calcext:value-type="float">
            <text:p>0,005951</text:p>
          </table:table-cell>
          <table:table-cell table:style-name="ce1"/>
          <table:table-cell table:style-name="ce2" office:value-type="float" office:value="309.46" calcext:value-type="float">
            <text:p>309,46</text:p>
          </table:table-cell>
          <table:table-cell office:value-type="float" office:value="0.2829414" calcext:value-type="float">
            <text:p>0,282941</text:p>
          </table:table-cell>
          <table:table-cell office:value-type="float" office:value="0.284417957" calcext:value-type="float">
            <text:p>0,284418</text:p>
          </table:table-cell>
          <table:table-cell office:value-type="float" office:value="-0.9594756" calcext:value-type="float">
            <text:p>-0,959476</text:p>
          </table:table-cell>
          <table:table-cell office:value-type="float" office:value="-0.957994842" calcext:value-type="float">
            <text:p>-0,957995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56537" calcext:value-type="float">
            <text:p>0,025654</text:p>
          </table:table-cell>
          <table:table-cell table:style-name="ce1"/>
          <table:table-cell table:style-name="ce2" office:value-type="float" office:value="89.6888" calcext:value-type="float">
            <text:p>89,69</text:p>
          </table:table-cell>
          <table:table-cell office:value-type="float" office:value="0.2770726" calcext:value-type="float">
            <text:p>0,277073</text:p>
          </table:table-cell>
          <table:table-cell office:value-type="float" office:value="0.2902513" calcext:value-type="float">
            <text:p>0,290251</text:p>
          </table:table-cell>
          <table:table-cell office:value-type="float" office:value="-0.965534" calcext:value-type="float">
            <text:p>-0,965534</text:p>
          </table:table-cell>
          <table:table-cell office:value-type="float" office:value="-0.952313135" calcext:value-type="float">
            <text:p>-0,9523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22771" calcext:value-type="float">
            <text:p>0,022277</text:p>
          </table:table-cell>
          <table:table-cell table:style-name="ce1"/>
          <table:table-cell table:style-name="ce2" office:value-type="float" office:value="347.115" calcext:value-type="float">
            <text:p>347,12</text:p>
          </table:table-cell>
          <table:table-cell office:value-type="float" office:value="0.2813216" calcext:value-type="float">
            <text:p>0,281322</text:p>
          </table:table-cell>
          <table:table-cell office:value-type="float" office:value="0.28631171" calcext:value-type="float">
            <text:p>0,286312</text:p>
          </table:table-cell>
          <table:table-cell office:value-type="float" office:value="-0.96206367" calcext:value-type="float">
            <text:p>-0,962064</text:p>
          </table:table-cell>
          <table:table-cell office:value-type="float" office:value="-0.9564010988" calcext:value-type="float">
            <text:p>-0,95640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41197" calcext:value-type="float">
            <text:p>0,024120</text:p>
          </table:table-cell>
          <table:table-cell table:style-name="ce1"/>
          <table:table-cell table:style-name="ce2"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1004" calcext:value-type="float">
            <text:p>0,021004</text:p>
          </table:table-cell>
          <table:table-cell table:style-name="ce1"/>
          <table:table-cell table:style-name="ce2"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979092" calcext:value-type="float">
            <text:p>0,097909</text:p>
          </table:table-cell>
          <table:table-cell table:style-name="ce1"/>
          <table:table-cell table:style-name="ce2" office:value-type="float" office:value="16.67" calcext:value-type="float">
            <text:p>16,67</text:p>
          </table:table-cell>
          <table:table-cell office:value-type="float" office:value="0.25877554835" calcext:value-type="float">
            <text:p>0,258776</text:p>
          </table:table-cell>
          <table:table-cell office:value-type="float" office:value="0.30854404611" calcext:value-type="float">
            <text:p>0,308544</text:p>
          </table:table-cell>
          <table:table-cell office:value-type="float" office:value="-0.98390174" calcext:value-type="float">
            <text:p>-0,983902</text:p>
          </table:table-cell>
          <table:table-cell office:value-type="float" office:value="-0.93392258" calcext:value-type="float">
            <text:p>-0,93392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744792" calcext:value-type="float">
            <text:p>0,074479</text:p>
          </table:table-cell>
          <table:table-cell table:style-name="ce1"/>
          <table:table-cell table:style-name="ce2" office:value-type="float" office:value="1414.74" calcext:value-type="float">
            <text:p>1414,74</text:p>
          </table:table-cell>
          <table:table-cell office:value-type="float" office:value="0.2767026" calcext:value-type="float">
            <text:p>0,276703</text:p>
          </table:table-cell>
          <table:table-cell office:value-type="float" office:value="0.2905968" calcext:value-type="float">
            <text:p>0,290597</text:p>
          </table:table-cell>
          <table:table-cell office:value-type="float" office:value="-0.9647995865" calcext:value-type="float">
            <text:p>-0,964800</text:p>
          </table:table-cell>
          <table:table-cell office:value-type="float" office:value="-0.95304772885" calcext:value-type="float">
            <text:p>-0,95304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482519" calcext:value-type="float">
            <text:p>0,048252</text:p>
          </table:table-cell>
          <table:table-cell table:style-name="ce1"/>
          <table:table-cell table:style-name="ce2" office:value-type="float" office:value="36.6356" calcext:value-type="float">
            <text:p>36,64</text:p>
          </table:table-cell>
          <table:table-cell office:value-type="float" office:value="0.2714022" calcext:value-type="float">
            <text:p>0,271402</text:p>
          </table:table-cell>
          <table:table-cell office:value-type="float" office:value="0.29592" calcext:value-type="float">
            <text:p>0,295920</text:p>
          </table:table-cell>
          <table:table-cell office:value-type="float" office:value="-0.97122" calcext:value-type="float">
            <text:p>-0,971220</text:p>
          </table:table-cell>
          <table:table-cell office:value-type="float" office:value="-0.946617664" calcext:value-type="float">
            <text:p>-0,946618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41197" calcext:value-type="float">
            <text:p>0,024120</text:p>
          </table:table-cell>
          <table:table-cell table:style-name="ce1"/>
          <table:table-cell table:style-name="ce2" office:value-type="float" office:value="70.2277" calcext:value-type="float">
            <text:p>70,23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120583" calcext:value-type="float">
            <text:p>0,012058</text:p>
          </table:table-cell>
          <table:table-cell table:style-name="ce1"/>
          <table:table-cell table:style-name="ce2" office:value-type="float" office:value="132.75" calcext:value-type="float">
            <text:p>132,75</text:p>
          </table:table-cell>
          <table:table-cell office:value-type="float" office:value="0.2805988" calcext:value-type="float">
            <text:p>0,280599</text:p>
          </table:table-cell>
          <table:table-cell office:value-type="float" office:value="0.2867253" calcext:value-type="float">
            <text:p>0,286725</text:p>
          </table:table-cell>
          <table:table-cell office:value-type="float" office:value="-0.9619966" calcext:value-type="float">
            <text:p>-0,961997</text:p>
          </table:table-cell>
          <table:table-cell office:value-type="float" office:value="-0.955851" calcext:value-type="float">
            <text:p>-0,95585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41196" calcext:value-type="float">
            <text:p>0,024120</text:p>
          </table:table-cell>
          <table:table-cell table:style-name="ce1"/>
          <table:table-cell table:style-name="ce2" office:value-type="float" office:value="109.32" calcext:value-type="float">
            <text:p>109,32</text:p>
          </table:table-cell>
          <table:table-cell office:value-type="float" office:value="0.2775344" calcext:value-type="float">
            <text:p>0,277534</text:p>
          </table:table-cell>
          <table:table-cell office:value-type="float" office:value="0.2897896" calcext:value-type="float">
            <text:p>0,289790</text:p>
          </table:table-cell>
          <table:table-cell office:value-type="float" office:value="-0.96507" calcext:value-type="float">
            <text:p>-0,965070</text:p>
          </table:table-cell>
          <table:table-cell office:value-type="float" office:value="-0.952776" calcext:value-type="float">
            <text:p>-0,95277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09839" calcext:value-type="float">
            <text:p>0,020984</text:p>
          </table:table-cell>
          <table:table-cell table:style-name="ce1"/>
          <table:table-cell table:style-name="ce2" office:value-type="float" office:value="375.35" calcext:value-type="float">
            <text:p>375,35</text:p>
          </table:table-cell>
          <table:table-cell office:value-type="float" office:value="0.2807582" calcext:value-type="float">
            <text:p>0,280758</text:p>
          </table:table-cell>
          <table:table-cell office:value-type="float" office:value="0.2861293789" calcext:value-type="float">
            <text:p>0,286129</text:p>
          </table:table-cell>
          <table:table-cell office:value-type="float" office:value="-0.960713" calcext:value-type="float">
            <text:p>-0,960713</text:p>
          </table:table-cell>
          <table:table-cell office:value-type="float" office:value="-0.9560637348" calcext:value-type="float">
            <text:p>-0,95606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21004" calcext:value-type="float">
            <text:p>0,021004</text:p>
          </table:table-cell>
          <table:table-cell table:style-name="ce1"/>
          <table:table-cell table:style-name="ce2" office:value-type="float" office:value="328.39" calcext:value-type="float">
            <text:p>328,39</text:p>
          </table:table-cell>
          <table:table-cell office:value-type="float" office:value="0.2809828" calcext:value-type="float">
            <text:p>0,280983</text:p>
          </table:table-cell>
          <table:table-cell office:value-type="float" office:value="0.2863616" calcext:value-type="float">
            <text:p>0,286362</text:p>
          </table:table-cell>
          <table:table-cell office:value-type="float" office:value="-0.96068631864" calcext:value-type="float">
            <text:p>-0,960686</text:p>
          </table:table-cell>
          <table:table-cell office:value-type="float" office:value="-0.956008" calcext:value-type="float">
            <text:p>-0,956008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19_wrappingivp corr.</text:p>
          </table:table-cell>
          <table:table-cell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000</text:p>
          </table:table-cell>
          <table:table-cell table:number-columns-repeated="4"/>
          <table:table-cell office:value-type="string" calcext:value-type="string">
            <text:p>no biss</text:p>
          </table:table-cell>
          <table:table-cell office:value-type="string" calcext:value-type="string">
            <text:p>0 biss</text:p>
          </table:table-cell>
          <table:table-cell/>
          <table:table-cell table:style-name="ce1" office:value-type="float" office:value="0.00381112" calcext:value-type="float">
            <text:p>0,003811</text:p>
          </table:table-cell>
          <table:table-cell table:style-name="ce1"/>
          <table:table-cell table:style-name="ce2" office:value-type="float" office:value="64.12" calcext:value-type="float">
            <text:p>64,12</text:p>
          </table:table-cell>
          <table:table-cell office:value-type="float" office:value="0.2827176" calcext:value-type="float">
            <text:p>0,282718</text:p>
          </table:table-cell>
          <table:table-cell office:value-type="float" office:value="0.2846067" calcext:value-type="float">
            <text:p>0,284607</text:p>
          </table:table-cell>
          <table:table-cell office:value-type="float" office:value="-0.959812" calcext:value-type="float">
            <text:p>-0,959812</text:p>
          </table:table-cell>
          <table:table-cell office:value-type="float" office:value="-0.958035653" calcext:value-type="float">
            <text:p>-0,958036</text:p>
          </table:table-cell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[-0,1 0,1]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table:style-name="ce1" office:value-type="string" calcext:value-type="string">
            <text:p>inf</text:p>
          </table:table-cell>
          <table:table-cell table:style-name="ce1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omain[0,3]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table:style-name="ce1" office:value-type="string" calcext:value-type="string">
            <text:p>inf</text:p>
          </table:table-cell>
          <table:table-cell table:style-name="ce1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4</text:p>
          </table:table-cell>
          <table:table-cell/>
          <table:table-cell table:style-name="ce1" office:value-type="float" office:value="6.86" calcext:value-type="float">
            <text:p>6,860000</text:p>
          </table:table-cell>
          <table:table-cell table:style-name="ce1" office:value-type="string" calcext:value-type="string">
            <text:p>sol parasite</text:p>
          </table:table-cell>
          <table:table-cell table:style-name="ce2" office:value-type="float" office:value="1277.85" calcext:value-type="float">
            <text:p>1277,85</text:p>
          </table:table-cell>
          <table:table-cell office:value-type="float" office:value="-1.585522955" calcext:value-type="float">
            <text:p>-1,585523</text:p>
          </table:table-cell>
          <table:table-cell office:value-type="float" office:value="-0.39170028" calcext:value-type="float">
            <text:p>-0,391700</text:p>
          </table:table-cell>
          <table:table-cell office:value-type="float" office:value="-0.451075" calcext:value-type="float">
            <text:p>-0,451075</text:p>
          </table:table-cell>
          <table:table-cell office:value-type="float" office:value="0.97893434813" calcext:value-type="float">
            <text:p>0,97893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3</text:p>
          </table:table-cell>
          <table:table-cell/>
          <table:table-cell table:style-name="ce1" office:value-type="float" office:value="4.04661" calcext:value-type="float">
            <text:p>4,046610</text:p>
          </table:table-cell>
          <table:table-cell table:style-name="ce1"/>
          <table:table-cell table:style-name="ce2" office:value-type="float" office:value="1006.13" calcext:value-type="float">
            <text:p>1006,13</text:p>
          </table:table-cell>
          <table:table-cell office:value-type="float" office:value="-1.296242" calcext:value-type="float">
            <text:p>-1,296242</text:p>
          </table:table-cell>
          <table:table-cell office:value-type="float" office:value="-0.667998" calcext:value-type="float">
            <text:p>-0,667998</text:p>
          </table:table-cell>
          <table:table-cell office:value-type="float" office:value="-0.220354" calcext:value-type="float">
            <text:p>-0,220354</text:p>
          </table:table-cell>
          <table:table-cell office:value-type="float" office:value="0.52125427996" calcext:value-type="float">
            <text:p>0,52125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1.81955" calcext:value-type="float">
            <text:p>1,819550</text:p>
          </table:table-cell>
          <table:table-cell table:style-name="ce1"/>
          <table:table-cell table:style-name="ce2" office:value-type="float" office:value="157.437" calcext:value-type="float">
            <text:p>157,44</text:p>
          </table:table-cell>
          <table:table-cell office:value-type="float" office:value="-1.1283935" calcext:value-type="float">
            <text:p>-1,128394</text:p>
          </table:table-cell>
          <table:table-cell office:value-type="float" office:value="-0.84841554" calcext:value-type="float">
            <text:p>-0,848416</text:p>
          </table:table-cell>
          <table:table-cell office:value-type="float" office:value="-0.06366576" calcext:value-type="float">
            <text:p>-0,063666</text:p>
          </table:table-cell>
          <table:table-cell office:value-type="float" office:value="0.32806211" calcext:value-type="float">
            <text:p>0,328062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table:style-name="ce1" office:value-type="float" office:value="2.02198" calcext:value-type="float">
            <text:p>2,021980</text:p>
          </table:table-cell>
          <table:table-cell table:style-name="ce1"/>
          <table:table-cell table:style-name="ce2" office:value-type="float" office:value="291.59" calcext:value-type="float">
            <text:p>291,59</text:p>
          </table:table-cell>
          <table:table-cell office:value-type="float" office:value="-1.245769" calcext:value-type="float">
            <text:p>-1,245769</text:p>
          </table:table-cell>
          <table:table-cell office:value-type="float" office:value="-0.68289828" calcext:value-type="float">
            <text:p>-0,682898</text:p>
          </table:table-cell>
          <table:table-cell office:value-type="float" office:value="-0.1712495031" calcext:value-type="float">
            <text:p>-0,171250</text:p>
          </table:table-cell>
          <table:table-cell office:value-type="float" office:value="0.46568147895" calcext:value-type="float">
            <text:p>0,46568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2.3769" calcext:value-type="float">
            <text:p>2,376900</text:p>
          </table:table-cell>
          <table:table-cell table:style-name="ce1"/>
          <table:table-cell table:style-name="ce2" office:value-type="float" office:value="173.4" calcext:value-type="float">
            <text:p>173,40</text:p>
          </table:table-cell>
          <table:table-cell office:value-type="float" office:value="-1.23892419" calcext:value-type="float">
            <text:p>-1,238924</text:p>
          </table:table-cell>
          <table:table-cell office:value-type="float" office:value="-0.73326825" calcext:value-type="float">
            <text:p>-0,733268</text:p>
          </table:table-cell>
          <table:table-cell office:value-type="float" office:value="-0.135721" calcext:value-type="float">
            <text:p>-0,135721</text:p>
          </table:table-cell>
          <table:table-cell office:value-type="float" office:value="0.467136" calcext:value-type="float">
            <text:p>0,46713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3.08529" calcext:value-type="float">
            <text:p>3,085290</text:p>
          </table:table-cell>
          <table:table-cell table:style-name="ce1"/>
          <table:table-cell table:style-name="ce2" office:value-type="float" office:value="82.71" calcext:value-type="float">
            <text:p>82,71</text:p>
          </table:table-cell>
          <table:table-cell office:value-type="float" office:value="-1.353747" calcext:value-type="float">
            <text:p>-1,353747</text:p>
          </table:table-cell>
          <table:table-cell office:value-type="float" office:value="-0.5247257" calcext:value-type="float">
            <text:p>-0,524726</text:p>
          </table:table-cell>
          <table:table-cell office:value-type="float" office:value="-0.1500889" calcext:value-type="float">
            <text:p>-0,150089</text:p>
          </table:table-cell>
          <table:table-cell office:value-type="float" office:value="0.60298718" calcext:value-type="float">
            <text:p>0,602987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3.0496" calcext:value-type="float">
            <text:p>3,049600</text:p>
          </table:table-cell>
          <table:table-cell table:style-name="ce1"/>
          <table:table-cell table:style-name="ce2" office:value-type="float" office:value="93.75" calcext:value-type="float">
            <text:p>93,75</text:p>
          </table:table-cell>
          <table:table-cell office:value-type="float" office:value="-1.3214699" calcext:value-type="float">
            <text:p>-1,321470</text:p>
          </table:table-cell>
          <table:table-cell office:value-type="float" office:value="-0.5349174" calcext:value-type="float">
            <text:p>-0,534917</text:p>
          </table:table-cell>
          <table:table-cell office:value-type="float" office:value="-0.1547893" calcext:value-type="float">
            <text:p>-0,154789</text:p>
          </table:table-cell>
          <table:table-cell office:value-type="float" office:value="0.5964135" calcext:value-type="float">
            <text:p>0,59641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1.85411" calcext:value-type="float">
            <text:p>1,854110</text:p>
          </table:table-cell>
          <table:table-cell table:style-name="ce1"/>
          <table:table-cell table:style-name="ce2" office:value-type="float" office:value="152.46" calcext:value-type="float">
            <text:p>152,46</text:p>
          </table:table-cell>
          <table:table-cell office:value-type="float" office:value="-1.1376182" calcext:value-type="float">
            <text:p>-1,137618</text:p>
          </table:table-cell>
          <table:table-cell office:value-type="float" office:value="-0.8524913" calcext:value-type="float">
            <text:p>-0,852491</text:p>
          </table:table-cell>
          <table:table-cell office:value-type="float" office:value="-0.0565908" calcext:value-type="float">
            <text:p>-0,056591</text:p>
          </table:table-cell>
          <table:table-cell office:value-type="float" office:value="0.343826306" calcext:value-type="float">
            <text:p>0,3438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1.72807" calcext:value-type="float">
            <text:p>1,728070</text:p>
          </table:table-cell>
          <table:table-cell table:style-name="ce1"/>
          <table:table-cell table:style-name="ce2" office:value-type="float" office:value="326.05" calcext:value-type="float">
            <text:p>326,05</text:p>
          </table:table-cell>
          <table:table-cell office:value-type="float" office:value="-1.13630058" calcext:value-type="float">
            <text:p>-1,136301</text:p>
          </table:table-cell>
          <table:table-cell office:value-type="float" office:value="-0.8542869" calcext:value-type="float">
            <text:p>-0,854287</text:p>
          </table:table-cell>
          <table:table-cell office:value-type="float" office:value="-0.04722" calcext:value-type="float">
            <text:p>-0,047220</text:p>
          </table:table-cell>
          <table:table-cell office:value-type="float" office:value="0.3219443805" calcext:value-type="float">
            <text:p>0,32194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7</text:p>
          </table:table-cell>
          <table:table-cell/>
          <table:table-cell table:style-name="ce1" office:value-type="float" office:value="1.67413" calcext:value-type="float">
            <text:p>1,674130</text:p>
          </table:table-cell>
          <table:table-cell table:style-name="ce1"/>
          <table:table-cell table:style-name="ce2" office:value-type="float" office:value="831.97" calcext:value-type="float">
            <text:p>831,97</text:p>
          </table:table-cell>
          <table:table-cell office:value-type="float" office:value="-1.1224493" calcext:value-type="float">
            <text:p>-1,122449</text:p>
          </table:table-cell>
          <table:table-cell office:value-type="float" office:value="-0.85708" calcext:value-type="float">
            <text:p>-0,857080</text:p>
          </table:table-cell>
          <table:table-cell office:value-type="float" office:value="-0.050020274" calcext:value-type="float">
            <text:p>-0,050020</text:p>
          </table:table-cell>
          <table:table-cell office:value-type="float" office:value="0.34272115" calcext:value-type="float">
            <text:p>0,34272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1.7714" calcext:value-type="float">
            <text:p>1,771400</text:p>
          </table:table-cell>
          <table:table-cell table:style-name="ce1"/>
          <table:table-cell table:style-name="ce2" office:value-type="float" office:value="772.96" calcext:value-type="float">
            <text:p>772,96</text:p>
          </table:table-cell>
          <table:table-cell office:value-type="float" office:value="-1.1327119" calcext:value-type="float">
            <text:p>-1,132712</text:p>
          </table:table-cell>
          <table:table-cell office:value-type="float" office:value="-0.859614" calcext:value-type="float">
            <text:p>-0,859614</text:p>
          </table:table-cell>
          <table:table-cell office:value-type="float" office:value="-0.049344302" calcext:value-type="float">
            <text:p>-0,049344</text:p>
          </table:table-cell>
          <table:table-cell office:value-type="float" office:value="0.3254299" calcext:value-type="float">
            <text:p>0,325430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4]</text:p>
          </table:table-cell>
          <table:table-cell table:number-columns-repeated="12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3.00587" calcext:value-type="float">
            <text:p>3,005870</text:p>
          </table:table-cell>
          <table:table-cell table:style-name="ce1"/>
          <table:table-cell table:style-name="ce2" office:value-type="float" office:value="1113.22" calcext:value-type="float">
            <text:p>1113,22</text:p>
          </table:table-cell>
          <table:table-cell office:value-type="float" office:value="-0.891315" calcext:value-type="float">
            <text:p>-0,891315</text:p>
          </table:table-cell>
          <table:table-cell office:value-type="float" office:value="-0.4393923" calcext:value-type="float">
            <text:p>-0,439392</text:p>
          </table:table-cell>
          <table:table-cell office:value-type="float" office:value="-0.959368" calcext:value-type="float">
            <text:p>-0,959368</text:p>
          </table:table-cell>
          <table:table-cell office:value-type="float" office:value="0.5509843826306" calcext:value-type="float">
            <text:p>0,5509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Domain[0,5]</text:p>
          </table:table-cell>
          <table:table-cell table:number-columns-repeated="12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4921" calcext:value-type="float">
            <text:p>4921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6.51745" calcext:value-type="float">
            <text:p>6,517450</text:p>
          </table:table-cell>
          <table:table-cell/>
          <table:table-cell table:style-name="ce2" office:value-type="float" office:value="3812.12" calcext:value-type="float">
            <text:p>3812,12</text:p>
          </table:table-cell>
          <table:table-cell office:value-type="float" office:value="-0.2952694" calcext:value-type="float">
            <text:p>-0,295269</text:p>
          </table:table-cell>
          <table:table-cell office:value-type="float" office:value="0.844943" calcext:value-type="float">
            <text:p>0,844943</text:p>
          </table:table-cell>
          <table:table-cell office:value-type="float" office:value="-1.4579701" calcext:value-type="float">
            <text:p>-1,457970</text:p>
          </table:table-cell>
          <table:table-cell office:value-type="float" office:value="-0.4934313" calcext:value-type="float">
            <text:p>-0,493431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/>
          <table:table-cell table:style-name="ce1" office:value-type="float" office:value="6.54888" calcext:value-type="float">
            <text:p>6,548880</text:p>
          </table:table-cell>
          <table:table-cell table:style-name="ce1"/>
          <table:table-cell table:style-name="ce2" office:value-type="float" office:value="4848.56" calcext:value-type="float">
            <text:p>4848,56</text:p>
          </table:table-cell>
          <table:table-cell office:value-type="float" office:value="-0.289745" calcext:value-type="float">
            <text:p>-0,289745</text:p>
          </table:table-cell>
          <table:table-cell office:value-type="float" office:value="0.749548" calcext:value-type="float">
            <text:p>0,749548</text:p>
          </table:table-cell>
          <table:table-cell office:value-type="float" office:value="-1.4341518" calcext:value-type="float">
            <text:p>-1,434152</text:p>
          </table:table-cell>
          <table:table-cell office:value-type="float" office:value="-0.5699131" calcext:value-type="float">
            <text:p>-0,569913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0-11</text:p>
          </table:table-cell>
          <table:table-cell/>
          <table:table-cell table:style-name="ce1" office:value-type="float" office:value="4.00418" calcext:value-type="float">
            <text:p>4,004180</text:p>
          </table:table-cell>
          <table:table-cell/>
          <table:table-cell table:style-name="ce2" office:value-type="float" office:value="3565.65" calcext:value-type="float">
            <text:p>3565,65</text:p>
          </table:table-cell>
          <table:table-cell office:value-type="float" office:value="-0.30419756" calcext:value-type="float">
            <text:p>-0,304198</text:p>
          </table:table-cell>
          <table:table-cell office:value-type="float" office:value="0.8663321612" calcext:value-type="float">
            <text:p>0,866332</text:p>
          </table:table-cell>
          <table:table-cell office:value-type="float" office:value="-1.533479" calcext:value-type="float">
            <text:p>-1,533479</text:p>
          </table:table-cell>
          <table:table-cell office:value-type="float" office:value="-0.370508184" calcext:value-type="float">
            <text:p>-0,370508</text:p>
          </table:table-cell>
          <table:table-cell table:style-name="ce1"/>
          <table:table-cell table:style-name="ce1" table:formula="of:=[.S265]-[.R265]" office:value-type="float" office:value="1.1705297212" calcext:value-type="float">
            <text:p>1,170530</text:p>
          </table:table-cell>
          <table:table-cell table:formula="of:=[.U265]-[.T265]" office:value-type="float" office:value="1.162970816" calcext:value-type="float">
            <text:p>1,1629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8-9</text:p>
          </table:table-cell>
          <table:table-cell/>
          <table:table-cell table:style-name="ce1" office:value-type="float" office:value="4.84341" calcext:value-type="float">
            <text:p>4,843410</text:p>
          </table:table-cell>
          <table:table-cell/>
          <table:table-cell table:style-name="ce2" office:value-type="float" office:value="4038.64" calcext:value-type="float">
            <text:p>4038,64</text:p>
          </table:table-cell>
          <table:table-cell office:value-type="float" office:value="-0.33802746" calcext:value-type="float">
            <text:p>-0,338027</text:p>
          </table:table-cell>
          <table:table-cell office:value-type="float" office:value="0.794652" calcext:value-type="float">
            <text:p>0,794652</text:p>
          </table:table-cell>
          <table:table-cell office:value-type="float" office:value="-1.376097" calcext:value-type="float">
            <text:p>-1,376097</text:p>
          </table:table-cell>
          <table:table-cell office:value-type="float" office:value="-0.4607836" calcext:value-type="float">
            <text:p>-0,460784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 table:number-columns-repeated="2"/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/>
          <table:table-cell table:style-name="ce1" office:value-type="float" office:value="6.78937" calcext:value-type="float">
            <text:p>6,789370</text:p>
          </table:table-cell>
          <table:table-cell table:style-name="ce1"/>
          <table:table-cell table:style-name="ce2" office:value-type="float" office:value="3602.83" calcext:value-type="float">
            <text:p>3602,83</text:p>
          </table:table-cell>
          <table:table-cell office:value-type="float" office:value="-0.3367312" calcext:value-type="float">
            <text:p>-0,336731</text:p>
          </table:table-cell>
          <table:table-cell office:value-type="float" office:value="0.822996" calcext:value-type="float">
            <text:p>0,822996</text:p>
          </table:table-cell>
          <table:table-cell office:value-type="float" office:value="-1.470194549" calcext:value-type="float">
            <text:p>-1,470195</text:p>
          </table:table-cell>
          <table:table-cell office:value-type="float" office:value="-0.50662612" calcext:value-type="float">
            <text:p>-0,506626</text:p>
          </table:table-cell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21_alexwrapping</text:p>
          </table:table-cell>
          <table:table-cell office:value-type="string" calcext:value-type="string">
            <text:p>Domain[0,5]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table:number-columns-repeated="2"/>
          <table:table-cell table:style-name="ce1" office:value-type="float" office:value="4.51221" calcext:value-type="float">
            <text:p>4,512210</text:p>
          </table:table-cell>
          <table:table-cell table:style-name="ce1"/>
          <table:table-cell table:style-name="ce2" office:value-type="float" office:value="5571.57" calcext:value-type="float">
            <text:p>5571,57</text:p>
          </table:table-cell>
          <table:table-cell office:value-type="float" office:value="-0.081273282" calcext:value-type="float">
            <text:p>-0,081273</text:p>
          </table:table-cell>
          <table:table-cell office:value-type="float" office:value="0.59827069" calcext:value-type="float">
            <text:p>0,598271</text:p>
          </table:table-cell>
          <table:table-cell office:value-type="float" office:value="-1.15905827" calcext:value-type="float">
            <text:p>-1,159058</text:p>
          </table:table-cell>
          <table:table-cell office:value-type="float" office:value="-0.665265" calcext:value-type="float">
            <text:p>-0,665265</text:p>
          </table:table-cell>
          <table:table-cell table:style-name="ce1"/>
          <table:table-cell table:style-name="ce1" table:formula="of:=[.S272]-[.R272]" office:value-type="float" office:value="0.679543972" calcext:value-type="float">
            <text:p>0,679544</text:p>
          </table:table-cell>
          <table:table-cell table:formula="of:=[.U272]-[.T272]" office:value-type="float" office:value="0.49379327" calcext:value-type="float">
            <text:p>0,4937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.47609" calcext:value-type="float">
            <text:p>4,476090</text:p>
          </table:table-cell>
          <table:table-cell table:style-name="ce1"/>
          <table:table-cell table:style-name="ce2" office:value-type="float" office:value="600.33" calcext:value-type="float">
            <text:p>600,33</text:p>
          </table:table-cell>
          <table:table-cell office:value-type="float" office:value="-0.037691249" calcext:value-type="float">
            <text:p>-0,037691</text:p>
          </table:table-cell>
          <table:table-cell office:value-type="float" office:value="0.5690675" calcext:value-type="float">
            <text:p>0,56906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273]-[.R273]" office:value-type="float" office:value="0.606758749" calcext:value-type="float">
            <text:p>0,606759</text:p>
          </table:table-cell>
          <table:table-cell table:formula="of:=[.U273]-[.T273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6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.76432" calcext:value-type="float">
            <text:p>4,764320</text:p>
          </table:table-cell>
          <table:table-cell table:style-name="ce1"/>
          <table:table-cell table:style-name="ce2" office:value-type="float" office:value="795.47" calcext:value-type="float">
            <text:p>795,47</text:p>
          </table:table-cell>
          <table:table-cell office:value-type="float" office:value="-0.12031" calcext:value-type="float">
            <text:p>-0,120310</text:p>
          </table:table-cell>
          <table:table-cell office:value-type="float" office:value="0.6378381" calcext:value-type="float">
            <text:p>0,637838</text:p>
          </table:table-cell>
          <table:table-cell office:value-type="float" office:value="-1.1732601" calcext:value-type="float">
            <text:p>-1,173260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274]-[.R274]" office:value-type="float" office:value="0.7581481" calcext:value-type="float">
            <text:p>0,758148</text:p>
          </table:table-cell>
          <table:table-cell table:formula="of:=[.U274]-[.T274]" office:value-type="float" office:value="0.4401351" calcext:value-type="float">
            <text:p>0,4401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0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4.46627" calcext:value-type="float">
            <text:p>4,466270</text:p>
          </table:table-cell>
          <table:table-cell table:style-name="ce1"/>
          <table:table-cell table:style-name="ce2" office:value-type="float" office:value="921.77" calcext:value-type="float">
            <text:p>921,77</text:p>
          </table:table-cell>
          <table:table-cell office:value-type="float" office:value="-0.07597740929" calcext:value-type="float">
            <text:p>-0,075977</text:p>
          </table:table-cell>
          <table:table-cell office:value-type="float" office:value="0.56127389733" calcext:value-type="float">
            <text:p>0,561274</text:p>
          </table:table-cell>
          <table:table-cell office:value-type="float" office:value="-1.21875712" calcext:value-type="float">
            <text:p>-1,218757</text:p>
          </table:table-cell>
          <table:table-cell office:value-type="float" office:value="-0.733125" calcext:value-type="float">
            <text:p>-0,733125</text:p>
          </table:table-cell>
          <table:table-cell table:style-name="ce1"/>
          <table:table-cell table:style-name="ce1" table:formula="of:=[.S275]-[.R275]" office:value-type="float" office:value="0.63725130662" calcext:value-type="float">
            <text:p>0,637251</text:p>
          </table:table-cell>
          <table:table-cell table:formula="of:=[.U275]-[.T275]" office:value-type="float" office:value="0.48563212" calcext:value-type="float">
            <text:p>0,4856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.999" calcext:value-type="float">
            <text:p>0,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.92954" calcext:value-type="float">
            <text:p>4,929540</text:p>
          </table:table-cell>
          <table:table-cell table:style-name="ce1"/>
          <table:table-cell table:style-name="ce2" office:value-type="float" office:value="649.35" calcext:value-type="float">
            <text:p>649,35</text:p>
          </table:table-cell>
          <table:table-cell office:value-type="float" office:value="-0.0781145238" calcext:value-type="float">
            <text:p>-0,078115</text:p>
          </table:table-cell>
          <table:table-cell office:value-type="float" office:value="0.6283596" calcext:value-type="float">
            <text:p>0,628360</text:p>
          </table:table-cell>
          <table:table-cell office:value-type="float" office:value="-1.20534755" calcext:value-type="float">
            <text:p>-1,205348</text:p>
          </table:table-cell>
          <table:table-cell office:value-type="float" office:value="-0.6463738207" calcext:value-type="float">
            <text:p>-0,646374</text:p>
          </table:table-cell>
          <table:table-cell table:style-name="ce1"/>
          <table:table-cell table:style-name="ce1" table:formula="of:=[.S276]-[.R276]" office:value-type="float" office:value="0.7064741238" calcext:value-type="float">
            <text:p>0,706474</text:p>
          </table:table-cell>
          <table:table-cell table:formula="of:=[.U276]-[.T276]" office:value-type="float" office:value="0.5589737293" calcext:value-type="float">
            <text:p>0,5589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8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.70589" calcext:value-type="float">
            <text:p>4,705890</text:p>
          </table:table-cell>
          <table:table-cell table:style-name="ce1"/>
          <table:table-cell table:style-name="ce2" office:value-type="float" office:value="561.81" calcext:value-type="float">
            <text:p>561,81</text:p>
          </table:table-cell>
          <table:table-cell office:value-type="float" office:value="-0.0778196" calcext:value-type="float">
            <text:p>-0,077820</text:p>
          </table:table-cell>
          <table:table-cell office:value-type="float" office:value="0.5612746102" calcext:value-type="float">
            <text:p>0,561275</text:p>
          </table:table-cell>
          <table:table-cell office:value-type="float" office:value="-1.2189503" calcext:value-type="float">
            <text:p>-1,218950</text:p>
          </table:table-cell>
          <table:table-cell office:value-type="float" office:value="-0.684395089" calcext:value-type="float">
            <text:p>-0,684395</text:p>
          </table:table-cell>
          <table:table-cell table:style-name="ce1"/>
          <table:table-cell table:style-name="ce1" table:formula="of:=[.S277]-[.R277]" office:value-type="float" office:value="0.6390942102" calcext:value-type="float">
            <text:p>0,639094</text:p>
          </table:table-cell>
          <table:table-cell table:formula="of:=[.U277]-[.T277]" office:value-type="float" office:value="0.534555211" calcext:value-type="float">
            <text:p>0,5345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5.35001" calcext:value-type="float">
            <text:p>5,350010</text:p>
          </table:table-cell>
          <table:table-cell table:style-name="ce1"/>
          <table:table-cell table:style-name="ce2" office:value-type="float" office:value="454.01" calcext:value-type="float">
            <text:p>454,01</text:p>
          </table:table-cell>
          <table:table-cell office:value-type="float" office:value="0.0100861" calcext:value-type="float">
            <text:p>0,010086</text:p>
          </table:table-cell>
          <table:table-cell office:value-type="float" office:value="0.5447478" calcext:value-type="float">
            <text:p>0,544748</text:p>
          </table:table-cell>
          <table:table-cell office:value-type="float" office:value="-1.17996869" calcext:value-type="float">
            <text:p>-1,179969</text:p>
          </table:table-cell>
          <table:table-cell office:value-type="float" office:value="-0.64281532" calcext:value-type="float">
            <text:p>-0,642815</text:p>
          </table:table-cell>
          <table:table-cell table:style-name="ce1"/>
          <table:table-cell table:style-name="ce1" table:formula="of:=[.S278]-[.R278]" office:value-type="float" office:value="0.5346617" calcext:value-type="float">
            <text:p>0,534662</text:p>
          </table:table-cell>
          <table:table-cell table:formula="of:=[.U278]-[.T278]" office:value-type="float" office:value="0.53715337" calcext:value-type="float">
            <text:p>0,5371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4</text:p>
          </table:table-cell>
          <table:table-cell/>
          <table:table-cell table:style-name="ce1" office:value-type="float" office:value="4.40548" calcext:value-type="float">
            <text:p>4,405480</text:p>
          </table:table-cell>
          <table:table-cell table:style-name="ce1"/>
          <table:table-cell table:style-name="ce2" office:value-type="float" office:value="700.72" calcext:value-type="float">
            <text:p>700,72</text:p>
          </table:table-cell>
          <table:table-cell office:value-type="float" office:value="0.0632519" calcext:value-type="float">
            <text:p>0,063252</text:p>
          </table:table-cell>
          <table:table-cell office:value-type="float" office:value="0.50716421" calcext:value-type="float">
            <text:p>0,507164</text:p>
          </table:table-cell>
          <table:table-cell office:value-type="float" office:value="-1.14182109" calcext:value-type="float">
            <text:p>-1,141821</text:p>
          </table:table-cell>
          <table:table-cell office:value-type="float" office:value="-0.6829149" calcext:value-type="float">
            <text:p>-0,682915</text:p>
          </table:table-cell>
          <table:table-cell table:style-name="ce1"/>
          <table:table-cell table:style-name="ce1" table:formula="of:=[.S279]-[.R279]" office:value-type="float" office:value="0.44391231" calcext:value-type="float">
            <text:p>0,443912</text:p>
          </table:table-cell>
          <table:table-cell table:formula="of:=[.U279]-[.T279]" office:value-type="float" office:value="0.45890619" calcext:value-type="float">
            <text:p>0,4589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5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3.78698" calcext:value-type="float">
            <text:p>3,786980</text:p>
          </table:table-cell>
          <table:table-cell table:style-name="ce1"/>
          <table:table-cell table:style-name="ce2" office:value-type="float" office:value="1188.77" calcext:value-type="float">
            <text:p>1188,77</text:p>
          </table:table-cell>
          <table:table-cell office:value-type="float" office:value="0.119425" calcext:value-type="float">
            <text:p>0,119425</text:p>
          </table:table-cell>
          <table:table-cell office:value-type="float" office:value="0.459586" calcext:value-type="float">
            <text:p>0,459586</text:p>
          </table:table-cell>
          <table:table-cell office:value-type="float" office:value="-1.1315598" calcext:value-type="float">
            <text:p>-1,131560</text:p>
          </table:table-cell>
          <table:table-cell office:value-type="float" office:value="-0.7316857" calcext:value-type="float">
            <text:p>-0,731686</text:p>
          </table:table-cell>
          <table:table-cell table:style-name="ce1"/>
          <table:table-cell table:style-name="ce1" table:formula="of:=[.S280]-[.R280]" office:value-type="float" office:value="0.340161" calcext:value-type="float">
            <text:p>0,340161</text:p>
          </table:table-cell>
          <table:table-cell table:formula="of:=[.U280]-[.T280]" office:value-type="float" office:value="0.3998741" calcext:value-type="float">
            <text:p>0,3998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1" office:value-type="float" office:value="3.83325" calcext:value-type="float">
            <text:p>3,833250</text:p>
          </table:table-cell>
          <table:table-cell table:style-name="ce1"/>
          <table:table-cell table:style-name="ce2" office:value-type="float" office:value="1100.04" calcext:value-type="float">
            <text:p>1100,04</text:p>
          </table:table-cell>
          <table:table-cell office:value-type="float" office:value="0.1130104793" calcext:value-type="float">
            <text:p>0,113010</text:p>
          </table:table-cell>
          <table:table-cell office:value-type="float" office:value="0.45021" calcext:value-type="float">
            <text:p>0,450210</text:p>
          </table:table-cell>
          <table:table-cell office:value-type="float" office:value="-1.1381453" calcext:value-type="float">
            <text:p>-1,138145</text:p>
          </table:table-cell>
          <table:table-cell office:value-type="float" office:value="-0.7038341963" calcext:value-type="float">
            <text:p>-0,703834</text:p>
          </table:table-cell>
          <table:table-cell table:style-name="ce1"/>
          <table:table-cell table:style-name="ce1" table:formula="of:=[.S281]-[.R281]" office:value-type="float" office:value="0.3371995207" calcext:value-type="float">
            <text:p>0,337200</text:p>
          </table:table-cell>
          <table:table-cell table:formula="of:=[.U281]-[.T281]" office:value-type="float" office:value="0.4343111037" calcext:value-type="float">
            <text:p>0,4343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(t0)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4.60922" calcext:value-type="float">
            <text:p>4,609220</text:p>
          </table:table-cell>
          <table:table-cell table:style-name="ce1"/>
          <table:table-cell table:style-name="ce2" office:value-type="float" office:value="483.07" calcext:value-type="float">
            <text:p>483,07</text:p>
          </table:table-cell>
          <table:table-cell office:value-type="float" office:value="0.01861689" calcext:value-type="float">
            <text:p>0,018617</text:p>
          </table:table-cell>
          <table:table-cell office:value-type="float" office:value="0.560600208" calcext:value-type="float">
            <text:p>0,560600</text:p>
          </table:table-cell>
          <table:table-cell office:value-type="float" office:value="-1.1933993115" calcext:value-type="float">
            <text:p>-1,193399</text:p>
          </table:table-cell>
          <table:table-cell office:value-type="float" office:value="-0.5655142579" calcext:value-type="float">
            <text:p>-0,565514</text:p>
          </table:table-cell>
          <table:table-cell table:style-name="ce1"/>
          <table:table-cell table:style-name="ce1" table:formula="of:=[.S282]-[.R282]" office:value-type="float" office:value="0.541983318" calcext:value-type="float">
            <text:p>0,541983</text:p>
          </table:table-cell>
          <table:table-cell table:formula="of:=[.U282]-[.T282]" office:value-type="float" office:value="0.6278850536" calcext:value-type="float">
            <text:p>0,6278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4.24053" calcext:value-type="float">
            <text:p>4,240530</text:p>
          </table:table-cell>
          <table:table-cell table:style-name="ce1"/>
          <table:table-cell table:style-name="ce2" office:value-type="float" office:value="606.36" calcext:value-type="float">
            <text:p>606,36</text:p>
          </table:table-cell>
          <table:table-cell office:value-type="float" office:value="0.068820286" calcext:value-type="float">
            <text:p>0,068820</text:p>
          </table:table-cell>
          <table:table-cell office:value-type="float" office:value="0.5105748" calcext:value-type="float">
            <text:p>0,510575</text:p>
          </table:table-cell>
          <table:table-cell office:value-type="float" office:value="-1.1576808" calcext:value-type="float">
            <text:p>-1,157681</text:p>
          </table:table-cell>
          <table:table-cell office:value-type="float" office:value="-0.6325049223" calcext:value-type="float">
            <text:p>-0,632505</text:p>
          </table:table-cell>
          <table:table-cell table:style-name="ce1"/>
          <table:table-cell table:style-name="ce1" table:formula="of:=[.S283]-[.R283]" office:value-type="float" office:value="0.441754514" calcext:value-type="float">
            <text:p>0,441755</text:p>
          </table:table-cell>
          <table:table-cell table:formula="of:=[.U283]-[.T283]" office:value-type="float" office:value="0.5251758777" calcext:value-type="float">
            <text:p>0,5251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.95133" calcext:value-type="float">
            <text:p>3,951330</text:p>
          </table:table-cell>
          <table:table-cell table:style-name="ce1"/>
          <table:table-cell table:style-name="ce2" office:value-type="float" office:value="864.55" calcext:value-type="float">
            <text:p>864,55</text:p>
          </table:table-cell>
          <table:table-cell office:value-type="float" office:value="0.1137197" calcext:value-type="float">
            <text:p>0,113720</text:p>
          </table:table-cell>
          <table:table-cell office:value-type="float" office:value="0.4620818" calcext:value-type="float">
            <text:p>0,462082</text:p>
          </table:table-cell>
          <table:table-cell office:value-type="float" office:value="-1.1221989" calcext:value-type="float">
            <text:p>-1,122199</text:p>
          </table:table-cell>
          <table:table-cell office:value-type="float" office:value="-0.66651166" calcext:value-type="float">
            <text:p>-0,666512</text:p>
          </table:table-cell>
          <table:table-cell table:style-name="ce1"/>
          <table:table-cell table:style-name="ce1" table:formula="of:=[.S284]-[.R284]" office:value-type="float" office:value="0.3483621" calcext:value-type="float">
            <text:p>0,348362</text:p>
          </table:table-cell>
          <table:table-cell table:formula="of:=[.U284]-[.T284]" office:value-type="float" office:value="0.45568724" calcext:value-type="float">
            <text:p>0,4556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.68976" calcext:value-type="float">
            <text:p>3,689760</text:p>
          </table:table-cell>
          <table:table-cell table:style-name="ce1"/>
          <table:table-cell table:style-name="ce2" office:value-type="float" office:value="1246.53" calcext:value-type="float">
            <text:p>1246,53</text:p>
          </table:table-cell>
          <table:table-cell office:value-type="float" office:value="0.12839392539" calcext:value-type="float">
            <text:p>0,128394</text:p>
          </table:table-cell>
          <table:table-cell office:value-type="float" office:value="0.42436803" calcext:value-type="float">
            <text:p>0,424368</text:p>
          </table:table-cell>
          <table:table-cell office:value-type="float" office:value="-1.1193935" calcext:value-type="float">
            <text:p>-1,119394</text:p>
          </table:table-cell>
          <table:table-cell office:value-type="float" office:value="-0.72960252" calcext:value-type="float">
            <text:p>-0,729603</text:p>
          </table:table-cell>
          <table:table-cell table:style-name="ce1"/>
          <table:table-cell table:style-name="ce1" table:formula="of:=[.S285]-[.R285]" office:value-type="float" office:value="0.29597410461" calcext:value-type="float">
            <text:p>0,295974</text:p>
          </table:table-cell>
          <table:table-cell table:formula="of:=[.U285]-[.T285]" office:value-type="float" office:value="0.38979098" calcext:value-type="float">
            <text:p>0,3897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.52888" calcext:value-type="float">
            <text:p>3,528880</text:p>
          </table:table-cell>
          <table:table-cell table:style-name="ce1"/>
          <table:table-cell table:style-name="ce2" office:value-type="float" office:value="1558.64" calcext:value-type="float">
            <text:p>1558,64</text:p>
          </table:table-cell>
          <table:table-cell office:value-type="float" office:value="0.148582615" calcext:value-type="float">
            <text:p>0,148583</text:p>
          </table:table-cell>
          <table:table-cell office:value-type="float" office:value="0.39309088188" calcext:value-type="float">
            <text:p>0,393091</text:p>
          </table:table-cell>
          <table:table-cell office:value-type="float" office:value="-1.1064827" calcext:value-type="float">
            <text:p>-1,106483</text:p>
          </table:table-cell>
          <table:table-cell office:value-type="float" office:value="-0.73472074886" calcext:value-type="float">
            <text:p>-0,734721</text:p>
          </table:table-cell>
          <table:table-cell table:style-name="ce1"/>
          <table:table-cell table:style-name="ce1" table:formula="of:=[.S286]-[.R286]" office:value-type="float" office:value="0.24450826688" calcext:value-type="float">
            <text:p>0,244508</text:p>
          </table:table-cell>
          <table:table-cell table:formula="of:=[.U286]-[.T286]" office:value-type="float" office:value="0.37176195114" calcext:value-type="float">
            <text:p>0,3717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.48037" calcext:value-type="float">
            <text:p>3,480370</text:p>
          </table:table-cell>
          <table:table-cell table:style-name="ce1"/>
          <table:table-cell table:style-name="ce2" office:value-type="float" office:value="1641.35" calcext:value-type="float">
            <text:p>1641,35</text:p>
          </table:table-cell>
          <table:table-cell office:value-type="float" office:value="0.1468042098" calcext:value-type="float">
            <text:p>0,146804</text:p>
          </table:table-cell>
          <table:table-cell office:value-type="float" office:value="0.3867737" calcext:value-type="float">
            <text:p>0,386774</text:p>
          </table:table-cell>
          <table:table-cell office:value-type="float" office:value="-1.1027173" calcext:value-type="float">
            <text:p>-1,102717</text:p>
          </table:table-cell>
          <table:table-cell office:value-type="float" office:value="-0.750737938047" calcext:value-type="float">
            <text:p>-0,750738</text:p>
          </table:table-cell>
          <table:table-cell table:style-name="ce1"/>
          <table:table-cell table:style-name="ce1" table:formula="of:=[.S287]-[.R287]" office:value-type="float" office:value="0.2399694902" calcext:value-type="float">
            <text:p>0,239969</text:p>
          </table:table-cell>
          <table:table-cell table:formula="of:=[.U287]-[.T287]" office:value-type="float" office:value="0.351979361953" calcext:value-type="float">
            <text:p>0,351979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21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7,1.3</text:p>
          </table:table-cell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99999" calcext:value-type="float">
            <text:p>0,9999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18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&gt;3000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14"/>
          <table:table-cell table:style-name="ce1" table:number-columns-repeated="2"/>
          <table:table-cell table:style-name="ce2"/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0.9,1.1</text:p>
          </table:table-cell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.9999" calcext:value-type="float">
            <text:p>0,999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Level 0</text:p>
          </table:table-cell>
          <table:table-cell/>
          <table:table-cell table:style-name="ce1" office:value-type="float" office:value="3.19988" calcext:value-type="float">
            <text:p>3,199880</text:p>
          </table:table-cell>
          <table:table-cell table:style-name="ce1"/>
          <table:table-cell table:style-name="ce2" office:value-type="float" office:value="251.78" calcext:value-type="float">
            <text:p>251,78</text:p>
          </table:table-cell>
          <table:table-cell office:value-type="float" office:value="0.001134995" calcext:value-type="float">
            <text:p>0,001135</text:p>
          </table:table-cell>
          <table:table-cell office:value-type="float" office:value="0.484519" calcext:value-type="float">
            <text:p>0,484519</text:p>
          </table:table-cell>
          <table:table-cell office:value-type="float" office:value="-1.115259" calcext:value-type="float">
            <text:p>-1,115259</text:p>
          </table:table-cell>
          <table:table-cell office:value-type="float" office:value="-0.7677344591" calcext:value-type="float">
            <text:p>-0,767734</text:p>
          </table:table-cell>
          <table:table-cell table:style-name="ce1"/>
          <table:table-cell table:style-name="ce1" table:formula="of:=[.S293]-[.R293]" office:value-type="float" office:value="0.483384005" calcext:value-type="float">
            <text:p>0,483384</text:p>
          </table:table-cell>
          <table:table-cell table:formula="of:=[.U293]-[.T293]" office:value-type="float" office:value="0.3475245409" calcext:value-type="float">
            <text:p>0,34752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3"/>
          <table:table-cell table:number-columns-repeated="20"/>
          <table:table-cell table:style-name="ce1"/>
          <table:table-cell table:number-columns-repeated="6"/>
        </table:table-row>
        <table:table-row table:style-name="ro1" table:number-rows-repeated="104828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estresult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5" table:default-cell-style-name="Default"/>
        <table:table-column table:style-name="co16" table:default-cell-style-name="Default"/>
        <table:table-column table:style-name="co5" table:number-columns-repeated="6" table:default-cell-style-name="Default"/>
        <table:table-column table:style-name="co5" table:default-cell-style-name="ce1"/>
        <table:table-column table:style-name="co5" table:default-cell-style-name="ce2"/>
        <table:table-column table:style-name="co5" table:default-cell-style-name="ce1"/>
        <table:table-column table:style-name="co17" table:number-columns-repeated="2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volum s2</text:p>
          </table:table-cell>
          <table:table-cell table:style-name="ce2" office:value-type="string" calcext:value-type="string">
            <text:p>temps</text:p>
          </table:table-cell>
          <table:table-cell/>
          <table:table-cell office:value-type="string" calcext:value-type="string">
            <text:p>temps sans poly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1.07" calcext:value-type="float">
            <text:p>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67" calcext:value-type="float">
            <text:p>0,006167</text:p>
          </table:table-cell>
          <table:table-cell table:style-name="ce1"/>
          <table:table-cell table:style-name="ce2" office:value-type="float" office:value="2.53" calcext:value-type="float">
            <text:p>2,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10354" calcext:value-type="float">
            <text:p>0,006104</text:p>
          </table:table-cell>
          <table:table-cell table:style-name="ce1"/>
          <table:table-cell table:style-name="ce2" office:value-type="float" office:value="3.9" calcext:value-type="float">
            <text:p>3,90</text:p>
          </table:table-cell>
          <table:table-cell office:value-type="float" office:value="0.00610354" calcext:value-type="float">
            <text:p>0,006104</text:p>
          </table:table-cell>
          <table:table-cell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0.576434" calcext:value-type="float">
            <text:p>0,576434</text:p>
          </table:table-cell>
          <table:table-cell table:style-name="ce1"/>
          <table:table-cell table:style-name="ce2" office:value-type="float" office:value="8.55" calcext:value-type="float">
            <text:p>8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499631" calcext:value-type="float">
            <text:p>0,049963</text:p>
          </table:table-cell>
          <table:table-cell table:style-name="ce1"/>
          <table:table-cell table:style-name="ce2" office:value-type="float" office:value="21.96" calcext:value-type="float">
            <text:p>21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38" calcext:value-type="float">
            <text:p>0,003380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office:value-type="float" office:value="0.00338599" calcext:value-type="float">
            <text:p>0,003386</text:p>
          </table:table-cell>
          <table:table-cell office:value-type="float" office:value="1.58" calcext:value-type="float">
            <text:p>1,58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" calcext:value-type="float">
            <text:p>0,004814</text:p>
          </table:table-cell>
          <table:table-cell table:style-name="ce1"/>
          <table:table-cell table:style-name="ce2" office:value-type="float" office:value="2.77" calcext:value-type="float">
            <text:p>2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481432" calcext:value-type="float">
            <text:p>0,004814</text:p>
          </table:table-cell>
          <table:table-cell table:style-name="ce1"/>
          <table:table-cell table:style-name="ce2" office:value-type="float" office:value="5.13" calcext:value-type="float">
            <text:p>5,13</text:p>
          </table:table-cell>
          <table:table-cell office:value-type="float" office:value="0.00481188" calcext:value-type="float">
            <text:p>0,004812</text:p>
          </table:table-cell>
          <table:table-cell office:value-type="float" office:value="2.04" calcext:value-type="float">
            <text:p>2,0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table:style-name="ce1" office:value-type="float" office:value="0.000142376" calcext:value-type="float">
            <text:p>0,000142</text:p>
          </table:table-cell>
          <table:table-cell table:style-name="ce1" office:value-type="float" office:value="0.000101736" calcext:value-type="float">
            <text:p>0,000102</text:p>
          </table:table-cell>
          <table:table-cell table:style-name="ce2"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148455" calcext:value-type="float">
            <text:p>0,000148</text:p>
          </table:table-cell>
          <table:table-cell table:style-name="ce1" office:value-type="float" office:value="0.000145342" calcext:value-type="float">
            <text:p>0,000145</text:p>
          </table:table-cell>
          <table:table-cell table:style-name="ce2"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table:style-name="ce1" office:value-type="float" office:value="0.000120151" calcext:value-type="float">
            <text:p>0,000120</text:p>
          </table:table-cell>
          <table:table-cell table:style-name="ce2" office:value-type="float" office:value="11.21" calcext:value-type="float">
            <text:p>11,21</text:p>
          </table:table-cell>
          <table:table-cell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office:value-type="float" office:value="0.00021406" calcext:value-type="float">
            <text:p>0,000214</text:p>
          </table:table-cell>
          <table:table-cell table:style-name="ce1"/>
          <table:table-cell table:style-name="ce2"/>
          <table:table-cell office:value-type="float" office:value="0.00021406" calcext:value-type="float">
            <text:p>0,000214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407105" calcext:value-type="float">
            <text:p>0,407105</text:p>
          </table:table-cell>
          <table:table-cell table:style-name="ce1"/>
          <table:table-cell table:style-name="ce2" office:value-type="float" office:value="41.62" calcext:value-type="float">
            <text:p>41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6792" calcext:value-type="float">
            <text:p>0,286792</text:p>
          </table:table-cell>
          <table:table-cell table:style-name="ce1"/>
          <table:table-cell table:style-name="ce2" office:value-type="float" office:value="101.71" calcext:value-type="float">
            <text:p>101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285283" calcext:value-type="float">
            <text:p>0,285283</text:p>
          </table:table-cell>
          <table:table-cell table:style-name="ce1"/>
          <table:table-cell table:style-name="ce2" office:value-type="float" office:value="220.47" calcext:value-type="float">
            <text:p>220,47</text:p>
          </table:table-cell>
          <table:table-cell office:value-type="float" office:value="0.285283" calcext:value-type="float">
            <text:p>0,285283</text:p>
          </table:table-cell>
          <table:table-cell office:value-type="float" office:value="3.18" calcext:value-type="float">
            <text:p>3,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85959" calcext:value-type="float">
            <text:p>0,285959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0.5928167007" calcext:value-type="float">
            <text:p>0,592817</text:p>
          </table:table-cell>
          <table:table-cell office:value-type="float" office:value="0.6617221" calcext:value-type="float">
            <text:p>0,661722</text:p>
          </table:table-cell>
          <table:table-cell office:value-type="float" office:value="0.9103467" calcext:value-type="float">
            <text:p>0,910347</text:p>
          </table:table-cell>
          <table:table-cell office:value-type="float" office:value="0.9439708" calcext:value-type="float">
            <text:p>0,94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272736" calcext:value-type="float">
            <text:p>0,272736</text:p>
          </table:table-cell>
          <table:table-cell office:value-type="float" office:value="11.08" calcext:value-type="float">
            <text:p>11,08</text:p>
          </table:table-cell>
          <table:table-cell/>
          <table:table-cell office:value-type="float" office:value="0.59281873" calcext:value-type="float">
            <text:p>0,592819</text:p>
          </table:table-cell>
          <table:table-cell office:value-type="float" office:value="0.6617201" calcext:value-type="float">
            <text:p>0,661720</text:p>
          </table:table-cell>
          <table:table-cell office:value-type="float" office:value="0.91307238" calcext:value-type="float">
            <text:p>0,913072</text:p>
          </table:table-cell>
          <table:table-cell office:value-type="float" office:value="0.9418853" calcext:value-type="float">
            <text:p>0,9418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4008" calcext:value-type="float">
            <text:p>0,274008</text:p>
          </table:table-cell>
          <table:table-cell office:value-type="float" office:value="10.83" calcext:value-type="float">
            <text:p>10,83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0775" calcext:value-type="float">
            <text:p>0,912078</text:p>
          </table:table-cell>
          <table:table-cell office:value-type="float" office:value="0.9426081" calcext:value-type="float">
            <text:p>0,94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7407" calcext:value-type="float">
            <text:p>0,267407</text:p>
          </table:table-cell>
          <table:table-cell office:value-type="float" office:value="73.78" calcext:value-type="float">
            <text:p>73,78</text:p>
          </table:table-cell>
          <table:table-cell/>
          <table:table-cell office:value-type="float" office:value="0.592818866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4795" calcext:value-type="float">
            <text:p>0,913480</text:p>
          </table:table-cell>
          <table:table-cell office:value-type="float" office:value="0.9415915" calcext:value-type="float">
            <text:p>0,941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2926" calcext:value-type="float">
            <text:p>0,272926</text:p>
          </table:table-cell>
          <table:table-cell office:value-type="float" office:value="27.44" calcext:value-type="float">
            <text:p>27,44</text:p>
          </table:table-cell>
          <table:table-cell/>
          <table:table-cell office:value-type="float" office:value="0.592817" calcext:value-type="float">
            <text:p>0,592817</text:p>
          </table:table-cell>
          <table:table-cell office:value-type="float" office:value="0.66172216" calcext:value-type="float">
            <text:p>0,661722</text:p>
          </table:table-cell>
          <table:table-cell office:value-type="float" office:value="0.9121795" calcext:value-type="float">
            <text:p>0,912180</text:p>
          </table:table-cell>
          <table:table-cell office:value-type="float" office:value="0.9425211" calcext:value-type="float">
            <text:p>0,942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6427" calcext:value-type="float">
            <text:p>0,266427</text:p>
          </table:table-cell>
          <table:table-cell office:value-type="float" office:value="154" calcext:value-type="float">
            <text:p>154,00</text:p>
          </table:table-cell>
          <table:table-cell/>
          <table:table-cell office:value-type="float" office:value="0.5928188" calcext:value-type="float">
            <text:p>0,592819</text:p>
          </table:table-cell>
          <table:table-cell office:value-type="float" office:value="0.66172" calcext:value-type="float">
            <text:p>0,661720</text:p>
          </table:table-cell>
          <table:table-cell office:value-type="float" office:value="0.9135626" calcext:value-type="float">
            <text:p>0,913563</text:p>
          </table:table-cell>
          <table:table-cell office:value-type="float" office:value="0.9415211" calcext:value-type="float">
            <text:p>0,9415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2366" calcext:value-type="float">
            <text:p>0,262366</text:p>
          </table:table-cell>
          <table:table-cell office:value-type="float" office:value="226.59" calcext:value-type="float">
            <text:p>226,59</text:p>
          </table:table-cell>
          <table:table-cell/>
          <table:table-cell office:value-type="float" office:value="0.5939816" calcext:value-type="float">
            <text:p>0,593982</text:p>
          </table:table-cell>
          <table:table-cell office:value-type="float" office:value="0.65798689" calcext:value-type="float">
            <text:p>0,657987</text:p>
          </table:table-cell>
          <table:table-cell office:value-type="float" office:value="0.913545" calcext:value-type="float">
            <text:p>0,913545</text:p>
          </table:table-cell>
          <table:table-cell office:value-type="float" office:value="0.941532017" calcext:value-type="float">
            <text:p>0,941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21788" calcext:value-type="float">
            <text:p>0,321788</text:p>
          </table:table-cell>
          <table:table-cell office:value-type="float" office:value="29.41" calcext:value-type="float">
            <text:p>29,41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30595" calcext:value-type="float">
            <text:p>0,903060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1</text:p>
          </table:table-cell>
          <table:table-cell table:style-name="ce1" table:number-columns-repeated="2"/>
          <table:table-cell table:style-name="ce2"/>
          <table:table-cell office:value-type="float" office:value="0.305947" calcext:value-type="float">
            <text:p>0,305947</text:p>
          </table:table-cell>
          <table:table-cell office:value-type="float" office:value="34.05" calcext:value-type="float">
            <text:p>34,05</text:p>
          </table:table-cell>
          <table:table-cell/>
          <table:table-cell office:value-type="float" office:value="0.59397963" calcext:value-type="float">
            <text:p>0,593980</text:p>
          </table:table-cell>
          <table:table-cell office:value-type="float" office:value="0.6580161" calcext:value-type="float">
            <text:p>0,658016</text:p>
          </table:table-cell>
          <table:table-cell office:value-type="float" office:value="0.9045089" calcext:value-type="float">
            <text:p>0,904509</text:p>
          </table:table-cell>
          <table:table-cell office:value-type="float" office:value="0.960379299" calcext:value-type="float">
            <text:p>0,960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75689" calcext:value-type="float">
            <text:p>0,275689</text:p>
          </table:table-cell>
          <table:table-cell office:value-type="float" office:value="137.95" calcext:value-type="float">
            <text:p>137,95</text:p>
          </table:table-cell>
          <table:table-cell/>
          <table:table-cell office:value-type="float" office:value="0.5939796416" calcext:value-type="float">
            <text:p>0,593980</text:p>
          </table:table-cell>
          <table:table-cell office:value-type="float" office:value="0.65801615" calcext:value-type="float">
            <text:p>0,658016</text:p>
          </table:table-cell>
          <table:table-cell office:value-type="float" office:value="0.912018574" calcext:value-type="float">
            <text:p>0,912019</text:p>
          </table:table-cell>
          <table:table-cell office:value-type="float" office:value="0.9517689" calcext:value-type="float">
            <text:p>0,9517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261552" calcext:value-type="float">
            <text:p>0,261552</text:p>
          </table:table-cell>
          <table:table-cell office:value-type="float" office:value="930.81" calcext:value-type="float">
            <text:p>930,81</text:p>
          </table:table-cell>
          <table:table-cell/>
          <table:table-cell office:value-type="float" office:value="0.59394757" calcext:value-type="float">
            <text:p>0,593948</text:p>
          </table:table-cell>
          <table:table-cell office:value-type="float" office:value="0.658007671" calcext:value-type="float">
            <text:p>0,658008</text:p>
          </table:table-cell>
          <table:table-cell office:value-type="float" office:value="0.91356266" calcext:value-type="float">
            <text:p>0,913563</text:p>
          </table:table-cell>
          <table:table-cell office:value-type="float" office:value="0.941521183293" calcext:value-type="float">
            <text:p>0,941521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5927" calcext:value-type="float">
            <text:p>0,859270</text:p>
          </table:table-cell>
          <table:table-cell table:style-name="ce1"/>
          <table:table-cell table:style-name="ce2"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16268" calcext:value-type="float">
            <text:p>0,316268</text:p>
          </table:table-cell>
          <table:table-cell table:style-name="ce1"/>
          <table:table-cell table:style-name="ce2" office:value-type="float" office:value="4.04" calcext:value-type="float">
            <text:p>4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351826" calcext:value-type="float">
            <text:p>0,351826</text:p>
          </table:table-cell>
          <table:table-cell table:style-name="ce1"/>
          <table:table-cell table:style-name="ce2" office:value-type="float" office:value="4.62" calcext:value-type="float">
            <text:p>4,62</text:p>
          </table:table-cell>
          <table:table-cell office:value-type="float" office:value="0.351828" calcext:value-type="float">
            <text:p>0,351828</text:p>
          </table:table-cell>
          <table:table-cell office:value-type="float" office:value="0.5" calcext:value-type="float">
            <text:p>0,50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6.74" calcext:value-type="float">
            <text:p>6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388229" calcext:value-type="float">
            <text:p>0,003882</text:p>
          </table:table-cell>
          <table:table-cell table:style-name="ce1"/>
          <table:table-cell table:style-name="ce2" office:value-type="float" office:value="19.9" calcext:value-type="float">
            <text:p>19,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0608146" calcext:value-type="float">
            <text:p>0,006081</text:p>
          </table:table-cell>
          <table:table-cell table:style-name="ce1"/>
          <table:table-cell table:style-name="ce2" office:value-type="float" office:value="13.78" calcext:value-type="float">
            <text:p>13,78</text:p>
          </table:table-cell>
          <table:table-cell office:value-type="float" office:value="0.00608146" calcext:value-type="float">
            <text:p>0,006081</text:p>
          </table:table-cell>
          <table:table-cell office:value-type="float" office:value="9.19" calcext:value-type="float">
            <text:p>9,19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table:style-name="ce1" office:value-type="float" office:value="2.33575" calcext:value-type="float">
            <text:p>2,335750</text:p>
          </table:table-cell>
          <table:table-cell table:style-name="ce1"/>
          <table:table-cell table:style-name="ce2" office:value-type="float" office:value="26.03" calcext:value-type="float">
            <text:p>26,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441" calcext:value-type="float">
            <text:p>0,693441</text:p>
          </table:table-cell>
          <table:table-cell table:style-name="ce1"/>
          <table:table-cell table:style-name="ce2" office:value-type="float" office:value="35.62" calcext:value-type="float">
            <text:p>35,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81707" calcext:value-type="float">
            <text:p>0,817070</text:p>
          </table:table-cell>
          <table:table-cell table:style-name="ce1"/>
          <table:table-cell table:style-name="ce2" office:value-type="float" office:value="43.4" calcext:value-type="float">
            <text:p>43,40</text:p>
          </table:table-cell>
          <table:table-cell office:value-type="float" office:value="0.81707" calcext:value-type="float">
            <text:p>0,817070</text:p>
          </table:table-cell>
          <table:table-cell office:value-type="float" office:value="28.14" calcext:value-type="float">
            <text:p>28,14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5.36085" calcext:value-type="float">
            <text:p>5,360850</text:p>
          </table:table-cell>
          <table:table-cell table:style-name="ce1"/>
          <table:table-cell table:style-name="ce2"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693944" calcext:value-type="float">
            <text:p>0,693944</text:p>
          </table:table-cell>
          <table:table-cell table:style-name="ce1"/>
          <table:table-cell table:style-name="ce2"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2212" calcext:value-type="float">
            <text:p>0,852212</text:p>
          </table:table-cell>
          <table:table-cell table:style-name="ce1"/>
          <table:table-cell table:style-name="ce2" office:value-type="float" office:value="71.29" calcext:value-type="float">
            <text:p>71,29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table:style-name="ce1" office:value-type="float" office:value="0.00141166" calcext:value-type="float">
            <text:p>0,001412</text:p>
          </table:table-cell>
          <table:table-cell table:style-name="ce1"/>
          <table:table-cell table:style-name="ce2"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table:style-name="ce1" office:value-type="float" office:value="0.000918733" calcext:value-type="float">
            <text:p>0,000919</text:p>
          </table:table-cell>
          <table:table-cell table:style-name="ce1"/>
          <table:table-cell table:style-name="ce2" office:value-type="float" office:value="77.57" calcext:value-type="float">
            <text:p>77,57</text:p>
          </table:table-cell>
          <table:table-cell table:number-columns-repeated="3"/>
          <table:table-cell office:value-type="float" office:value="1.999862" calcext:value-type="float">
            <text:p>1,999862</text:p>
          </table:table-cell>
          <table:table-cell office:value-type="float" office:value="2.000107336" calcext:value-type="float">
            <text:p>2,0001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32143" calcext:value-type="float">
            <text:p>0,001321</text:p>
          </table:table-cell>
          <table:table-cell table:style-name="ce1"/>
          <table:table-cell table:style-name="ce2" office:value-type="float" office:value="279.85" calcext:value-type="float">
            <text:p>279,85</text:p>
          </table:table-cell>
          <table:table-cell table:number-columns-repeated="3"/>
          <table:table-cell office:value-type="float" office:value="1.99981004" calcext:value-type="float">
            <text:p>1,999810</text:p>
          </table:table-cell>
          <table:table-cell office:value-type="float" office:value="2.000247791" calcext:value-type="float">
            <text:p>2,000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1</text:p>
          </table:table-cell>
          <table:table-cell table:style-name="ce1" office:value-type="float" office:value="0.000929488" calcext:value-type="float">
            <text:p>0,000929</text:p>
          </table:table-cell>
          <table:table-cell table:style-name="ce1"/>
          <table:table-cell table:style-name="ce2" office:value-type="float" office:value="259.58" calcext:value-type="float">
            <text:p>259,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32768" calcext:value-type="float">
            <text:p>3276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0789432" calcext:value-type="float">
            <text:p>0,000789</text:p>
          </table:table-cell>
          <table:table-cell table:style-name="ce1"/>
          <table:table-cell table:style-name="ce2" office:value-type="float" office:value="314.5" calcext:value-type="float">
            <text:p>314,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6023" calcext:value-type="float">
            <text:p>0,001060</text:p>
          </table:table-cell>
          <table:table-cell table:style-name="ce1"/>
          <table:table-cell table:style-name="ce2" office:value-type="float" office:value="168.26" calcext:value-type="float">
            <text:p>168,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56252" calcext:value-type="float">
            <text:p>0,000956</text:p>
          </table:table-cell>
          <table:table-cell table:style-name="ce1"/>
          <table:table-cell table:style-name="ce2" office:value-type="float" office:value="200.05" calcext:value-type="float">
            <text:p>200,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11127" calcext:value-type="float">
            <text:p>0,001113</text:p>
          </table:table-cell>
          <table:table-cell table:style-name="ce1"/>
          <table:table-cell table:style-name="ce2" office:value-type="float" office:value="216.64" calcext:value-type="float">
            <text:p>216,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ns srand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2525" calcext:value-type="float">
            <text:p>0,001025</text:p>
          </table:table-cell>
          <table:table-cell table:style-name="ce1"/>
          <table:table-cell table:style-name="ce2" office:value-type="float" office:value="142.52" calcext:value-type="float">
            <text:p>142,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1078" calcext:value-type="float">
            <text:p>21078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24657" calcext:value-type="float">
            <text:p>0,001247</text:p>
          </table:table-cell>
          <table:table-cell table:style-name="ce1"/>
          <table:table-cell table:style-name="ce2" office:value-type="float" office:value="140.49" calcext:value-type="float">
            <text:p>140,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rand5</text:p>
          </table:table-cell>
          <table:table-cell office:value-type="string" calcext:value-type="string">
            <text:p>CtcDeriv+3B+propag</text:p>
          </table:table-cell>
          <table:table-cell office:value-type="string" calcext:value-type="string">
            <text:p>median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7309" calcext:value-type="float">
            <text:p>27309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0103847" calcext:value-type="float">
            <text:p>0,001038</text:p>
          </table:table-cell>
          <table:table-cell table:style-name="ce1"/>
          <table:table-cell table:style-name="ce2" office:value-type="float" office:value="149.34" calcext:value-type="float">
            <text:p>149,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style-name="ce1" table:number-columns-repeated="2"/>
          <table:table-cell table:style-name="ce2"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/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+propa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6</text:p>
          </table:table-cell>
          <table:table-cell table:style-name="ce1" office:value-type="float" office:value="0.00137215" calcext:value-type="float">
            <text:p>0,00137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1951.72" calcext:value-type="float">
            <text:p>1951,72</text:p>
          </table:table-cell>
          <table:table-cell table:number-columns-repeated="3"/>
          <table:table-cell office:value-type="float" office:value="1.9996685" calcext:value-type="float">
            <text:p>1,999669</text:p>
          </table:table-cell>
          <table:table-cell office:value-type="float" office:value="2.0006033" calcext:value-type="float">
            <text:p>2,00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03528" calcext:value-type="float">
            <text:p>0,001035</text:p>
          </table:table-cell>
          <table:table-cell table:style-name="ce1"/>
          <table:table-cell table:style-name="ce2" office:value-type="float" office:value="2370.11" calcext:value-type="float">
            <text:p>2370,11</text:p>
          </table:table-cell>
          <table:table-cell table:number-columns-repeated="3"/>
          <table:table-cell office:value-type="float" office:value="1.9998454119" calcext:value-type="float">
            <text:p>1,999845</text:p>
          </table:table-cell>
          <table:table-cell office:value-type="float" office:value="2.0001349" calcext:value-type="float">
            <text:p>2,000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00999412" calcext:value-type="float">
            <text:p>0,000999</text:p>
          </table:table-cell>
          <table:table-cell table:style-name="ce1"/>
          <table:table-cell table:style-name="ce2" office:value-type="float" office:value="1622.46" calcext:value-type="float">
            <text:p>1622,46</text:p>
          </table:table-cell>
          <table:table-cell table:number-columns-repeated="3"/>
          <table:table-cell office:value-type="float" office:value="1.999842742" calcext:value-type="float">
            <text:p>1,999843</text:p>
          </table:table-cell>
          <table:table-cell office:value-type="float" office:value="2.0001814662" calcext:value-type="float">
            <text:p>2,000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/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&gt; 64</text:p>
          </table:table-cell>
          <table:table-cell table:style-name="ce1" table:number-columns-repeated="2"/>
          <table:table-cell table:style-name="ce2" office:value-type="string" calcext:value-type="string">
            <text:p>too many bis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&gt;66</text:p>
          </table:table-cell>
          <table:table-cell table:style-name="ce1" table:number-columns-repeated="2"/>
          <table:table-cell table:style-name="ce2" office:value-type="string" calcext:value-type="string">
            <text:p>&gt;1h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005" calcext:value-type="float">
            <text:p>0,00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0115988" calcext:value-type="float">
            <text:p>0,001160</text:p>
          </table:table-cell>
          <table:table-cell table:style-name="ce1"/>
          <table:table-cell table:style-name="ce2" office:value-type="float" office:value="10688.98" calcext:value-type="float">
            <text:p>10688,98</text:p>
          </table:table-cell>
          <table:table-cell table:number-columns-repeated="3"/>
          <table:table-cell office:value-type="float" office:value="1.99979114" calcext:value-type="float">
            <text:p>1,999791</text:p>
          </table:table-cell>
          <table:table-cell office:value-type="float" office:value="2.00018588" calcext:value-type="float">
            <text:p>2,000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0696417" calcext:value-type="float">
            <text:p>0,006964</text:p>
          </table:table-cell>
          <table:table-cell table:style-name="ce1"/>
          <table:table-cell table:style-name="ce2"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table:style-name="ce1" office:value-type="float" office:value="0.00612472" calcext:value-type="float">
            <text:p>0,006125</text:p>
          </table:table-cell>
          <table:table-cell table:style-name="ce1"/>
          <table:table-cell table:style-name="ce2"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389" calcext:value-type="float">
            <text:p>0,005439</text:p>
          </table:table-cell>
          <table:table-cell table:style-name="ce1"/>
          <table:table-cell table:style-name="ce2" office:value-type="float" office:value="713.89" calcext:value-type="float">
            <text:p>713,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9</text:p>
          </table:table-cell>
          <table:table-cell table:style-name="ce1" office:value-type="float" office:value="0.00546477" calcext:value-type="float">
            <text:p>0,005465</text:p>
          </table:table-cell>
          <table:table-cell table:style-name="ce1"/>
          <table:table-cell table:style-name="ce2" office:value-type="float" office:value="703.22" calcext:value-type="float">
            <text:p>703,22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2865.15" calcext:value-type="float">
            <text:p>2865,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870715" calcext:value-type="float">
            <text:p>0,008707</text:p>
          </table:table-cell>
          <table:table-cell table:style-name="ce1"/>
          <table:table-cell table:style-name="ce2" office:value-type="float" office:value="5037.8" calcext:value-type="float">
            <text:p>5037,80</text:p>
          </table:table-cell>
          <table:table-cell table:number-columns-repeated="3"/>
          <table:table-cell office:value-type="float" office:value="0.9991843864" calcext:value-type="float">
            <text:p>0,999184</text:p>
          </table:table-cell>
          <table:table-cell office:value-type="float" office:value="1.000953997" calcext:value-type="float">
            <text:p>1,000954</text:p>
          </table:table-cell>
          <table:table-cell office:value-type="float" office:value="-0.0009485408" calcext:value-type="float">
            <text:p>-0,000949</text:p>
          </table:table-cell>
          <table:table-cell office:value-type="float" office:value="0.00078083388" calcext:value-type="float">
            <text:p>0,0007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1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1</text:p>
          </table:table-cell>
          <table:table-cell table:style-name="ce1" office:value-type="float" office:value="0.0123017" calcext:value-type="float">
            <text:p>0,012302</text:p>
          </table:table-cell>
          <table:table-cell table:style-name="ce1" office:value-type="string" calcext:value-type="string">
            <text:p>1 sol parasite</text:p>
          </table:table-cell>
          <table:table-cell table:style-name="ce2" office:value-type="float" office:value="945.28" calcext:value-type="float">
            <text:p>945,28</text:p>
          </table:table-cell>
          <table:table-cell table:number-columns-repeated="3"/>
          <table:table-cell office:value-type="float" office:value="0.99871621" calcext:value-type="float">
            <text:p>0,998716</text:p>
          </table:table-cell>
          <table:table-cell office:value-type="float" office:value="1.0018013" calcext:value-type="float">
            <text:p>1,0018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riv+CidDyn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318" calcext:value-type="float">
            <text:p>0,007433</text:p>
          </table:table-cell>
          <table:table-cell table:style-name="ce1"/>
          <table:table-cell table:style-name="ce2" office:value-type="float" office:value="7990.14" calcext:value-type="float">
            <text:p>7990,14</text:p>
          </table:table-cell>
          <table:table-cell table:number-columns-repeated="3"/>
          <table:table-cell office:value-type="float" office:value="0.99918438612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3" calcext:value-type="float">
            <text:p>-0,000728</text:p>
          </table:table-cell>
          <table:table-cell office:value-type="float" office:value="0.0005690702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497463" calcext:value-type="float">
            <text:p>0,004975</text:p>
          </table:table-cell>
          <table:table-cell table:style-name="ce1"/>
          <table:table-cell table:style-name="ce2" office:value-type="float" office:value="7951.15" calcext:value-type="float">
            <text:p>7951,15</text:p>
          </table:table-cell>
          <table:table-cell table:number-columns-repeated="3"/>
          <table:table-cell office:value-type="float" office:value="0.99931051" calcext:value-type="float">
            <text:p>0,999311</text:p>
          </table:table-cell>
          <table:table-cell office:value-type="float" office:value="1.000650388" calcext:value-type="float">
            <text:p>1,000650</text:p>
          </table:table-cell>
          <table:table-cell office:value-type="float" office:value="-0.000352264" calcext:value-type="float">
            <text:p>-0,000352</text:p>
          </table:table-cell>
          <table:table-cell office:value-type="float" office:value="0.0003642" calcext:value-type="float">
            <text:p>0,0003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dDyn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40.86" calcext:value-type="float">
            <text:p>340,86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table:style-name="ce1" office:value-type="float" office:value="0.00743494" calcext:value-type="float">
            <text:p>0,007435</text:p>
          </table:table-cell>
          <table:table-cell table:style-name="ce1"/>
          <table:table-cell table:style-name="ce2" office:value-type="float" office:value="322.1" calcext:value-type="float">
            <text:p>322,10</text:p>
          </table:table-cell>
          <table:table-cell table:number-columns-repeated="3"/>
          <table:table-cell office:value-type="float" office:value="0.9991843" calcext:value-type="float">
            <text:p>0,999184</text:p>
          </table:table-cell>
          <table:table-cell office:value-type="float" office:value="1.00053877" calcext:value-type="float">
            <text:p>1,000539</text:p>
          </table:table-cell>
          <table:table-cell office:value-type="float" office:value="-0.0007281" calcext:value-type="float">
            <text:p>-0,000728</text:p>
          </table:table-cell>
          <table:table-cell office:value-type="float" office:value="0.00056907" calcext:value-type="float">
            <text:p>0,0005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table:style-name="ce1" office:value-type="float" office:value="0.0131786" calcext:value-type="float">
            <text:p>0,013179</text:p>
          </table:table-cell>
          <table:table-cell table:style-name="ce1"/>
          <table:table-cell table:style-name="ce2"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table:style-name="ce1" office:value-type="float" office:value="0.00433632" calcext:value-type="float">
            <text:p>0,004336</text:p>
          </table:table-cell>
          <table:table-cell table:style-name="ce1"/>
          <table:table-cell table:style-name="ce2"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table:style-name="ce1" office:value-type="float" office:value="0.0132397" calcext:value-type="float">
            <text:p>0,013240</text:p>
          </table:table-cell>
          <table:table-cell table:style-name="ce1"/>
          <table:table-cell table:style-name="ce2" office:value-type="float" office:value="89.58" calcext:value-type="float">
            <text:p>89,58</text:p>
          </table:table-cell>
          <table:table-cell table:number-columns-repeated="3"/>
          <table:table-cell office:value-type="float" office:value="-0.0343165" calcext:value-type="float">
            <text:p>-0,034317</text:p>
          </table:table-cell>
          <table:table-cell office:value-type="float" office:value="-0.0329916261" calcext:value-type="float">
            <text:p>-0,032992</text:p>
          </table:table-cell>
          <table:table-cell office:value-type="float" office:value="-5.0402871" calcext:value-type="float">
            <text:p>-5,040287</text:p>
          </table:table-cell>
          <table:table-cell office:value-type="float" office:value="-5.02285505" calcext:value-type="float">
            <text:p>-5,0228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office:value-type="float" office:value="0.00691527" calcext:value-type="float">
            <text:p>0,006915</text:p>
          </table:table-cell>
          <table:table-cell table:style-name="ce1"/>
          <table:table-cell table:style-name="ce2" office:value-type="float" office:value="101.73" calcext:value-type="float">
            <text:p>101,73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office:value-type="string" calcext:value-type="string">
            <text:p>propagafter3B=propag3B</text:p>
          </table:table-cell>
          <table:table-cell/>
          <table:table-cell office:value-type="string" calcext:value-type="string">
            <text:p>CtcDeriv+3B+propag.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office:value-type="float" office:value="0.0128875" calcext:value-type="float">
            <text:p>0,012888</text:p>
          </table:table-cell>
          <table:table-cell table:style-name="ce1"/>
          <table:table-cell table:style-name="ce2" office:value-type="float" office:value="120.28" calcext:value-type="float">
            <text:p>120,28</text:p>
          </table:table-cell>
          <table:table-cell table:style-name="Default" table:number-columns-repeated="3"/>
          <table:table-cell office:value-type="float" office:value="-0.0359290665" calcext:value-type="float">
            <text:p>-0,035929</text:p>
          </table:table-cell>
          <table:table-cell office:value-type="float" office:value="-0.033347612" calcext:value-type="float">
            <text:p>-0,033348</text:p>
          </table:table-cell>
          <table:table-cell office:value-type="float" office:value="-5.04079958" calcext:value-type="float">
            <text:p>-5,040800</text:p>
          </table:table-cell>
          <table:table-cell office:value-type="float" office:value="-5.021676712" calcext:value-type="float">
            <text:p>-5,0216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2244" calcext:value-type="float">
            <text:p>2224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44003" calcext:value-type="float">
            <text:p>0,014400</text:p>
          </table:table-cell>
          <table:table-cell table:style-name="ce1"/>
          <table:table-cell table:style-name="ce2" office:value-type="float" office:value="120.52" calcext:value-type="float">
            <text:p>120,52</text:p>
          </table:table-cell>
          <table:table-cell table:number-columns-repeated="2"/>
          <table:table-cell table:style-name="ce2"/>
          <table:table-cell office:value-type="float" office:value="-0.03571343796" calcext:value-type="float">
            <text:p>-0,035713</text:p>
          </table:table-cell>
          <table:table-cell office:value-type="float" office:value="-0.0338346405" calcext:value-type="float">
            <text:p>-0,033835</text:p>
          </table:table-cell>
          <table:table-cell office:value-type="float" office:value="-5.03977231" calcext:value-type="float">
            <text:p>-5,039772</text:p>
          </table:table-cell>
          <table:table-cell office:value-type="float" office:value="-5.0218264355" calcext:value-type="float">
            <text:p>-5,021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12044" calcext:value-type="float">
            <text:p>0,011204</text:p>
          </table:table-cell>
          <table:table-cell table:style-name="ce1"/>
          <table:table-cell table:style-name="ce2" office:value-type="float" office:value="132.58" calcext:value-type="float">
            <text:p>132,58</text:p>
          </table:table-cell>
          <table:table-cell table:number-columns-repeated="2"/>
          <table:table-cell table:style-name="ce2"/>
          <table:table-cell office:value-type="float" office:value="-0.0361274" calcext:value-type="float">
            <text:p>-0,036127</text:p>
          </table:table-cell>
          <table:table-cell office:value-type="float" office:value="-0.02503842" calcext:value-type="float">
            <text:p>-0,025038</text:p>
          </table:table-cell>
          <table:table-cell office:value-type="float" office:value="-5.0371963" calcext:value-type="float">
            <text:p>-5,037196</text:p>
          </table:table-cell>
          <table:table-cell office:value-type="float" office:value="-5.0263053" calcext:value-type="float">
            <text:p>-5,0263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1656" calcext:value-type="float">
            <text:p>0,010166</text:p>
          </table:table-cell>
          <table:table-cell table:style-name="ce1"/>
          <table:table-cell table:style-name="ce2" office:value-type="float" office:value="366.65" calcext:value-type="float">
            <text:p>366,65</text:p>
          </table:table-cell>
          <table:table-cell table:number-columns-repeated="2"/>
          <table:table-cell table:style-name="ce2"/>
          <table:table-cell office:value-type="float" office:value="-0.034048767" calcext:value-type="float">
            <text:p>-0,034049</text:p>
          </table:table-cell>
          <table:table-cell office:value-type="float" office:value="-0.0336624" calcext:value-type="float">
            <text:p>-0,033662</text:p>
          </table:table-cell>
          <table:table-cell office:value-type="float" office:value="-5.0535299" calcext:value-type="float">
            <text:p>-5,053530</text:p>
          </table:table-cell>
          <table:table-cell office:value-type="float" office:value="-5.0237776863" calcext:value-type="float">
            <text:p>-5,023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8107" calcext:value-type="float">
            <text:p>2810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7" calcext:value-type="float">
            <text:p>0,001570</text:p>
          </table:table-cell>
          <table:table-cell table:style-name="ce1"/>
          <table:table-cell table:style-name="ce2" office:value-type="float" office:value="664.36" calcext:value-type="float">
            <text:p>664,36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259338" calcext:value-type="float">
            <text:p>-5,032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office:value-type="float" office:value="0.00158684" calcext:value-type="float">
            <text:p>0,001587</text:p>
          </table:table-cell>
          <table:table-cell table:style-name="ce1"/>
          <table:table-cell table:style-name="ce2" office:value-type="float" office:value="681.71" calcext:value-type="float">
            <text:p>681,71</text:p>
          </table:table-cell>
          <table:table-cell table:number-columns-repeated="2"/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table:style-name="ce4" office:value-type="string" calcext:value-type="string">
            <text:p>Level 1</text:p>
          </table:table-cell>
          <table:table-cell table:style-name="ce1" office:value-type="float" office:value="0.00440672" calcext:value-type="float">
            <text:p>0,004407</text:p>
          </table:table-cell>
          <table:table-cell table:style-name="ce1"/>
          <table:table-cell table:style-name="ce2" office:value-type="float" office:value="440.83" calcext:value-type="float">
            <text:p>440,83</text:p>
          </table:table-cell>
          <table:table-cell table:number-columns-repeated="2"/>
          <table:table-cell table:style-name="ce2"/>
          <table:table-cell office:value-type="float" office:value="-0.034058" calcext:value-type="float">
            <text:p>-0,034058</text:p>
          </table:table-cell>
          <table:table-cell office:value-type="float" office:value="-0.0337694" calcext:value-type="float">
            <text:p>-0,033769</text:p>
          </table:table-cell>
          <table:table-cell office:value-type="float" office:value="-5.045272" calcext:value-type="float">
            <text:p>-5,045272</text:p>
          </table:table-cell>
          <table:table-cell office:value-type="float" office:value="-5.0323808034" calcext:value-type="float">
            <text:p>-5,032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994" calcext:value-type="float">
            <text:p>20994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4123" calcext:value-type="float">
            <text:p>24123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5317" calcext:value-type="float">
            <text:p>0,010532</text:p>
          </table:table-cell>
          <table:table-cell table:style-name="ce1"/>
          <table:table-cell table:style-name="ce2" office:value-type="float" office:value="444.91" calcext:value-type="float">
            <text:p>444,91</text:p>
          </table:table-cell>
          <table:table-cell table:number-columns-repeated="2"/>
          <table:table-cell table:style-name="ce2"/>
          <table:table-cell office:value-type="float" office:value="-0.034048233131" calcext:value-type="float">
            <text:p>-0,034048</text:p>
          </table:table-cell>
          <table:table-cell office:value-type="float" office:value="-0.0336618838" calcext:value-type="float">
            <text:p>-0,033662</text:p>
          </table:table-cell>
          <table:table-cell office:value-type="float" office:value="-5.0535209" calcext:value-type="float">
            <text:p>-5,053521</text:p>
          </table:table-cell>
          <table:table-cell office:value-type="float" office:value="-5.023431" calcext:value-type="float">
            <text:p>-5,02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9.51" calcext:value-type="float">
            <text:p>359,51</text:p>
          </table:table-cell>
          <table:table-cell table:number-columns-repeated="2"/>
          <table:table-cell table:style-name="ce2"/>
          <table:table-cell office:value-type="float" office:value="-0.034151938" calcext:value-type="float">
            <text:p>-0,034152</text:p>
          </table:table-cell>
          <table:table-cell office:value-type="float" office:value="-0.0337158661" calcext:value-type="float">
            <text:p>-0,033716</text:p>
          </table:table-cell>
          <table:table-cell office:value-type="float" office:value="-5.071692144" calcext:value-type="float">
            <text:p>-5,071692</text:p>
          </table:table-cell>
          <table:table-cell office:value-type="float" office:value="-5.024167673" calcext:value-type="float">
            <text:p>-5,024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table:style-name="ce1" office:value-type="float" office:value="0.00254711" calcext:value-type="float">
            <text:p>0,002547</text:p>
          </table:table-cell>
          <table:table-cell table:style-name="ce1"/>
          <table:table-cell table:style-name="ce2" office:value-type="float" office:value="1511.07" calcext:value-type="float">
            <text:p>1511,07</text:p>
          </table:table-cell>
          <table:table-cell table:number-columns-repeated="2"/>
          <table:table-cell table:style-name="ce2"/>
          <table:table-cell office:value-type="float" office:value="-0.0339423384" calcext:value-type="float">
            <text:p>-0,033942</text:p>
          </table:table-cell>
          <table:table-cell office:value-type="float" office:value="-0.03385143499" calcext:value-type="float">
            <text:p>-0,033851</text:p>
          </table:table-cell>
          <table:table-cell office:value-type="float" office:value="-5.0353058" calcext:value-type="float">
            <text:p>-5,035306</text:p>
          </table:table-cell>
          <table:table-cell office:value-type="float" office:value="-5.0287826369" calcext:value-type="float">
            <text:p>-5,028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table:style-name="ce1" office:value-type="float" office:value="0.0106221" calcext:value-type="float">
            <text:p>0,010622</text:p>
          </table:table-cell>
          <table:table-cell table:style-name="ce1"/>
          <table:table-cell table:style-name="ce2" office:value-type="float" office:value="354.72" calcext:value-type="float">
            <text:p>354,72</text:p>
          </table:table-cell>
          <table:table-cell office:value-type="float" office:value="0.005635" calcext:value-type="float">
            <text:p>0,005635</text:p>
          </table:table-cell>
          <table:table-cell office:value-type="float" office:value="89.17" calcext:value-type="float">
            <text:p>89,17</text:p>
          </table:table-cell>
          <table:table-cell table:style-name="ce2"/>
          <table:table-cell office:value-type="float" office:value="-0.03407569" calcext:value-type="float">
            <text:p>-0,034076</text:p>
          </table:table-cell>
          <table:table-cell office:value-type="float" office:value="-0.0337275" calcext:value-type="float">
            <text:p>-0,033728</text:p>
          </table:table-cell>
          <table:table-cell office:value-type="float" office:value="-5.0453511" calcext:value-type="float">
            <text:p>-5,045351</text:p>
          </table:table-cell>
          <table:table-cell office:value-type="float" office:value="-5.02971909" calcext:value-type="float">
            <text:p>-5,029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600" calcext:value-type="float">
            <text:p>256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table:style-name="ce1" table:number-columns-repeated="2"/>
          <table:table-cell table:style-name="ce2"/>
          <table:table-cell office:value-type="float" office:value="0.00559063" calcext:value-type="float">
            <text:p>0,005591</text:p>
          </table:table-cell>
          <table:table-cell office:value-type="float" office:value="108.26" calcext:value-type="float">
            <text:p>108,26</text:p>
          </table:table-cell>
          <table:table-cell table:style-name="ce2"/>
          <table:table-cell office:value-type="float" office:value="-0.033990869" calcext:value-type="float">
            <text:p>-0,033991</text:p>
          </table:table-cell>
          <table:table-cell office:value-type="float" office:value="-0.0337469" calcext:value-type="float">
            <text:p>-0,033747</text:p>
          </table:table-cell>
          <table:table-cell office:value-type="float" office:value="-5.044092084" calcext:value-type="float">
            <text:p>-5,044092</text:p>
          </table:table-cell>
          <table:table-cell office:value-type="float" office:value="-5.0286937766" calcext:value-type="float">
            <text:p>-5,028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79353" calcext:value-type="float">
            <text:p>0,009794</text:p>
          </table:table-cell>
          <table:table-cell office:value-type="float" office:value="133.33" calcext:value-type="float">
            <text:p>133,33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72379" calcext:value-type="float">
            <text:p>0,007238</text:p>
          </table:table-cell>
          <table:table-cell office:value-type="float" office:value="54.36" calcext:value-type="float">
            <text:p>54,3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8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9.26" calcext:value-type="float">
            <text:p>69,26</text:p>
          </table:table-cell>
          <table:table-cell table:style-name="ce2"/>
          <table:table-cell office:value-type="float" office:value="-0.0340844" calcext:value-type="float">
            <text:p>-0,034084</text:p>
          </table:table-cell>
          <table:table-cell office:value-type="float" office:value="-0.03353697" calcext:value-type="float">
            <text:p>-0,033537</text:p>
          </table:table-cell>
          <table:table-cell office:value-type="float" office:value="-5.056205" calcext:value-type="float">
            <text:p>-5,056205</text:p>
          </table:table-cell>
          <table:table-cell office:value-type="float" office:value="-5.01848002" calcext:value-type="float">
            <text:p>-5,0184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0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326948" calcext:value-type="float">
            <text:p>0,003269</text:p>
          </table:table-cell>
          <table:table-cell office:value-type="float" office:value="275.11" calcext:value-type="float">
            <text:p>275,11</text:p>
          </table:table-cell>
          <table:table-cell table:style-name="ce2"/>
          <table:table-cell office:value-type="float" office:value="-0.0341001148" calcext:value-type="float">
            <text:p>-0,034100</text:p>
          </table:table-cell>
          <table:table-cell office:value-type="float" office:value="-0.0337602" calcext:value-type="float">
            <text:p>-0,033760</text:p>
          </table:table-cell>
          <table:table-cell office:value-type="float" office:value="-5.04024859" calcext:value-type="float">
            <text:p>-5,040249</text:p>
          </table:table-cell>
          <table:table-cell office:value-type="float" office:value="-5.03037" calcext:value-type="float">
            <text:p>-5,0303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32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689104" calcext:value-type="float">
            <text:p>0,006891</text:p>
          </table:table-cell>
          <table:table-cell office:value-type="float" office:value="204.68" calcext:value-type="float">
            <text:p>204,68</text:p>
          </table:table-cell>
          <table:table-cell table:style-name="ce2"/>
          <table:table-cell office:value-type="float" office:value="-0.03403952" calcext:value-type="float">
            <text:p>-0,034040</text:p>
          </table:table-cell>
          <table:table-cell office:value-type="float" office:value="-0.03379887115" calcext:value-type="float">
            <text:p>-0,033799</text:p>
          </table:table-cell>
          <table:table-cell office:value-type="float" office:value="-5.049547" calcext:value-type="float">
            <text:p>-5,049547</text:p>
          </table:table-cell>
          <table:table-cell office:value-type="float" office:value="-5.019279" calcext:value-type="float">
            <text:p>-5,0192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0981939" calcext:value-type="float">
            <text:p>0,009819</text:p>
          </table:table-cell>
          <table:table-cell office:value-type="float" office:value="70.82" calcext:value-type="float">
            <text:p>70,82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6</text:p>
          </table:table-cell>
          <table:table-cell table:style-name="ce1" table:number-columns-repeated="2"/>
          <table:table-cell table:style-name="ce2"/>
          <table:table-cell office:value-type="float" office:value="0.0107568" calcext:value-type="float">
            <text:p>0,010757</text:p>
          </table:table-cell>
          <table:table-cell office:value-type="float" office:value="57.18" calcext:value-type="float">
            <text:p>57,18</text:p>
          </table:table-cell>
          <table:table-cell table:style-name="ce2"/>
          <table:table-cell office:value-type="float" office:value="-0.03411007" calcext:value-type="float">
            <text:p>-0,034110</text:p>
          </table:table-cell>
          <table:table-cell office:value-type="float" office:value="-0.03367949" calcext:value-type="float">
            <text:p>-0,033679</text:p>
          </table:table-cell>
          <table:table-cell office:value-type="float" office:value="-5.060711196" calcext:value-type="float">
            <text:p>-5,060711</text:p>
          </table:table-cell>
          <table:table-cell office:value-type="float" office:value="-5.016683" calcext:value-type="float">
            <text:p>-5,0166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1</text:p>
          </table:table-cell>
          <table:table-cell table:style-name="ce1" table:number-columns-repeated="2"/>
          <table:table-cell table:style-name="ce2"/>
          <table:table-cell office:value-type="float" office:value="0.00981893" calcext:value-type="float">
            <text:p>0,009819</text:p>
          </table:table-cell>
          <table:table-cell office:value-type="float" office:value="130.9" calcext:value-type="float">
            <text:p>130,90</text:p>
          </table:table-cell>
          <table:table-cell table:style-name="ce2"/>
          <table:table-cell office:value-type="float" office:value="-0.034033177" calcext:value-type="float">
            <text:p>-0,034033</text:p>
          </table:table-cell>
          <table:table-cell office:value-type="float" office:value="-0.0337949037" calcext:value-type="float">
            <text:p>-0,033795</text:p>
          </table:table-cell>
          <table:table-cell office:value-type="float" office:value="-5.0615623424" calcext:value-type="float">
            <text:p>-5,061562</text:p>
          </table:table-cell>
          <table:table-cell office:value-type="float" office:value="-5.023390118" calcext:value-type="float">
            <text:p>-5,02339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93142" calcext:value-type="float">
            <text:p>0,005931</text:p>
          </table:table-cell>
          <table:table-cell office:value-type="float" office:value="65.27" calcext:value-type="float">
            <text:p>65,27</text:p>
          </table:table-cell>
          <table:table-cell table:style-name="ce2"/>
          <table:table-cell office:value-type="float" office:value="-0.0340844075" calcext:value-type="float">
            <text:p>-0,034084</text:p>
          </table:table-cell>
          <table:table-cell office:value-type="float" office:value="-0.0336952" calcext:value-type="float">
            <text:p>-0,033695</text:p>
          </table:table-cell>
          <table:table-cell office:value-type="float" office:value="-5.046264" calcext:value-type="float">
            <text:p>-5,046264</text:p>
          </table:table-cell>
          <table:table-cell office:value-type="float" office:value="-5.0284864" calcext:value-type="float">
            <text:p>-5,028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2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table:number-columns-repeated="2"/>
          <table:table-cell table:style-name="ce2"/>
          <table:table-cell office:value-type="float" office:value="0.0243783" calcext:value-type="float">
            <text:p>0,024378</text:p>
          </table:table-cell>
          <table:table-cell office:value-type="float" office:value="69.54" calcext:value-type="float">
            <text:p>69,54</text:p>
          </table:table-cell>
          <table:table-cell table:style-name="ce2"/>
          <table:table-cell office:value-type="float" office:value="-0.0355190599" calcext:value-type="float">
            <text:p>-0,035519</text:p>
          </table:table-cell>
          <table:table-cell office:value-type="float" office:value="-0.0315097999" calcext:value-type="float">
            <text:p>-0,031510</text:p>
          </table:table-cell>
          <table:table-cell office:value-type="float" office:value="-5.056818" calcext:value-type="float">
            <text:p>-5,056818</text:p>
          </table:table-cell>
          <table:table-cell office:value-type="float" office:value="-5.01272073822" calcext:value-type="float">
            <text:p>-5,012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4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073926" calcext:value-type="float">
            <text:p>0,007393</text:p>
          </table:table-cell>
          <table:table-cell office:value-type="float" office:value="42.02" calcext:value-type="float">
            <text:p>42,02</text:p>
          </table:table-cell>
          <table:table-cell table:style-name="ce2"/>
          <table:table-cell office:value-type="float" office:value="-0.0341683077" calcext:value-type="float">
            <text:p>-0,034168</text:p>
          </table:table-cell>
          <table:table-cell office:value-type="float" office:value="-0.03384714" calcext:value-type="float">
            <text:p>-0,033847</text:p>
          </table:table-cell>
          <table:table-cell office:value-type="float" office:value="-5.046388" calcext:value-type="float">
            <text:p>-5,046388</text:p>
          </table:table-cell>
          <table:table-cell office:value-type="float" office:value="-5.02015345419" calcext:value-type="float">
            <text:p>-5,020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6</text:p>
          </table:table-cell>
          <table:table-cell table:style-name="ce1" table:number-columns-repeated="2"/>
          <table:table-cell table:style-name="ce2"/>
          <table:table-cell office:value-type="float" office:value="0.008003" calcext:value-type="float">
            <text:p>0,008003</text:p>
          </table:table-cell>
          <table:table-cell office:value-type="float" office:value="88.22" calcext:value-type="float">
            <text:p>88,22</text:p>
          </table:table-cell>
          <table:table-cell table:style-name="ce2"/>
          <table:table-cell office:value-type="float" office:value="-0.034270437" calcext:value-type="float">
            <text:p>-0,034270</text:p>
          </table:table-cell>
          <table:table-cell office:value-type="float" office:value="-0.033882353" calcext:value-type="float">
            <text:p>-0,033882</text:p>
          </table:table-cell>
          <table:table-cell office:value-type="float" office:value="-5.059137" calcext:value-type="float">
            <text:p>-5,059137</text:p>
          </table:table-cell>
          <table:table-cell office:value-type="float" office:value="-5.02537567" calcext:value-type="float">
            <text:p>-5,025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8</text:p>
          </table:table-cell>
          <table:table-cell table:style-name="ce1" table:number-columns-repeated="2"/>
          <table:table-cell table:style-name="ce2"/>
          <table:table-cell office:value-type="float" office:value="0.00641709" calcext:value-type="float">
            <text:p>0,006417</text:p>
          </table:table-cell>
          <table:table-cell office:value-type="float" office:value="101.45" calcext:value-type="float">
            <text:p>101,45</text:p>
          </table:table-cell>
          <table:table-cell table:style-name="ce2"/>
          <table:table-cell office:value-type="float" office:value="-0.034294708" calcext:value-type="float">
            <text:p>-0,034295</text:p>
          </table:table-cell>
          <table:table-cell office:value-type="float" office:value="-0.033799233" calcext:value-type="float">
            <text:p>-0,033799</text:p>
          </table:table-cell>
          <table:table-cell office:value-type="float" office:value="-5.04429659" calcext:value-type="float">
            <text:p>-5,044297</text:p>
          </table:table-cell>
          <table:table-cell office:value-type="float" office:value="-5.02504674" calcext:value-type="float">
            <text:p>-5,025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04.83" calcext:value-type="float">
            <text:p>204,83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0</text:p>
          </table:table-cell>
          <table:table-cell table:style-name="ce1" table:number-columns-repeated="2"/>
          <table:table-cell table:style-name="ce2"/>
          <table:table-cell office:value-type="float" office:value="0.00512523" calcext:value-type="float">
            <text:p>0,005125</text:p>
          </table:table-cell>
          <table:table-cell office:value-type="float" office:value="221.1" calcext:value-type="float">
            <text:p>221,10</text:p>
          </table:table-cell>
          <table:table-cell table:style-name="ce2"/>
          <table:table-cell office:value-type="float" office:value="-0.033971365251" calcext:value-type="float">
            <text:p>-0,033971</text:p>
          </table:table-cell>
          <table:table-cell office:value-type="float" office:value="-0.0338246677" calcext:value-type="float">
            <text:p>-0,033825</text:p>
          </table:table-cell>
          <table:table-cell office:value-type="float" office:value="-5.04502075" calcext:value-type="float">
            <text:p>-5,045021</text:p>
          </table:table-cell>
          <table:table-cell office:value-type="float" office:value="-5.023235000648" calcext:value-type="float">
            <text:p>-5,023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74157" calcext:value-type="float">
            <text:p>0,005742</text:p>
          </table:table-cell>
          <table:table-cell office:value-type="float" office:value="183.2" calcext:value-type="float">
            <text:p>183,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526595" calcext:value-type="float">
            <text:p>0,005266</text:p>
          </table:table-cell>
          <table:table-cell office:value-type="float" office:value="251.28" calcext:value-type="float">
            <text:p>251,28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4</text:p>
          </table:table-cell>
          <table:table-cell table:style-name="ce1" table:number-columns-repeated="2"/>
          <table:table-cell table:style-name="ce2"/>
          <table:table-cell office:value-type="float" office:value="0.00486604" calcext:value-type="float">
            <text:p>0,004866</text:p>
          </table:table-cell>
          <table:table-cell office:value-type="float" office:value="550.12" calcext:value-type="float">
            <text:p>550,12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215464" calcext:value-type="float">
            <text:p>0,002155</text:p>
          </table:table-cell>
          <table:table-cell office:value-type="float" office:value="517.09" calcext:value-type="float">
            <text:p>517,09</text:p>
          </table:table-cell>
          <table:table-cell table:style-name="ce2"/>
          <table:table-cell office:value-type="float" office:value="-0.03394681571" calcext:value-type="float">
            <text:p>-0,033947</text:p>
          </table:table-cell>
          <table:table-cell office:value-type="float" office:value="-0.0338606" calcext:value-type="float">
            <text:p>-0,033861</text:p>
          </table:table-cell>
          <table:table-cell office:value-type="float" office:value="-5.0354909" calcext:value-type="float">
            <text:p>-5,035491</text:p>
          </table:table-cell>
          <table:table-cell office:value-type="float" office:value="-5.02801892" calcext:value-type="float">
            <text:p>-5,02801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24576" calcext:value-type="float">
            <text:p>0,001246</text:p>
          </table:table-cell>
          <table:table-cell office:value-type="float" office:value="1335.36" calcext:value-type="float">
            <text:p>1335,36</text:p>
          </table:table-cell>
          <table:table-cell table:style-name="ce2"/>
          <table:table-cell office:value-type="float" office:value="-0.034034931" calcext:value-type="float">
            <text:p>-0,034035</text:p>
          </table:table-cell>
          <table:table-cell office:value-type="float" office:value="-0.033799" calcext:value-type="float">
            <text:p>-0,033799</text:p>
          </table:table-cell>
          <table:table-cell office:value-type="float" office:value="-5.035128311" calcext:value-type="float">
            <text:p>-5,035128</text:p>
          </table:table-cell>
          <table:table-cell office:value-type="float" office:value="-5.0322839" calcext:value-type="float">
            <text:p>-5,03228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579315" calcext:value-type="float">
            <text:p>0,005793</text:p>
          </table:table-cell>
          <table:table-cell office:value-type="float" office:value="340.56" calcext:value-type="float">
            <text:p>340,56</text:p>
          </table:table-cell>
          <table:table-cell table:style-name="ce2"/>
          <table:table-cell office:value-type="float" office:value="-0.0345533111" calcext:value-type="float">
            <text:p>-0,034553</text:p>
          </table:table-cell>
          <table:table-cell office:value-type="float" office:value="-0.033294" calcext:value-type="float">
            <text:p>-0,033294</text:p>
          </table:table-cell>
          <table:table-cell office:value-type="float" office:value="-5.039582" calcext:value-type="float">
            <text:p>-5,039582</text:p>
          </table:table-cell>
          <table:table-cell office:value-type="float" office:value="-5.0271864" calcext:value-type="float">
            <text:p>-5,02718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Guess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3572" calcext:value-type="float">
            <text:p>3572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4345" calcext:value-type="float">
            <text:p>0,007435</text:p>
          </table:table-cell>
          <table:table-cell office:value-type="float" office:value="257.01" calcext:value-type="float">
            <text:p>257,01</text:p>
          </table:table-cell>
          <table:table-cell table:style-name="ce2"/>
          <table:table-cell office:value-type="float" office:value="-0.034708844" calcext:value-type="float">
            <text:p>-0,034709</text:p>
          </table:table-cell>
          <table:table-cell office:value-type="float" office:value="-0.0331535" calcext:value-type="float">
            <text:p>-0,033154</text:p>
          </table:table-cell>
          <table:table-cell office:value-type="float" office:value="-5.041686" calcext:value-type="float">
            <text:p>-5,041686</text:p>
          </table:table-cell>
          <table:table-cell office:value-type="float" office:value="-5.025894359" calcext:value-type="float">
            <text:p>-5,02589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style-name="ce1" table:number-columns-repeated="2"/>
          <table:table-cell table:style-name="ce2"/>
          <table:table-cell office:value-type="float" office:value="0.00303479" calcext:value-type="float">
            <text:p>0,003035</text:p>
          </table:table-cell>
          <table:table-cell office:value-type="float" office:value="97.93" calcext:value-type="float">
            <text:p>97,93</text:p>
          </table:table-cell>
          <table:table-cell table:style-name="ce2"/>
          <table:table-cell office:value-type="float" office:value="-0.0340193052" calcext:value-type="float">
            <text:p>-0,034019</text:p>
          </table:table-cell>
          <table:table-cell office:value-type="float" office:value="-0.033867322" calcext:value-type="float">
            <text:p>-0,033867</text:p>
          </table:table-cell>
          <table:table-cell office:value-type="float" office:value="-5.03567953045" calcext:value-type="float">
            <text:p>-5,035680</text:p>
          </table:table-cell>
          <table:table-cell office:value-type="float" office:value="-5.0276035936" calcext:value-type="float">
            <text:p>-5,0276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44546" calcext:value-type="float">
            <text:p>0,001445</text:p>
          </table:table-cell>
          <table:table-cell office:value-type="float" office:value="171.77" calcext:value-type="float">
            <text:p>171,77</text:p>
          </table:table-cell>
          <table:table-cell table:style-name="ce2"/>
          <table:table-cell office:value-type="float" office:value="-0.03409192109" calcext:value-type="float">
            <text:p>-0,034092</text:p>
          </table:table-cell>
          <table:table-cell office:value-type="float" office:value="-0.0337463969" calcext:value-type="float">
            <text:p>-0,033746</text:p>
          </table:table-cell>
          <table:table-cell office:value-type="float" office:value="-5.035317" calcext:value-type="float">
            <text:p>-5,035317</text:p>
          </table:table-cell>
          <table:table-cell office:value-type="float" office:value="-5.03265498" calcext:value-type="float">
            <text:p>-5,032655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617" calcext:value-type="float">
            <text:p>461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807951" calcext:value-type="float">
            <text:p>0,008080</text:p>
          </table:table-cell>
          <table:table-cell office:value-type="float" office:value="37.53" calcext:value-type="float">
            <text:p>37,53</text:p>
          </table:table-cell>
          <table:table-cell table:style-name="ce2"/>
          <table:table-cell office:value-type="float" office:value="-0.0348798" calcext:value-type="float">
            <text:p>-0,034880</text:p>
          </table:table-cell>
          <table:table-cell office:value-type="float" office:value="-0.03297099" calcext:value-type="float">
            <text:p>-0,03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4+3B</text:p>
          </table:table-cell>
          <table:table-cell office:value-type="string" calcext:value-type="string">
            <text:p>Median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6926" calcext:value-type="float">
            <text:p>6926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81067" calcext:value-type="float">
            <text:p>0,007811</text:p>
          </table:table-cell>
          <table:table-cell office:value-type="float" office:value="31.98" calcext:value-type="float">
            <text:p>31,98</text:p>
          </table:table-cell>
          <table:table-cell table:style-name="ce2"/>
          <table:table-cell office:value-type="float" office:value="-0.035114112" calcext:value-type="float">
            <text:p>-0,035114</text:p>
          </table:table-cell>
          <table:table-cell office:value-type="float" office:value="-0.03272384" calcext:value-type="float">
            <text:p>-0,032724</text:p>
          </table:table-cell>
          <table:table-cell office:value-type="float" office:value="-5.038965989" calcext:value-type="float">
            <text:p>-5,038966</text:p>
          </table:table-cell>
          <table:table-cell office:value-type="float" office:value="-5.026583487" calcext:value-type="float">
            <text:p>-5,026583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16523" calcext:value-type="float">
            <text:p>0,001652</text:p>
          </table:table-cell>
          <table:table-cell office:value-type="float" office:value="186.21" calcext:value-type="float">
            <text:p>186,21</text:p>
          </table:table-cell>
          <table:table-cell table:style-name="ce2"/>
          <table:table-cell office:value-type="float" office:value="-0.034077959" calcext:value-type="float">
            <text:p>-0,034078</text:p>
          </table:table-cell>
          <table:table-cell office:value-type="float" office:value="-0.033759" calcext:value-type="float">
            <text:p>-0,033759</text:p>
          </table:table-cell>
          <table:table-cell office:value-type="float" office:value="-5.03569178" calcext:value-type="float">
            <text:p>-5,035692</text:p>
          </table:table-cell>
          <table:table-cell office:value-type="float" office:value="-5.0321724" calcext:value-type="float">
            <text:p>-5,032172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cidDynCid+3B</text:p>
          </table:table-cell>
          <table:table-cell office:value-type="string" calcext:value-type="string">
            <text:p>average-arret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47" calcext:value-type="float">
            <text:p>5147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0 bis</text:p>
          </table:table-cell>
          <table:table-cell table:style-name="ce1" table:number-columns-repeated="2"/>
          <table:table-cell table:style-name="ce2"/>
          <table:table-cell office:value-type="float" office:value="0.00706091" calcext:value-type="float">
            <text:p>0,007061</text:p>
          </table:table-cell>
          <table:table-cell office:value-type="float" office:value="43.92" calcext:value-type="float">
            <text:p>43,92</text:p>
          </table:table-cell>
          <table:table-cell table:style-name="ce2"/>
          <table:table-cell office:value-type="float" office:value="-0.0347651258" calcext:value-type="float">
            <text:p>-0,034765</text:p>
          </table:table-cell>
          <table:table-cell office:value-type="float" office:value="-0.03308765307" calcext:value-type="float">
            <text:p>-0,033088</text:p>
          </table:table-cell>
          <table:table-cell office:value-type="float" office:value="-5.04057776" calcext:value-type="float">
            <text:p>-5,040578</text:p>
          </table:table-cell>
          <table:table-cell office:value-type="float" office:value="-5.02670862" calcext:value-type="float">
            <text:p>-5,026709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table:number-columns-repeated="2"/>
          <table:table-cell table:style-name="ce2"/>
          <table:table-cell office:value-type="float" office:value="0.0197648" calcext:value-type="float">
            <text:p>0,019765</text:p>
          </table:table-cell>
          <table:table-cell office:value-type="float" office:value="265.44" calcext:value-type="float">
            <text:p>265,44</text:p>
          </table:table-cell>
          <table:table-cell table:style-name="ce2"/>
          <table:table-cell office:value-type="float" office:value="-0.040488293" calcext:value-type="float">
            <text:p>-0,040488</text:p>
          </table:table-cell>
          <table:table-cell office:value-type="float" office:value="-0.032535" calcext:value-type="float">
            <text:p>-0,032535</text:p>
          </table:table-cell>
          <table:table-cell office:value-type="float" office:value="-5.053623" calcext:value-type="float">
            <text:p>-5,053623</text:p>
          </table:table-cell>
          <table:table-cell office:value-type="float" office:value="-5.0243772" calcext:value-type="float">
            <text:p>-5,024377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69913" calcext:value-type="float">
            <text:p>0,016991</text:p>
          </table:table-cell>
          <table:table-cell office:value-type="float" office:value="117.89" calcext:value-type="float">
            <text:p>117,89</text:p>
          </table:table-cell>
          <table:table-cell table:style-name="ce2"/>
          <table:table-cell office:value-type="float" office:value="-0.0390333" calcext:value-type="float">
            <text:p>-0,039033</text:p>
          </table:table-cell>
          <table:table-cell office:value-type="float" office:value="-0.0260594578" calcext:value-type="float">
            <text:p>-0,026059</text:p>
          </table:table-cell>
          <table:table-cell office:value-type="float" office:value="-5.04135137489" calcext:value-type="float">
            <text:p>-5,041351</text:p>
          </table:table-cell>
          <table:table-cell office:value-type="float" office:value="-5.025776" calcext:value-type="float">
            <text:p>-5,025776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5</text:p>
          </table:table-cell>
          <table:table-cell table:style-name="ce1" table:number-columns-repeated="2"/>
          <table:table-cell table:style-name="ce2"/>
          <table:table-cell office:value-type="float" office:value="0.0069688" calcext:value-type="float">
            <text:p>0,006969</text:p>
          </table:table-cell>
          <table:table-cell office:value-type="float" office:value="98.77" calcext:value-type="float">
            <text:p>98,77</text:p>
          </table:table-cell>
          <table:table-cell table:style-name="ce2"/>
          <table:table-cell office:value-type="float" office:value="-0.035712943" calcext:value-type="float">
            <text:p>-0,035713</text:p>
          </table:table-cell>
          <table:table-cell office:value-type="float" office:value="-0.0338340746943" calcext:value-type="float">
            <text:p>-0,033834</text:p>
          </table:table-cell>
          <table:table-cell office:value-type="float" office:value="-5.0398" calcext:value-type="float">
            <text:p>-5,039800</text:p>
          </table:table-cell>
          <table:table-cell office:value-type="float" office:value="5.0217201269" calcext:value-type="float">
            <text:p>5,021720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4</text:p>
          </table:table-cell>
          <table:table-cell table:style-name="ce1" table:number-columns-repeated="2"/>
          <table:table-cell table:style-name="ce2"/>
          <table:table-cell office:value-type="float" office:value="0.0139499" calcext:value-type="float">
            <text:p>0,013950</text:p>
          </table:table-cell>
          <table:table-cell office:value-type="float" office:value="101.13" calcext:value-type="float">
            <text:p>101,13</text:p>
          </table:table-cell>
          <table:table-cell table:style-name="ce2"/>
          <table:table-cell office:value-type="float" office:value="-0.0380864" calcext:value-type="float">
            <text:p>-0,038086</text:p>
          </table:table-cell>
          <table:table-cell office:value-type="float" office:value="-0.029511" calcext:value-type="float">
            <text:p>-0,029511</text:p>
          </table:table-cell>
          <table:table-cell office:value-type="float" office:value="-5.0396731" calcext:value-type="float">
            <text:p>-5,039673</text:p>
          </table:table-cell>
          <table:table-cell office:value-type="float" office:value="-5.025904" calcext:value-type="float">
            <text:p>-5,025904</text:p>
          </table:table-cell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pagafter3B=propag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32</text:p>
          </table:table-cell>
          <table:table-cell table:style-name="ce1" table:number-columns-repeated="2"/>
          <table:table-cell table:style-name="ce2"/>
          <table:table-cell office:value-type="float" office:value="0.00431695" calcext:value-type="float">
            <text:p>0,004317</text:p>
          </table:table-cell>
          <table:table-cell office:value-type="float" office:value="1602.92" calcext:value-type="float">
            <text:p>1602,92</text:p>
          </table:table-cell>
          <table:table-cell table:style-name="ce2"/>
          <table:table-cell office:value-type="float" office:value="-0.033964769" calcext:value-type="float">
            <text:p>-0,033965</text:p>
          </table:table-cell>
          <table:table-cell office:value-type="float" office:value="-0.0337620953957" calcext:value-type="float">
            <text:p>-0,033762</text:p>
          </table:table-cell>
          <table:table-cell office:value-type="float" office:value="-5.0393681" calcext:value-type="float">
            <text:p>-5,039368</text:p>
          </table:table-cell>
          <table:table-cell office:value-type="float" office:value="-5.0289396" calcext:value-type="float">
            <text:p>-5,028940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30" calcext:value-type="float">
            <text:p>2383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481754" calcext:value-type="float">
            <text:p>0,048175</text:p>
          </table:table-cell>
          <table:table-cell table:style-name="ce1" office:value-type="float" office:value="0.0449985" calcext:value-type="float">
            <text:p>0,044999</text:p>
          </table:table-cell>
          <table:table-cell table:style-name="ce2" office:value-type="float" office:value="920" calcext:value-type="float">
            <text:p>920,00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7</text:p>
          </table:table-cell>
          <table:table-cell table:style-name="ce1" office:value-type="float" office:value="0.0199333" calcext:value-type="float">
            <text:p>0,019933</text:p>
          </table:table-cell>
          <table:table-cell table:style-name="ce1" office:value-type="float" office:value="0.041919" calcext:value-type="float">
            <text:p>0,041919</text:p>
          </table:table-cell>
          <table:table-cell table:style-name="ce2" office:value-type="float" office:value="676.61" calcext:value-type="float">
            <text:p>676,61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603" calcext:value-type="float">
            <text:p>23603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28447" calcext:value-type="float">
            <text:p>0,032845</text:p>
          </table:table-cell>
          <table:table-cell table:style-name="ce1" office:value-type="float" office:value="0.0353796" calcext:value-type="float">
            <text:p>0,035380</text:p>
          </table:table-cell>
          <table:table-cell table:style-name="ce2" office:value-type="float" office:value="918.08" calcext:value-type="float">
            <text:p>918,08</text:p>
          </table:table-cell>
          <table:table-cell table:number-columns-repeated="2"/>
          <table:table-cell table:style-name="ce2"/>
          <table:table-cell office:value-type="float" office:value="0.545445565759575" calcext:value-type="float">
            <text:p>0,545446</text:p>
          </table:table-cell>
          <table:table-cell office:value-type="float" office:value="0.58952779" calcext:value-type="float">
            <text:p>0,589528</text:p>
          </table:table-cell>
          <table:table-cell office:value-type="float" office:value="10.83440649" calcext:value-type="float">
            <text:p>10,834406</text:p>
          </table:table-cell>
          <table:table-cell office:value-type="float" office:value="10.854709571" calcext:value-type="float">
            <text:p>10,8547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table:style-name="ce1" office:value-type="float" office:value="0.0363547" calcext:value-type="float">
            <text:p>0,036355</text:p>
          </table:table-cell>
          <table:table-cell table:style-name="ce1" office:value-type="float" office:value="0.034182" calcext:value-type="float">
            <text:p>0,034182</text:p>
          </table:table-cell>
          <table:table-cell table:style-name="ce2" office:value-type="float" office:value="816.25" calcext:value-type="float">
            <text:p>816,25</text:p>
          </table:table-cell>
          <table:table-cell table:number-columns-repeated="2"/>
          <table:table-cell table:style-name="ce2"/>
          <table:table-cell office:value-type="float" office:value="0.5259958" calcext:value-type="float">
            <text:p>0,525996</text:p>
          </table:table-cell>
          <table:table-cell office:value-type="float" office:value="0.55569186" calcext:value-type="float">
            <text:p>0,555692</text:p>
          </table:table-cell>
          <table:table-cell office:value-type="float" office:value="10.83374" calcext:value-type="float">
            <text:p>10,833740</text:p>
          </table:table-cell>
          <table:table-cell office:value-type="float" office:value="10.86434302" calcext:value-type="float">
            <text:p>10,864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19</text:p>
          </table:table-cell>
          <table:table-cell table:style-name="ce1" office:value-type="float" office:value="0.019822" calcext:value-type="float">
            <text:p>0,019822</text:p>
          </table:table-cell>
          <table:table-cell table:style-name="ce1" office:value-type="float" office:value="0.0436665" calcext:value-type="float">
            <text:p>0,043667</text:p>
          </table:table-cell>
          <table:table-cell table:style-name="ce2" office:value-type="float" office:value="5711.92" calcext:value-type="float">
            <text:p>5711,92</text:p>
          </table:table-cell>
          <table:table-cell table:number-columns-repeated="3"/>
          <table:table-cell office:value-type="float" office:value="0.54824806051" calcext:value-type="float">
            <text:p>0,548248</text:p>
          </table:table-cell>
          <table:table-cell office:value-type="float" office:value="0.567499" calcext:value-type="float">
            <text:p>0,567499</text:p>
          </table:table-cell>
          <table:table-cell office:value-type="float" office:value="-0.5499802" calcext:value-type="float">
            <text:p>-0,549980</text:p>
          </table:table-cell>
          <table:table-cell office:value-type="float" office:value="-0.531669" calcext:value-type="float">
            <text:p>-0,531669</text:p>
          </table:table-cell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3"/>
          <table:table-cell office:value-type="float" office:value="10.83025601" calcext:value-type="float">
            <text:p>10,830256</text:p>
          </table:table-cell>
          <table:table-cell office:value-type="float" office:value="10.8723413" calcext:value-type="float">
            <text:p>10,872341</text:p>
          </table:table-cell>
          <table:table-cell office:value-type="float" office:value="-10.855658" calcext:value-type="float">
            <text:p>-10,855658</text:p>
          </table:table-cell>
          <table:table-cell office:value-type="float" office:value="-10.825723" calcext:value-type="float">
            <text:p>-10,825723</text:p>
          </table:table-cell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392676" calcext:value-type="float">
            <text:p>0,039268</text:p>
          </table:table-cell>
          <table:table-cell table:style-name="ce1"/>
          <table:table-cell table:style-name="ce2" office:value-type="float" office:value="37" calcext:value-type="float">
            <text:p>37,00</text:p>
          </table:table-cell>
          <table:table-cell table:number-columns-repeated="4"/>
          <table:table-cell office:value-type="float" office:value="-0.0337463969" calcext:value-type="float">
            <text:p>-0,033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90679" calcext:value-type="float">
            <text:p>0,029068</text:p>
          </table:table-cell>
          <table:table-cell table:style-name="ce1"/>
          <table:table-cell table:style-name="ce2" office:value-type="float" office:value="126.95" calcext:value-type="float">
            <text:p>126,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+propa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456" calcext:value-type="float">
            <text:p>0,027046</text:p>
          </table:table-cell>
          <table:table-cell table:style-name="ce1"/>
          <table:table-cell table:style-name="ce2" office:value-type="float" office:value="122.54" calcext:value-type="float">
            <text:p>122,5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70582" calcext:value-type="float">
            <text:p>0,027058</text:p>
          </table:table-cell>
          <table:table-cell table:style-name="ce1"/>
          <table:table-cell table:style-name="ce2"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1"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44" calcext:value-type="float">
            <text:p>0,028324</text:p>
          </table:table-cell>
          <table:table-cell table:style-name="ce1"/>
          <table:table-cell table:style-name="ce2" office:value-type="float" office:value="56.53" calcext:value-type="float">
            <text:p>56,53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283258" calcext:value-type="float">
            <text:p>0,028326</text:p>
          </table:table-cell>
          <table:table-cell table:style-name="ce1"/>
          <table:table-cell table:style-name="ce2" office:value-type="float" office:value="275.611" calcext:value-type="float">
            <text:p>275,61</text:p>
          </table:table-cell>
          <table:table-cell table:number-columns-repeated="3"/>
          <table:table-cell office:value-type="float" office:value="0.27637965797" calcext:value-type="float">
            <text:p>0,276380</text:p>
          </table:table-cell>
          <table:table-cell office:value-type="float" office:value="0.29094420608" calcext:value-type="float">
            <text:p>0,290944</text:p>
          </table:table-cell>
          <table:table-cell office:value-type="float" office:value="-0.96623" calcext:value-type="float">
            <text:p>-0,966230</text:p>
          </table:table-cell>
          <table:table-cell office:value-type="float" office:value="-0.951616571" calcext:value-type="float">
            <text:p>-0,9516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median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051896" calcext:value-type="float">
            <text:p>0,051896</text:p>
          </table:table-cell>
          <table:table-cell table:style-name="ce1"/>
          <table:table-cell table:style-name="ce2" office:value-type="float" office:value="101.88" calcext:value-type="float">
            <text:p>101,88</text:p>
          </table:table-cell>
          <table:table-cell table:number-columns-repeated="3"/>
          <table:table-cell office:value-type="float" office:value="0.2703154719932" calcext:value-type="float">
            <text:p>0,270315</text:p>
          </table:table-cell>
          <table:table-cell office:value-type="float" office:value="0.2970078" calcext:value-type="float">
            <text:p>0,297008</text:p>
          </table:table-cell>
          <table:table-cell office:value-type="float" office:value="-0.972289211" calcext:value-type="float">
            <text:p>-0,972289</text:p>
          </table:table-cell>
          <table:table-cell office:value-type="float" office:value="-0.94555648558" calcext:value-type="float">
            <text:p>-0,94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 bis</text:p>
          </table:table-cell>
          <table:table-cell table:style-name="ce1" office:value-type="float" office:value="0.757195" calcext:value-type="float">
            <text:p>0,757195</text:p>
          </table:table-cell>
          <table:table-cell table:style-name="ce1"/>
          <table:table-cell table:style-name="ce2" office:value-type="float" office:value="126.05" calcext:value-type="float">
            <text:p>126,05</text:p>
          </table:table-cell>
          <table:table-cell table:number-columns-repeated="3"/>
          <table:table-cell office:value-type="float" office:value="0.088167886" calcext:value-type="float">
            <text:p>0,088168</text:p>
          </table:table-cell>
          <table:table-cell office:value-type="float" office:value="0.47900262" calcext:value-type="float">
            <text:p>0,479003</text:p>
          </table:table-cell>
          <table:table-cell office:value-type="float" office:value="-1.156369" calcext:value-type="float">
            <text:p>-1,156369</text:p>
          </table:table-cell>
          <table:table-cell office:value-type="float" office:value="-0.761928441" calcext:value-type="float">
            <text:p>-0,761928</text:p>
          </table:table-cell>
        </table:table-row>
        <table:table-row table:style-name="ro1" table:number-rows-repeated="104841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1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6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1.07" calcext:value-type="float">
            <text:p>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6384" calcext:value-type="float">
            <text:p>16384</text:p>
          </table:table-cell>
          <table:table-cell office:value-type="float" office:value="0.99" calcext:value-type="float">
            <text:p>0,99</text:p>
          </table:table-cell>
          <table:table-cell office:value-type="float" office:value="0.9999" calcext:value-type="float">
            <text:p>0,9999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67" calcext:value-type="float">
            <text:p>0,006167</text:p>
          </table:table-cell>
          <table:table-cell/>
          <table:table-cell office:value-type="float" office:value="2.53" calcext:value-type="float">
            <text:p>2,5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3.9" calcext:value-type="float">
            <text:p>3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13384" calcext:value-type="float">
            <text:p>133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10354" calcext:value-type="float">
            <text:p>0,006104</text:p>
          </table:table-cell>
          <table:table-cell/>
          <table:table-cell office:value-type="float" office:value="2.05" calcext:value-type="float">
            <text:p>2,0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0.576434" calcext:value-type="float">
            <text:p>0,576434</text:p>
          </table:table-cell>
          <table:table-cell/>
          <table:table-cell office:value-type="float" office:value="8.55" calcext:value-type="float">
            <text:p>8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50200" calcext:value-type="float">
            <text:p>502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499631" calcext:value-type="float">
            <text:p>0,049963</text:p>
          </table:table-cell>
          <table:table-cell/>
          <table:table-cell office:value-type="float" office:value="21.96" calcext:value-type="float">
            <text:p>21,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" calcext:value-type="float">
            <text:p>0,003380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1.58" calcext:value-type="float">
            <text:p>1,5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7" calcext:value-type="float">
            <text:p>2,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5.13" calcext:value-type="float">
            <text:p>5,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04" calcext:value-type="float">
            <text:p>2,0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407105" calcext:value-type="float">
            <text:p>0,407105</text:p>
          </table:table-cell>
          <table:table-cell/>
          <table:table-cell office:value-type="float" office:value="41.62" calcext:value-type="float">
            <text:p>41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51231" calcext:value-type="float">
            <text:p>51231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6792" calcext:value-type="float">
            <text:p>0,286792</text:p>
          </table:table-cell>
          <table:table-cell/>
          <table:table-cell office:value-type="float" office:value="101.71" calcext:value-type="float">
            <text:p>101,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283" calcext:value-type="float">
            <text:p>0,285283</text:p>
          </table:table-cell>
          <table:table-cell/>
          <table:table-cell office:value-type="float" office:value="220.47" calcext:value-type="float">
            <text:p>220,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0.999" calcext:value-type="float">
            <text:p>0,99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505" calcext:value-type="float">
            <text:p>4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28532" calcext:value-type="float">
            <text:p>0,285320</text:p>
          </table:table-cell>
          <table:table-cell table:style-name="ce2"/>
          <table:table-cell office:value-type="float" office:value="3.18" calcext:value-type="float">
            <text:p>3,1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5927" calcext:value-type="float">
            <text:p>0,859270</text:p>
          </table:table-cell>
          <table:table-cell/>
          <table:table-cell office:value-type="float" office:value="0.35" calcext:value-type="float">
            <text:p>0,3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5584" calcext:value-type="float">
            <text:p>15584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16268" calcext:value-type="float">
            <text:p>0,316268</text:p>
          </table:table-cell>
          <table:table-cell/>
          <table:table-cell office:value-type="float" office:value="4.04" calcext:value-type="float">
            <text:p>4,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6" calcext:value-type="float">
            <text:p>0,351826</text:p>
          </table:table-cell>
          <table:table-cell/>
          <table:table-cell office:value-type="float" office:value="4.62" calcext:value-type="float">
            <text:p>4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51828" calcext:value-type="float">
            <text:p>0,351828</text:p>
          </table:table-cell>
          <table:table-cell table:style-name="ce2"/>
          <table:table-cell office:value-type="float" office:value="0.5" calcext:value-type="float">
            <text:p>0,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6.74" calcext:value-type="float">
            <text:p>6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88229" calcext:value-type="float">
            <text:p>0,003882</text:p>
          </table:table-cell>
          <table:table-cell/>
          <table:table-cell office:value-type="float" office:value="19.9" calcext:value-type="float">
            <text:p>19,9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3.78" calcext:value-type="float">
            <text:p>13,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dslicing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3862" calcext:value-type="float">
            <text:p>238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9.19" calcext:value-type="float">
            <text:p>9,1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1 bis</text:p>
          </table:table-cell>
          <table:table-cell office:value-type="float" office:value="2.33575" calcext:value-type="float">
            <text:p>2,335750</text:p>
          </table:table-cell>
          <table:table-cell/>
          <table:table-cell office:value-type="float" office:value="26.03" calcext:value-type="float">
            <text:p>26,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441" calcext:value-type="float">
            <text:p>0,693441</text:p>
          </table:table-cell>
          <table:table-cell/>
          <table:table-cell office:value-type="float" office:value="35.62" calcext:value-type="float">
            <text:p>35,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/>
          <table:table-cell office:value-type="float" office:value="43.4" calcext:value-type="float">
            <text:p>43,4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2400" calcext:value-type="float">
            <text:p>102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81707" calcext:value-type="float">
            <text:p>0,817070</text:p>
          </table:table-cell>
          <table:table-cell table:style-name="ce2"/>
          <table:table-cell office:value-type="float" office:value="28.14" calcext:value-type="float">
            <text:p>28,1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office:value-type="string" calcext:value-type="string">
            <text:p>+2sol parasite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cidslicing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3844" calcext:value-type="float">
            <text:p>23844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0</text:p>
          </table:table-cell>
          <table:table-cell office:value-type="float" office:value="0.0481754" calcext:value-type="float">
            <text:p>0,048175</text:p>
          </table:table-cell>
          <table:table-cell office:value-type="float" office:value="0.045488" calcext:value-type="float">
            <text:p>0,045488</text:p>
          </table:table-cell>
          <table:table-cell office:value-type="float" office:value="920" calcext:value-type="float">
            <text:p>920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20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907" calcext:value-type="float">
            <text:p>519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392676" calcext:value-type="float">
            <text:p>0,039268</text:p>
          </table:table-cell>
          <table:table-cell/>
          <table:table-cell office:value-type="float" office:value="37" calcext:value-type="float">
            <text:p>37,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1855" calcext:value-type="float">
            <text:p>51855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90679" calcext:value-type="float">
            <text:p>0,029068</text:p>
          </table:table-cell>
          <table:table-cell/>
          <table:table-cell office:value-type="float" office:value="126.95" calcext:value-type="float">
            <text:p>126,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-polygone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tcslicing</text:p>
          </table:table-cell>
          <table:table-cell office:value-type="string" calcext:value-type="string">
            <text:p>average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52006" calcext:value-type="float">
            <text:p>52006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0 bis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92.93" calcext:value-type="float">
            <text:p>92,93</text:p>
          </table:table-cell>
          <table:table-cell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mparaison" table:style-name="ta1"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5" table:number-columns-repeated="10" table:default-cell-style-name="Default"/>
        <table:table-column table:style-name="co5" table:number-columns-repeated="2" table:default-cell-style-name="ce1"/>
        <table:table-column table:style-name="co5" table:default-cell-style-name="ce2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blème</text:p>
          </table:table-cell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refin_mode</text:p>
          </table:table-cell>
          <table:table-cell office:value-type="string" calcext:value-type="string">
            <text:p>refin_ratio</text:p>
          </table:table-cell>
          <table:table-cell office:value-type="string" calcext:value-type="string">
            <text:p>propa_ratio</text:p>
          </table:table-cell>
          <table:table-cell office:value-type="string" calcext:value-type="string">
            <text:p>nb_slices</text:p>
          </table:table-cell>
          <table:table-cell office:value-type="string" calcext:value-type="string">
            <text:p>3b_ratio</text:p>
          </table:table-cell>
          <table:table-cell office:value-type="string" calcext:value-type="string">
            <text:p>3b_propa</text:p>
          </table:table-cell>
          <table:table-cell office:value-type="string" calcext:value-type="string">
            <text:p>3b_pts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bis_pts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 s2</text:p>
          </table:table-cell>
          <table:table-cell office:value-type="string" calcext:value-type="string">
            <text:p>temps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1_picar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11" calcext:value-type="float">
            <text:p>0,005431</text:p>
          </table:table-cell>
          <table:table-cell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43" calcext:value-type="float">
            <text:p>0,005430</text:p>
          </table:table-cell>
          <table:table-cell/>
          <table:table-cell office:value-type="float" office:value="3.26" calcext:value-type="float">
            <text:p>3,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6.43" calcext:value-type="float">
            <text:p>6,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583217" calcext:value-type="float">
            <text:p>0,005832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2_sinfwd</text:p>
          </table:table-cell>
          <table:table-cell office:value-type="string" calcext:value-type="string">
            <text:p>Ivp f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0.002" calcext:value-type="float">
            <text:p>0,00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9</text:p>
          </table:table-cell>
          <table:table-cell office:value-type="float" office:value="0.00774523" calcext:value-type="float">
            <text:p>0,007745</text:p>
          </table:table-cell>
          <table:table-cell/>
          <table:table-cell office:value-type="float" office:value="17.41" calcext:value-type="float">
            <text:p>17,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50000" calcext:value-type="float">
            <text:p>5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982795" calcext:value-type="float">
            <text:p>0,009828</text:p>
          </table:table-cell>
          <table:table-cell/>
          <table:table-cell office:value-type="float" office:value="21.32" calcext:value-type="float">
            <text:p>21,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6" calcext:value-type="float">
            <text:p>0,003386</text:p>
          </table:table-cell>
          <table:table-cell/>
          <table:table-cell office:value-type="float" office:value="2.71" calcext:value-type="float">
            <text:p>2,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2" calcext:value-type="float">
            <text:p>0,002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338599" calcext:value-type="float">
            <text:p>0,003386</text:p>
          </table:table-cell>
          <table:table-cell table:style-name="ce2"/>
          <table:table-cell office:value-type="float" office:value="0.3" calcext:value-type="float">
            <text:p>0,3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3_sinbwd</text:p>
          </table:table-cell>
          <table:table-cell office:value-type="string" calcext:value-type="string">
            <text:p>Ivp bw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1.8" calcext:value-type="float">
            <text:p>1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" calcext:value-type="float">
            <text:p>0,004814</text:p>
          </table:table-cell>
          <table:table-cell/>
          <table:table-cell office:value-type="float" office:value="2.7" calcext:value-type="float">
            <text:p>2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432" calcext:value-type="float">
            <text:p>0,004814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float" office:value="20480" calcext:value-type="float">
            <text:p>20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81188" calcext:value-type="float">
            <text:p>0,004812</text:p>
          </table:table-cell>
          <table:table-cell table:style-name="ce2"/>
          <table:table-cell office:value-type="float" office:value="2.5" calcext:value-type="float">
            <text:p>2,5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4_bvp</text:p>
          </table:table-cell>
          <table:table-cell office:value-type="string" calcext:value-type="string">
            <text:p>bvp 1dim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0142376" calcext:value-type="float">
            <text:p>0,000142</text:p>
          </table:table-cell>
          <table:table-cell office:value-type="float" office:value="0.000101736" calcext:value-type="float">
            <text:p>0,000102</text:p>
          </table:table-cell>
          <table:table-cell office:value-type="float" office:value="5.55" calcext:value-type="float">
            <text:p>5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office:value-type="float" office:value="0.000148455" calcext:value-type="float">
            <text:p>0,000148</text:p>
          </table:table-cell>
          <table:table-cell office:value-type="float" office:value="0.000145342" calcext:value-type="float">
            <text:p>0,000145</text:p>
          </table:table-cell>
          <table:table-cell office:value-type="float" office:value="3.76" calcext:value-type="float">
            <text:p>3,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11.21" calcext:value-type="float">
            <text:p>11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8192" calcext:value-type="float">
            <text:p>8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0</text:p>
          </table:table-cell>
          <table:table-cell table:number-columns-repeated="2" office:value-type="float" office:value="0.000120151" calcext:value-type="float">
            <text:p>0,000120</text:p>
          </table:table-cell>
          <table:table-cell office:value-type="float" office:value="2.45" calcext:value-type="float">
            <text:p>2,4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09_csdp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305947" calcext:value-type="float">
            <text:p>0,305947</text:p>
          </table:table-cell>
          <table:table-cell/>
          <table:table-cell office:value-type="float" office:value="33.11" calcext:value-type="float">
            <text:p>33,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1" calcext:value-type="float">
            <text:p>0,1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t0tf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5689" calcext:value-type="float">
            <text:p>0,275689</text:p>
          </table:table-cell>
          <table:table-cell/>
          <table:table-cell office:value-type="float" office:value="137.7" calcext:value-type="float">
            <text:p>137,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2926" calcext:value-type="float">
            <text:p>0,272926</text:p>
          </table:table-cell>
          <table:table-cell table:style-name="ce2"/>
          <table:table-cell office:value-type="float" office:value="26.84" calcext:value-type="float">
            <text:p>26,8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4" calcext:value-type="float">
            <text:p>0,04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273877" calcext:value-type="float">
            <text:p>0,273877</text:p>
          </table:table-cell>
          <table:table-cell table:style-name="ce2"/>
          <table:table-cell office:value-type="float" office:value="31.07" calcext:value-type="float">
            <text:p>31,07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0_largeinitvalu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500134" calcext:value-type="float">
            <text:p>0,500134</text:p>
          </table:table-cell>
          <table:table-cell/>
          <table:table-cell office:value-type="float" office:value="0.46" calcext:value-type="float">
            <text:p>0,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16226" calcext:value-type="float">
            <text:p>0,316226</text:p>
          </table:table-cell>
          <table:table-cell/>
          <table:table-cell office:value-type="float" office:value="2.87" calcext:value-type="float">
            <text:p>2,8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33982" calcext:value-type="float">
            <text:p>0,333982</text:p>
          </table:table-cell>
          <table:table-cell/>
          <table:table-cell office:value-type="float" office:value="7.68" calcext:value-type="float">
            <text:p>7,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346545" calcext:value-type="float">
            <text:p>0,346545</text:p>
          </table:table-cell>
          <table:table-cell table:style-name="ce2"/>
          <table:table-cell office:value-type="float" office:value="0.81" calcext:value-type="float">
            <text:p>0,81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1_circle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425019" calcext:value-type="float">
            <text:p>0,004250</text:p>
          </table:table-cell>
          <table:table-cell/>
          <table:table-cell office:value-type="float" office:value="5.45" calcext:value-type="float">
            <text:p>5,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median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00522378" calcext:value-type="float">
            <text:p>0,00522378</text:p>
          </table:table-cell>
          <table:table-cell table:style-name="Default"/>
          <table:table-cell table:style-name="Default" office:value-type="float" office:value="23.91" calcext:value-type="float">
            <text:p>23,9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3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-polygone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12.28" calcext:value-type="float">
            <text:p>12,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+3B 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0</text:p>
          </table:table-cell>
          <table:table-cell office:value-type="float" office:value="0.00604937" calcext:value-type="float">
            <text:p>0,006049</text:p>
          </table:table-cell>
          <table:table-cell/>
          <table:table-cell office:value-type="float" office:value="74.33" calcext:value-type="float">
            <text:p>74,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5908" calcext:value-type="float">
            <text:p>159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608146" calcext:value-type="float">
            <text:p>0,006081</text:p>
          </table:table-cell>
          <table:table-cell/>
          <table:table-cell office:value-type="float" office:value="7.21" calcext:value-type="float">
            <text:p>7,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Level &gt; 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median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35793" calcext:value-type="float">
            <text:p>35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276425" calcext:value-type="float">
            <text:p>0,002764</text:p>
          </table:table-cell>
          <table:table-cell/>
          <table:table-cell office:value-type="float" office:value="17.35" calcext:value-type="float">
            <text:p>17,35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id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74" calcext:value-type="float">
            <text:p>197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4385" calcext:value-type="float">
            <text:p>0,005044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2568" calcext:value-type="float">
            <text:p>12568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80415" calcext:value-type="float">
            <text:p>0,005804</text:p>
          </table:table-cell>
          <table:table-cell/>
          <table:table-cell office:value-type="float" office:value="22.48" calcext:value-type="float">
            <text:p>22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8.66" calcext:value-type="float">
            <text:p>8,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2" calcext:value-type="float">
            <text:p>0,005000</text:p>
          </table:table-cell>
          <table:table-cell/>
          <table:table-cell office:value-type="float" office:value="22.82" calcext:value-type="float">
            <text:p>22,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idDynCidGuess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9782" calcext:value-type="float">
            <text:p>1978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string" calcext:value-type="string">
            <text:p>tf</text:p>
          </table:table-cell>
          <table:table-cell office:value-type="float" office:value="0.003" calcext:value-type="float">
            <text:p>0,003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00500072" calcext:value-type="float">
            <text:p>0,005001</text:p>
          </table:table-cell>
          <table:table-cell/>
          <table:table-cell office:value-type="float" office:value="165.75" calcext:value-type="float">
            <text:p>165,75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2_f-sqr2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 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3</text:p>
          </table:table-cell>
          <table:table-cell office:value-type="float" office:value="1.11892" calcext:value-type="float">
            <text:p>1,118920</text:p>
          </table:table-cell>
          <table:table-cell/>
          <table:table-cell office:value-type="float" office:value="41.48" calcext:value-type="float">
            <text:p>41,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47" calcext:value-type="float">
            <text:p>0,693247</text:p>
          </table:table-cell>
          <table:table-cell/>
          <table:table-cell office:value-type="float" office:value="47.96" calcext:value-type="float">
            <text:p>47,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string" calcext:value-type="string">
            <text:p>²</text:p>
          </table:table-cell>
          <table:table-cell/>
          <table:table-cell office:value-type="float" office:value="76.77" calcext:value-type="float">
            <text:p>76,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753178" calcext:value-type="float">
            <text:p>0,753178</text:p>
          </table:table-cell>
          <table:table-cell table:style-name="ce2"/>
          <table:table-cell office:value-type="float" office:value="27.02" calcext:value-type="float">
            <text:p>27,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" calcext:value-type="float">
            <text:p>0,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tf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217" calcext:value-type="float">
            <text:p>0,693217</text:p>
          </table:table-cell>
          <table:table-cell/>
          <table:table-cell office:value-type="float" office:value="70.04" calcext:value-type="float">
            <text:p>70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Guess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Level 0</text:p>
          </table:table-cell>
          <table:table-cell office:value-type="float" office:value="0.693161" calcext:value-type="float">
            <text:p>0,693161</text:p>
          </table:table-cell>
          <table:table-cell/>
          <table:table-cell office:value-type="float" office:value="155.56" calcext:value-type="float">
            <text:p>155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3_linear</text:p>
          </table:table-cell>
          <table:table-cell office:value-type="string" calcext:value-type="string">
            <text:p>large ivp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5.36085" calcext:value-type="float">
            <text:p>5,360850</text:p>
          </table:table-cell>
          <table:table-cell/>
          <table:table-cell office:value-type="float" office:value="61.37" calcext:value-type="float">
            <text:p>61,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decoupage 100 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office:value-type="string" calcext:value-type="string">
            <text:p>tf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office:value-type="float" office:value="0.693944" calcext:value-type="float">
            <text:p>0,693944</text:p>
          </table:table-cell>
          <table:table-cell/>
          <table:table-cell office:value-type="float" office:value="213.8" calcext:value-type="float">
            <text:p>213,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71.29" calcext:value-type="float">
            <text:p>71,2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 bis</text:p>
          </table:table-cell>
          <table:table-cell table:style-name="Default" office:value-type="float" office:value="0.852212" calcext:value-type="float">
            <text:p>0,852212</text:p>
          </table:table-cell>
          <table:table-cell/>
          <table:table-cell office:value-type="float" office:value="29.23" calcext:value-type="float">
            <text:p>29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5"/>
          <table:table-cell office:value-type="string" calcext:value-type="string">
            <text:p>Level 16</text:p>
          </table:table-cell>
          <table:table-cell office:value-type="float" office:value="1.07596" calcext:value-type="float">
            <text:p>1,075960</text:p>
          </table:table-cell>
          <table:table-cell/>
          <table:table-cell office:value-type="float" office:value="902.64" calcext:value-type="float">
            <text:p>902,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s predecoupage</text:p>
          </table:table-cell>
          <table:table-cell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999" calcext:value-type="float">
            <text:p>0,9999</text:p>
          </table:table-cell>
          <table:table-cell table:number-columns-repeated="3"/>
          <table:table-cell office:value-type="string" calcext:value-type="string">
            <text:p>Level 13</text:p>
          </table:table-cell>
          <table:table-cell office:value-type="float" office:value="0.925664" calcext:value-type="float">
            <text:p>0,925664</text:p>
          </table:table-cell>
          <table:table-cell/>
          <table:table-cell office:value-type="float" office:value="4495.1" calcext:value-type="float">
            <text:p>4495,1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5_sinbvp</text:p>
          </table:table-cell>
          <table:table-cell office:value-type="string" calcext:value-type="string">
            <text:p>bvp wikipedia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641" calcext:value-type="float">
            <text:p>20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2</text:p>
          </table:table-cell>
          <table:table-cell office:value-type="float" office:value="0.00141166" calcext:value-type="float">
            <text:p>0,001412</text:p>
          </table:table-cell>
          <table:table-cell/>
          <table:table-cell office:value-type="float" office:value="101.55" calcext:value-type="float">
            <text:p>101,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850" calcext:value-type="float">
            <text:p>2585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t0tf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</text:p>
          </table:table-cell>
          <table:table-cell office:value-type="float" office:value="0.000918733" calcext:value-type="float">
            <text:p>0,000919</text:p>
          </table:table-cell>
          <table:table-cell/>
          <table:table-cell office:value-type="float" office:value="77.57" calcext:value-type="float">
            <text:p>77,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9999" calcext:value-type="float">
            <text:p>0,9999</text:p>
          </table:table-cell>
          <table:table-cell office:value-type="float" office:value="25730" calcext:value-type="float">
            <text:p>257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005" calcext:value-type="float">
            <text:p>0,0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10</text:p>
          </table:table-cell>
          <table:table-cell table:number-columns-repeated="2"/>
          <table:table-cell office:value-type="string" calcext:value-type="string">
            <text:p>&gt;10mn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6_circlebvp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0tf</text:p>
          </table:table-cell>
          <table:table-cell office:value-type="string" calcext:value-type="string">
            <text:p>Level 81</text:p>
          </table:table-cell>
          <table:table-cell office:value-type="float" office:value="0.00696417" calcext:value-type="float">
            <text:p>0,006964</text:p>
          </table:table-cell>
          <table:table-cell/>
          <table:table-cell office:value-type="float" office:value="313.74" calcext:value-type="float">
            <text:p>313,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51</text:p>
          </table:table-cell>
          <table:table-cell office:value-type="float" office:value="0.00612472" calcext:value-type="float">
            <text:p>0,006125</text:p>
          </table:table-cell>
          <table:table-cell/>
          <table:table-cell office:value-type="float" office:value="697.42" calcext:value-type="float">
            <text:p>697,4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" calcext:value-type="float">
            <text:p>0,999</text:p>
          </table:table-cell>
          <table:table-cell office:value-type="float" office:value="20128" calcext:value-type="float">
            <text:p>20128</text:p>
          </table:table-cell>
          <table:table-cell table:number-columns-repeated="4"/>
          <table:table-cell office:value-type="string" calcext:value-type="string">
            <text:p>t0tf</text:p>
          </table:table-cell>
          <table:table-cell office:value-type="string" calcext:value-type="string">
            <text:p>Level &gt;75</text:p>
          </table:table-cell>
          <table:table-cell office:value-type="float" office:value="0.010159" calcext:value-type="float">
            <text:p>0,010159</text:p>
          </table:table-cell>
          <table:table-cell/>
          <table:table-cell office:value-type="float" office:value="2521.56" calcext:value-type="float">
            <text:p>2521,5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/>
          <table:table-cell office:value-type="string" calcext:value-type="string">
            <text:p>rrt0tf</text:p>
          </table:table-cell>
          <table:table-cell office:value-type="string" calcext:value-type="string">
            <text:p>Level 80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40.86" calcext:value-type="float">
            <text:p>340,86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743494" calcext:value-type="float">
            <text:p>0,007435</text:p>
          </table:table-cell>
          <table:table-cell/>
          <table:table-cell office:value-type="float" office:value="322.1" calcext:value-type="float">
            <text:p>322,10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" calcext:value-type="float">
            <text:p>0,999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rrt0tf</text:p>
          </table:table-cell>
          <table:table-cell office:value-type="string" calcext:value-type="string">
            <text:p>Level 79</text:p>
          </table:table-cell>
          <table:table-cell office:value-type="float" office:value="0.00870715" calcext:value-type="float">
            <text:p>0,008707</text:p>
          </table:table-cell>
          <table:table-cell/>
          <table:table-cell office:value-type="float" office:value="2865.15" calcext:value-type="float">
            <text:p>2865,15</text:p>
          </table:table-cell>
          <table:table-cell table:style-name="ce1"/>
          <table:table-cell table:style-name="ce2"/>
          <table:table-cell table:style-name="ce1"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7_bvpsolveprob2</text:p>
          </table:table-cell>
          <table:table-cell office:value-type="string" calcext:value-type="string">
            <text:p>b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7</text:p>
          </table:table-cell>
          <table:table-cell office:value-type="float" office:value="0.0131786" calcext:value-type="float">
            <text:p>0,013179</text:p>
          </table:table-cell>
          <table:table-cell/>
          <table:table-cell office:value-type="float" office:value="415.59" calcext:value-type="float">
            <text:p>415,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8</text:p>
          </table:table-cell>
          <table:table-cell office:value-type="float" office:value="0.0132397" calcext:value-type="float">
            <text:p>0,013240</text:p>
          </table:table-cell>
          <table:table-cell/>
          <table:table-cell office:value-type="float" office:value="89.51" calcext:value-type="float">
            <text:p>8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59" calcext:value-type="float">
            <text:p>20459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05" calcext:value-type="float">
            <text:p>0,0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23</text:p>
          </table:table-cell>
          <table:table-cell office:value-type="float" office:value="0.00433632" calcext:value-type="float">
            <text:p>0,004336</text:p>
          </table:table-cell>
          <table:table-cell/>
          <table:table-cell office:value-type="float" office:value="160.07" calcext:value-type="float">
            <text:p>160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4</text:p>
          </table:table-cell>
          <table:table-cell office:value-type="float" office:value="0.0106221" calcext:value-type="float">
            <text:p>0,010622</text:p>
          </table:table-cell>
          <table:table-cell/>
          <table:table-cell office:value-type="float" office:value="359.51" calcext:value-type="float">
            <text:p>359,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polygone+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maxdiamgate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7</text:p>
          </table:table-cell>
          <table:table-cell office:value-type="float" office:value="0.00254711" calcext:value-type="float">
            <text:p>0,002547</text:p>
          </table:table-cell>
          <table:table-cell/>
          <table:table-cell office:value-type="float" office:value="1511.07" calcext:value-type="float">
            <text:p>1511,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13</text:p>
          </table:table-cell>
          <table:table-cell office:value-type="float" office:value="0.00563587" calcext:value-type="float">
            <text:p>0,005636</text:p>
          </table:table-cell>
          <table:table-cell/>
          <table:table-cell office:value-type="float" office:value="87.23" calcext:value-type="float">
            <text:p>87,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cidDyncid-3B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0.999" calcext:value-type="float">
            <text:p>0,999</text:p>
          </table:table-cell>
          <table:table-cell office:value-type="string" calcext:value-type="string">
            <text:p>t0tf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4</text:p>
          </table:table-cell>
          <table:table-cell office:value-type="float" office:value="0.00519042" calcext:value-type="float">
            <text:p>0,005190</text:p>
          </table:table-cell>
          <table:table-cell/>
          <table:table-cell office:value-type="float" office:value="197.7" calcext:value-type="float">
            <text:p>197,7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8_bvpsolveprob34</text:p>
          </table:table-cell>
          <table:table-cell office:value-type="string" calcext:value-type="string">
            <text:p>bvp 2sol.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8700" calcext:value-type="float">
            <text:p>28700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999" calcext:value-type="float">
            <text:p>0,9999</text:p>
          </table:table-cell>
          <table:table-cell office:value-type="float" office:value="0.99999" calcext:value-type="float">
            <text:p>0,99999</text:p>
          </table:table-cell>
          <table:table-cell office:value-type="string" calcext:value-type="string">
            <text:p>maxdiamgate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rt0tf</text:p>
          </table:table-cell>
          <table:table-cell office:value-type="string" calcext:value-type="string">
            <text:p>Level 20</text:p>
          </table:table-cell>
          <table:table-cell office:value-type="float" office:value="0.0363547" calcext:value-type="float">
            <text:p>0,036355</text:p>
          </table:table-cell>
          <table:table-cell office:value-type="float" office:value="0.034182" calcext:value-type="float">
            <text:p>0,034182</text:p>
          </table:table-cell>
          <table:table-cell office:value-type="float" office:value="816.25" calcext:value-type="float">
            <text:p>816,25</text:p>
          </table:table-cell>
          <table:table-cell table:style-name="ce1"/>
          <table:table-cell table:style-name="ce2" table:number-columns-repeated="2"/>
          <table:table-cell table:style-name="ce1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too many bis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24216" calcext:value-type="float">
            <text:p>24216</text:p>
          </table:table-cell>
          <table:table-cell table:number-columns-repeated="3"/>
          <table:table-cell office:value-type="float" office:value="0.05" calcext:value-type="float">
            <text:p>0,05</text:p>
          </table:table-cell>
          <table:table-cell office:value-type="string" calcext:value-type="string">
            <text:p>t0tf</text:p>
          </table:table-cell>
          <table:table-cell office:value-type="string" calcext:value-type="string">
            <text:p>Level &gt; 40.</text:p>
          </table:table-cell>
          <table:table-cell table:number-columns-repeated="2"/>
          <table:table-cell office:value-type="string" calcext:value-type="string">
            <text:p>&gt;2h.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19_wrappingivp</text:p>
          </table:table-cell>
          <table:table-cell office:value-type="string" calcext:value-type="string">
            <text:p>ivp 2d</text:p>
          </table:table-cell>
          <table:table-cell office:value-type="string" calcext:value-type="string">
            <text:p>CtcDeriv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</text:p>
          </table:table-cell>
          <table:table-cell office:value-type="float" office:value="0.036159" calcext:value-type="float">
            <text:p>0,036159</text:p>
          </table:table-cell>
          <table:table-cell/>
          <table:table-cell office:value-type="float" office:value="34.99" calcext:value-type="float">
            <text:p>34,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eriv+3B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.9999" calcext:value-type="float">
            <text:p>0,9999</text:p>
          </table:table-cell>
          <table:table-cell office:value-type="string" calcext:value-type="string">
            <text:p>maxdiamgate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0</text:p>
          </table:table-cell>
          <table:table-cell office:value-type="float" office:value="0.0266721" calcext:value-type="float">
            <text:p>0,026672</text:p>
          </table:table-cell>
          <table:table-cell/>
          <table:table-cell office:value-type="float" office:value="305.06" calcext:value-type="float">
            <text:p>305,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-polygone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27</text:p>
          </table:table-cell>
          <table:table-cell office:value-type="float" office:value="0.0270582" calcext:value-type="float">
            <text:p>0,027058</text:p>
          </table:table-cell>
          <table:table-cell/>
          <table:table-cell office:value-type="float" office:value="134.98" calcext:value-type="float">
            <text:p>134,9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tcDyncid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float" office:value="0.9999" calcext:value-type="float">
            <text:p>0,9999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  <table:table-cell office:value-type="float" office:value="0.01" calcext:value-type="float">
            <text:p>0,01</text:p>
          </table:table-cell>
          <table:table-cell office:value-type="string" calcext:value-type="string">
            <text:p>maxdiamgate</text:p>
          </table:table-cell>
          <table:table-cell office:value-type="string" calcext:value-type="string">
            <text:p>Level 4</text:p>
          </table:table-cell>
          <table:table-cell office:value-type="float" office:value="0.0283244" calcext:value-type="float">
            <text:p>0,028324</text:p>
          </table:table-cell>
          <table:table-cell/>
          <table:table-cell office:value-type="float" office:value="109.49" calcext:value-type="float">
            <text:p>109,49</text:p>
          </table:table-cell>
          <table:table-cell table:number-columns-repeated="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20_wrappingiivp</text:p>
          </table:table-cell>
          <table:table-cell office:value-type="string" calcext:value-type="string">
            <text:p>iivp 2d</text:p>
          </table:table-cell>
          <table:table-cell table:number-columns-repeated="21"/>
        </table:table-row>
        <table:table-row table:style-name="ro1">
          <table:table-cell table:number-columns-repeated="23"/>
        </table:table-row>
      </table:table>
      <table:named-expressions/>
      <table:database-ranges>
        <table:database-range table:name="__Anonymous_Sheet_DB__0" table:target-range-address="solver3.A136:solver3.AMJ13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number:number-style style:name="N110">
      <number:number number:decimal-places="0" loext:min-decimal-places="0" number:min-integer-digits="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0/00/0000</text:date>, <text:time style:data-style-name="N2" text:time-value="15:17:17.724346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4:16:29.774816876</meta:creation-date>
    <dc:date>2020-06-05T11:45:57.510574716</dc:date>
    <meta:editing-duration>P24DT19H9M50S</meta:editing-duration>
    <meta:editing-cycles>287</meta:editing-cycles>
    <meta:generator>LibreOffice/5.1.6.2$Linux_X86_64 LibreOffice_project/10m0$Build-2</meta:generator>
    <meta:document-statistic meta:table-count="6" meta:cell-count="15381" meta:object-count="0"/>
  </office:meta>
</office:document-meta>
</file>